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7/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319in"/>
    </style:style>
    <style:style style:name="co3" style:family="table-column">
      <style:table-column-properties fo:break-before="auto" style:column-width="3.7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ad_mm_d" table:style-name="ta1">
        <table:shapes>
          <draw:frame draw:z-index="0" draw:style-name="gr1" draw:text-style-name="P1" svg:width="6.2972in" svg:height="3.6772in" svg:x="1.422in" svg:y="0.6457in">
            <draw:object draw:notify-on-update-of-ranges="load_mm_d.A30:load_mm_d.A33 load_mm_d.B30:load_mm_d.B30 load_mm_d.L30:load_mm_d.L33 load_mm_d.A30:load_mm_d.A33 load_mm_d.B38:load_mm_d.B38 load_mm_d.L38:load_mm_d.L41 load_mm_d.A30:load_mm_d.A33 load_mm_d.B46:load_mm_d.B46 load_mm_d.L46:load_mm_d.L49 load_mm_d.A30:load_mm_d.A33 load_mm_d.B54:load_mm_d.B54 load_mm_d.L54:load_mm_d.L57 load_mm_d.A30:load_mm_d.A33 load_mm_d.B62:load_mm_d.B62 load_mm_d.L62:load_mm_d.L65 load_mm_d.A30:load_mm_d.A33 load_mm_d.B70:load_mm_d.B70 load_mm_d.L70:load_mm_d.L73 load_mm_d.A30:load_mm_d.A33 load_mm_d.B78:load_mm_d.B78 load_mm_d.L78:load_mm_d.L81 load_mm_d.A30:load_mm_d.A33 load_mm_d.B86:load_mm_d.B86 load_mm_d.L86:load_mm_d.L89 load_mm_d.A30:load_mm_d.A33 load_mm_d.B94:load_mm_d.B94 load_mm_d.L94:load_mm_d.L9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8.1311in" svg:y="0.4681in">
            <draw:object draw:notify-on-update-of-ranges="load_mm_d.A30:load_mm_d.A33 load_mm_d.B30:load_mm_d.B30 load_mm_d.L34:load_mm_d.L37 load_mm_d.A30:load_mm_d.A33 load_mm_d.B38:load_mm_d.B38 load_mm_d.L42:load_mm_d.L45 load_mm_d.A30:load_mm_d.A33 load_mm_d.B46:load_mm_d.B46 load_mm_d.L50:load_mm_d.L53 load_mm_d.A30:load_mm_d.A33 load_mm_d.B54:load_mm_d.B54 load_mm_d.L58:load_mm_d.L61 load_mm_d.A30:load_mm_d.A33 load_mm_d.B62:load_mm_d.B62 load_mm_d.L66:load_mm_d.L69 load_mm_d.A30:load_mm_d.A33 load_mm_d.B70:load_mm_d.B70 load_mm_d.L74:load_mm_d.L77 load_mm_d.A30:load_mm_d.A33 load_mm_d.B78:load_mm_d.B78 load_mm_d.L82:load_mm_d.L85 load_mm_d.A30:load_mm_d.A33 load_mm_d.B86:load_mm_d.B86 load_mm_d.L90:load_mm_d.L93 load_mm_d.A30:load_mm_d.A33 load_mm_d.B94:load_mm_d.B94 load_mm_d.L98:load_mm_d.L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column table:style-name="co1" table:default-cell-style-name="ce1"/>
        <table:table-row table:style-name="ro1" table:number-rows-repeated="26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-----------------------------------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<text:s text:c="4"/>T</text:p>
          </table:table-cell>
          <table:table-cell office:value-type="string" calcext:value-type="string">
            <text:p>ime</text:p>
          </table:table-cell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<text:s text:c="3"/>Iterations</text:p>
          </table:table-cell>
          <table:table-cell office:value-type="string" calcext:value-type="string">
            <text:p><text:s text:c="3"/>put_r</text:p>
          </table:table-cell>
          <table:table-cell office:value-type="string" calcext:value-type="string">
            <text:p>ate</text:p>
          </table:table-cell>
          <table:table-cell office:value-type="string" calcext:value-type="string">
            <text:p><text:s/>total_put_count</text:p>
          </table:table-cell>
          <table:table-cell/>
          <table:table-cell office:value-type="string" calcext:value-type="string">
            <text:p>normalized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-----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</text:p>
          </table:table-cell>
          <table:table-cell/>
          <table:table-cell office:value-type="string" calcext:value-type="string">
            <text:p>to M/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PhTreeMM/LOAD/1000/4</text:p>
          </table:table-cell>
          <table:table-cell office:value-type="float" office:value="0.074" calcext:value-type="float">
            <text:p>0.074</text:p>
          </table:table-cell>
          <table:table-cell office:value-type="string" calcext:value-type="string">
            <text:p><text:s/>ms</text:p>
          </table:table-cell>
          <table:table-cell office:value-type="float" office:value="0.074" calcext:value-type="float">
            <text:p>0.074</text:p>
          </table:table-cell>
          <table:table-cell office:value-type="string" calcext:value-type="string">
            <text:p><text:s/>ms</text:p>
          </table:table-cell>
          <table:table-cell office:value-type="float" office:value="8947" calcext:value-type="float">
            <text:p>8947</text:p>
          </table:table-cell>
          <table:table-cell office:value-type="float" office:value="13.4482" calcext:value-type="float">
            <text:p>13.4482</text:p>
          </table:table-cell>
          <table:table-cell office:value-type="string" calcext:value-type="string">
            <text:p>M/s</text:p>
          </table:table-cell>
          <table:table-cell office:value-type="float" office:value="8.947" calcext:value-type="float">
            <text:p>8.947</text:p>
          </table:table-cell>
          <table:table-cell office:value-type="string" calcext:value-type="string">
            <text:p>M</text:p>
          </table:table-cell>
          <table:table-cell table:formula="of:=IF([.I30]=&quot;k/s&quot;; [.H30]/1000; [.H30])" office:value-type="float" office:value="13.4482" calcext:value-type="float">
            <text:p>13.448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PhTreeMM/LOAD/10000/4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<text:s/>ms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<text:s/>ms</text:p>
          </table:table-cell>
          <table:table-cell office:value-type="float" office:value="684" calcext:value-type="float">
            <text:p>684</text:p>
          </table:table-cell>
          <table:table-cell office:value-type="float" office:value="9.77954" calcext:value-type="float">
            <text:p>9.77954</text:p>
          </table:table-cell>
          <table:table-cell office:value-type="string" calcext:value-type="string">
            <text:p>M/s</text:p>
          </table:table-cell>
          <table:table-cell office:value-type="float" office:value="6.84" calcext:value-type="float">
            <text:p>6.84</text:p>
          </table:table-cell>
          <table:table-cell office:value-type="string" calcext:value-type="string">
            <text:p>M</text:p>
          </table:table-cell>
          <table:table-cell table:formula="of:=IF([.I31]=&quot;k/s&quot;; [.H31]/1000; [.H31])" office:value-type="float" office:value="9.77954" calcext:value-type="float">
            <text:p>9.7795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PhTreeMM/LOAD/100000/4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<text:s/>ms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<text:s/>ms</text:p>
          </table:table-cell>
          <table:table-cell office:value-type="float" office:value="29" calcext:value-type="float">
            <text:p>29</text:p>
          </table:table-cell>
          <table:table-cell office:value-type="float" office:value="3.93212" calcext:value-type="float">
            <text:p>3.93212</text:p>
          </table:table-cell>
          <table:table-cell office:value-type="string" calcext:value-type="string">
            <text:p>M/s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M</text:p>
          </table:table-cell>
          <table:table-cell table:formula="of:=IF([.I32]=&quot;k/s&quot;; [.H32]/1000; [.H32])" office:value-type="float" office:value="3.93212" calcext:value-type="float">
            <text:p>3.93212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PhTreeMM/LOAD/1000000/4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<text:s/>ms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2.75063" calcext:value-type="float">
            <text:p>2.75063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IF([.I33]=&quot;k/s&quot;; [.H33]/1000; [.H33])" office:value-type="float" office:value="2.75063" calcext:value-type="float">
            <text:p>2.75063</text:p>
          </table:table-cell>
        </table:table-row>
        <table:table-row table:style-name="ro1">
          <table:table-cell/>
          <table:table-cell office:value-type="string" calcext:value-type="string">
            <text:p>PhTreeMM/LOAD/1000/7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<text:s/>ms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<text:s/>ms</text:p>
          </table:table-cell>
          <table:table-cell office:value-type="float" office:value="8816" calcext:value-type="float">
            <text:p>8816</text:p>
          </table:table-cell>
          <table:table-cell office:value-type="float" office:value="12.6585" calcext:value-type="float">
            <text:p>12.6585</text:p>
          </table:table-cell>
          <table:table-cell office:value-type="string" calcext:value-type="string">
            <text:p>M/s</text:p>
          </table:table-cell>
          <table:table-cell office:value-type="float" office:value="8.816" calcext:value-type="float">
            <text:p>8.816</text:p>
          </table:table-cell>
          <table:table-cell office:value-type="string" calcext:value-type="string">
            <text:p>M</text:p>
          </table:table-cell>
          <table:table-cell table:formula="of:=IF([.I34]=&quot;k/s&quot;; [.H34]/1000; [.H34])" office:value-type="float" office:value="12.6585" calcext:value-type="float">
            <text:p>12.6585</text:p>
          </table:table-cell>
        </table:table-row>
        <table:table-row table:style-name="ro1">
          <table:table-cell/>
          <table:table-cell office:value-type="string" calcext:value-type="string">
            <text:p>PhTreeMM/LOAD/10000/7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<text:s/>ms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<text:s/>ms</text:p>
          </table:table-cell>
          <table:table-cell office:value-type="float" office:value="681" calcext:value-type="float">
            <text:p>681</text:p>
          </table:table-cell>
          <table:table-cell office:value-type="float" office:value="9.68956" calcext:value-type="float">
            <text:p>9.68956</text:p>
          </table:table-cell>
          <table:table-cell office:value-type="string" calcext:value-type="string">
            <text:p>M/s</text:p>
          </table:table-cell>
          <table:table-cell office:value-type="float" office:value="6.81" calcext:value-type="float">
            <text:p>6.81</text:p>
          </table:table-cell>
          <table:table-cell office:value-type="string" calcext:value-type="string">
            <text:p>M</text:p>
          </table:table-cell>
          <table:table-cell table:formula="of:=IF([.I35]=&quot;k/s&quot;; [.H35]/1000; [.H35])" office:value-type="float" office:value="9.68956" calcext:value-type="float">
            <text:p>9.68956</text:p>
          </table:table-cell>
        </table:table-row>
        <table:table-row table:style-name="ro1">
          <table:table-cell/>
          <table:table-cell office:value-type="string" calcext:value-type="string">
            <text:p>PhTreeMM/LOAD/100000/7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<text:s/>ms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<text:s/>ms</text:p>
          </table:table-cell>
          <table:table-cell office:value-type="float" office:value="30" calcext:value-type="float">
            <text:p>30</text:p>
          </table:table-cell>
          <table:table-cell office:value-type="float" office:value="3.98943" calcext:value-type="float">
            <text:p>3.98943</text:p>
          </table:table-cell>
          <table:table-cell office:value-type="string" calcext:value-type="string">
            <text:p>M/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formula="of:=IF([.I36]=&quot;k/s&quot;; [.H36]/1000; [.H36])" office:value-type="float" office:value="3.98943" calcext:value-type="float">
            <text:p>3.98943</text:p>
          </table:table-cell>
        </table:table-row>
        <table:table-row table:style-name="ro1">
          <table:table-cell/>
          <table:table-cell office:value-type="string" calcext:value-type="string">
            <text:p>PhTreeMM/LOAD/1000000/7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<text:s/>ms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<text:s/>ms</text:p>
          </table:table-cell>
          <table:table-cell office:value-type="float" office:value="4" calcext:value-type="float">
            <text:p>4</text:p>
          </table:table-cell>
          <table:table-cell office:value-type="float" office:value="3.87165" calcext:value-type="float">
            <text:p>3.87165</text:p>
          </table:table-cell>
          <table:table-cell office:value-type="string" calcext:value-type="string">
            <text:p>M/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formula="of:=IF([.I37]=&quot;k/s&quot;; [.H37]/1000; [.H37])" office:value-type="float" office:value="3.87165" calcext:value-type="float">
            <text:p>3.87165</text:p>
          </table:table-cell>
        </table:table-row>
        <table:table-row table:style-name="ro1">
          <table:table-cell/>
          <table:table-cell office:value-type="string" calcext:value-type="string">
            <text:p>PhTreeMM2/LOAD/1000/4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<text:s/>ms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<text:s/>ms</text:p>
          </table:table-cell>
          <table:table-cell office:value-type="float" office:value="4340" calcext:value-type="float">
            <text:p>4340</text:p>
          </table:table-cell>
          <table:table-cell office:value-type="float" office:value="6.23548" calcext:value-type="float">
            <text:p>6.23548</text:p>
          </table:table-cell>
          <table:table-cell office:value-type="string" calcext:value-type="string">
            <text:p>M/s</text:p>
          </table:table-cell>
          <table:table-cell office:value-type="float" office:value="4.34" calcext:value-type="float">
            <text:p>4.34</text:p>
          </table:table-cell>
          <table:table-cell office:value-type="string" calcext:value-type="string">
            <text:p>M</text:p>
          </table:table-cell>
          <table:table-cell table:formula="of:=IF([.I38]=&quot;k/s&quot;; [.H38]/1000; [.H38])" office:value-type="float" office:value="6.23548" calcext:value-type="float">
            <text:p>6.23548</text:p>
          </table:table-cell>
        </table:table-row>
        <table:table-row table:style-name="ro1">
          <table:table-cell/>
          <table:table-cell office:value-type="string" calcext:value-type="string">
            <text:p>PhTreeMM2/LOAD/10000/4</text:p>
          </table:table-cell>
          <table:table-cell office:value-type="float" office:value="2.29" calcext:value-type="float">
            <text:p>2.29</text:p>
          </table:table-cell>
          <table:table-cell office:value-type="string" calcext:value-type="string">
            <text:p><text:s/>ms</text:p>
          </table:table-cell>
          <table:table-cell office:value-type="float" office:value="2.29" calcext:value-type="float">
            <text:p>2.29</text:p>
          </table:table-cell>
          <table:table-cell office:value-type="string" calcext:value-type="string">
            <text:p><text:s/>ms</text:p>
          </table:table-cell>
          <table:table-cell office:value-type="float" office:value="312" calcext:value-type="float">
            <text:p>312</text:p>
          </table:table-cell>
          <table:table-cell office:value-type="float" office:value="4.3644" calcext:value-type="float">
            <text:p>4.3644</text:p>
          </table:table-cell>
          <table:table-cell office:value-type="string" calcext:value-type="string">
            <text:p>M/s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M</text:p>
          </table:table-cell>
          <table:table-cell table:formula="of:=IF([.I39]=&quot;k/s&quot;; [.H39]/1000; [.H39])" office:value-type="float" office:value="4.3644" calcext:value-type="float">
            <text:p>4.3644</text:p>
          </table:table-cell>
        </table:table-row>
        <table:table-row table:style-name="ro1">
          <table:table-cell/>
          <table:table-cell office:value-type="string" calcext:value-type="string">
            <text:p>PhTreeMM2/LOAD/100000/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m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ms</text:p>
          </table:table-cell>
          <table:table-cell office:value-type="float" office:value="22" calcext:value-type="float">
            <text:p>22</text:p>
          </table:table-cell>
          <table:table-cell office:value-type="float" office:value="3.22595" calcext:value-type="float">
            <text:p>3.22595</text:p>
          </table:table-cell>
          <table:table-cell office:value-type="string" calcext:value-type="string">
            <text:p>M/s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M</text:p>
          </table:table-cell>
          <table:table-cell table:formula="of:=IF([.I40]=&quot;k/s&quot;; [.H40]/1000; [.H40])" office:value-type="float" office:value="3.22595" calcext:value-type="float">
            <text:p>3.22595</text:p>
          </table:table-cell>
        </table:table-row>
        <table:table-row table:style-name="ro1">
          <table:table-cell/>
          <table:table-cell office:value-type="string" calcext:value-type="string">
            <text:p>PhTreeMM2/LOAD/1000000/4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<text:s/>ms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1.89531" calcext:value-type="float">
            <text:p>1.89531</text:p>
          </table:table-cell>
          <table:table-cell office:value-type="string" calcext:value-type="string">
            <text:p>M/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table:formula="of:=IF([.I41]=&quot;k/s&quot;; [.H41]/1000; [.H41])" office:value-type="float" office:value="1.89531" calcext:value-type="float">
            <text:p>1.89531</text:p>
          </table:table-cell>
        </table:table-row>
        <table:table-row table:style-name="ro1">
          <table:table-cell/>
          <table:table-cell office:value-type="string" calcext:value-type="string">
            <text:p>PhTreeMM2/LOAD/1000/7</text:p>
          </table:table-cell>
          <table:table-cell office:value-type="float" office:value="0.158" calcext:value-type="float">
            <text:p>0.158</text:p>
          </table:table-cell>
          <table:table-cell office:value-type="string" calcext:value-type="string">
            <text:p><text:s/>ms</text:p>
          </table:table-cell>
          <table:table-cell office:value-type="float" office:value="0.158" calcext:value-type="float">
            <text:p>0.158</text:p>
          </table:table-cell>
          <table:table-cell office:value-type="string" calcext:value-type="string">
            <text:p><text:s/>ms</text:p>
          </table:table-cell>
          <table:table-cell office:value-type="float" office:value="4409" calcext:value-type="float">
            <text:p>4409</text:p>
          </table:table-cell>
          <table:table-cell office:value-type="float" office:value="6.30918" calcext:value-type="float">
            <text:p>6.30918</text:p>
          </table:table-cell>
          <table:table-cell office:value-type="string" calcext:value-type="string">
            <text:p>M/s</text:p>
          </table:table-cell>
          <table:table-cell office:value-type="float" office:value="4.409" calcext:value-type="float">
            <text:p>4.409</text:p>
          </table:table-cell>
          <table:table-cell office:value-type="string" calcext:value-type="string">
            <text:p>M</text:p>
          </table:table-cell>
          <table:table-cell table:formula="of:=IF([.I42]=&quot;k/s&quot;; [.H42]/1000; [.H42])" office:value-type="float" office:value="6.30918" calcext:value-type="float">
            <text:p>6.30918</text:p>
          </table:table-cell>
        </table:table-row>
        <table:table-row table:style-name="ro1">
          <table:table-cell/>
          <table:table-cell office:value-type="string" calcext:value-type="string">
            <text:p>PhTreeMM2/LOAD/10000/7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<text:s/>ms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<text:s/>ms</text:p>
          </table:table-cell>
          <table:table-cell office:value-type="float" office:value="363" calcext:value-type="float">
            <text:p>363</text:p>
          </table:table-cell>
          <table:table-cell office:value-type="float" office:value="5.16256" calcext:value-type="float">
            <text:p>5.16256</text:p>
          </table:table-cell>
          <table:table-cell office:value-type="string" calcext:value-type="string">
            <text:p>M/s</text:p>
          </table:table-cell>
          <table:table-cell office:value-type="float" office:value="3.63" calcext:value-type="float">
            <text:p>3.63</text:p>
          </table:table-cell>
          <table:table-cell office:value-type="string" calcext:value-type="string">
            <text:p>M</text:p>
          </table:table-cell>
          <table:table-cell table:formula="of:=IF([.I43]=&quot;k/s&quot;; [.H43]/1000; [.H43])" office:value-type="float" office:value="5.16256" calcext:value-type="float">
            <text:p>5.16256</text:p>
          </table:table-cell>
        </table:table-row>
        <table:table-row table:style-name="ro1">
          <table:table-cell/>
          <table:table-cell office:value-type="string" calcext:value-type="string">
            <text:p>PhTreeMM2/LOAD/100000/7</text:p>
          </table:table-cell>
          <table:table-cell office:value-type="float" office:value="22.6" calcext:value-type="float">
            <text:p>22.6</text:p>
          </table:table-cell>
          <table:table-cell office:value-type="string" calcext:value-type="string">
            <text:p><text:s/>ms</text:p>
          </table:table-cell>
          <table:table-cell office:value-type="float" office:value="22.6" calcext:value-type="float">
            <text:p>22.6</text:p>
          </table:table-cell>
          <table:table-cell office:value-type="string" calcext:value-type="string">
            <text:p><text:s/>ms</text:p>
          </table:table-cell>
          <table:table-cell office:value-type="float" office:value="31" calcext:value-type="float">
            <text:p>31</text:p>
          </table:table-cell>
          <table:table-cell office:value-type="float" office:value="4.43159" calcext:value-type="float">
            <text:p>4.43159</text:p>
          </table:table-cell>
          <table:table-cell office:value-type="string" calcext:value-type="string">
            <text:p>M/s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M</text:p>
          </table:table-cell>
          <table:table-cell table:formula="of:=IF([.I44]=&quot;k/s&quot;; [.H44]/1000; [.H44])" office:value-type="float" office:value="4.43159" calcext:value-type="float">
            <text:p>4.43159</text:p>
          </table:table-cell>
        </table:table-row>
        <table:table-row table:style-name="ro1">
          <table:table-cell/>
          <table:table-cell office:value-type="string" calcext:value-type="string">
            <text:p>PhTreeMM2/LOAD/1000000/7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<text:s/>ms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<text:s/>ms</text:p>
          </table:table-cell>
          <table:table-cell office:value-type="float" office:value="3" calcext:value-type="float">
            <text:p>3</text:p>
          </table:table-cell>
          <table:table-cell office:value-type="float" office:value="3.4345" calcext:value-type="float">
            <text:p>3.4345</text:p>
          </table:table-cell>
          <table:table-cell office:value-type="string" calcext:value-type="string">
            <text:p>M/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formula="of:=IF([.I45]=&quot;k/s&quot;; [.H45]/1000; [.H45])" office:value-type="float" office:value="3.4345" calcext:value-type="float">
            <text:p>3.4345</text:p>
          </table:table-cell>
        </table:table-row>
        <table:table-row table:style-name="ro1">
          <table:table-cell/>
          <table:table-cell office:value-type="string" calcext:value-type="string">
            <text:p>TinspinKDTree/LOAD/1000/4</text:p>
          </table:table-cell>
          <table:table-cell office:value-type="float" office:value="0.047" calcext:value-type="float">
            <text:p>0.047</text:p>
          </table:table-cell>
          <table:table-cell office:value-type="string" calcext:value-type="string">
            <text:p><text:s/>ms</text:p>
          </table:table-cell>
          <table:table-cell office:value-type="float" office:value="0.047" calcext:value-type="float">
            <text:p>0.047</text:p>
          </table:table-cell>
          <table:table-cell office:value-type="string" calcext:value-type="string">
            <text:p><text:s/>ms</text:p>
          </table:table-cell>
          <table:table-cell office:value-type="float" office:value="15062" calcext:value-type="float">
            <text:p>15062</text:p>
          </table:table-cell>
          <table:table-cell office:value-type="float" office:value="21.4818" calcext:value-type="float">
            <text:p>21.4818</text:p>
          </table:table-cell>
          <table:table-cell office:value-type="string" calcext:value-type="string">
            <text:p>M/s</text:p>
          </table:table-cell>
          <table:table-cell office:value-type="float" office:value="15.062" calcext:value-type="float">
            <text:p>15.062</text:p>
          </table:table-cell>
          <table:table-cell office:value-type="string" calcext:value-type="string">
            <text:p>M</text:p>
          </table:table-cell>
          <table:table-cell table:formula="of:=IF([.I46]=&quot;k/s&quot;; [.H46]/1000; [.H46])" office:value-type="float" office:value="21.4818" calcext:value-type="float">
            <text:p>21.4818</text:p>
          </table:table-cell>
        </table:table-row>
        <table:table-row table:style-name="ro1">
          <table:table-cell/>
          <table:table-cell office:value-type="string" calcext:value-type="string">
            <text:p>TinspinKDTree/LOAD/10000/4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<text:s/>ms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<text:s/>ms</text:p>
          </table:table-cell>
          <table:table-cell office:value-type="float" office:value="603" calcext:value-type="float">
            <text:p>603</text:p>
          </table:table-cell>
          <table:table-cell office:value-type="float" office:value="8.60989" calcext:value-type="float">
            <text:p>8.60989</text:p>
          </table:table-cell>
          <table:table-cell office:value-type="string" calcext:value-type="string">
            <text:p>M/s</text:p>
          </table:table-cell>
          <table:table-cell office:value-type="float" office:value="6.03" calcext:value-type="float">
            <text:p>6.03</text:p>
          </table:table-cell>
          <table:table-cell office:value-type="string" calcext:value-type="string">
            <text:p>M</text:p>
          </table:table-cell>
          <table:table-cell table:formula="of:=IF([.I47]=&quot;k/s&quot;; [.H47]/1000; [.H47])" office:value-type="float" office:value="8.60989" calcext:value-type="float">
            <text:p>8.60989</text:p>
          </table:table-cell>
        </table:table-row>
        <table:table-row table:style-name="ro1">
          <table:table-cell/>
          <table:table-cell office:value-type="string" calcext:value-type="string">
            <text:p>TinspinKDTree/LOAD/100000/4</text:p>
          </table:table-cell>
          <table:table-cell office:value-type="float" office:value="21.9" calcext:value-type="float">
            <text:p>21.9</text:p>
          </table:table-cell>
          <table:table-cell office:value-type="string" calcext:value-type="string">
            <text:p><text:s/>ms</text:p>
          </table:table-cell>
          <table:table-cell office:value-type="float" office:value="21.9" calcext:value-type="float">
            <text:p>21.9</text:p>
          </table:table-cell>
          <table:table-cell office:value-type="string" calcext:value-type="string">
            <text:p><text:s/>ms</text:p>
          </table:table-cell>
          <table:table-cell office:value-type="float" office:value="32" calcext:value-type="float">
            <text:p>32</text:p>
          </table:table-cell>
          <table:table-cell office:value-type="float" office:value="4.56641" calcext:value-type="float">
            <text:p>4.56641</text:p>
          </table:table-cell>
          <table:table-cell office:value-type="string" calcext:value-type="string">
            <text:p>M/s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M</text:p>
          </table:table-cell>
          <table:table-cell table:formula="of:=IF([.I48]=&quot;k/s&quot;; [.H48]/1000; [.H48])" office:value-type="float" office:value="4.56641" calcext:value-type="float">
            <text:p>4.56641</text:p>
          </table:table-cell>
        </table:table-row>
        <table:table-row table:style-name="ro1">
          <table:table-cell/>
          <table:table-cell office:value-type="string" calcext:value-type="string">
            <text:p>TinspinKDTree/LOAD/1000000/4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<text:s/>ms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1.63833" calcext:value-type="float">
            <text:p>1.63833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IF([.I49]=&quot;k/s&quot;; [.H49]/1000; [.H49])" office:value-type="float" office:value="1.63833" calcext:value-type="float">
            <text:p>1.63833</text:p>
          </table:table-cell>
        </table:table-row>
        <table:table-row table:style-name="ro1">
          <table:table-cell/>
          <table:table-cell office:value-type="string" calcext:value-type="string">
            <text:p>TinspinKDTree/LOAD/1000/7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<text:s/>ms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<text:s/>ms</text:p>
          </table:table-cell>
          <table:table-cell office:value-type="float" office:value="15328" calcext:value-type="float">
            <text:p>15328</text:p>
          </table:table-cell>
          <table:table-cell office:value-type="float" office:value="21.8806" calcext:value-type="float">
            <text:p>21.8806</text:p>
          </table:table-cell>
          <table:table-cell office:value-type="string" calcext:value-type="string">
            <text:p>M/s</text:p>
          </table:table-cell>
          <table:table-cell office:value-type="float" office:value="15.328" calcext:value-type="float">
            <text:p>15.328</text:p>
          </table:table-cell>
          <table:table-cell office:value-type="string" calcext:value-type="string">
            <text:p>M</text:p>
          </table:table-cell>
          <table:table-cell table:formula="of:=IF([.I50]=&quot;k/s&quot;; [.H50]/1000; [.H50])" office:value-type="float" office:value="21.8806" calcext:value-type="float">
            <text:p>21.8806</text:p>
          </table:table-cell>
        </table:table-row>
        <table:table-row table:style-name="ro1">
          <table:table-cell/>
          <table:table-cell office:value-type="string" calcext:value-type="string">
            <text:p>TinspinKDTree/LOAD/10000/7</text:p>
          </table:table-cell>
          <table:table-cell office:value-type="float" office:value="0.865" calcext:value-type="float">
            <text:p>0.865</text:p>
          </table:table-cell>
          <table:table-cell office:value-type="string" calcext:value-type="string">
            <text:p><text:s/>ms</text:p>
          </table:table-cell>
          <table:table-cell office:value-type="float" office:value="0.865" calcext:value-type="float">
            <text:p>0.865</text:p>
          </table:table-cell>
          <table:table-cell office:value-type="string" calcext:value-type="string">
            <text:p><text:s/>ms</text:p>
          </table:table-cell>
          <table:table-cell office:value-type="float" office:value="802" calcext:value-type="float">
            <text:p>802</text:p>
          </table:table-cell>
          <table:table-cell office:value-type="float" office:value="11.5599" calcext:value-type="float">
            <text:p>11.5599</text:p>
          </table:table-cell>
          <table:table-cell office:value-type="string" calcext:value-type="string">
            <text:p>M/s</text:p>
          </table:table-cell>
          <table:table-cell office:value-type="float" office:value="8.02" calcext:value-type="float">
            <text:p>8.02</text:p>
          </table:table-cell>
          <table:table-cell office:value-type="string" calcext:value-type="string">
            <text:p>M</text:p>
          </table:table-cell>
          <table:table-cell table:formula="of:=IF([.I51]=&quot;k/s&quot;; [.H51]/1000; [.H51])" office:value-type="float" office:value="11.5599" calcext:value-type="float">
            <text:p>11.5599</text:p>
          </table:table-cell>
        </table:table-row>
        <table:table-row table:style-name="ro1">
          <table:table-cell/>
          <table:table-cell office:value-type="string" calcext:value-type="string">
            <text:p>TinspinKDTree/LOAD/100000/7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<text:s/>ms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<text:s/>ms</text:p>
          </table:table-cell>
          <table:table-cell office:value-type="float" office:value="55" calcext:value-type="float">
            <text:p>55</text:p>
          </table:table-cell>
          <table:table-cell office:value-type="float" office:value="7.31281" calcext:value-type="float">
            <text:p>7.31281</text:p>
          </table:table-cell>
          <table:table-cell office:value-type="string" calcext:value-type="string">
            <text:p>M/s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M</text:p>
          </table:table-cell>
          <table:table-cell table:formula="of:=IF([.I52]=&quot;k/s&quot;; [.H52]/1000; [.H52])" office:value-type="float" office:value="7.31281" calcext:value-type="float">
            <text:p>7.31281</text:p>
          </table:table-cell>
        </table:table-row>
        <table:table-row table:style-name="ro1">
          <table:table-cell/>
          <table:table-cell office:value-type="string" calcext:value-type="string">
            <text:p>TinspinKDTree/LOAD/1000000/7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<text:s/>m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<text:s/>ms</text:p>
          </table:table-cell>
          <table:table-cell office:value-type="float" office:value="4" calcext:value-type="float">
            <text:p>4</text:p>
          </table:table-cell>
          <table:table-cell office:value-type="float" office:value="4.55263" calcext:value-type="float">
            <text:p>4.55263</text:p>
          </table:table-cell>
          <table:table-cell office:value-type="string" calcext:value-type="string">
            <text:p>M/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formula="of:=IF([.I53]=&quot;k/s&quot;; [.H53]/1000; [.H53])" office:value-type="float" office:value="4.55263" calcext:value-type="float">
            <text:p>4.55263</text:p>
          </table:table-cell>
        </table:table-row>
        <table:table-row table:style-name="ro1">
          <table:table-cell/>
          <table:table-cell office:value-type="string" calcext:value-type="string">
            <text:p>TinspinQuadtree/LOAD/1000/4</text:p>
          </table:table-cell>
          <table:table-cell office:value-type="float" office:value="0.098" calcext:value-type="float">
            <text:p>0.098</text:p>
          </table:table-cell>
          <table:table-cell office:value-type="string" calcext:value-type="string">
            <text:p><text:s/>ms</text:p>
          </table:table-cell>
          <table:table-cell office:value-type="float" office:value="0.098" calcext:value-type="float">
            <text:p>0.098</text:p>
          </table:table-cell>
          <table:table-cell office:value-type="string" calcext:value-type="string">
            <text:p><text:s/>ms</text:p>
          </table:table-cell>
          <table:table-cell office:value-type="float" office:value="7168" calcext:value-type="float">
            <text:p>7168</text:p>
          </table:table-cell>
          <table:table-cell office:value-type="float" office:value="10.2527" calcext:value-type="float">
            <text:p>10.2527</text:p>
          </table:table-cell>
          <table:table-cell office:value-type="string" calcext:value-type="string">
            <text:p>M/s</text:p>
          </table:table-cell>
          <table:table-cell office:value-type="float" office:value="7.168" calcext:value-type="float">
            <text:p>7.168</text:p>
          </table:table-cell>
          <table:table-cell office:value-type="string" calcext:value-type="string">
            <text:p>M</text:p>
          </table:table-cell>
          <table:table-cell table:formula="of:=IF([.I54]=&quot;k/s&quot;; [.H54]/1000; [.H54])" office:value-type="float" office:value="10.2527" calcext:value-type="float">
            <text:p>10.2527</text:p>
          </table:table-cell>
        </table:table-row>
        <table:table-row table:style-name="ro1">
          <table:table-cell/>
          <table:table-cell office:value-type="string" calcext:value-type="string">
            <text:p>TinspinQuadtree/LOAD/10000/4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<text:s/>ms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<text:s/>ms</text:p>
          </table:table-cell>
          <table:table-cell office:value-type="float" office:value="381" calcext:value-type="float">
            <text:p>381</text:p>
          </table:table-cell>
          <table:table-cell office:value-type="float" office:value="5.38018" calcext:value-type="float">
            <text:p>5.38018</text:p>
          </table:table-cell>
          <table:table-cell office:value-type="string" calcext:value-type="string">
            <text:p>M/s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formula="of:=IF([.I55]=&quot;k/s&quot;; [.H55]/1000; [.H55])" office:value-type="float" office:value="5.38018" calcext:value-type="float">
            <text:p>5.38018</text:p>
          </table:table-cell>
        </table:table-row>
        <table:table-row table:style-name="ro1">
          <table:table-cell/>
          <table:table-cell office:value-type="string" calcext:value-type="string">
            <text:p>TinspinQuadtree/LOAD/100000/4</text:p>
          </table:table-cell>
          <table:table-cell office:value-type="float" office:value="25.6" calcext:value-type="float">
            <text:p>25.6</text:p>
          </table:table-cell>
          <table:table-cell office:value-type="string" calcext:value-type="string">
            <text:p><text:s/>ms</text:p>
          </table:table-cell>
          <table:table-cell office:value-type="float" office:value="25.6" calcext:value-type="float">
            <text:p>25.6</text:p>
          </table:table-cell>
          <table:table-cell office:value-type="string" calcext:value-type="string">
            <text:p><text:s/>ms</text:p>
          </table:table-cell>
          <table:table-cell office:value-type="float" office:value="27" calcext:value-type="float">
            <text:p>27</text:p>
          </table:table-cell>
          <table:table-cell office:value-type="float" office:value="3.91226" calcext:value-type="float">
            <text:p>3.91226</text:p>
          </table:table-cell>
          <table:table-cell office:value-type="string" calcext:value-type="string">
            <text:p>M/s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M</text:p>
          </table:table-cell>
          <table:table-cell table:formula="of:=IF([.I56]=&quot;k/s&quot;; [.H56]/1000; [.H56])" office:value-type="float" office:value="3.91226" calcext:value-type="float">
            <text:p>3.91226</text:p>
          </table:table-cell>
        </table:table-row>
        <table:table-row table:style-name="ro1">
          <table:table-cell/>
          <table:table-cell office:value-type="string" calcext:value-type="string">
            <text:p>TinspinQuadtree/LOAD/1000000/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<text:s/>ms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2.08207" calcext:value-type="float">
            <text:p>2.08207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IF([.I57]=&quot;k/s&quot;; [.H57]/1000; [.H57])" office:value-type="float" office:value="2.08207" calcext:value-type="float">
            <text:p>2.08207</text:p>
          </table:table-cell>
        </table:table-row>
        <table:table-row table:style-name="ro1">
          <table:table-cell/>
          <table:table-cell office:value-type="string" calcext:value-type="string">
            <text:p>TinspinQuadtree/LOAD/1000/7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<text:s/>ms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<text:s/>ms</text:p>
          </table:table-cell>
          <table:table-cell office:value-type="float" office:value="5556" calcext:value-type="float">
            <text:p>5556</text:p>
          </table:table-cell>
          <table:table-cell office:value-type="float" office:value="8.00652" calcext:value-type="float">
            <text:p>8.00652</text:p>
          </table:table-cell>
          <table:table-cell office:value-type="string" calcext:value-type="string">
            <text:p>M/s</text:p>
          </table:table-cell>
          <table:table-cell office:value-type="float" office:value="5.556" calcext:value-type="float">
            <text:p>5.556</text:p>
          </table:table-cell>
          <table:table-cell office:value-type="string" calcext:value-type="string">
            <text:p>M</text:p>
          </table:table-cell>
          <table:table-cell table:formula="of:=IF([.I58]=&quot;k/s&quot;; [.H58]/1000; [.H58])" office:value-type="float" office:value="8.00652" calcext:value-type="float">
            <text:p>8.00652</text:p>
          </table:table-cell>
        </table:table-row>
        <table:table-row table:style-name="ro1">
          <table:table-cell/>
          <table:table-cell office:value-type="string" calcext:value-type="string">
            <text:p>TinspinQuadtree/LOAD/10000/7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<text:s/>ms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<text:s/>ms</text:p>
          </table:table-cell>
          <table:table-cell office:value-type="float" office:value="486" calcext:value-type="float">
            <text:p>486</text:p>
          </table:table-cell>
          <table:table-cell office:value-type="float" office:value="6.88991" calcext:value-type="float">
            <text:p>6.88991</text:p>
          </table:table-cell>
          <table:table-cell office:value-type="string" calcext:value-type="string">
            <text:p>M/s</text:p>
          </table:table-cell>
          <table:table-cell office:value-type="float" office:value="4.86" calcext:value-type="float">
            <text:p>4.86</text:p>
          </table:table-cell>
          <table:table-cell office:value-type="string" calcext:value-type="string">
            <text:p>M</text:p>
          </table:table-cell>
          <table:table-cell table:formula="of:=IF([.I59]=&quot;k/s&quot;; [.H59]/1000; [.H59])" office:value-type="float" office:value="6.88991" calcext:value-type="float">
            <text:p>6.88991</text:p>
          </table:table-cell>
        </table:table-row>
        <table:table-row table:style-name="ro1">
          <table:table-cell/>
          <table:table-cell office:value-type="string" calcext:value-type="string">
            <text:p>TinspinQuadtree/LOAD/100000/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m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ms</text:p>
          </table:table-cell>
          <table:table-cell office:value-type="float" office:value="39" calcext:value-type="float">
            <text:p>39</text:p>
          </table:table-cell>
          <table:table-cell office:value-type="float" office:value="5.56531" calcext:value-type="float">
            <text:p>5.56531</text:p>
          </table:table-cell>
          <table:table-cell office:value-type="string" calcext:value-type="string">
            <text:p>M/s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M</text:p>
          </table:table-cell>
          <table:table-cell table:formula="of:=IF([.I60]=&quot;k/s&quot;; [.H60]/1000; [.H60])" office:value-type="float" office:value="5.56531" calcext:value-type="float">
            <text:p>5.56531</text:p>
          </table:table-cell>
        </table:table-row>
        <table:table-row table:style-name="ro1">
          <table:table-cell/>
          <table:table-cell office:value-type="string" calcext:value-type="string">
            <text:p>TinspinQuadtree/LOAD/1000000/7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/>ms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/>ms</text:p>
          </table:table-cell>
          <table:table-cell office:value-type="float" office:value="3" calcext:value-type="float">
            <text:p>3</text:p>
          </table:table-cell>
          <table:table-cell office:value-type="float" office:value="4.43294" calcext:value-type="float">
            <text:p>4.43294</text:p>
          </table:table-cell>
          <table:table-cell office:value-type="string" calcext:value-type="string">
            <text:p>M/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formula="of:=IF([.I61]=&quot;k/s&quot;; [.H61]/1000; [.H61])" office:value-type="float" office:value="4.43294" calcext:value-type="float">
            <text:p>4.43294</text:p>
          </table:table-cell>
        </table:table-row>
        <table:table-row table:style-name="ro1">
          <table:table-cell/>
          <table:table-cell office:value-type="string" calcext:value-type="string">
            <text:p>BoostRT/LOAD/1000/4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<text:s/>ms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<text:s/>ms</text:p>
          </table:table-cell>
          <table:table-cell office:value-type="float" office:value="519" calcext:value-type="float">
            <text:p>519</text:p>
          </table:table-cell>
          <table:table-cell office:value-type="float" office:value="745.451" calcext:value-type="float">
            <text:p>745.451</text:p>
          </table:table-cell>
          <table:table-cell office:value-type="string" calcext:value-type="string">
            <text:p>k/s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k</text:p>
          </table:table-cell>
          <table:table-cell table:formula="of:=IF([.I62]=&quot;k/s&quot;; [.H62]/1000; [.H62])" office:value-type="float" office:value="0.745451" calcext:value-type="float">
            <text:p>0.745451</text:p>
          </table:table-cell>
        </table:table-row>
        <table:table-row table:style-name="ro1">
          <table:table-cell/>
          <table:table-cell office:value-type="string" calcext:value-type="string">
            <text:p>BoostRT/LOAD/10000/4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<text:s/>ms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<text:s/>ms</text:p>
          </table:table-cell>
          <table:table-cell office:value-type="float" office:value="45" calcext:value-type="float">
            <text:p>45</text:p>
          </table:table-cell>
          <table:table-cell office:value-type="float" office:value="636.6" calcext:value-type="float">
            <text:p>636.6</text:p>
          </table:table-cell>
          <table:table-cell office:value-type="string" calcext:value-type="string">
            <text:p>k/s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k</text:p>
          </table:table-cell>
          <table:table-cell table:formula="of:=IF([.I63]=&quot;k/s&quot;; [.H63]/1000; [.H63])" office:value-type="float" office:value="0.6366" calcext:value-type="float">
            <text:p>0.6366</text:p>
          </table:table-cell>
        </table:table-row>
        <table:table-row table:style-name="ro1">
          <table:table-cell/>
          <table:table-cell office:value-type="string" calcext:value-type="string">
            <text:p>BoostRT/LOAD/100000/4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ms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ms</text:p>
          </table:table-cell>
          <table:table-cell office:value-type="float" office:value="4" calcext:value-type="float">
            <text:p>4</text:p>
          </table:table-cell>
          <table:table-cell office:value-type="float" office:value="563.424" calcext:value-type="float">
            <text:p>563.424</text:p>
          </table:table-cell>
          <table:table-cell office:value-type="string" calcext:value-type="string">
            <text:p>k/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k</text:p>
          </table:table-cell>
          <table:table-cell table:formula="of:=IF([.I64]=&quot;k/s&quot;; [.H64]/1000; [.H64])" office:value-type="float" office:value="0.563424" calcext:value-type="float">
            <text:p>0.563424</text:p>
          </table:table-cell>
        </table:table-row>
        <table:table-row table:style-name="ro1">
          <table:table-cell/>
          <table:table-cell office:value-type="string" calcext:value-type="string">
            <text:p>BoostRT/LOAD/1000000/4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<text:s/>ms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502.61" calcext:value-type="float">
            <text:p>502.61</text:p>
          </table:table-cell>
          <table:table-cell office:value-type="string" calcext:value-type="string">
            <text:p>k/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table:formula="of:=IF([.I65]=&quot;k/s&quot;; [.H65]/1000; [.H65])" office:value-type="float" office:value="0.50261" calcext:value-type="float">
            <text:p>0.50261</text:p>
          </table:table-cell>
        </table:table-row>
        <table:table-row table:style-name="ro1">
          <table:table-cell/>
          <table:table-cell office:value-type="string" calcext:value-type="string">
            <text:p>BoostRT/LOAD/1000/7</text:p>
          </table:table-cell>
          <table:table-cell office:value-type="float" office:value="0.963" calcext:value-type="float">
            <text:p>0.963</text:p>
          </table:table-cell>
          <table:table-cell office:value-type="string" calcext:value-type="string">
            <text:p><text:s/>ms</text:p>
          </table:table-cell>
          <table:table-cell office:value-type="float" office:value="0.963" calcext:value-type="float">
            <text:p>0.963</text:p>
          </table:table-cell>
          <table:table-cell office:value-type="string" calcext:value-type="string">
            <text:p><text:s/>ms</text:p>
          </table:table-cell>
          <table:table-cell office:value-type="float" office:value="723" calcext:value-type="float">
            <text:p>723</text:p>
          </table:table-cell>
          <table:table-cell office:value-type="float" office:value="1038.02" calcext:value-type="float">
            <text:p>1038.02</text:p>
          </table:table-cell>
          <table:table-cell office:value-type="string" calcext:value-type="string">
            <text:p>k/s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k</text:p>
          </table:table-cell>
          <table:table-cell table:formula="of:=IF([.I66]=&quot;k/s&quot;; [.H66]/1000; [.H66])" office:value-type="float" office:value="1.03802" calcext:value-type="float">
            <text:p>1.03802</text:p>
          </table:table-cell>
        </table:table-row>
        <table:table-row table:style-name="ro1">
          <table:table-cell/>
          <table:table-cell office:value-type="string" calcext:value-type="string">
            <text:p>BoostRT/LOAD/10000/7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<text:s/>ms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<text:s/>ms</text:p>
          </table:table-cell>
          <table:table-cell office:value-type="float" office:value="63" calcext:value-type="float">
            <text:p>63</text:p>
          </table:table-cell>
          <table:table-cell office:value-type="float" office:value="898.441" calcext:value-type="float">
            <text:p>898.441</text:p>
          </table:table-cell>
          <table:table-cell office:value-type="string" calcext:value-type="string">
            <text:p>k/s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k</text:p>
          </table:table-cell>
          <table:table-cell table:formula="of:=IF([.I67]=&quot;k/s&quot;; [.H67]/1000; [.H67])" office:value-type="float" office:value="0.898441" calcext:value-type="float">
            <text:p>0.898441</text:p>
          </table:table-cell>
        </table:table-row>
        <table:table-row table:style-name="ro1">
          <table:table-cell/>
          <table:table-cell office:value-type="string" calcext:value-type="string">
            <text:p>BoostRT/LOAD/100000/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m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ms</text:p>
          </table:table-cell>
          <table:table-cell office:value-type="float" office:value="6" calcext:value-type="float">
            <text:p>6</text:p>
          </table:table-cell>
          <table:table-cell office:value-type="float" office:value="830.923" calcext:value-type="float">
            <text:p>830.923</text:p>
          </table:table-cell>
          <table:table-cell office:value-type="string" calcext:value-type="string">
            <text:p>k/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k</text:p>
          </table:table-cell>
          <table:table-cell table:formula="of:=IF([.I68]=&quot;k/s&quot;; [.H68]/1000; [.H68])" office:value-type="float" office:value="0.830923" calcext:value-type="float">
            <text:p>0.830923</text:p>
          </table:table-cell>
        </table:table-row>
        <table:table-row table:style-name="ro1">
          <table:table-cell/>
          <table:table-cell office:value-type="string" calcext:value-type="string">
            <text:p>BoostRT/LOAD/1000000/7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<text:s/>ms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781.945" calcext:value-type="float">
            <text:p>781.945</text:p>
          </table:table-cell>
          <table:table-cell office:value-type="string" calcext:value-type="string">
            <text:p>k/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table:formula="of:=IF([.I69]=&quot;k/s&quot;; [.H69]/1000; [.H69])" office:value-type="float" office:value="0.781945" calcext:value-type="float">
            <text:p>0.781945</text:p>
          </table:table-cell>
        </table:table-row>
        <table:table-row table:style-name="ro1">
          <table:table-cell/>
          <table:table-cell office:value-type="string" calcext:value-type="string">
            <text:p>FlannKDS/LOAD/1000/4</text:p>
          </table:table-cell>
          <table:table-cell office:value-type="float" office:value="0.067" calcext:value-type="float">
            <text:p>0.067</text:p>
          </table:table-cell>
          <table:table-cell office:value-type="string" calcext:value-type="string">
            <text:p><text:s/>ms</text:p>
          </table:table-cell>
          <table:table-cell office:value-type="float" office:value="0.067" calcext:value-type="float">
            <text:p>0.067</text:p>
          </table:table-cell>
          <table:table-cell office:value-type="string" calcext:value-type="string">
            <text:p><text:s/>ms</text:p>
          </table:table-cell>
          <table:table-cell office:value-type="float" office:value="10369" calcext:value-type="float">
            <text:p>10369</text:p>
          </table:table-cell>
          <table:table-cell office:value-type="float" office:value="14.9216" calcext:value-type="float">
            <text:p>14.9216</text:p>
          </table:table-cell>
          <table:table-cell office:value-type="string" calcext:value-type="string">
            <text:p>M/s</text:p>
          </table:table-cell>
          <table:table-cell office:value-type="float" office:value="10.369" calcext:value-type="float">
            <text:p>10.369</text:p>
          </table:table-cell>
          <table:table-cell office:value-type="string" calcext:value-type="string">
            <text:p>M</text:p>
          </table:table-cell>
          <table:table-cell table:formula="of:=IF([.I70]=&quot;k/s&quot;; [.H70]/1000; [.H70])" office:value-type="float" office:value="14.9216" calcext:value-type="float">
            <text:p>14.9216</text:p>
          </table:table-cell>
        </table:table-row>
        <table:table-row table:style-name="ro1">
          <table:table-cell/>
          <table:table-cell office:value-type="string" calcext:value-type="string">
            <text:p>FlannKDS/LOAD/10000/4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<text:s/>ms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<text:s/>ms</text:p>
          </table:table-cell>
          <table:table-cell office:value-type="float" office:value="697" calcext:value-type="float">
            <text:p>697</text:p>
          </table:table-cell>
          <table:table-cell office:value-type="float" office:value="9.93659" calcext:value-type="float">
            <text:p>9.93659</text:p>
          </table:table-cell>
          <table:table-cell office:value-type="string" calcext:value-type="string">
            <text:p>M/s</text:p>
          </table:table-cell>
          <table:table-cell office:value-type="float" office:value="6.97" calcext:value-type="float">
            <text:p>6.97</text:p>
          </table:table-cell>
          <table:table-cell office:value-type="string" calcext:value-type="string">
            <text:p>M</text:p>
          </table:table-cell>
          <table:table-cell table:formula="of:=IF([.I71]=&quot;k/s&quot;; [.H71]/1000; [.H71])" office:value-type="float" office:value="9.93659" calcext:value-type="float">
            <text:p>9.93659</text:p>
          </table:table-cell>
        </table:table-row>
        <table:table-row table:style-name="ro1">
          <table:table-cell/>
          <table:table-cell office:value-type="string" calcext:value-type="string">
            <text:p>FlannKDS/LOAD/100000/4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<text:s/>ms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<text:s/>ms</text:p>
          </table:table-cell>
          <table:table-cell office:value-type="float" office:value="48" calcext:value-type="float">
            <text:p>48</text:p>
          </table:table-cell>
          <table:table-cell office:value-type="float" office:value="6.84966" calcext:value-type="float">
            <text:p>6.84966</text:p>
          </table:table-cell>
          <table:table-cell office:value-type="string" calcext:value-type="string">
            <text:p>M/s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M</text:p>
          </table:table-cell>
          <table:table-cell table:formula="of:=IF([.I72]=&quot;k/s&quot;; [.H72]/1000; [.H72])" office:value-type="float" office:value="6.84966" calcext:value-type="float">
            <text:p>6.84966</text:p>
          </table:table-cell>
        </table:table-row>
        <table:table-row table:style-name="ro1">
          <table:table-cell/>
          <table:table-cell office:value-type="string" calcext:value-type="string">
            <text:p>FlannKDS/LOAD/1000000/4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<text:s/>ms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3.21908" calcext:value-type="float">
            <text:p>3.21908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IF([.I73]=&quot;k/s&quot;; [.H73]/1000; [.H73])" office:value-type="float" office:value="3.21908" calcext:value-type="float">
            <text:p>3.21908</text:p>
          </table:table-cell>
        </table:table-row>
        <table:table-row table:style-name="ro1">
          <table:table-cell/>
          <table:table-cell office:value-type="string" calcext:value-type="string">
            <text:p>FlannKDS/LOAD/1000/7</text:p>
          </table:table-cell>
          <table:table-cell office:value-type="float" office:value="0.064" calcext:value-type="float">
            <text:p>0.064</text:p>
          </table:table-cell>
          <table:table-cell office:value-type="string" calcext:value-type="string">
            <text:p><text:s/>ms</text:p>
          </table:table-cell>
          <table:table-cell office:value-type="float" office:value="0.064" calcext:value-type="float">
            <text:p>0.064</text:p>
          </table:table-cell>
          <table:table-cell office:value-type="string" calcext:value-type="string">
            <text:p><text:s/>ms</text:p>
          </table:table-cell>
          <table:table-cell office:value-type="float" office:value="10724" calcext:value-type="float">
            <text:p>10724</text:p>
          </table:table-cell>
          <table:table-cell office:value-type="float" office:value="15.5268" calcext:value-type="float">
            <text:p>15.5268</text:p>
          </table:table-cell>
          <table:table-cell office:value-type="string" calcext:value-type="string">
            <text:p>M/s</text:p>
          </table:table-cell>
          <table:table-cell office:value-type="float" office:value="10.724" calcext:value-type="float">
            <text:p>10.724</text:p>
          </table:table-cell>
          <table:table-cell office:value-type="string" calcext:value-type="string">
            <text:p>M</text:p>
          </table:table-cell>
          <table:table-cell table:formula="of:=IF([.I74]=&quot;k/s&quot;; [.H74]/1000; [.H74])" office:value-type="float" office:value="15.5268" calcext:value-type="float">
            <text:p>15.5268</text:p>
          </table:table-cell>
        </table:table-row>
        <table:table-row table:style-name="ro1">
          <table:table-cell/>
          <table:table-cell office:value-type="string" calcext:value-type="string">
            <text:p>FlannKDS/LOAD/10000/7</text:p>
          </table:table-cell>
          <table:table-cell office:value-type="float" office:value="0.812" calcext:value-type="float">
            <text:p>0.812</text:p>
          </table:table-cell>
          <table:table-cell office:value-type="string" calcext:value-type="string">
            <text:p><text:s/>ms</text:p>
          </table:table-cell>
          <table:table-cell office:value-type="float" office:value="0.812" calcext:value-type="float">
            <text:p>0.812</text:p>
          </table:table-cell>
          <table:table-cell office:value-type="string" calcext:value-type="string">
            <text:p><text:s/>ms</text:p>
          </table:table-cell>
          <table:table-cell office:value-type="float" office:value="858" calcext:value-type="float">
            <text:p>858</text:p>
          </table:table-cell>
          <table:table-cell office:value-type="float" office:value="12.3094" calcext:value-type="float">
            <text:p>12.3094</text:p>
          </table:table-cell>
          <table:table-cell office:value-type="string" calcext:value-type="string">
            <text:p>M/s</text:p>
          </table:table-cell>
          <table:table-cell office:value-type="float" office:value="8.58" calcext:value-type="float">
            <text:p>8.58</text:p>
          </table:table-cell>
          <table:table-cell office:value-type="string" calcext:value-type="string">
            <text:p>M</text:p>
          </table:table-cell>
          <table:table-cell table:formula="of:=IF([.I75]=&quot;k/s&quot;; [.H75]/1000; [.H75])" office:value-type="float" office:value="12.3094" calcext:value-type="float">
            <text:p>12.3094</text:p>
          </table:table-cell>
        </table:table-row>
        <table:table-row table:style-name="ro1">
          <table:table-cell/>
          <table:table-cell office:value-type="string" calcext:value-type="string">
            <text:p>FlannKDS/LOAD/100000/7</text:p>
          </table:table-cell>
          <table:table-cell office:value-type="float" office:value="9.81" calcext:value-type="float">
            <text:p>9.81</text:p>
          </table:table-cell>
          <table:table-cell office:value-type="string" calcext:value-type="string">
            <text:p><text:s/>ms</text:p>
          </table:table-cell>
          <table:table-cell office:value-type="float" office:value="9.81" calcext:value-type="float">
            <text:p>9.81</text:p>
          </table:table-cell>
          <table:table-cell office:value-type="string" calcext:value-type="string">
            <text:p><text:s/>ms</text:p>
          </table:table-cell>
          <table:table-cell office:value-type="float" office:value="71" calcext:value-type="float">
            <text:p>71</text:p>
          </table:table-cell>
          <table:table-cell office:value-type="float" office:value="10.1948" calcext:value-type="float">
            <text:p>10.1948</text:p>
          </table:table-cell>
          <table:table-cell office:value-type="string" calcext:value-type="string">
            <text:p>M/s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M</text:p>
          </table:table-cell>
          <table:table-cell table:formula="of:=IF([.I76]=&quot;k/s&quot;; [.H76]/1000; [.H76])" office:value-type="float" office:value="10.1948" calcext:value-type="float">
            <text:p>10.1948</text:p>
          </table:table-cell>
        </table:table-row>
        <table:table-row table:style-name="ro1">
          <table:table-cell/>
          <table:table-cell office:value-type="string" calcext:value-type="string">
            <text:p>FlannKDS/LOAD/1000000/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m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ms</text:p>
          </table:table-cell>
          <table:table-cell office:value-type="float" office:value="5" calcext:value-type="float">
            <text:p>5</text:p>
          </table:table-cell>
          <table:table-cell office:value-type="float" office:value="7.19944" calcext:value-type="float">
            <text:p>7.19944</text:p>
          </table:table-cell>
          <table:table-cell office:value-type="string" calcext:value-type="string">
            <text:p>M/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table:formula="of:=IF([.I77]=&quot;k/s&quot;; [.H77]/1000; [.H77])" office:value-type="float" office:value="7.19944" calcext:value-type="float">
            <text:p>7.19944</text:p>
          </table:table-cell>
        </table:table-row>
        <table:table-row table:style-name="ro1">
          <table:table-cell/>
          <table:table-cell office:value-type="string" calcext:value-type="string">
            <text:p>BBTree/LOAD/1000/4</text:p>
          </table:table-cell>
          <table:table-cell office:value-type="float" office:value="0.239" calcext:value-type="float">
            <text:p>0.239</text:p>
          </table:table-cell>
          <table:table-cell office:value-type="string" calcext:value-type="string">
            <text:p><text:s/>ms</text:p>
          </table:table-cell>
          <table:table-cell office:value-type="float" office:value="0.239" calcext:value-type="float">
            <text:p>0.239</text:p>
          </table:table-cell>
          <table:table-cell office:value-type="string" calcext:value-type="string">
            <text:p><text:s/>ms</text:p>
          </table:table-cell>
          <table:table-cell office:value-type="float" office:value="3150" calcext:value-type="float">
            <text:p>3150</text:p>
          </table:table-cell>
          <table:table-cell office:value-type="float" office:value="4.18327" calcext:value-type="float">
            <text:p>4.18327</text:p>
          </table:table-cell>
          <table:table-cell office:value-type="string" calcext:value-type="string">
            <text:p>M/s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M</text:p>
          </table:table-cell>
          <table:table-cell table:formula="of:=IF([.I78]=&quot;k/s&quot;; [.H78]/1000; [.H78])" office:value-type="float" office:value="4.18327" calcext:value-type="float">
            <text:p>4.18327</text:p>
          </table:table-cell>
        </table:table-row>
        <table:table-row table:style-name="ro1">
          <table:table-cell/>
          <table:table-cell office:value-type="string" calcext:value-type="string">
            <text:p>BBTree/LOAD/10000/4</text:p>
          </table:table-cell>
          <table:table-cell office:value-type="float" office:value="2.93" calcext:value-type="float">
            <text:p>2.93</text:p>
          </table:table-cell>
          <table:table-cell office:value-type="string" calcext:value-type="string">
            <text:p><text:s/>ms</text:p>
          </table:table-cell>
          <table:table-cell office:value-type="float" office:value="2.93" calcext:value-type="float">
            <text:p>2.93</text:p>
          </table:table-cell>
          <table:table-cell office:value-type="string" calcext:value-type="string">
            <text:p><text:s/>ms</text:p>
          </table:table-cell>
          <table:table-cell office:value-type="float" office:value="249" calcext:value-type="float">
            <text:p>249</text:p>
          </table:table-cell>
          <table:table-cell office:value-type="float" office:value="3.41792" calcext:value-type="float">
            <text:p>3.41792</text:p>
          </table:table-cell>
          <table:table-cell office:value-type="string" calcext:value-type="string">
            <text:p>M/s</text:p>
          </table:table-cell>
          <table:table-cell office:value-type="float" office:value="2.49" calcext:value-type="float">
            <text:p>2.49</text:p>
          </table:table-cell>
          <table:table-cell office:value-type="string" calcext:value-type="string">
            <text:p>M</text:p>
          </table:table-cell>
          <table:table-cell table:formula="of:=IF([.I79]=&quot;k/s&quot;; [.H79]/1000; [.H79])" office:value-type="float" office:value="3.41792" calcext:value-type="float">
            <text:p>3.41792</text:p>
          </table:table-cell>
        </table:table-row>
        <table:table-row table:style-name="ro1">
          <table:table-cell/>
          <table:table-cell office:value-type="string" calcext:value-type="string">
            <text:p>BBTree/LOAD/100000/4</text:p>
          </table:table-cell>
          <table:table-cell office:value-type="float" office:value="40.3" calcext:value-type="float">
            <text:p>40.3</text:p>
          </table:table-cell>
          <table:table-cell office:value-type="string" calcext:value-type="string">
            <text:p><text:s/>ms</text:p>
          </table:table-cell>
          <table:table-cell office:value-type="float" office:value="40.3" calcext:value-type="float">
            <text:p>40.3</text:p>
          </table:table-cell>
          <table:table-cell office:value-type="string" calcext:value-type="string">
            <text:p><text:s/>ms</text:p>
          </table:table-cell>
          <table:table-cell office:value-type="float" office:value="17" calcext:value-type="float">
            <text:p>17</text:p>
          </table:table-cell>
          <table:table-cell office:value-type="float" office:value="2.48204" calcext:value-type="float">
            <text:p>2.48204</text:p>
          </table:table-cell>
          <table:table-cell office:value-type="string" calcext:value-type="string">
            <text:p>M/s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M</text:p>
          </table:table-cell>
          <table:table-cell table:formula="of:=IF([.I80]=&quot;k/s&quot;; [.H80]/1000; [.H80])" office:value-type="float" office:value="2.48204" calcext:value-type="float">
            <text:p>2.48204</text:p>
          </table:table-cell>
        </table:table-row>
        <table:table-row table:style-name="ro1">
          <table:table-cell/>
          <table:table-cell office:value-type="string" calcext:value-type="string">
            <text:p>BBTree/LOAD/1000000/4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<text:s/>ms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2.44904" calcext:value-type="float">
            <text:p>2.44904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IF([.I81]=&quot;k/s&quot;; [.H81]/1000; [.H81])" office:value-type="float" office:value="2.44904" calcext:value-type="float">
            <text:p>2.44904</text:p>
          </table:table-cell>
        </table:table-row>
        <table:table-row table:style-name="ro1">
          <table:table-cell/>
          <table:table-cell office:value-type="string" calcext:value-type="string">
            <text:p>BBTree/LOAD/1000/7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<text:s/>ms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<text:s/>ms</text:p>
          </table:table-cell>
          <table:table-cell office:value-type="float" office:value="2989" calcext:value-type="float">
            <text:p>2989</text:p>
          </table:table-cell>
          <table:table-cell office:value-type="float" office:value="4.0351" calcext:value-type="float">
            <text:p>4.0351</text:p>
          </table:table-cell>
          <table:table-cell office:value-type="string" calcext:value-type="string">
            <text:p>M/s</text:p>
          </table:table-cell>
          <table:table-cell office:value-type="float" office:value="2.989" calcext:value-type="float">
            <text:p>2.989</text:p>
          </table:table-cell>
          <table:table-cell office:value-type="string" calcext:value-type="string">
            <text:p>M</text:p>
          </table:table-cell>
          <table:table-cell table:formula="of:=IF([.I82]=&quot;k/s&quot;; [.H82]/1000; [.H82])" office:value-type="float" office:value="4.0351" calcext:value-type="float">
            <text:p>4.0351</text:p>
          </table:table-cell>
        </table:table-row>
        <table:table-row table:style-name="ro1">
          <table:table-cell/>
          <table:table-cell office:value-type="string" calcext:value-type="string">
            <text:p>BBTree/LOAD/10000/7</text:p>
          </table:table-cell>
          <table:table-cell office:value-type="float" office:value="2.68" calcext:value-type="float">
            <text:p>2.68</text:p>
          </table:table-cell>
          <table:table-cell office:value-type="string" calcext:value-type="string">
            <text:p><text:s/>ms</text:p>
          </table:table-cell>
          <table:table-cell office:value-type="float" office:value="2.68" calcext:value-type="float">
            <text:p>2.68</text:p>
          </table:table-cell>
          <table:table-cell office:value-type="string" calcext:value-type="string">
            <text:p><text:s/>ms</text:p>
          </table:table-cell>
          <table:table-cell office:value-type="float" office:value="261" calcext:value-type="float">
            <text:p>261</text:p>
          </table:table-cell>
          <table:table-cell office:value-type="float" office:value="3.73265" calcext:value-type="float">
            <text:p>3.73265</text:p>
          </table:table-cell>
          <table:table-cell office:value-type="string" calcext:value-type="string">
            <text:p>M/s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M</text:p>
          </table:table-cell>
          <table:table-cell table:formula="of:=IF([.I83]=&quot;k/s&quot;; [.H83]/1000; [.H83])" office:value-type="float" office:value="3.73265" calcext:value-type="float">
            <text:p>3.73265</text:p>
          </table:table-cell>
        </table:table-row>
        <table:table-row table:style-name="ro1">
          <table:table-cell/>
          <table:table-cell office:value-type="string" calcext:value-type="string">
            <text:p>BBTree/LOAD/100000/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m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ms</text:p>
          </table:table-cell>
          <table:table-cell office:value-type="float" office:value="20" calcext:value-type="float">
            <text:p>20</text:p>
          </table:table-cell>
          <table:table-cell office:value-type="float" office:value="2.85521" calcext:value-type="float">
            <text:p>2.85521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IF([.I84]=&quot;k/s&quot;; [.H84]/1000; [.H84])" office:value-type="float" office:value="2.85521" calcext:value-type="float">
            <text:p>2.85521</text:p>
          </table:table-cell>
        </table:table-row>
        <table:table-row table:style-name="ro1">
          <table:table-cell/>
          <table:table-cell office:value-type="string" calcext:value-type="string">
            <text:p>BBTree/LOAD/1000000/7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<text:s/>ms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2.94065" calcext:value-type="float">
            <text:p>2.94065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IF([.I85]=&quot;k/s&quot;; [.H85]/1000; [.H85])" office:value-type="float" office:value="2.94065" calcext:value-type="float">
            <text:p>2.94065</text:p>
          </table:table-cell>
        </table:table-row>
        <table:table-row table:style-name="ro1">
          <table:table-cell/>
          <table:table-cell office:value-type="string" calcext:value-type="string">
            <text:p>Mcxme/LOAD/1000/4</text:p>
          </table:table-cell>
          <table:table-cell office:value-type="float" office:value="0.288" calcext:value-type="float">
            <text:p>0.288</text:p>
          </table:table-cell>
          <table:table-cell office:value-type="string" calcext:value-type="string">
            <text:p><text:s/>ms</text:p>
          </table:table-cell>
          <table:table-cell office:value-type="float" office:value="0.288" calcext:value-type="float">
            <text:p>0.288</text:p>
          </table:table-cell>
          <table:table-cell office:value-type="string" calcext:value-type="string">
            <text:p><text:s/>ms</text:p>
          </table:table-cell>
          <table:table-cell office:value-type="float" office:value="2455" calcext:value-type="float">
            <text:p>2455</text:p>
          </table:table-cell>
          <table:table-cell office:value-type="float" office:value="3.47011" calcext:value-type="float">
            <text:p>3.47011</text:p>
          </table:table-cell>
          <table:table-cell office:value-type="string" calcext:value-type="string">
            <text:p>M/s</text:p>
          </table:table-cell>
          <table:table-cell office:value-type="float" office:value="2.455" calcext:value-type="float">
            <text:p>2.455</text:p>
          </table:table-cell>
          <table:table-cell office:value-type="string" calcext:value-type="string">
            <text:p>M</text:p>
          </table:table-cell>
          <table:table-cell table:formula="of:=IF([.I86]=&quot;k/s&quot;; [.H86]/1000; [.H86])" office:value-type="float" office:value="3.47011" calcext:value-type="float">
            <text:p>3.47011</text:p>
          </table:table-cell>
        </table:table-row>
        <table:table-row table:style-name="ro1">
          <table:table-cell/>
          <table:table-cell office:value-type="string" calcext:value-type="string">
            <text:p>Mcxme/LOAD/10000/4</text:p>
          </table:table-cell>
          <table:table-cell office:value-type="float" office:value="3.31" calcext:value-type="float">
            <text:p>3.31</text:p>
          </table:table-cell>
          <table:table-cell office:value-type="string" calcext:value-type="string">
            <text:p><text:s/>ms</text:p>
          </table:table-cell>
          <table:table-cell office:value-type="float" office:value="3.31" calcext:value-type="float">
            <text:p>3.31</text:p>
          </table:table-cell>
          <table:table-cell office:value-type="string" calcext:value-type="string">
            <text:p><text:s/>ms</text:p>
          </table:table-cell>
          <table:table-cell office:value-type="float" office:value="214" calcext:value-type="float">
            <text:p>214</text:p>
          </table:table-cell>
          <table:table-cell office:value-type="float" office:value="3.02327" calcext:value-type="float">
            <text:p>3.02327</text:p>
          </table:table-cell>
          <table:table-cell office:value-type="string" calcext:value-type="string">
            <text:p>M/s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M</text:p>
          </table:table-cell>
          <table:table-cell table:formula="of:=IF([.I87]=&quot;k/s&quot;; [.H87]/1000; [.H87])" office:value-type="float" office:value="3.02327" calcext:value-type="float">
            <text:p>3.02327</text:p>
          </table:table-cell>
        </table:table-row>
        <table:table-row table:style-name="ro1">
          <table:table-cell/>
          <table:table-cell office:value-type="string" calcext:value-type="string">
            <text:p>Mcxme/LOAD/100000/4</text:p>
          </table:table-cell>
          <table:table-cell office:value-type="float" office:value="39.2" calcext:value-type="float">
            <text:p>39.2</text:p>
          </table:table-cell>
          <table:table-cell office:value-type="string" calcext:value-type="string">
            <text:p><text:s/>ms</text:p>
          </table:table-cell>
          <table:table-cell office:value-type="float" office:value="39.2" calcext:value-type="float">
            <text:p>39.2</text:p>
          </table:table-cell>
          <table:table-cell office:value-type="string" calcext:value-type="string">
            <text:p><text:s/>ms</text:p>
          </table:table-cell>
          <table:table-cell office:value-type="float" office:value="19" calcext:value-type="float">
            <text:p>19</text:p>
          </table:table-cell>
          <table:table-cell office:value-type="float" office:value="2.54968" calcext:value-type="float">
            <text:p>2.54968</text:p>
          </table:table-cell>
          <table:table-cell office:value-type="string" calcext:value-type="string">
            <text:p>M/s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M</text:p>
          </table:table-cell>
          <table:table-cell table:formula="of:=IF([.I88]=&quot;k/s&quot;; [.H88]/1000; [.H88])" office:value-type="float" office:value="2.54968" calcext:value-type="float">
            <text:p>2.54968</text:p>
          </table:table-cell>
        </table:table-row>
        <table:table-row table:style-name="ro1">
          <table:table-cell/>
          <table:table-cell office:value-type="string" calcext:value-type="string">
            <text:p>Mcxme/LOAD/1000000/4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<text:s/>ms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1.91627" calcext:value-type="float">
            <text:p>1.91627</text:p>
          </table:table-cell>
          <table:table-cell office:value-type="string" calcext:value-type="string">
            <text:p>M/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table:formula="of:=IF([.I89]=&quot;k/s&quot;; [.H89]/1000; [.H89])" office:value-type="float" office:value="1.91627" calcext:value-type="float">
            <text:p>1.91627</text:p>
          </table:table-cell>
        </table:table-row>
        <table:table-row table:style-name="ro1">
          <table:table-cell/>
          <table:table-cell office:value-type="string" calcext:value-type="string">
            <text:p>Mcxme/LOAD/1000/7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<text:s/>ms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<text:s/>ms</text:p>
          </table:table-cell>
          <table:table-cell office:value-type="float" office:value="2175" calcext:value-type="float">
            <text:p>2175</text:p>
          </table:table-cell>
          <table:table-cell office:value-type="float" office:value="3.12689" calcext:value-type="float">
            <text:p>3.12689</text:p>
          </table:table-cell>
          <table:table-cell office:value-type="string" calcext:value-type="string">
            <text:p>M/s</text:p>
          </table:table-cell>
          <table:table-cell office:value-type="float" office:value="2.175" calcext:value-type="float">
            <text:p>2.175</text:p>
          </table:table-cell>
          <table:table-cell office:value-type="string" calcext:value-type="string">
            <text:p>M</text:p>
          </table:table-cell>
          <table:table-cell table:formula="of:=IF([.I90]=&quot;k/s&quot;; [.H90]/1000; [.H90])" office:value-type="float" office:value="3.12689" calcext:value-type="float">
            <text:p>3.12689</text:p>
          </table:table-cell>
        </table:table-row>
        <table:table-row table:style-name="ro1">
          <table:table-cell/>
          <table:table-cell office:value-type="string" calcext:value-type="string">
            <text:p>Mcxme/LOAD/10000/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<text:s/>ms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<text:s/>ms</text:p>
          </table:table-cell>
          <table:table-cell office:value-type="float" office:value="195" calcext:value-type="float">
            <text:p>195</text:p>
          </table:table-cell>
          <table:table-cell office:value-type="float" office:value="2.77783" calcext:value-type="float">
            <text:p>2.77783</text:p>
          </table:table-cell>
          <table:table-cell office:value-type="string" calcext:value-type="string">
            <text:p>M/s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M</text:p>
          </table:table-cell>
          <table:table-cell table:formula="of:=IF([.I91]=&quot;k/s&quot;; [.H91]/1000; [.H91])" office:value-type="float" office:value="2.77783" calcext:value-type="float">
            <text:p>2.77783</text:p>
          </table:table-cell>
        </table:table-row>
        <table:table-row table:style-name="ro1">
          <table:table-cell/>
          <table:table-cell office:value-type="string" calcext:value-type="string">
            <text:p>Mcxme/LOAD/100000/7</text:p>
          </table:table-cell>
          <table:table-cell office:value-type="float" office:value="46.7" calcext:value-type="float">
            <text:p>46.7</text:p>
          </table:table-cell>
          <table:table-cell office:value-type="string" calcext:value-type="string">
            <text:p><text:s/>ms</text:p>
          </table:table-cell>
          <table:table-cell office:value-type="float" office:value="46.7" calcext:value-type="float">
            <text:p>46.7</text:p>
          </table:table-cell>
          <table:table-cell office:value-type="string" calcext:value-type="string">
            <text:p><text:s/>ms</text:p>
          </table:table-cell>
          <table:table-cell office:value-type="float" office:value="15" calcext:value-type="float">
            <text:p>15</text:p>
          </table:table-cell>
          <table:table-cell office:value-type="float" office:value="2.14153" calcext:value-type="float">
            <text:p>2.14153</text:p>
          </table:table-cell>
          <table:table-cell office:value-type="string" calcext:value-type="string">
            <text:p>M/s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M</text:p>
          </table:table-cell>
          <table:table-cell table:formula="of:=IF([.I92]=&quot;k/s&quot;; [.H92]/1000; [.H92])" office:value-type="float" office:value="2.14153" calcext:value-type="float">
            <text:p>2.14153</text:p>
          </table:table-cell>
        </table:table-row>
        <table:table-row table:style-name="ro1">
          <table:table-cell/>
          <table:table-cell office:value-type="string" calcext:value-type="string">
            <text:p>Mcxme/LOAD/1000000/7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<text:s/>ms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2.24435" calcext:value-type="float">
            <text:p>2.24435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IF([.I93]=&quot;k/s&quot;; [.H93]/1000; [.H93])" office:value-type="float" office:value="2.24435" calcext:value-type="float">
            <text:p>2.24435</text:p>
          </table:table-cell>
        </table:table-row>
        <table:table-row table:style-name="ro1">
          <table:table-cell/>
          <table:table-cell office:value-type="string" calcext:value-type="string">
            <text:p>Lsi/LOAD/1000/4</text:p>
          </table:table-cell>
          <table:table-cell office:value-type="float" office:value="5.36" calcext:value-type="float">
            <text:p>5.36</text:p>
          </table:table-cell>
          <table:table-cell office:value-type="string" calcext:value-type="string">
            <text:p><text:s/>ms</text:p>
          </table:table-cell>
          <table:table-cell office:value-type="float" office:value="5.36" calcext:value-type="float">
            <text:p>5.36</text:p>
          </table:table-cell>
          <table:table-cell office:value-type="string" calcext:value-type="string">
            <text:p><text:s/>ms</text:p>
          </table:table-cell>
          <table:table-cell office:value-type="float" office:value="116" calcext:value-type="float">
            <text:p>116</text:p>
          </table:table-cell>
          <table:table-cell office:value-type="float" office:value="186.625" calcext:value-type="float">
            <text:p>186.625</text:p>
          </table:table-cell>
          <table:table-cell office:value-type="string" calcext:value-type="string">
            <text:p>k/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k</text:p>
          </table:table-cell>
          <table:table-cell table:formula="of:=IF([.I94]=&quot;k/s&quot;; [.H94]/1000; [.H94])" office:value-type="float" office:value="0.186625" calcext:value-type="float">
            <text:p>0.186625</text:p>
          </table:table-cell>
        </table:table-row>
        <table:table-row table:style-name="ro1">
          <table:table-cell/>
          <table:table-cell office:value-type="string" calcext:value-type="string">
            <text:p>Lsi/LOAD/10000/4</text:p>
          </table:table-cell>
          <table:table-cell office:value-type="float" office:value="65.6" calcext:value-type="float">
            <text:p>65.6</text:p>
          </table:table-cell>
          <table:table-cell office:value-type="string" calcext:value-type="string">
            <text:p><text:s/>ms</text:p>
          </table:table-cell>
          <table:table-cell office:value-type="float" office:value="65.6" calcext:value-type="float">
            <text:p>65.6</text:p>
          </table:table-cell>
          <table:table-cell office:value-type="string" calcext:value-type="string">
            <text:p><text:s/>ms</text:p>
          </table:table-cell>
          <table:table-cell office:value-type="float" office:value="10" calcext:value-type="float">
            <text:p>10</text:p>
          </table:table-cell>
          <table:table-cell office:value-type="float" office:value="152.391" calcext:value-type="float">
            <text:p>152.391</text:p>
          </table:table-cell>
          <table:table-cell office:value-type="string" calcext:value-type="string">
            <text:p>k/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</text:p>
          </table:table-cell>
          <table:table-cell table:formula="of:=IF([.I95]=&quot;k/s&quot;; [.H95]/1000; [.H95])" office:value-type="float" office:value="0.152391" calcext:value-type="float">
            <text:p>0.152391</text:p>
          </table:table-cell>
        </table:table-row>
        <table:table-row table:style-name="ro1">
          <table:table-cell/>
          <table:table-cell office:value-type="string" calcext:value-type="string">
            <text:p>Lsi/LOAD/100000/4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<text:s/>ms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127.256" calcext:value-type="float">
            <text:p>127.256</text:p>
          </table:table-cell>
          <table:table-cell office:value-type="string" calcext:value-type="string">
            <text:p>k/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</text:p>
          </table:table-cell>
          <table:table-cell table:formula="of:=IF([.I96]=&quot;k/s&quot;; [.H96]/1000; [.H96])" office:value-type="float" office:value="0.127256" calcext:value-type="float">
            <text:p>0.127256</text:p>
          </table:table-cell>
        </table:table-row>
        <table:table-row table:style-name="ro1">
          <table:table-cell/>
          <table:table-cell office:value-type="string" calcext:value-type="string">
            <text:p>Lsi/LOAD/1000000/4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<text:s/>ms</text:p>
          </table:table-cell>
          <table:table-cell office:value-type="float" office:value="8999" calcext:value-type="float">
            <text:p>8999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111.127" calcext:value-type="float">
            <text:p>111.127</text:p>
          </table:table-cell>
          <table:table-cell office:value-type="string" calcext:value-type="string">
            <text:p>k/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table:formula="of:=IF([.I97]=&quot;k/s&quot;; [.H97]/1000; [.H97])" office:value-type="float" office:value="0.111127" calcext:value-type="float">
            <text:p>0.111127</text:p>
          </table:table-cell>
        </table:table-row>
        <table:table-row table:style-name="ro1">
          <table:table-cell/>
          <table:table-cell office:value-type="string" calcext:value-type="string">
            <text:p>Lsi/LOAD/1000/7</text:p>
          </table:table-cell>
          <table:table-cell office:value-type="float" office:value="5.23" calcext:value-type="float">
            <text:p>5.23</text:p>
          </table:table-cell>
          <table:table-cell office:value-type="string" calcext:value-type="string">
            <text:p><text:s/>ms</text:p>
          </table:table-cell>
          <table:table-cell office:value-type="float" office:value="5.23" calcext:value-type="float">
            <text:p>5.23</text:p>
          </table:table-cell>
          <table:table-cell office:value-type="string" calcext:value-type="string">
            <text:p><text:s/>ms</text:p>
          </table:table-cell>
          <table:table-cell office:value-type="float" office:value="132" calcext:value-type="float">
            <text:p>132</text:p>
          </table:table-cell>
          <table:table-cell office:value-type="float" office:value="191.166" calcext:value-type="float">
            <text:p>191.166</text:p>
          </table:table-cell>
          <table:table-cell office:value-type="string" calcext:value-type="string">
            <text:p>k/s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k</text:p>
          </table:table-cell>
          <table:table-cell table:formula="of:=IF([.I98]=&quot;k/s&quot;; [.H98]/1000; [.H98])" office:value-type="float" office:value="0.191166" calcext:value-type="float">
            <text:p>0.191166</text:p>
          </table:table-cell>
        </table:table-row>
        <table:table-row table:style-name="ro1">
          <table:table-cell/>
          <table:table-cell office:value-type="string" calcext:value-type="string">
            <text:p>Lsi/LOAD/10000/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m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ms</text:p>
          </table:table-cell>
          <table:table-cell office:value-type="float" office:value="11" calcext:value-type="float">
            <text:p>11</text:p>
          </table:table-cell>
          <table:table-cell office:value-type="float" office:value="161.181" calcext:value-type="float">
            <text:p>161.181</text:p>
          </table:table-cell>
          <table:table-cell office:value-type="string" calcext:value-type="string">
            <text:p>k/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k</text:p>
          </table:table-cell>
          <table:table-cell table:formula="of:=IF([.I99]=&quot;k/s&quot;; [.H99]/1000; [.H99])" office:value-type="float" office:value="0.161181" calcext:value-type="float">
            <text:p>0.161181</text:p>
          </table:table-cell>
        </table:table-row>
        <table:table-row table:style-name="ro1">
          <table:table-cell/>
          <table:table-cell office:value-type="string" calcext:value-type="string">
            <text:p>Lsi/LOAD/100000/7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<text:s/>ms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141.458" calcext:value-type="float">
            <text:p>141.458</text:p>
          </table:table-cell>
          <table:table-cell office:value-type="string" calcext:value-type="string">
            <text:p>k/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</text:p>
          </table:table-cell>
          <table:table-cell table:formula="of:=IF([.I100]=&quot;k/s&quot;; [.H100]/1000; [.H100])" office:value-type="float" office:value="0.141458" calcext:value-type="float">
            <text:p>0.141458</text:p>
          </table:table-cell>
        </table:table-row>
        <table:table-row table:style-name="ro1">
          <table:table-cell/>
          <table:table-cell office:value-type="string" calcext:value-type="string">
            <text:p>Lsi/LOAD/1000000/7</text:p>
          </table:table-cell>
          <table:table-cell office:value-type="float" office:value="8141" calcext:value-type="float">
            <text:p>8141</text:p>
          </table:table-cell>
          <table:table-cell office:value-type="string" calcext:value-type="string">
            <text:p><text:s/>ms</text:p>
          </table:table-cell>
          <table:table-cell office:value-type="float" office:value="8140" calcext:value-type="float">
            <text:p>8140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122.853" calcext:value-type="float">
            <text:p>122.853</text:p>
          </table:table-cell>
          <table:table-cell office:value-type="string" calcext:value-type="string">
            <text:p>k/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table:formula="of:=IF([.I101]=&quot;k/s&quot;; [.H101]/1000; [.H101])" office:value-type="float" office:value="0.122853" calcext:value-type="float">
            <text:p>0.122853</text:p>
          </table:table-cell>
        </table:table-row>
        <table:table-row table:style-name="ro1" table:number-rows-repeated="104847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update_mm_d" table:style-name="ta1">
        <table:shapes>
          <draw:frame draw:z-index="0" draw:style-name="gr1" draw:text-style-name="P1" svg:width="6.2972in" svg:height="3.4343in" svg:x="1.4031in" svg:y="0.5425in">
            <draw:object draw:notify-on-update-of-ranges="update_mm_d.A30:update_mm_d.A33 update_mm_d.B30:update_mm_d.B30 update_mm_d.L30:update_mm_d.L33 update_mm_d.A30:update_mm_d.A33 update_mm_d.B38:update_mm_d.B38 update_mm_d.L38:update_mm_d.L41 update_mm_d.A30:update_mm_d.A33 update_mm_d.B46:update_mm_d.B46 update_mm_d.L46:update_mm_d.L49 update_mm_d.A30:update_mm_d.A33 update_mm_d.B54:update_mm_d.B54 update_mm_d.L54:update_mm_d.L57 update_mm_d.A30:update_mm_d.A33 update_mm_d.B62:update_mm_d.B62 update_mm_d.L62:update_mm_d.L65 update_mm_d.A30:update_mm_d.A33 update_mm_d.B70:update_mm_d.B70 update_mm_d.L70:update_mm_d.L7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2988in" svg:height="3.5429in" svg:x="8.1311in" svg:y="0.4681in">
            <draw:object draw:notify-on-update-of-ranges="update_mm_d.A30:update_mm_d.A33 update_mm_d.B30:update_mm_d.B30 update_mm_d.L34:update_mm_d.L37 update_mm_d.A30:update_mm_d.A33 update_mm_d.B38:update_mm_d.B38 update_mm_d.L42:update_mm_d.L45 update_mm_d.A30:update_mm_d.A33 update_mm_d.B46:update_mm_d.B46 update_mm_d.L50:update_mm_d.L53 update_mm_d.A30:update_mm_d.A33 update_mm_d.B54:update_mm_d.B54 update_mm_d.L58:update_mm_d.L61 update_mm_d.A30:update_mm_d.A33 update_mm_d.B62:update_mm_d.B62 update_mm_d.L66:update_mm_d.L69 update_mm_d.A30:update_mm_d.A33 update_mm_d.B70:update_mm_d.B70 update_mm_d.L74:update_mm_d.L7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1"/>
        <table:table-row table:style-name="ro1" table:number-rows-repeated="26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--------------------------------------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------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--------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<text:s text:c="6"/>T</text:p>
          </table:table-cell>
          <table:table-cell office:value-type="string" calcext:value-type="string">
            <text:p>ime</text:p>
          </table:table-cell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<text:s text:c="3"/>Iterations</text:p>
          </table:table-cell>
          <table:table-cell office:value-type="string" calcext:value-type="string">
            <text:p><text:s/>total_upd_cou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<text:s/>update_r</text:p>
          </table:table-cell>
          <table:table-cell office:value-type="string" calcext:value-type="string">
            <text:p>ate</text:p>
          </table:table-cell>
          <table:table-cell office:value-type="string" calcext:value-type="string">
            <text:p>normalized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--------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------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o M/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PhTreeMMBpt/UPDATE_1000/1000/4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<text:s/>ms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<text:s/>ms</text:p>
          </table:table-cell>
          <table:table-cell office:value-type="float" office:value="12488" calcext:value-type="float">
            <text:p>12488</text:p>
          </table:table-cell>
          <table:table-cell office:value-type="float" office:value="12.488" calcext:value-type="float">
            <text:p>12.488</text:p>
          </table:table-cell>
          <table:table-cell office:value-type="string" calcext:value-type="string">
            <text:p>M</text:p>
          </table:table-cell>
          <table:table-cell office:value-type="float" office:value="20.3536" calcext:value-type="float">
            <text:p>20.3536</text:p>
          </table:table-cell>
          <table:table-cell office:value-type="string" calcext:value-type="string">
            <text:p>M/s</text:p>
          </table:table-cell>
          <table:table-cell table:formula="of:=IF([.K30]=&quot;k/s&quot;; [.J30]/1000; [.J30])" office:value-type="float" office:value="20.3536" calcext:value-type="float">
            <text:p>20.353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PhTreeMMBpt/UPDATE_1000/10000/4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<text:s/>ms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<text:s/>ms</text:p>
          </table:table-cell>
          <table:table-cell office:value-type="float" office:value="8130" calcext:value-type="float">
            <text:p>8130</text:p>
          </table:table-cell>
          <table:table-cell office:value-type="float" office:value="8.13" calcext:value-type="float">
            <text:p>8.13</text:p>
          </table:table-cell>
          <table:table-cell office:value-type="string" calcext:value-type="string">
            <text:p>M</text:p>
          </table:table-cell>
          <table:table-cell office:value-type="float" office:value="12.7095" calcext:value-type="float">
            <text:p>12.7095</text:p>
          </table:table-cell>
          <table:table-cell office:value-type="string" calcext:value-type="string">
            <text:p>M/s</text:p>
          </table:table-cell>
          <table:table-cell table:formula="of:=IF([.K31]=&quot;k/s&quot;; [.J31]/1000; [.J31])" office:value-type="float" office:value="12.7095" calcext:value-type="float">
            <text:p>12.709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PhTreeMMBpt/UPDATE_1000/100000/4</text:p>
          </table:table-cell>
          <table:table-cell office:value-type="float" office:value="0.262" calcext:value-type="float">
            <text:p>0.262</text:p>
          </table:table-cell>
          <table:table-cell office:value-type="string" calcext:value-type="string">
            <text:p><text:s/>ms</text:p>
          </table:table-cell>
          <table:table-cell office:value-type="float" office:value="0.262" calcext:value-type="float">
            <text:p>0.262</text:p>
          </table:table-cell>
          <table:table-cell office:value-type="string" calcext:value-type="string">
            <text:p><text:s/>ms</text:p>
          </table:table-cell>
          <table:table-cell office:value-type="float" office:value="2682" calcext:value-type="float">
            <text:p>2682</text:p>
          </table:table-cell>
          <table:table-cell office:value-type="float" office:value="2.682" calcext:value-type="float">
            <text:p>2.682</text:p>
          </table:table-cell>
          <table:table-cell office:value-type="string" calcext:value-type="string">
            <text:p>M</text:p>
          </table:table-cell>
          <table:table-cell office:value-type="float" office:value="3.81406" calcext:value-type="float">
            <text:p>3.81406</text:p>
          </table:table-cell>
          <table:table-cell office:value-type="string" calcext:value-type="string">
            <text:p>M/s</text:p>
          </table:table-cell>
          <table:table-cell table:formula="of:=IF([.K32]=&quot;k/s&quot;; [.J32]/1000; [.J32])" office:value-type="float" office:value="3.81406" calcext:value-type="float">
            <text:p>3.8140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PhTreeMMBpt/UPDATE_1000/1000000/4</text:p>
          </table:table-cell>
          <table:table-cell office:value-type="float" office:value="0.416" calcext:value-type="float">
            <text:p>0.416</text:p>
          </table:table-cell>
          <table:table-cell office:value-type="string" calcext:value-type="string">
            <text:p><text:s/>ms</text:p>
          </table:table-cell>
          <table:table-cell office:value-type="float" office:value="0.416" calcext:value-type="float">
            <text:p>0.416</text:p>
          </table:table-cell>
          <table:table-cell office:value-type="string" calcext:value-type="string">
            <text:p><text:s/>ms</text:p>
          </table:table-cell>
          <table:table-cell office:value-type="float" office:value="1673" calcext:value-type="float">
            <text:p>1673</text:p>
          </table:table-cell>
          <table:table-cell office:value-type="float" office:value="1.673" calcext:value-type="float">
            <text:p>1.673</text:p>
          </table:table-cell>
          <table:table-cell office:value-type="string" calcext:value-type="string">
            <text:p>M</text:p>
          </table:table-cell>
          <table:table-cell office:value-type="float" office:value="2.40319" calcext:value-type="float">
            <text:p>2.40319</text:p>
          </table:table-cell>
          <table:table-cell office:value-type="string" calcext:value-type="string">
            <text:p>M/s</text:p>
          </table:table-cell>
          <table:table-cell table:formula="of:=IF([.K33]=&quot;k/s&quot;; [.J33]/1000; [.J33])" office:value-type="float" office:value="2.40319" calcext:value-type="float">
            <text:p>2.40319</text:p>
          </table:table-cell>
        </table:table-row>
        <table:table-row table:style-name="ro1">
          <table:table-cell/>
          <table:table-cell office:value-type="string" calcext:value-type="string">
            <text:p>PhTreeMMBpt/UPDATE_1000/1000/7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<text:s/>ms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<text:s/>ms</text:p>
          </table:table-cell>
          <table:table-cell office:value-type="float" office:value="4909" calcext:value-type="float">
            <text:p>4909</text:p>
          </table:table-cell>
          <table:table-cell office:value-type="float" office:value="4.909" calcext:value-type="float">
            <text:p>4.909</text:p>
          </table:table-cell>
          <table:table-cell office:value-type="string" calcext:value-type="string">
            <text:p>M</text:p>
          </table:table-cell>
          <table:table-cell office:value-type="float" office:value="7.88669" calcext:value-type="float">
            <text:p>7.88669</text:p>
          </table:table-cell>
          <table:table-cell office:value-type="string" calcext:value-type="string">
            <text:p>M/s</text:p>
          </table:table-cell>
          <table:table-cell table:formula="of:=IF([.K34]=&quot;k/s&quot;; [.J34]/1000; [.J34])" office:value-type="float" office:value="7.88669" calcext:value-type="float">
            <text:p>7.88669</text:p>
          </table:table-cell>
        </table:table-row>
        <table:table-row table:style-name="ro1">
          <table:table-cell/>
          <table:table-cell office:value-type="string" calcext:value-type="string">
            <text:p>PhTreeMMBpt/UPDATE_1000/10000/7</text:p>
          </table:table-cell>
          <table:table-cell office:value-type="float" office:value="0.194" calcext:value-type="float">
            <text:p>0.194</text:p>
          </table:table-cell>
          <table:table-cell office:value-type="string" calcext:value-type="string">
            <text:p><text:s/>ms</text:p>
          </table:table-cell>
          <table:table-cell office:value-type="float" office:value="0.194" calcext:value-type="float">
            <text:p>0.194</text:p>
          </table:table-cell>
          <table:table-cell office:value-type="string" calcext:value-type="string">
            <text:p><text:s/>ms</text:p>
          </table:table-cell>
          <table:table-cell office:value-type="float" office:value="3421" calcext:value-type="float">
            <text:p>3421</text:p>
          </table:table-cell>
          <table:table-cell office:value-type="float" office:value="3.421" calcext:value-type="float">
            <text:p>3.421</text:p>
          </table:table-cell>
          <table:table-cell office:value-type="string" calcext:value-type="string">
            <text:p>M</text:p>
          </table:table-cell>
          <table:table-cell office:value-type="float" office:value="5.16145" calcext:value-type="float">
            <text:p>5.16145</text:p>
          </table:table-cell>
          <table:table-cell office:value-type="string" calcext:value-type="string">
            <text:p>M/s</text:p>
          </table:table-cell>
          <table:table-cell table:formula="of:=IF([.K35]=&quot;k/s&quot;; [.J35]/1000; [.J35])" office:value-type="float" office:value="5.16145" calcext:value-type="float">
            <text:p>5.16145</text:p>
          </table:table-cell>
        </table:table-row>
        <table:table-row table:style-name="ro1">
          <table:table-cell/>
          <table:table-cell office:value-type="string" calcext:value-type="string">
            <text:p>PhTreeMMBpt/UPDATE_1000/100000/7</text:p>
          </table:table-cell>
          <table:table-cell office:value-type="float" office:value="0.543" calcext:value-type="float">
            <text:p>0.543</text:p>
          </table:table-cell>
          <table:table-cell office:value-type="string" calcext:value-type="string">
            <text:p><text:s/>ms</text:p>
          </table:table-cell>
          <table:table-cell office:value-type="float" office:value="0.543" calcext:value-type="float">
            <text:p>0.543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office:value-type="float" office:value="1.8425" calcext:value-type="float">
            <text:p>1.8425</text:p>
          </table:table-cell>
          <table:table-cell office:value-type="string" calcext:value-type="string">
            <text:p>M/s</text:p>
          </table:table-cell>
          <table:table-cell table:formula="of:=IF([.K36]=&quot;k/s&quot;; [.J36]/1000; [.J36])" office:value-type="float" office:value="1.8425" calcext:value-type="float">
            <text:p>1.8425</text:p>
          </table:table-cell>
        </table:table-row>
        <table:table-row table:style-name="ro1">
          <table:table-cell/>
          <table:table-cell office:value-type="string" calcext:value-type="string">
            <text:p>PhTreeMMBpt/UPDATE_1000/1000000/7</text:p>
          </table:table-cell>
          <table:table-cell office:value-type="float" office:value="0.789" calcext:value-type="float">
            <text:p>0.789</text:p>
          </table:table-cell>
          <table:table-cell office:value-type="string" calcext:value-type="string">
            <text:p><text:s/>ms</text:p>
          </table:table-cell>
          <table:table-cell office:value-type="float" office:value="0.789" calcext:value-type="float">
            <text:p>0.789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986" calcext:value-type="float">
            <text:p>986</text:p>
          </table:table-cell>
          <table:table-cell office:value-type="string" calcext:value-type="string">
            <text:p>k</text:p>
          </table:table-cell>
          <table:table-cell office:value-type="float" office:value="1.26736" calcext:value-type="float">
            <text:p>1.26736</text:p>
          </table:table-cell>
          <table:table-cell office:value-type="string" calcext:value-type="string">
            <text:p>M/s</text:p>
          </table:table-cell>
          <table:table-cell table:formula="of:=IF([.K37]=&quot;k/s&quot;; [.J37]/1000; [.J37])" office:value-type="float" office:value="1.26736" calcext:value-type="float">
            <text:p>1.26736</text:p>
          </table:table-cell>
        </table:table-row>
        <table:table-row table:style-name="ro1">
          <table:table-cell/>
          <table:table-cell office:value-type="string" calcext:value-type="string">
            <text:p>PhtreeMM2/UPDATE_1000/1000/4</text:p>
          </table:table-cell>
          <table:table-cell office:value-type="float" office:value="0.096" calcext:value-type="float">
            <text:p>0.096</text:p>
          </table:table-cell>
          <table:table-cell office:value-type="string" calcext:value-type="string">
            <text:p><text:s/>ms</text:p>
          </table:table-cell>
          <table:table-cell office:value-type="float" office:value="0.096" calcext:value-type="float">
            <text:p>0.096</text:p>
          </table:table-cell>
          <table:table-cell office:value-type="string" calcext:value-type="string">
            <text:p><text:s/>ms</text:p>
          </table:table-cell>
          <table:table-cell office:value-type="float" office:value="7073" calcext:value-type="float">
            <text:p>7073</text:p>
          </table:table-cell>
          <table:table-cell office:value-type="float" office:value="7.073" calcext:value-type="float">
            <text:p>7.073</text:p>
          </table:table-cell>
          <table:table-cell office:value-type="string" calcext:value-type="string">
            <text:p>M</text:p>
          </table:table-cell>
          <table:table-cell office:value-type="float" office:value="10.3841" calcext:value-type="float">
            <text:p>10.3841</text:p>
          </table:table-cell>
          <table:table-cell office:value-type="string" calcext:value-type="string">
            <text:p>M/s</text:p>
          </table:table-cell>
          <table:table-cell table:formula="of:=IF([.K38]=&quot;k/s&quot;; [.J38]/1000; [.J38])" office:value-type="float" office:value="10.3841" calcext:value-type="float">
            <text:p>10.3841</text:p>
          </table:table-cell>
        </table:table-row>
        <table:table-row table:style-name="ro1">
          <table:table-cell/>
          <table:table-cell office:value-type="string" calcext:value-type="string">
            <text:p>PhtreeMM2/UPDATE_1000/10000/4</text:p>
          </table:table-cell>
          <table:table-cell office:value-type="float" office:value="0.171" calcext:value-type="float">
            <text:p>0.171</text:p>
          </table:table-cell>
          <table:table-cell office:value-type="string" calcext:value-type="string">
            <text:p><text:s/>ms</text:p>
          </table:table-cell>
          <table:table-cell office:value-type="float" office:value="0.171" calcext:value-type="float">
            <text:p>0.171</text:p>
          </table:table-cell>
          <table:table-cell office:value-type="string" calcext:value-type="string">
            <text:p><text:s/>ms</text:p>
          </table:table-cell>
          <table:table-cell office:value-type="float" office:value="3964" calcext:value-type="float">
            <text:p>3964</text:p>
          </table:table-cell>
          <table:table-cell office:value-type="float" office:value="3.964" calcext:value-type="float">
            <text:p>3.964</text:p>
          </table:table-cell>
          <table:table-cell office:value-type="string" calcext:value-type="string">
            <text:p>M</text:p>
          </table:table-cell>
          <table:table-cell office:value-type="float" office:value="5.83672" calcext:value-type="float">
            <text:p>5.83672</text:p>
          </table:table-cell>
          <table:table-cell office:value-type="string" calcext:value-type="string">
            <text:p>M/s</text:p>
          </table:table-cell>
          <table:table-cell table:formula="of:=IF([.K39]=&quot;k/s&quot;; [.J39]/1000; [.J39])" office:value-type="float" office:value="5.83672" calcext:value-type="float">
            <text:p>5.83672</text:p>
          </table:table-cell>
        </table:table-row>
        <table:table-row table:style-name="ro1">
          <table:table-cell/>
          <table:table-cell office:value-type="string" calcext:value-type="string">
            <text:p>PhtreeMM2/UPDATE_1000/100000/4</text:p>
          </table:table-cell>
          <table:table-cell office:value-type="float" office:value="0.286" calcext:value-type="float">
            <text:p>0.286</text:p>
          </table:table-cell>
          <table:table-cell office:value-type="string" calcext:value-type="string">
            <text:p><text:s/>ms</text:p>
          </table:table-cell>
          <table:table-cell office:value-type="float" office:value="0.286" calcext:value-type="float">
            <text:p>0.286</text:p>
          </table:table-cell>
          <table:table-cell office:value-type="string" calcext:value-type="string">
            <text:p><text:s/>ms</text:p>
          </table:table-cell>
          <table:table-cell office:value-type="float" office:value="2477" calcext:value-type="float">
            <text:p>2477</text:p>
          </table:table-cell>
          <table:table-cell office:value-type="float" office:value="2.477" calcext:value-type="float">
            <text:p>2.477</text:p>
          </table:table-cell>
          <table:table-cell office:value-type="string" calcext:value-type="string">
            <text:p>M</text:p>
          </table:table-cell>
          <table:table-cell office:value-type="float" office:value="3.49258" calcext:value-type="float">
            <text:p>3.49258</text:p>
          </table:table-cell>
          <table:table-cell office:value-type="string" calcext:value-type="string">
            <text:p>M/s</text:p>
          </table:table-cell>
          <table:table-cell table:formula="of:=IF([.K40]=&quot;k/s&quot;; [.J40]/1000; [.J40])" office:value-type="float" office:value="3.49258" calcext:value-type="float">
            <text:p>3.49258</text:p>
          </table:table-cell>
        </table:table-row>
        <table:table-row table:style-name="ro1">
          <table:table-cell/>
          <table:table-cell office:value-type="string" calcext:value-type="string">
            <text:p>PhtreeMM2/UPDATE_1000/1000000/4</text:p>
          </table:table-cell>
          <table:table-cell office:value-type="float" office:value="0.624" calcext:value-type="float">
            <text:p>0.624</text:p>
          </table:table-cell>
          <table:table-cell office:value-type="string" calcext:value-type="string">
            <text:p><text:s/>ms</text:p>
          </table:table-cell>
          <table:table-cell office:value-type="float" office:value="0.624" calcext:value-type="float">
            <text:p>0.624</text:p>
          </table:table-cell>
          <table:table-cell office:value-type="string" calcext:value-type="string">
            <text:p><text:s/>ms</text:p>
          </table:table-cell>
          <table:table-cell office:value-type="float" office:value="1122" calcext:value-type="float">
            <text:p>1122</text:p>
          </table:table-cell>
          <table:table-cell office:value-type="float" office:value="1.122" calcext:value-type="float">
            <text:p>1.122</text:p>
          </table:table-cell>
          <table:table-cell office:value-type="string" calcext:value-type="string">
            <text:p>M</text:p>
          </table:table-cell>
          <table:table-cell office:value-type="float" office:value="1.6017" calcext:value-type="float">
            <text:p>1.6017</text:p>
          </table:table-cell>
          <table:table-cell office:value-type="string" calcext:value-type="string">
            <text:p>M/s</text:p>
          </table:table-cell>
          <table:table-cell table:formula="of:=IF([.K41]=&quot;k/s&quot;; [.J41]/1000; [.J41])" office:value-type="float" office:value="1.6017" calcext:value-type="float">
            <text:p>1.6017</text:p>
          </table:table-cell>
        </table:table-row>
        <table:table-row table:style-name="ro1">
          <table:table-cell/>
          <table:table-cell office:value-type="string" calcext:value-type="string">
            <text:p>PhtreeMM2/UPDATE_1000/1000/7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<text:s/>ms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<text:s/>ms</text:p>
          </table:table-cell>
          <table:table-cell office:value-type="float" office:value="5022" calcext:value-type="float">
            <text:p>5022</text:p>
          </table:table-cell>
          <table:table-cell office:value-type="float" office:value="5.022" calcext:value-type="float">
            <text:p>5.022</text:p>
          </table:table-cell>
          <table:table-cell office:value-type="string" calcext:value-type="string">
            <text:p>M</text:p>
          </table:table-cell>
          <table:table-cell office:value-type="float" office:value="7.88339" calcext:value-type="float">
            <text:p>7.88339</text:p>
          </table:table-cell>
          <table:table-cell office:value-type="string" calcext:value-type="string">
            <text:p>M/s</text:p>
          </table:table-cell>
          <table:table-cell table:formula="of:=IF([.K42]=&quot;k/s&quot;; [.J42]/1000; [.J42])" office:value-type="float" office:value="7.88339" calcext:value-type="float">
            <text:p>7.88339</text:p>
          </table:table-cell>
        </table:table-row>
        <table:table-row table:style-name="ro1">
          <table:table-cell/>
          <table:table-cell office:value-type="string" calcext:value-type="string">
            <text:p>PhtreeMM2/UPDATE_1000/10000/7</text:p>
          </table:table-cell>
          <table:table-cell office:value-type="float" office:value="0.261" calcext:value-type="float">
            <text:p>0.261</text:p>
          </table:table-cell>
          <table:table-cell office:value-type="string" calcext:value-type="string">
            <text:p><text:s/>ms</text:p>
          </table:table-cell>
          <table:table-cell office:value-type="float" office:value="0.261" calcext:value-type="float">
            <text:p>0.261</text:p>
          </table:table-cell>
          <table:table-cell office:value-type="string" calcext:value-type="string">
            <text:p><text:s/>ms</text:p>
          </table:table-cell>
          <table:table-cell office:value-type="float" office:value="2545" calcext:value-type="float">
            <text:p>2545</text:p>
          </table:table-cell>
          <table:table-cell office:value-type="float" office:value="2.545" calcext:value-type="float">
            <text:p>2.545</text:p>
          </table:table-cell>
          <table:table-cell office:value-type="string" calcext:value-type="string">
            <text:p>M</text:p>
          </table:table-cell>
          <table:table-cell office:value-type="float" office:value="3.82849" calcext:value-type="float">
            <text:p>3.82849</text:p>
          </table:table-cell>
          <table:table-cell office:value-type="string" calcext:value-type="string">
            <text:p>M/s</text:p>
          </table:table-cell>
          <table:table-cell table:formula="of:=IF([.K43]=&quot;k/s&quot;; [.J43]/1000; [.J43])" office:value-type="float" office:value="3.82849" calcext:value-type="float">
            <text:p>3.82849</text:p>
          </table:table-cell>
        </table:table-row>
        <table:table-row table:style-name="ro1">
          <table:table-cell/>
          <table:table-cell office:value-type="string" calcext:value-type="string">
            <text:p>PhtreeMM2/UPDATE_1000/100000/7</text:p>
          </table:table-cell>
          <table:table-cell office:value-type="float" office:value="0.529" calcext:value-type="float">
            <text:p>0.529</text:p>
          </table:table-cell>
          <table:table-cell office:value-type="string" calcext:value-type="string">
            <text:p><text:s/>ms</text:p>
          </table:table-cell>
          <table:table-cell office:value-type="float" office:value="0.529" calcext:value-type="float">
            <text:p>0.529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office:value-type="float" office:value="1.8897" calcext:value-type="float">
            <text:p>1.8897</text:p>
          </table:table-cell>
          <table:table-cell office:value-type="string" calcext:value-type="string">
            <text:p>M/s</text:p>
          </table:table-cell>
          <table:table-cell table:formula="of:=IF([.K44]=&quot;k/s&quot;; [.J44]/1000; [.J44])" office:value-type="float" office:value="1.8897" calcext:value-type="float">
            <text:p>1.8897</text:p>
          </table:table-cell>
        </table:table-row>
        <table:table-row table:style-name="ro1">
          <table:table-cell/>
          <table:table-cell office:value-type="string" calcext:value-type="string">
            <text:p>PhtreeMM2/UPDATE_1000/1000000/7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<text:s/>ms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745" calcext:value-type="float">
            <text:p>745</text:p>
          </table:table-cell>
          <table:table-cell office:value-type="string" calcext:value-type="string">
            <text:p>k</text:p>
          </table:table-cell>
          <table:table-cell office:value-type="float" office:value="959.947" calcext:value-type="float">
            <text:p>959.947</text:p>
          </table:table-cell>
          <table:table-cell office:value-type="string" calcext:value-type="string">
            <text:p>k/s</text:p>
          </table:table-cell>
          <table:table-cell table:formula="of:=IF([.K45]=&quot;k/s&quot;; [.J45]/1000; [.J45])" office:value-type="float" office:value="0.959947" calcext:value-type="float">
            <text:p>0.959947</text:p>
          </table:table-cell>
        </table:table-row>
        <table:table-row table:style-name="ro1">
          <table:table-cell/>
          <table:table-cell office:value-type="string" calcext:value-type="string">
            <text:p>TinspinKDTree/UPDATE_1000/1000/4</text:p>
          </table:table-cell>
          <table:table-cell office:value-type="float" office:value="0.246" calcext:value-type="float">
            <text:p>0.246</text:p>
          </table:table-cell>
          <table:table-cell office:value-type="string" calcext:value-type="string">
            <text:p><text:s/>ms</text:p>
          </table:table-cell>
          <table:table-cell office:value-type="float" office:value="0.246" calcext:value-type="float">
            <text:p>0.246</text:p>
          </table:table-cell>
          <table:table-cell office:value-type="string" calcext:value-type="string">
            <text:p><text:s/>ms</text:p>
          </table:table-cell>
          <table:table-cell office:value-type="float" office:value="3032" calcext:value-type="float">
            <text:p>3032</text:p>
          </table:table-cell>
          <table:table-cell office:value-type="float" office:value="3.032" calcext:value-type="float">
            <text:p>3.032</text:p>
          </table:table-cell>
          <table:table-cell office:value-type="string" calcext:value-type="string">
            <text:p>M</text:p>
          </table:table-cell>
          <table:table-cell office:value-type="float" office:value="4.06" calcext:value-type="float">
            <text:p>4.06</text:p>
          </table:table-cell>
          <table:table-cell office:value-type="string" calcext:value-type="string">
            <text:p>M/s</text:p>
          </table:table-cell>
          <table:table-cell table:formula="of:=IF([.K46]=&quot;k/s&quot;; [.J46]/1000; [.J46])" office:value-type="float" office:value="4.06" calcext:value-type="float">
            <text:p>4.06</text:p>
          </table:table-cell>
        </table:table-row>
        <table:table-row table:style-name="ro1">
          <table:table-cell/>
          <table:table-cell office:value-type="string" calcext:value-type="string">
            <text:p>TinspinKDTree/UPDATE_1000/10000/4</text:p>
          </table:table-cell>
          <table:table-cell office:value-type="float" office:value="0.338" calcext:value-type="float">
            <text:p>0.338</text:p>
          </table:table-cell>
          <table:table-cell office:value-type="string" calcext:value-type="string">
            <text:p><text:s/>ms</text:p>
          </table:table-cell>
          <table:table-cell office:value-type="float" office:value="0.338" calcext:value-type="float">
            <text:p>0.338</text:p>
          </table:table-cell>
          <table:table-cell office:value-type="string" calcext:value-type="string">
            <text:p><text:s/>ms</text:p>
          </table:table-cell>
          <table:table-cell office:value-type="float" office:value="2412" calcext:value-type="float">
            <text:p>2412</text:p>
          </table:table-cell>
          <table:table-cell office:value-type="float" office:value="2.412" calcext:value-type="float">
            <text:p>2.412</text:p>
          </table:table-cell>
          <table:table-cell office:value-type="string" calcext:value-type="string">
            <text:p>M</text:p>
          </table:table-cell>
          <table:table-cell office:value-type="float" office:value="2.95913" calcext:value-type="float">
            <text:p>2.95913</text:p>
          </table:table-cell>
          <table:table-cell office:value-type="string" calcext:value-type="string">
            <text:p>M/s</text:p>
          </table:table-cell>
          <table:table-cell table:formula="of:=IF([.K47]=&quot;k/s&quot;; [.J47]/1000; [.J47])" office:value-type="float" office:value="2.95913" calcext:value-type="float">
            <text:p>2.95913</text:p>
          </table:table-cell>
        </table:table-row>
        <table:table-row table:style-name="ro1">
          <table:table-cell/>
          <table:table-cell office:value-type="string" calcext:value-type="string">
            <text:p>TinspinKDTree/UPDATE_1000/100000/4</text:p>
          </table:table-cell>
          <table:table-cell office:value-type="float" office:value="0.397" calcext:value-type="float">
            <text:p>0.397</text:p>
          </table:table-cell>
          <table:table-cell office:value-type="string" calcext:value-type="string">
            <text:p><text:s/>ms</text:p>
          </table:table-cell>
          <table:table-cell office:value-type="float" office:value="0.397" calcext:value-type="float">
            <text:p>0.397</text:p>
          </table:table-cell>
          <table:table-cell office:value-type="string" calcext:value-type="string">
            <text:p><text:s/>ms</text:p>
          </table:table-cell>
          <table:table-cell office:value-type="float" office:value="1801" calcext:value-type="float">
            <text:p>1801</text:p>
          </table:table-cell>
          <table:table-cell office:value-type="float" office:value="1.801" calcext:value-type="float">
            <text:p>1.801</text:p>
          </table:table-cell>
          <table:table-cell office:value-type="string" calcext:value-type="string">
            <text:p>M</text:p>
          </table:table-cell>
          <table:table-cell office:value-type="float" office:value="2.51943" calcext:value-type="float">
            <text:p>2.51943</text:p>
          </table:table-cell>
          <table:table-cell office:value-type="string" calcext:value-type="string">
            <text:p>M/s</text:p>
          </table:table-cell>
          <table:table-cell table:formula="of:=IF([.K48]=&quot;k/s&quot;; [.J48]/1000; [.J48])" office:value-type="float" office:value="2.51943" calcext:value-type="float">
            <text:p>2.51943</text:p>
          </table:table-cell>
        </table:table-row>
        <table:table-row table:style-name="ro1">
          <table:table-cell/>
          <table:table-cell office:value-type="string" calcext:value-type="string">
            <text:p>TinspinKDTree/UPDATE_1000/1000000/4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<text:s/>ms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667" calcext:value-type="float">
            <text:p>667</text:p>
          </table:table-cell>
          <table:table-cell office:value-type="string" calcext:value-type="string">
            <text:p>k</text:p>
          </table:table-cell>
          <table:table-cell office:value-type="float" office:value="947.331" calcext:value-type="float">
            <text:p>947.331</text:p>
          </table:table-cell>
          <table:table-cell office:value-type="string" calcext:value-type="string">
            <text:p>k/s</text:p>
          </table:table-cell>
          <table:table-cell table:formula="of:=IF([.K49]=&quot;k/s&quot;; [.J49]/1000; [.J49])" office:value-type="float" office:value="0.947331" calcext:value-type="float">
            <text:p>0.947331</text:p>
          </table:table-cell>
        </table:table-row>
        <table:table-row table:style-name="ro1">
          <table:table-cell/>
          <table:table-cell office:value-type="string" calcext:value-type="string">
            <text:p>TinspinKDTree/UPDATE_1000/1000/7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<text:s/>ms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<text:s/>ms</text:p>
          </table:table-cell>
          <table:table-cell office:value-type="float" office:value="4259" calcext:value-type="float">
            <text:p>4259</text:p>
          </table:table-cell>
          <table:table-cell office:value-type="float" office:value="4.259" calcext:value-type="float">
            <text:p>4.259</text:p>
          </table:table-cell>
          <table:table-cell office:value-type="string" calcext:value-type="string">
            <text:p>M</text:p>
          </table:table-cell>
          <table:table-cell office:value-type="float" office:value="5.91746" calcext:value-type="float">
            <text:p>5.91746</text:p>
          </table:table-cell>
          <table:table-cell office:value-type="string" calcext:value-type="string">
            <text:p>M/s</text:p>
          </table:table-cell>
          <table:table-cell table:formula="of:=IF([.K50]=&quot;k/s&quot;; [.J50]/1000; [.J50])" office:value-type="float" office:value="5.91746" calcext:value-type="float">
            <text:p>5.91746</text:p>
          </table:table-cell>
        </table:table-row>
        <table:table-row table:style-name="ro1">
          <table:table-cell/>
          <table:table-cell office:value-type="string" calcext:value-type="string">
            <text:p>TinspinKDTree/UPDATE_1000/10000/7</text:p>
          </table:table-cell>
          <table:table-cell office:value-type="float" office:value="0.323" calcext:value-type="float">
            <text:p>0.323</text:p>
          </table:table-cell>
          <table:table-cell office:value-type="string" calcext:value-type="string">
            <text:p><text:s/>ms</text:p>
          </table:table-cell>
          <table:table-cell office:value-type="float" office:value="0.323" calcext:value-type="float">
            <text:p>0.323</text:p>
          </table:table-cell>
          <table:table-cell office:value-type="string" calcext:value-type="string">
            <text:p><text:s/>ms</text:p>
          </table:table-cell>
          <table:table-cell office:value-type="float" office:value="2227" calcext:value-type="float">
            <text:p>2227</text:p>
          </table:table-cell>
          <table:table-cell office:value-type="float" office:value="2.227" calcext:value-type="float">
            <text:p>2.227</text:p>
          </table:table-cell>
          <table:table-cell office:value-type="string" calcext:value-type="string">
            <text:p>M</text:p>
          </table:table-cell>
          <table:table-cell office:value-type="float" office:value="3.09532" calcext:value-type="float">
            <text:p>3.09532</text:p>
          </table:table-cell>
          <table:table-cell office:value-type="string" calcext:value-type="string">
            <text:p>M/s</text:p>
          </table:table-cell>
          <table:table-cell table:formula="of:=IF([.K51]=&quot;k/s&quot;; [.J51]/1000; [.J51])" office:value-type="float" office:value="3.09532" calcext:value-type="float">
            <text:p>3.09532</text:p>
          </table:table-cell>
        </table:table-row>
        <table:table-row table:style-name="ro1">
          <table:table-cell/>
          <table:table-cell office:value-type="string" calcext:value-type="string">
            <text:p>TinspinKDTree/UPDATE_1000/100000/7</text:p>
          </table:table-cell>
          <table:table-cell office:value-type="float" office:value="0.471" calcext:value-type="float">
            <text:p>0.471</text:p>
          </table:table-cell>
          <table:table-cell office:value-type="string" calcext:value-type="string">
            <text:p><text:s/>ms</text:p>
          </table:table-cell>
          <table:table-cell office:value-type="float" office:value="0.471" calcext:value-type="float">
            <text:p>0.471</text:p>
          </table:table-cell>
          <table:table-cell office:value-type="string" calcext:value-type="string">
            <text:p><text:s/>ms</text:p>
          </table:table-cell>
          <table:table-cell office:value-type="float" office:value="1488" calcext:value-type="float">
            <text:p>1488</text:p>
          </table:table-cell>
          <table:table-cell office:value-type="float" office:value="1.488" calcext:value-type="float">
            <text:p>1.488</text:p>
          </table:table-cell>
          <table:table-cell office:value-type="string" calcext:value-type="string">
            <text:p>M</text:p>
          </table:table-cell>
          <table:table-cell office:value-type="float" office:value="2.12284" calcext:value-type="float">
            <text:p>2.12284</text:p>
          </table:table-cell>
          <table:table-cell office:value-type="string" calcext:value-type="string">
            <text:p>M/s</text:p>
          </table:table-cell>
          <table:table-cell table:formula="of:=IF([.K52]=&quot;k/s&quot;; [.J52]/1000; [.J52])" office:value-type="float" office:value="2.12284" calcext:value-type="float">
            <text:p>2.12284</text:p>
          </table:table-cell>
        </table:table-row>
        <table:table-row table:style-name="ro1">
          <table:table-cell/>
          <table:table-cell office:value-type="string" calcext:value-type="string">
            <text:p>TinspinKDTree/UPDATE_1000/1000000/7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<text:s/>ms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685" calcext:value-type="float">
            <text:p>685</text:p>
          </table:table-cell>
          <table:table-cell office:value-type="string" calcext:value-type="string">
            <text:p>k</text:p>
          </table:table-cell>
          <table:table-cell office:value-type="float" office:value="935.817" calcext:value-type="float">
            <text:p>935.817</text:p>
          </table:table-cell>
          <table:table-cell office:value-type="string" calcext:value-type="string">
            <text:p>k/s</text:p>
          </table:table-cell>
          <table:table-cell table:formula="of:=IF([.K53]=&quot;k/s&quot;; [.J53]/1000; [.J53])" office:value-type="float" office:value="0.935817" calcext:value-type="float">
            <text:p>0.935817</text:p>
          </table:table-cell>
        </table:table-row>
        <table:table-row table:style-name="ro1">
          <table:table-cell/>
          <table:table-cell office:value-type="string" calcext:value-type="string">
            <text:p>TinspinQuadtree/UPDATE_1000/1000/4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<text:s/>ms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<text:s/>ms</text:p>
          </table:table-cell>
          <table:table-cell office:value-type="float" office:value="9886" calcext:value-type="float">
            <text:p>9886</text:p>
          </table:table-cell>
          <table:table-cell office:value-type="float" office:value="9.886" calcext:value-type="float">
            <text:p>9.886</text:p>
          </table:table-cell>
          <table:table-cell office:value-type="string" calcext:value-type="string">
            <text:p>M</text:p>
          </table:table-cell>
          <table:table-cell office:value-type="float" office:value="12.2484" calcext:value-type="float">
            <text:p>12.2484</text:p>
          </table:table-cell>
          <table:table-cell office:value-type="string" calcext:value-type="string">
            <text:p>M/s</text:p>
          </table:table-cell>
          <table:table-cell table:formula="of:=IF([.K54]=&quot;k/s&quot;; [.J54]/1000; [.J54])" office:value-type="float" office:value="12.2484" calcext:value-type="float">
            <text:p>12.2484</text:p>
          </table:table-cell>
        </table:table-row>
        <table:table-row table:style-name="ro1">
          <table:table-cell/>
          <table:table-cell office:value-type="string" calcext:value-type="string">
            <text:p>TinspinQuadtree/UPDATE_1000/10000/4</text:p>
          </table:table-cell>
          <table:table-cell office:value-type="float" office:value="0.175" calcext:value-type="float">
            <text:p>0.175</text:p>
          </table:table-cell>
          <table:table-cell office:value-type="string" calcext:value-type="string">
            <text:p><text:s/>ms</text:p>
          </table:table-cell>
          <table:table-cell office:value-type="float" office:value="0.175" calcext:value-type="float">
            <text:p>0.175</text:p>
          </table:table-cell>
          <table:table-cell office:value-type="string" calcext:value-type="string">
            <text:p><text:s/>ms</text:p>
          </table:table-cell>
          <table:table-cell office:value-type="float" office:value="4138" calcext:value-type="float">
            <text:p>4138</text:p>
          </table:table-cell>
          <table:table-cell office:value-type="float" office:value="4.138" calcext:value-type="float">
            <text:p>4.138</text:p>
          </table:table-cell>
          <table:table-cell office:value-type="string" calcext:value-type="string">
            <text:p>M</text:p>
          </table:table-cell>
          <table:table-cell office:value-type="float" office:value="5.71697" calcext:value-type="float">
            <text:p>5.71697</text:p>
          </table:table-cell>
          <table:table-cell office:value-type="string" calcext:value-type="string">
            <text:p>M/s</text:p>
          </table:table-cell>
          <table:table-cell table:formula="of:=IF([.K55]=&quot;k/s&quot;; [.J55]/1000; [.J55])" office:value-type="float" office:value="5.71697" calcext:value-type="float">
            <text:p>5.71697</text:p>
          </table:table-cell>
        </table:table-row>
        <table:table-row table:style-name="ro1">
          <table:table-cell/>
          <table:table-cell office:value-type="string" calcext:value-type="string">
            <text:p>TinspinQuadtree/UPDATE_1000/100000/4</text:p>
          </table:table-cell>
          <table:table-cell office:value-type="float" office:value="0.291" calcext:value-type="float">
            <text:p>0.291</text:p>
          </table:table-cell>
          <table:table-cell office:value-type="string" calcext:value-type="string">
            <text:p><text:s/>ms</text:p>
          </table:table-cell>
          <table:table-cell office:value-type="float" office:value="0.291" calcext:value-type="float">
            <text:p>0.291</text:p>
          </table:table-cell>
          <table:table-cell office:value-type="string" calcext:value-type="string">
            <text:p><text:s/>ms</text:p>
          </table:table-cell>
          <table:table-cell office:value-type="float" office:value="2469" calcext:value-type="float">
            <text:p>2469</text:p>
          </table:table-cell>
          <table:table-cell office:value-type="float" office:value="2.469" calcext:value-type="float">
            <text:p>2.469</text:p>
          </table:table-cell>
          <table:table-cell office:value-type="string" calcext:value-type="string">
            <text:p>M</text:p>
          </table:table-cell>
          <table:table-cell office:value-type="float" office:value="3.43788" calcext:value-type="float">
            <text:p>3.43788</text:p>
          </table:table-cell>
          <table:table-cell office:value-type="string" calcext:value-type="string">
            <text:p>M/s</text:p>
          </table:table-cell>
          <table:table-cell table:formula="of:=IF([.K56]=&quot;k/s&quot;; [.J56]/1000; [.J56])" office:value-type="float" office:value="3.43788" calcext:value-type="float">
            <text:p>3.43788</text:p>
          </table:table-cell>
        </table:table-row>
        <table:table-row table:style-name="ro1">
          <table:table-cell/>
          <table:table-cell office:value-type="string" calcext:value-type="string">
            <text:p>TinspinQuadtree/UPDATE_1000/1000000/4</text:p>
          </table:table-cell>
          <table:table-cell office:value-type="float" office:value="0.633" calcext:value-type="float">
            <text:p>0.633</text:p>
          </table:table-cell>
          <table:table-cell office:value-type="string" calcext:value-type="string">
            <text:p><text:s/>ms</text:p>
          </table:table-cell>
          <table:table-cell office:value-type="float" office:value="0.633" calcext:value-type="float">
            <text:p>0.633</text:p>
          </table:table-cell>
          <table:table-cell office:value-type="string" calcext:value-type="string">
            <text:p><text:s/>ms</text:p>
          </table:table-cell>
          <table:table-cell office:value-type="float" office:value="1110" calcext:value-type="float">
            <text:p>1110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M</text:p>
          </table:table-cell>
          <table:table-cell office:value-type="float" office:value="1.57998" calcext:value-type="float">
            <text:p>1.57998</text:p>
          </table:table-cell>
          <table:table-cell office:value-type="string" calcext:value-type="string">
            <text:p>M/s</text:p>
          </table:table-cell>
          <table:table-cell table:formula="of:=IF([.K57]=&quot;k/s&quot;; [.J57]/1000; [.J57])" office:value-type="float" office:value="1.57998" calcext:value-type="float">
            <text:p>1.57998</text:p>
          </table:table-cell>
        </table:table-row>
        <table:table-row table:style-name="ro1">
          <table:table-cell/>
          <table:table-cell office:value-type="string" calcext:value-type="string">
            <text:p>TinspinQuadtree/UPDATE_1000/1000/7</text:p>
          </table:table-cell>
          <table:table-cell office:value-type="float" office:value="0.113" calcext:value-type="float">
            <text:p>0.113</text:p>
          </table:table-cell>
          <table:table-cell office:value-type="string" calcext:value-type="string">
            <text:p><text:s/>ms</text:p>
          </table:table-cell>
          <table:table-cell office:value-type="float" office:value="0.113" calcext:value-type="float">
            <text:p>0.113</text:p>
          </table:table-cell>
          <table:table-cell office:value-type="string" calcext:value-type="string">
            <text:p><text:s/>ms</text:p>
          </table:table-cell>
          <table:table-cell office:value-type="float" office:value="5452" calcext:value-type="float">
            <text:p>5452</text:p>
          </table:table-cell>
          <table:table-cell office:value-type="float" office:value="5.452" calcext:value-type="float">
            <text:p>5.452</text:p>
          </table:table-cell>
          <table:table-cell office:value-type="string" calcext:value-type="string">
            <text:p>M</text:p>
          </table:table-cell>
          <table:table-cell office:value-type="float" office:value="8.86392" calcext:value-type="float">
            <text:p>8.86392</text:p>
          </table:table-cell>
          <table:table-cell office:value-type="string" calcext:value-type="string">
            <text:p>M/s</text:p>
          </table:table-cell>
          <table:table-cell table:formula="of:=IF([.K58]=&quot;k/s&quot;; [.J58]/1000; [.J58])" office:value-type="float" office:value="8.86392" calcext:value-type="float">
            <text:p>8.86392</text:p>
          </table:table-cell>
        </table:table-row>
        <table:table-row table:style-name="ro1">
          <table:table-cell/>
          <table:table-cell office:value-type="string" calcext:value-type="string">
            <text:p>TinspinQuadtree/UPDATE_1000/10000/7</text:p>
          </table:table-cell>
          <table:table-cell office:value-type="float" office:value="0.298" calcext:value-type="float">
            <text:p>0.298</text:p>
          </table:table-cell>
          <table:table-cell office:value-type="string" calcext:value-type="string">
            <text:p><text:s/>ms</text:p>
          </table:table-cell>
          <table:table-cell office:value-type="float" office:value="0.298" calcext:value-type="float">
            <text:p>0.298</text:p>
          </table:table-cell>
          <table:table-cell office:value-type="string" calcext:value-type="string">
            <text:p><text:s/>ms</text:p>
          </table:table-cell>
          <table:table-cell office:value-type="float" office:value="2223" calcext:value-type="float">
            <text:p>2223</text:p>
          </table:table-cell>
          <table:table-cell office:value-type="float" office:value="2.223" calcext:value-type="float">
            <text:p>2.223</text:p>
          </table:table-cell>
          <table:table-cell office:value-type="string" calcext:value-type="string">
            <text:p>M</text:p>
          </table:table-cell>
          <table:table-cell office:value-type="float" office:value="3.35116" calcext:value-type="float">
            <text:p>3.35116</text:p>
          </table:table-cell>
          <table:table-cell office:value-type="string" calcext:value-type="string">
            <text:p>M/s</text:p>
          </table:table-cell>
          <table:table-cell table:formula="of:=IF([.K59]=&quot;k/s&quot;; [.J59]/1000; [.J59])" office:value-type="float" office:value="3.35116" calcext:value-type="float">
            <text:p>3.35116</text:p>
          </table:table-cell>
        </table:table-row>
        <table:table-row table:style-name="ro1">
          <table:table-cell/>
          <table:table-cell office:value-type="string" calcext:value-type="string">
            <text:p>TinspinQuadtree/UPDATE_1000/100000/7</text:p>
          </table:table-cell>
          <table:table-cell office:value-type="float" office:value="0.579" calcext:value-type="float">
            <text:p>0.579</text:p>
          </table:table-cell>
          <table:table-cell office:value-type="string" calcext:value-type="string">
            <text:p><text:s/>ms</text:p>
          </table:table-cell>
          <table:table-cell office:value-type="float" office:value="0.579" calcext:value-type="float">
            <text:p>0.579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office:value-type="float" office:value="1.72851" calcext:value-type="float">
            <text:p>1.72851</text:p>
          </table:table-cell>
          <table:table-cell office:value-type="string" calcext:value-type="string">
            <text:p>M/s</text:p>
          </table:table-cell>
          <table:table-cell table:formula="of:=IF([.K60]=&quot;k/s&quot;; [.J60]/1000; [.J60])" office:value-type="float" office:value="1.72851" calcext:value-type="float">
            <text:p>1.72851</text:p>
          </table:table-cell>
        </table:table-row>
        <table:table-row table:style-name="ro1">
          <table:table-cell/>
          <table:table-cell office:value-type="string" calcext:value-type="string">
            <text:p>TinspinQuadtree/UPDATE_1000/1000000/7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<text:s/>ms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623" calcext:value-type="float">
            <text:p>623</text:p>
          </table:table-cell>
          <table:table-cell office:value-type="string" calcext:value-type="string">
            <text:p>k</text:p>
          </table:table-cell>
          <table:table-cell office:value-type="float" office:value="826.184" calcext:value-type="float">
            <text:p>826.184</text:p>
          </table:table-cell>
          <table:table-cell office:value-type="string" calcext:value-type="string">
            <text:p>k/s</text:p>
          </table:table-cell>
          <table:table-cell table:formula="of:=IF([.K61]=&quot;k/s&quot;; [.J61]/1000; [.J61])" office:value-type="float" office:value="0.826184" calcext:value-type="float">
            <text:p>0.826184</text:p>
          </table:table-cell>
        </table:table-row>
        <table:table-row table:style-name="ro1">
          <table:table-cell/>
          <table:table-cell office:value-type="string" calcext:value-type="string">
            <text:p>BoostRT/UPDATE_1000/1000/4</text:p>
          </table:table-cell>
          <table:table-cell office:value-type="float" office:value="0.654" calcext:value-type="float">
            <text:p>0.654</text:p>
          </table:table-cell>
          <table:table-cell office:value-type="string" calcext:value-type="string">
            <text:p><text:s/>ms</text:p>
          </table:table-cell>
          <table:table-cell office:value-type="float" office:value="0.654" calcext:value-type="float">
            <text:p>0.654</text:p>
          </table:table-cell>
          <table:table-cell office:value-type="string" calcext:value-type="string">
            <text:p><text:s/>ms</text:p>
          </table:table-cell>
          <table:table-cell office:value-type="float" office:value="1178" calcext:value-type="float">
            <text:p>1178</text:p>
          </table:table-cell>
          <table:table-cell office:value-type="float" office:value="1.178" calcext:value-type="float">
            <text:p>1.178</text:p>
          </table:table-cell>
          <table:table-cell office:value-type="string" calcext:value-type="string">
            <text:p>M</text:p>
          </table:table-cell>
          <table:table-cell office:value-type="float" office:value="1.52818" calcext:value-type="float">
            <text:p>1.52818</text:p>
          </table:table-cell>
          <table:table-cell office:value-type="string" calcext:value-type="string">
            <text:p>M/s</text:p>
          </table:table-cell>
          <table:table-cell table:formula="of:=IF([.K62]=&quot;k/s&quot;; [.J62]/1000; [.J62])" office:value-type="float" office:value="1.52818" calcext:value-type="float">
            <text:p>1.52818</text:p>
          </table:table-cell>
        </table:table-row>
        <table:table-row table:style-name="ro1">
          <table:table-cell/>
          <table:table-cell office:value-type="string" calcext:value-type="string">
            <text:p>BoostRT/UPDATE_1000/10000/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s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696" calcext:value-type="float">
            <text:p>696</text:p>
          </table:table-cell>
          <table:table-cell office:value-type="string" calcext:value-type="string">
            <text:p>k</text:p>
          </table:table-cell>
          <table:table-cell office:value-type="float" office:value="1000.51" calcext:value-type="float">
            <text:p>1000.51</text:p>
          </table:table-cell>
          <table:table-cell office:value-type="string" calcext:value-type="string">
            <text:p>k/s</text:p>
          </table:table-cell>
          <table:table-cell table:formula="of:=IF([.K63]=&quot;k/s&quot;; [.J63]/1000; [.J63])" office:value-type="float" office:value="1.00051" calcext:value-type="float">
            <text:p>1.00051</text:p>
          </table:table-cell>
        </table:table-row>
        <table:table-row table:style-name="ro1">
          <table:table-cell/>
          <table:table-cell office:value-type="string" calcext:value-type="string">
            <text:p>BoostRT/UPDATE_1000/100000/4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<text:s/>ms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469" calcext:value-type="float">
            <text:p>469</text:p>
          </table:table-cell>
          <table:table-cell office:value-type="string" calcext:value-type="string">
            <text:p>k</text:p>
          </table:table-cell>
          <table:table-cell office:value-type="float" office:value="739.896" calcext:value-type="float">
            <text:p>739.896</text:p>
          </table:table-cell>
          <table:table-cell office:value-type="string" calcext:value-type="string">
            <text:p>k/s</text:p>
          </table:table-cell>
          <table:table-cell table:formula="of:=IF([.K64]=&quot;k/s&quot;; [.J64]/1000; [.J64])" office:value-type="float" office:value="0.739896" calcext:value-type="float">
            <text:p>0.739896</text:p>
          </table:table-cell>
        </table:table-row>
        <table:table-row table:style-name="ro1">
          <table:table-cell/>
          <table:table-cell office:value-type="string" calcext:value-type="string">
            <text:p>BoostRT/UPDATE_1000/1000000/4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<text:s/>ms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string" calcext:value-type="string">
            <text:p>k</text:p>
          </table:table-cell>
          <table:table-cell office:value-type="float" office:value="430.25" calcext:value-type="float">
            <text:p>430.25</text:p>
          </table:table-cell>
          <table:table-cell office:value-type="string" calcext:value-type="string">
            <text:p>k/s</text:p>
          </table:table-cell>
          <table:table-cell table:formula="of:=IF([.K65]=&quot;k/s&quot;; [.J65]/1000; [.J65])" office:value-type="float" office:value="0.43025" calcext:value-type="float">
            <text:p>0.43025</text:p>
          </table:table-cell>
        </table:table-row>
        <table:table-row table:style-name="ro1">
          <table:table-cell/>
          <table:table-cell office:value-type="string" calcext:value-type="string">
            <text:p>BoostRT/UPDATE_1000/1000/7</text:p>
          </table:table-cell>
          <table:table-cell office:value-type="float" office:value="0.412" calcext:value-type="float">
            <text:p>0.412</text:p>
          </table:table-cell>
          <table:table-cell office:value-type="string" calcext:value-type="string">
            <text:p><text:s/>ms</text:p>
          </table:table-cell>
          <table:table-cell office:value-type="float" office:value="0.412" calcext:value-type="float">
            <text:p>0.412</text:p>
          </table:table-cell>
          <table:table-cell office:value-type="string" calcext:value-type="string">
            <text:p><text:s/>ms</text:p>
          </table:table-cell>
          <table:table-cell office:value-type="float" office:value="1302" calcext:value-type="float">
            <text:p>1302</text:p>
          </table:table-cell>
          <table:table-cell office:value-type="float" office:value="1.302" calcext:value-type="float">
            <text:p>1.302</text:p>
          </table:table-cell>
          <table:table-cell office:value-type="string" calcext:value-type="string">
            <text:p>M</text:p>
          </table:table-cell>
          <table:table-cell office:value-type="float" office:value="2.42832" calcext:value-type="float">
            <text:p>2.42832</text:p>
          </table:table-cell>
          <table:table-cell office:value-type="string" calcext:value-type="string">
            <text:p>M/s</text:p>
          </table:table-cell>
          <table:table-cell table:formula="of:=IF([.K66]=&quot;k/s&quot;; [.J66]/1000; [.J66])" office:value-type="float" office:value="2.42832" calcext:value-type="float">
            <text:p>2.42832</text:p>
          </table:table-cell>
        </table:table-row>
        <table:table-row table:style-name="ro1">
          <table:table-cell/>
          <table:table-cell office:value-type="string" calcext:value-type="string">
            <text:p>BoostRT/UPDATE_1000/10000/7</text:p>
          </table:table-cell>
          <table:table-cell office:value-type="float" office:value="0.788" calcext:value-type="float">
            <text:p>0.788</text:p>
          </table:table-cell>
          <table:table-cell office:value-type="string" calcext:value-type="string">
            <text:p><text:s/>ms</text:p>
          </table:table-cell>
          <table:table-cell office:value-type="float" office:value="0.788" calcext:value-type="float">
            <text:p>0.788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638" calcext:value-type="float">
            <text:p>638</text:p>
          </table:table-cell>
          <table:table-cell office:value-type="string" calcext:value-type="string">
            <text:p>k</text:p>
          </table:table-cell>
          <table:table-cell office:value-type="float" office:value="1.26864" calcext:value-type="float">
            <text:p>1.26864</text:p>
          </table:table-cell>
          <table:table-cell office:value-type="string" calcext:value-type="string">
            <text:p>M/s</text:p>
          </table:table-cell>
          <table:table-cell table:formula="of:=IF([.K67]=&quot;k/s&quot;; [.J67]/1000; [.J67])" office:value-type="float" office:value="1.26864" calcext:value-type="float">
            <text:p>1.26864</text:p>
          </table:table-cell>
        </table:table-row>
        <table:table-row table:style-name="ro1">
          <table:table-cell/>
          <table:table-cell office:value-type="string" calcext:value-type="string">
            <text:p>BoostRT/UPDATE_1000/100000/7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<text:s/>ms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388" calcext:value-type="float">
            <text:p>388</text:p>
          </table:table-cell>
          <table:table-cell office:value-type="string" calcext:value-type="string">
            <text:p>k</text:p>
          </table:table-cell>
          <table:table-cell office:value-type="float" office:value="619.544" calcext:value-type="float">
            <text:p>619.544</text:p>
          </table:table-cell>
          <table:table-cell office:value-type="string" calcext:value-type="string">
            <text:p>k/s</text:p>
          </table:table-cell>
          <table:table-cell table:formula="of:=IF([.K68]=&quot;k/s&quot;; [.J68]/1000; [.J68])" office:value-type="float" office:value="0.619544" calcext:value-type="float">
            <text:p>0.619544</text:p>
          </table:table-cell>
        </table:table-row>
        <table:table-row table:style-name="ro1">
          <table:table-cell/>
          <table:table-cell office:value-type="string" calcext:value-type="string">
            <text:p>BoostRT/UPDATE_1000/1000000/7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<text:s/>ms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string" calcext:value-type="string">
            <text:p>k</text:p>
          </table:table-cell>
          <table:table-cell office:value-type="float" office:value="427.165" calcext:value-type="float">
            <text:p>427.165</text:p>
          </table:table-cell>
          <table:table-cell office:value-type="string" calcext:value-type="string">
            <text:p>k/s</text:p>
          </table:table-cell>
          <table:table-cell table:formula="of:=IF([.K69]=&quot;k/s&quot;; [.J69]/1000; [.J69])" office:value-type="float" office:value="0.427165" calcext:value-type="float">
            <text:p>0.427165</text:p>
          </table:table-cell>
        </table:table-row>
        <table:table-row table:style-name="ro1">
          <table:table-cell/>
          <table:table-cell office:value-type="string" calcext:value-type="string">
            <text:p>LSI_RT/UPDATE_1000/1000/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<text:s/>ms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k</text:p>
          </table:table-cell>
          <table:table-cell office:value-type="float" office:value="64.1065" calcext:value-type="float">
            <text:p>64.1065</text:p>
          </table:table-cell>
          <table:table-cell office:value-type="string" calcext:value-type="string">
            <text:p>k/s</text:p>
          </table:table-cell>
          <table:table-cell table:formula="of:=IF([.K70]=&quot;k/s&quot;; [.J70]/1000; [.J70])" office:value-type="float" office:value="0.0641065" calcext:value-type="float">
            <text:p>0.0641065</text:p>
          </table:table-cell>
        </table:table-row>
        <table:table-row table:style-name="ro1">
          <table:table-cell/>
          <table:table-cell office:value-type="string" calcext:value-type="string">
            <text:p>LSI_RT/UPDATE_1000/10000/4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<text:s/>ms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k</text:p>
          </table:table-cell>
          <table:table-cell office:value-type="float" office:value="39.8748" calcext:value-type="float">
            <text:p>39.8748</text:p>
          </table:table-cell>
          <table:table-cell office:value-type="string" calcext:value-type="string">
            <text:p>k/s</text:p>
          </table:table-cell>
          <table:table-cell table:formula="of:=IF([.K71]=&quot;k/s&quot;; [.J71]/1000; [.J71])" office:value-type="float" office:value="0.0398748" calcext:value-type="float">
            <text:p>0.0398748</text:p>
          </table:table-cell>
        </table:table-row>
        <table:table-row table:style-name="ro1">
          <table:table-cell/>
          <table:table-cell office:value-type="string" calcext:value-type="string">
            <text:p>LSI_RT/UPDATE_1000/100000/4</text:p>
          </table:table-cell>
          <table:table-cell office:value-type="float" office:value="32.2" calcext:value-type="float">
            <text:p>32.2</text:p>
          </table:table-cell>
          <table:table-cell office:value-type="string" calcext:value-type="string">
            <text:p><text:s/>ms</text:p>
          </table:table-cell>
          <table:table-cell office:value-type="float" office:value="32.2" calcext:value-type="float">
            <text:p>32.2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k</text:p>
          </table:table-cell>
          <table:table-cell office:value-type="float" office:value="31.01" calcext:value-type="float">
            <text:p>31.01</text:p>
          </table:table-cell>
          <table:table-cell office:value-type="string" calcext:value-type="string">
            <text:p>k/s</text:p>
          </table:table-cell>
          <table:table-cell table:formula="of:=IF([.K72]=&quot;k/s&quot;; [.J72]/1000; [.J72])" office:value-type="float" office:value="0.03101" calcext:value-type="float">
            <text:p>0.03101</text:p>
          </table:table-cell>
        </table:table-row>
        <table:table-row table:style-name="ro1">
          <table:table-cell/>
          <table:table-cell office:value-type="string" calcext:value-type="string">
            <text:p>LSI_RT/UPDATE_1000/1000000/4</text:p>
          </table:table-cell>
          <table:table-cell office:value-type="float" office:value="51.3" calcext:value-type="float">
            <text:p>51.3</text:p>
          </table:table-cell>
          <table:table-cell office:value-type="string" calcext:value-type="string">
            <text:p><text:s/>ms</text:p>
          </table:table-cell>
          <table:table-cell office:value-type="float" office:value="51.3" calcext:value-type="float">
            <text:p>51.3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k</text:p>
          </table:table-cell>
          <table:table-cell office:value-type="float" office:value="19.4998" calcext:value-type="float">
            <text:p>19.4998</text:p>
          </table:table-cell>
          <table:table-cell office:value-type="string" calcext:value-type="string">
            <text:p>k/s</text:p>
          </table:table-cell>
          <table:table-cell table:formula="of:=IF([.K73]=&quot;k/s&quot;; [.J73]/1000; [.J73])" office:value-type="float" office:value="0.0194998" calcext:value-type="float">
            <text:p>0.0194998</text:p>
          </table:table-cell>
        </table:table-row>
        <table:table-row table:style-name="ro1">
          <table:table-cell/>
          <table:table-cell office:value-type="string" calcext:value-type="string">
            <text:p>LSI_RT/UPDATE_1000/1000/7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<text:s/>ms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k</text:p>
          </table:table-cell>
          <table:table-cell office:value-type="float" office:value="74.7823" calcext:value-type="float">
            <text:p>74.7823</text:p>
          </table:table-cell>
          <table:table-cell office:value-type="string" calcext:value-type="string">
            <text:p>k/s</text:p>
          </table:table-cell>
          <table:table-cell table:formula="of:=IF([.K74]=&quot;k/s&quot;; [.J74]/1000; [.J74])" office:value-type="float" office:value="0.0747823" calcext:value-type="float">
            <text:p>0.0747823</text:p>
          </table:table-cell>
        </table:table-row>
        <table:table-row table:style-name="ro1">
          <table:table-cell/>
          <table:table-cell office:value-type="string" calcext:value-type="string">
            <text:p>LSI_RT/UPDATE_1000/10000/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m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k</text:p>
          </table:table-cell>
          <table:table-cell office:value-type="float" office:value="47.5241" calcext:value-type="float">
            <text:p>47.5241</text:p>
          </table:table-cell>
          <table:table-cell office:value-type="string" calcext:value-type="string">
            <text:p>k/s</text:p>
          </table:table-cell>
          <table:table-cell table:formula="of:=IF([.K75]=&quot;k/s&quot;; [.J75]/1000; [.J75])" office:value-type="float" office:value="0.0475241" calcext:value-type="float">
            <text:p>0.0475241</text:p>
          </table:table-cell>
        </table:table-row>
        <table:table-row table:style-name="ro1">
          <table:table-cell/>
          <table:table-cell office:value-type="string" calcext:value-type="string">
            <text:p>LSI_RT/UPDATE_1000/100000/7</text:p>
          </table:table-cell>
          <table:table-cell office:value-type="float" office:value="33.6" calcext:value-type="float">
            <text:p>33.6</text:p>
          </table:table-cell>
          <table:table-cell office:value-type="string" calcext:value-type="string">
            <text:p><text:s/>ms</text:p>
          </table:table-cell>
          <table:table-cell office:value-type="float" office:value="33.6" calcext:value-type="float">
            <text:p>33.6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k</text:p>
          </table:table-cell>
          <table:table-cell office:value-type="float" office:value="29.7489" calcext:value-type="float">
            <text:p>29.7489</text:p>
          </table:table-cell>
          <table:table-cell office:value-type="string" calcext:value-type="string">
            <text:p>k/s</text:p>
          </table:table-cell>
          <table:table-cell table:formula="of:=IF([.K76]=&quot;k/s&quot;; [.J76]/1000; [.J76])" office:value-type="float" office:value="0.0297489" calcext:value-type="float">
            <text:p>0.0297489</text:p>
          </table:table-cell>
        </table:table-row>
        <table:table-row table:style-name="ro1">
          <table:table-cell/>
          <table:table-cell office:value-type="string" calcext:value-type="string">
            <text:p>LSI_RT/UPDATE_1000/1000000/7</text:p>
          </table:table-cell>
          <table:table-cell office:value-type="float" office:value="53.9" calcext:value-type="float">
            <text:p>53.9</text:p>
          </table:table-cell>
          <table:table-cell office:value-type="string" calcext:value-type="string">
            <text:p><text:s/>ms</text:p>
          </table:table-cell>
          <table:table-cell office:value-type="float" office:value="53.9" calcext:value-type="float">
            <text:p>53.9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k</text:p>
          </table:table-cell>
          <table:table-cell office:value-type="float" office:value="18.565" calcext:value-type="float">
            <text:p>18.565</text:p>
          </table:table-cell>
          <table:table-cell office:value-type="string" calcext:value-type="string">
            <text:p>k/s</text:p>
          </table:table-cell>
          <table:table-cell table:formula="of:=IF([.K77]=&quot;k/s&quot;; [.J77]/1000; [.J77])" office:value-type="float" office:value="0.018565" calcext:value-type="float">
            <text:p>0.018565</text:p>
          </table:table-cell>
        </table:table-row>
        <table:table-row table:style-name="ro1">
          <table:table-cell table:number-columns-repeated="11"/>
          <table:table-cell table:formula="of:=IF([.K78]=&quot;k/s&quot;; [.J78]/1000; [.J78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79]=&quot;k/s&quot;; [.J79]/1000; [.J79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0]=&quot;k/s&quot;; [.J80]/1000; [.J80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1]=&quot;k/s&quot;; [.J81]/1000; [.J81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2]=&quot;k/s&quot;; [.J82]/1000; [.J82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3]=&quot;k/s&quot;; [.J83]/1000; [.J83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4]=&quot;k/s&quot;; [.J84]/1000; [.J84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5]=&quot;k/s&quot;; [.J85]/1000; [.J85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6]=&quot;k/s&quot;; [.J86]/1000; [.J86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7]=&quot;k/s&quot;; [.J87]/1000; [.J87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8]=&quot;k/s&quot;; [.J88]/1000; [.J88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9]=&quot;k/s&quot;; [.J89]/1000; [.J89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0]=&quot;k/s&quot;; [.J90]/1000; [.J90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1]=&quot;k/s&quot;; [.J91]/1000; [.J91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2]=&quot;k/s&quot;; [.J92]/1000; [.J92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3]=&quot;k/s&quot;; [.J93]/1000; [.J93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4]=&quot;k/s&quot;; [.J94]/1000; [.J94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5]=&quot;k/s&quot;; [.J95]/1000; [.J95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6]=&quot;k/s&quot;; [.J96]/1000; [.J96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7]=&quot;k/s&quot;; [.J97]/1000; [.J97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8]=&quot;k/s&quot;; [.J98]/1000; [.J98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9]=&quot;k/s&quot;; [.J99]/1000; [.J99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100]=&quot;k/s&quot;; [.J100]/1000; [.J100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101]=&quot;k/s&quot;; [.J101]/1000; [.J101])" office:value-type="float" office:value="0" calcext:value-type="float">
            <text:p>0</text:p>
          </table:table-cell>
        </table:table-row>
        <table:table-row table:style-name="ro1" table:number-rows-repeated="104847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query_mm_d" table:style-name="ta1">
        <table:shapes>
          <draw:frame draw:z-index="0" draw:style-name="gr1" draw:text-style-name="P1" svg:width="6.2972in" svg:height="3.4343in" svg:x="1.4031in" svg:y="0.5425in">
            <draw:object draw:notify-on-update-of-ranges="query_mm_d.A30:query_mm_d.A33 query_mm_d.B30:query_mm_d.B30 query_mm_d.L30:query_mm_d.L33 query_mm_d.A30:query_mm_d.A33 query_mm_d.B38:query_mm_d.B38 query_mm_d.L38:query_mm_d.L41 query_mm_d.A30:query_mm_d.A33 query_mm_d.B46:query_mm_d.B46 query_mm_d.L46:query_mm_d.L49 query_mm_d.A30:query_mm_d.A33 query_mm_d.B54:query_mm_d.B54 query_mm_d.L54:query_mm_d.L57 query_mm_d.A30:query_mm_d.A33 query_mm_d.B62:query_mm_d.B62 query_mm_d.L62:query_mm_d.L65 query_mm_d.A30:query_mm_d.A33 query_mm_d.B70:query_mm_d.B70 query_mm_d.L70:query_mm_d.L7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6.2988in" svg:height="3.5429in" svg:x="8.1311in" svg:y="0.4681in">
            <draw:object draw:notify-on-update-of-ranges="query_mm_d.A30:query_mm_d.A33 query_mm_d.B30:query_mm_d.B30 query_mm_d.L34:query_mm_d.L37 query_mm_d.A30:query_mm_d.A33 query_mm_d.B38:query_mm_d.B38 query_mm_d.L42:query_mm_d.L45 query_mm_d.A30:query_mm_d.A33 query_mm_d.B46:query_mm_d.B46 query_mm_d.L50:query_mm_d.L53 query_mm_d.A30:query_mm_d.A33 query_mm_d.B54:query_mm_d.B54 query_mm_d.L58:query_mm_d.L61 query_mm_d.A30:query_mm_d.A33 query_mm_d.B62:query_mm_d.B62 query_mm_d.L66:query_mm_d.L69 query_mm_d.A30:query_mm_d.A33 query_mm_d.B70:query_mm_d.B70 query_mm_d.L74:query_mm_d.L7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1"/>
        <table:table-row table:style-name="ro1" table:number-rows-repeated="26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------------------------------</text:p>
          </table:table-cell>
          <table:table-cell office:value-type="string" calcext:value-type="string">
            <text:p>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-----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<text:s text:c="5"/>T</text:p>
          </table:table-cell>
          <table:table-cell office:value-type="string" calcext:value-type="string">
            <text:p>ime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<text:s text:c="3"/>Iterations</text:p>
          </table:table-cell>
          <table:table-cell office:value-type="string" calcext:value-type="string">
            <text:p><text:s/>avg_result_count</text:p>
          </table:table-cell>
          <table:table-cell office:value-type="string" calcext:value-type="string">
            <text:p><text:s/>query_r</text:p>
          </table:table-cell>
          <table:table-cell office:value-type="string" calcext:value-type="string">
            <text:p>ate</text:p>
          </table:table-cell>
          <table:table-cell/>
          <table:table-cell office:value-type="string" calcext:value-type="string">
            <text:p>normalized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</text:p>
          </table:table-cell>
          <table:table-cell office:value-type="string" calcext:value-type="string">
            <text:p>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-----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to M/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PhTreeMM/WQ/1000/4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85253" calcext:value-type="float">
            <text:p>185253</text:p>
          </table:table-cell>
          <table:table-cell office:value-type="float" office:value="102.801" calcext:value-type="float">
            <text:p>102.801</text:p>
          </table:table-cell>
          <table:table-cell office:value-type="float" office:value="264.601" calcext:value-type="float">
            <text:p>264.601</text:p>
          </table:table-cell>
          <table:table-cell office:value-type="string" calcext:value-type="string">
            <text:p>k/s</text:p>
          </table:table-cell>
          <table:table-cell/>
          <table:table-cell table:formula="of:=IF([.J30]=&quot;k/s&quot;; [.I30]/1000; [.I30])" office:value-type="float" office:value="0.264601" calcext:value-type="float">
            <text:p>0.26460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PhTreeMM/WQ/10000/4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127776" calcext:value-type="float">
            <text:p>127776</text:p>
          </table:table-cell>
          <table:table-cell office:value-type="float" office:value="101.03" calcext:value-type="float">
            <text:p>101.03</text:p>
          </table:table-cell>
          <table:table-cell office:value-type="float" office:value="185.365" calcext:value-type="float">
            <text:p>185.365</text:p>
          </table:table-cell>
          <table:table-cell office:value-type="string" calcext:value-type="string">
            <text:p>k/s</text:p>
          </table:table-cell>
          <table:table-cell/>
          <table:table-cell table:formula="of:=IF([.J31]=&quot;k/s&quot;; [.I31]/1000; [.I31])" office:value-type="float" office:value="0.185365" calcext:value-type="float">
            <text:p>0.18536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PhTreeMM/WQ/100000/4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<text:s/>ms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<text:s/>ms</text:p>
          </table:table-cell>
          <table:table-cell office:value-type="float" office:value="62715" calcext:value-type="float">
            <text:p>62715</text:p>
          </table:table-cell>
          <table:table-cell office:value-type="float" office:value="101.426" calcext:value-type="float">
            <text:p>101.426</text:p>
          </table:table-cell>
          <table:table-cell office:value-type="float" office:value="90.0753" calcext:value-type="float">
            <text:p>90.0753</text:p>
          </table:table-cell>
          <table:table-cell office:value-type="string" calcext:value-type="string">
            <text:p>k/s</text:p>
          </table:table-cell>
          <table:table-cell/>
          <table:table-cell table:formula="of:=IF([.J32]=&quot;k/s&quot;; [.I32]/1000; [.I32])" office:value-type="float" office:value="0.0900753" calcext:value-type="float">
            <text:p>0.0900753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PhTreeMM/WQ/1000000/4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<text:s/>ms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<text:s/>ms</text:p>
          </table:table-cell>
          <table:table-cell office:value-type="float" office:value="41003" calcext:value-type="float">
            <text:p>41003</text:p>
          </table:table-cell>
          <table:table-cell office:value-type="float" office:value="101.13" calcext:value-type="float">
            <text:p>101.13</text:p>
          </table:table-cell>
          <table:table-cell office:value-type="float" office:value="59.6243" calcext:value-type="float">
            <text:p>59.6243</text:p>
          </table:table-cell>
          <table:table-cell office:value-type="string" calcext:value-type="string">
            <text:p>k/s</text:p>
          </table:table-cell>
          <table:table-cell/>
          <table:table-cell table:formula="of:=IF([.J33]=&quot;k/s&quot;; [.I33]/1000; [.I33])" office:value-type="float" office:value="0.0596243" calcext:value-type="float">
            <text:p>0.0596243</text:p>
          </table:table-cell>
        </table:table-row>
        <table:table-row table:style-name="ro1">
          <table:table-cell/>
          <table:table-cell office:value-type="string" calcext:value-type="string">
            <text:p>PhTreeMM/WQ/1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1014872" calcext:value-type="float">
            <text:p>1014872</text:p>
          </table:table-cell>
          <table:table-cell office:value-type="float" office:value="44.2614" calcext:value-type="float">
            <text:p>44.2614</text:p>
          </table:table-cell>
          <table:table-cell office:value-type="float" office:value="1.46526" calcext:value-type="float">
            <text:p>1.46526</text:p>
          </table:table-cell>
          <table:table-cell office:value-type="string" calcext:value-type="string">
            <text:p>M/s</text:p>
          </table:table-cell>
          <table:table-cell/>
          <table:table-cell table:formula="of:=IF([.J34]=&quot;k/s&quot;; [.I34]/1000; [.I34])" office:value-type="float" office:value="1.46526" calcext:value-type="float">
            <text:p>1.46526</text:p>
          </table:table-cell>
        </table:table-row>
        <table:table-row table:style-name="ro1">
          <table:table-cell/>
          <table:table-cell office:value-type="string" calcext:value-type="string">
            <text:p>PhTreeMM/WQ/10000/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73159" calcext:value-type="float">
            <text:p>273159</text:p>
          </table:table-cell>
          <table:table-cell office:value-type="float" office:value="112.364" calcext:value-type="float">
            <text:p>112.364</text:p>
          </table:table-cell>
          <table:table-cell office:value-type="float" office:value="398.236" calcext:value-type="float">
            <text:p>398.236</text:p>
          </table:table-cell>
          <table:table-cell office:value-type="string" calcext:value-type="string">
            <text:p>k/s</text:p>
          </table:table-cell>
          <table:table-cell/>
          <table:table-cell table:formula="of:=IF([.J35]=&quot;k/s&quot;; [.I35]/1000; [.I35])" office:value-type="float" office:value="0.398236" calcext:value-type="float">
            <text:p>0.398236</text:p>
          </table:table-cell>
        </table:table-row>
        <table:table-row table:style-name="ro1">
          <table:table-cell/>
          <table:table-cell office:value-type="string" calcext:value-type="string">
            <text:p>PhTreeMM/WQ/100000/7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67328" calcext:value-type="float">
            <text:p>167328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37.06" calcext:value-type="float">
            <text:p>237.06</text:p>
          </table:table-cell>
          <table:table-cell office:value-type="string" calcext:value-type="string">
            <text:p>k/s</text:p>
          </table:table-cell>
          <table:table-cell/>
          <table:table-cell table:formula="of:=IF([.J36]=&quot;k/s&quot;; [.I36]/1000; [.I36])" office:value-type="float" office:value="0.23706" calcext:value-type="float">
            <text:p>0.23706</text:p>
          </table:table-cell>
        </table:table-row>
        <table:table-row table:style-name="ro1">
          <table:table-cell/>
          <table:table-cell office:value-type="string" calcext:value-type="string">
            <text:p>PhTreeMM/WQ/1000000/7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116668" calcext:value-type="float">
            <text:p>116668</text:p>
          </table:table-cell>
          <table:table-cell office:value-type="float" office:value="100.565" calcext:value-type="float">
            <text:p>100.565</text:p>
          </table:table-cell>
          <table:table-cell office:value-type="float" office:value="167.585" calcext:value-type="float">
            <text:p>167.585</text:p>
          </table:table-cell>
          <table:table-cell office:value-type="string" calcext:value-type="string">
            <text:p>k/s</text:p>
          </table:table-cell>
          <table:table-cell/>
          <table:table-cell table:formula="of:=IF([.J37]=&quot;k/s&quot;; [.I37]/1000; [.I37])" office:value-type="float" office:value="0.167585" calcext:value-type="float">
            <text:p>0.167585</text:p>
          </table:table-cell>
        </table:table-row>
        <table:table-row table:style-name="ro1">
          <table:table-cell/>
          <table:table-cell office:value-type="string" calcext:value-type="string">
            <text:p>PhTreeMM2/WQ/1000/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291568" calcext:value-type="float">
            <text:p>291568</text:p>
          </table:table-cell>
          <table:table-cell office:value-type="float" office:value="102.795" calcext:value-type="float">
            <text:p>102.795</text:p>
          </table:table-cell>
          <table:table-cell office:value-type="float" office:value="416.873" calcext:value-type="float">
            <text:p>416.873</text:p>
          </table:table-cell>
          <table:table-cell office:value-type="string" calcext:value-type="string">
            <text:p>k/s</text:p>
          </table:table-cell>
          <table:table-cell/>
          <table:table-cell table:formula="of:=IF([.J38]=&quot;k/s&quot;; [.I38]/1000; [.I38])" office:value-type="float" office:value="0.416873" calcext:value-type="float">
            <text:p>0.416873</text:p>
          </table:table-cell>
        </table:table-row>
        <table:table-row table:style-name="ro1">
          <table:table-cell/>
          <table:table-cell office:value-type="string" calcext:value-type="string">
            <text:p>PhTreeMM2/WQ/10000/4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82981" calcext:value-type="float">
            <text:p>182981</text:p>
          </table:table-cell>
          <table:table-cell office:value-type="float" office:value="101.001" calcext:value-type="float">
            <text:p>101.001</text:p>
          </table:table-cell>
          <table:table-cell office:value-type="float" office:value="260.772" calcext:value-type="float">
            <text:p>260.772</text:p>
          </table:table-cell>
          <table:table-cell office:value-type="string" calcext:value-type="string">
            <text:p>k/s</text:p>
          </table:table-cell>
          <table:table-cell/>
          <table:table-cell table:formula="of:=IF([.J39]=&quot;k/s&quot;; [.I39]/1000; [.I39])" office:value-type="float" office:value="0.260772" calcext:value-type="float">
            <text:p>0.260772</text:p>
          </table:table-cell>
        </table:table-row>
        <table:table-row table:style-name="ro1">
          <table:table-cell/>
          <table:table-cell office:value-type="string" calcext:value-type="string">
            <text:p>PhTreeMM2/WQ/100000/4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135225" calcext:value-type="float">
            <text:p>135225</text:p>
          </table:table-cell>
          <table:table-cell office:value-type="float" office:value="101.038" calcext:value-type="float">
            <text:p>101.038</text:p>
          </table:table-cell>
          <table:table-cell office:value-type="float" office:value="192.715" calcext:value-type="float">
            <text:p>192.715</text:p>
          </table:table-cell>
          <table:table-cell office:value-type="string" calcext:value-type="string">
            <text:p>k/s</text:p>
          </table:table-cell>
          <table:table-cell/>
          <table:table-cell table:formula="of:=IF([.J40]=&quot;k/s&quot;; [.I40]/1000; [.I40])" office:value-type="float" office:value="0.192715" calcext:value-type="float">
            <text:p>0.192715</text:p>
          </table:table-cell>
        </table:table-row>
        <table:table-row table:style-name="ro1">
          <table:table-cell/>
          <table:table-cell office:value-type="string" calcext:value-type="string">
            <text:p>PhTreeMM2/WQ/1000000/4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<text:s/>ms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<text:s/>ms</text:p>
          </table:table-cell>
          <table:table-cell office:value-type="float" office:value="59405" calcext:value-type="float">
            <text:p>59405</text:p>
          </table:table-cell>
          <table:table-cell office:value-type="float" office:value="101.115" calcext:value-type="float">
            <text:p>101.115</text:p>
          </table:table-cell>
          <table:table-cell office:value-type="float" office:value="84.2609" calcext:value-type="float">
            <text:p>84.2609</text:p>
          </table:table-cell>
          <table:table-cell office:value-type="string" calcext:value-type="string">
            <text:p>k/s</text:p>
          </table:table-cell>
          <table:table-cell/>
          <table:table-cell table:formula="of:=IF([.J41]=&quot;k/s&quot;; [.I41]/1000; [.I41])" office:value-type="float" office:value="0.0842609" calcext:value-type="float">
            <text:p>0.0842609</text:p>
          </table:table-cell>
        </table:table-row>
        <table:table-row table:style-name="ro1">
          <table:table-cell/>
          <table:table-cell office:value-type="string" calcext:value-type="string">
            <text:p>PhTreeMM2/WQ/1000/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1663745" calcext:value-type="float">
            <text:p>1663745</text:p>
          </table:table-cell>
          <table:table-cell office:value-type="float" office:value="44.263" calcext:value-type="float">
            <text:p>44.263</text:p>
          </table:table-cell>
          <table:table-cell office:value-type="float" office:value="2.37338" calcext:value-type="float">
            <text:p>2.37338</text:p>
          </table:table-cell>
          <table:table-cell office:value-type="string" calcext:value-type="string">
            <text:p>M/s</text:p>
          </table:table-cell>
          <table:table-cell/>
          <table:table-cell table:formula="of:=IF([.J42]=&quot;k/s&quot;; [.I42]/1000; [.I42])" office:value-type="float" office:value="2.37338" calcext:value-type="float">
            <text:p>2.37338</text:p>
          </table:table-cell>
        </table:table-row>
        <table:table-row table:style-name="ro1">
          <table:table-cell/>
          <table:table-cell office:value-type="string" calcext:value-type="string">
            <text:p>PhTreeMM2/WQ/10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34963" calcext:value-type="float">
            <text:p>534963</text:p>
          </table:table-cell>
          <table:table-cell office:value-type="float" office:value="112.606" calcext:value-type="float">
            <text:p>112.606</text:p>
          </table:table-cell>
          <table:table-cell office:value-type="float" office:value="772.189" calcext:value-type="float">
            <text:p>772.189</text:p>
          </table:table-cell>
          <table:table-cell office:value-type="string" calcext:value-type="string">
            <text:p>k/s</text:p>
          </table:table-cell>
          <table:table-cell/>
          <table:table-cell table:formula="of:=IF([.J43]=&quot;k/s&quot;; [.I43]/1000; [.I43])" office:value-type="float" office:value="0.772189" calcext:value-type="float">
            <text:p>0.772189</text:p>
          </table:table-cell>
        </table:table-row>
        <table:table-row table:style-name="ro1">
          <table:table-cell/>
          <table:table-cell office:value-type="string" calcext:value-type="string">
            <text:p>PhTreeMM2/WQ/10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439729" calcext:value-type="float">
            <text:p>439729</text:p>
          </table:table-cell>
          <table:table-cell office:value-type="float" office:value="102.751" calcext:value-type="float">
            <text:p>102.751</text:p>
          </table:table-cell>
          <table:table-cell office:value-type="float" office:value="626.812" calcext:value-type="float">
            <text:p>626.812</text:p>
          </table:table-cell>
          <table:table-cell office:value-type="string" calcext:value-type="string">
            <text:p>k/s</text:p>
          </table:table-cell>
          <table:table-cell/>
          <table:table-cell table:formula="of:=IF([.J44]=&quot;k/s&quot;; [.I44]/1000; [.I44])" office:value-type="float" office:value="0.626812" calcext:value-type="float">
            <text:p>0.626812</text:p>
          </table:table-cell>
        </table:table-row>
        <table:table-row table:style-name="ro1">
          <table:table-cell/>
          <table:table-cell office:value-type="string" calcext:value-type="string">
            <text:p>PhTreeMM2/WQ/1000000/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33617" calcext:value-type="float">
            <text:p>233617</text:p>
          </table:table-cell>
          <table:table-cell office:value-type="float" office:value="100.152" calcext:value-type="float">
            <text:p>100.152</text:p>
          </table:table-cell>
          <table:table-cell office:value-type="float" office:value="334.793" calcext:value-type="float">
            <text:p>334.793</text:p>
          </table:table-cell>
          <table:table-cell office:value-type="string" calcext:value-type="string">
            <text:p>k/s</text:p>
          </table:table-cell>
          <table:table-cell/>
          <table:table-cell table:formula="of:=IF([.J45]=&quot;k/s&quot;; [.I45]/1000; [.I45])" office:value-type="float" office:value="0.334793" calcext:value-type="float">
            <text:p>0.334793</text:p>
          </table:table-cell>
        </table:table-row>
        <table:table-row table:style-name="ro1">
          <table:table-cell/>
          <table:table-cell office:value-type="string" calcext:value-type="string">
            <text:p>TinspinKDTree/WQ/1000/4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138681" calcext:value-type="float">
            <text:p>138681</text:p>
          </table:table-cell>
          <table:table-cell office:value-type="float" office:value="102.825" calcext:value-type="float">
            <text:p>102.825</text:p>
          </table:table-cell>
          <table:table-cell office:value-type="float" office:value="201.457" calcext:value-type="float">
            <text:p>201.457</text:p>
          </table:table-cell>
          <table:table-cell office:value-type="string" calcext:value-type="string">
            <text:p>k/s</text:p>
          </table:table-cell>
          <table:table-cell/>
          <table:table-cell table:formula="of:=IF([.J46]=&quot;k/s&quot;; [.I46]/1000; [.I46])" office:value-type="float" office:value="0.201457" calcext:value-type="float">
            <text:p>0.201457</text:p>
          </table:table-cell>
        </table:table-row>
        <table:table-row table:style-name="ro1">
          <table:table-cell/>
          <table:table-cell office:value-type="string" calcext:value-type="string">
            <text:p>TinspinKDTree/WQ/10000/4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<text:s/>ms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<text:s/>ms</text:p>
          </table:table-cell>
          <table:table-cell office:value-type="float" office:value="82165" calcext:value-type="float">
            <text:p>82165</text:p>
          </table:table-cell>
          <table:table-cell office:value-type="float" office:value="101.097" calcext:value-type="float">
            <text:p>101.097</text:p>
          </table:table-cell>
          <table:table-cell office:value-type="float" office:value="117.717" calcext:value-type="float">
            <text:p>117.717</text:p>
          </table:table-cell>
          <table:table-cell office:value-type="string" calcext:value-type="string">
            <text:p>k/s</text:p>
          </table:table-cell>
          <table:table-cell/>
          <table:table-cell table:formula="of:=IF([.J47]=&quot;k/s&quot;; [.I47]/1000; [.I47])" office:value-type="float" office:value="0.117717" calcext:value-type="float">
            <text:p>0.117717</text:p>
          </table:table-cell>
        </table:table-row>
        <table:table-row table:style-name="ro1">
          <table:table-cell/>
          <table:table-cell office:value-type="string" calcext:value-type="string">
            <text:p>TinspinKDTree/WQ/100000/4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<text:s/>ms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<text:s/>ms</text:p>
          </table:table-cell>
          <table:table-cell office:value-type="float" office:value="62012" calcext:value-type="float">
            <text:p>62012</text:p>
          </table:table-cell>
          <table:table-cell office:value-type="float" office:value="101.415" calcext:value-type="float">
            <text:p>101.415</text:p>
          </table:table-cell>
          <table:table-cell office:value-type="float" office:value="87.4764" calcext:value-type="float">
            <text:p>87.4764</text:p>
          </table:table-cell>
          <table:table-cell office:value-type="string" calcext:value-type="string">
            <text:p>k/s</text:p>
          </table:table-cell>
          <table:table-cell/>
          <table:table-cell table:formula="of:=IF([.J48]=&quot;k/s&quot;; [.I48]/1000; [.I48])" office:value-type="float" office:value="0.0874764" calcext:value-type="float">
            <text:p>0.0874764</text:p>
          </table:table-cell>
        </table:table-row>
        <table:table-row table:style-name="ro1">
          <table:table-cell/>
          <table:table-cell office:value-type="string" calcext:value-type="string">
            <text:p>TinspinKDTree/WQ/1000000/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<text:s/>ms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<text:s/>ms</text:p>
          </table:table-cell>
          <table:table-cell office:value-type="float" office:value="21200" calcext:value-type="float">
            <text:p>21200</text:p>
          </table:table-cell>
          <table:table-cell office:value-type="float" office:value="101.086" calcext:value-type="float">
            <text:p>101.086</text:p>
          </table:table-cell>
          <table:table-cell office:value-type="float" office:value="30.8681" calcext:value-type="float">
            <text:p>30.8681</text:p>
          </table:table-cell>
          <table:table-cell office:value-type="string" calcext:value-type="string">
            <text:p>k/s</text:p>
          </table:table-cell>
          <table:table-cell/>
          <table:table-cell table:formula="of:=IF([.J49]=&quot;k/s&quot;; [.I49]/1000; [.I49])" office:value-type="float" office:value="0.0308681" calcext:value-type="float">
            <text:p>0.0308681</text:p>
          </table:table-cell>
        </table:table-row>
        <table:table-row table:style-name="ro1">
          <table:table-cell/>
          <table:table-cell office:value-type="string" calcext:value-type="string">
            <text:p>TinspinKDTree/WQ/1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98133" calcext:value-type="float">
            <text:p>598133</text:p>
          </table:table-cell>
          <table:table-cell office:value-type="float" office:value="44.1446" calcext:value-type="float">
            <text:p>44.1446</text:p>
          </table:table-cell>
          <table:table-cell office:value-type="float" office:value="857.394" calcext:value-type="float">
            <text:p>857.394</text:p>
          </table:table-cell>
          <table:table-cell office:value-type="string" calcext:value-type="string">
            <text:p>k/s</text:p>
          </table:table-cell>
          <table:table-cell/>
          <table:table-cell table:formula="of:=IF([.J50]=&quot;k/s&quot;; [.I50]/1000; [.I50])" office:value-type="float" office:value="0.857394" calcext:value-type="float">
            <text:p>0.857394</text:p>
          </table:table-cell>
        </table:table-row>
        <table:table-row table:style-name="ro1">
          <table:table-cell/>
          <table:table-cell office:value-type="string" calcext:value-type="string">
            <text:p>TinspinKDTree/WQ/10000/7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143697" calcext:value-type="float">
            <text:p>143697</text:p>
          </table:table-cell>
          <table:table-cell office:value-type="float" office:value="112.568" calcext:value-type="float">
            <text:p>112.568</text:p>
          </table:table-cell>
          <table:table-cell office:value-type="float" office:value="206.998" calcext:value-type="float">
            <text:p>206.998</text:p>
          </table:table-cell>
          <table:table-cell office:value-type="string" calcext:value-type="string">
            <text:p>k/s</text:p>
          </table:table-cell>
          <table:table-cell/>
          <table:table-cell table:formula="of:=IF([.J51]=&quot;k/s&quot;; [.I51]/1000; [.I51])" office:value-type="float" office:value="0.206998" calcext:value-type="float">
            <text:p>0.206998</text:p>
          </table:table-cell>
        </table:table-row>
        <table:table-row table:style-name="ro1">
          <table:table-cell/>
          <table:table-cell office:value-type="string" calcext:value-type="string">
            <text:p>TinspinKDTree/WQ/100000/7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113663" calcext:value-type="float">
            <text:p>113663</text:p>
          </table:table-cell>
          <table:table-cell office:value-type="float" office:value="103.202" calcext:value-type="float">
            <text:p>103.202</text:p>
          </table:table-cell>
          <table:table-cell office:value-type="float" office:value="161.834" calcext:value-type="float">
            <text:p>161.834</text:p>
          </table:table-cell>
          <table:table-cell office:value-type="string" calcext:value-type="string">
            <text:p>k/s</text:p>
          </table:table-cell>
          <table:table-cell/>
          <table:table-cell table:formula="of:=IF([.J52]=&quot;k/s&quot;; [.I52]/1000; [.I52])" office:value-type="float" office:value="0.161834" calcext:value-type="float">
            <text:p>0.161834</text:p>
          </table:table-cell>
        </table:table-row>
        <table:table-row table:style-name="ro1">
          <table:table-cell/>
          <table:table-cell office:value-type="string" calcext:value-type="string">
            <text:p>TinspinKDTree/WQ/1000000/7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<text:s/>ms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<text:s/>ms</text:p>
          </table:table-cell>
          <table:table-cell office:value-type="float" office:value="55237" calcext:value-type="float">
            <text:p>55237</text:p>
          </table:table-cell>
          <table:table-cell office:value-type="float" office:value="100.666" calcext:value-type="float">
            <text:p>100.666</text:p>
          </table:table-cell>
          <table:table-cell office:value-type="float" office:value="79.213" calcext:value-type="float">
            <text:p>79.213</text:p>
          </table:table-cell>
          <table:table-cell office:value-type="string" calcext:value-type="string">
            <text:p>k/s</text:p>
          </table:table-cell>
          <table:table-cell/>
          <table:table-cell table:formula="of:=IF([.J53]=&quot;k/s&quot;; [.I53]/1000; [.I53])" office:value-type="float" office:value="0.079213" calcext:value-type="float">
            <text:p>0.079213</text:p>
          </table:table-cell>
        </table:table-row>
        <table:table-row table:style-name="ro1">
          <table:table-cell/>
          <table:table-cell office:value-type="string" calcext:value-type="string">
            <text:p>TinspinQuadtree/WQ/1000/4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36202" calcext:value-type="float">
            <text:p>236202</text:p>
          </table:table-cell>
          <table:table-cell office:value-type="float" office:value="102.799" calcext:value-type="float">
            <text:p>102.799</text:p>
          </table:table-cell>
          <table:table-cell office:value-type="float" office:value="335.82" calcext:value-type="float">
            <text:p>335.82</text:p>
          </table:table-cell>
          <table:table-cell office:value-type="string" calcext:value-type="string">
            <text:p>k/s</text:p>
          </table:table-cell>
          <table:table-cell/>
          <table:table-cell table:formula="of:=IF([.J54]=&quot;k/s&quot;; [.I54]/1000; [.I54])" office:value-type="float" office:value="0.33582" calcext:value-type="float">
            <text:p>0.33582</text:p>
          </table:table-cell>
        </table:table-row>
        <table:table-row table:style-name="ro1">
          <table:table-cell/>
          <table:table-cell office:value-type="string" calcext:value-type="string">
            <text:p>TinspinQuadtree/WQ/10000/4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58207" calcext:value-type="float">
            <text:p>158207</text:p>
          </table:table-cell>
          <table:table-cell office:value-type="float" office:value="101.029" calcext:value-type="float">
            <text:p>101.029</text:p>
          </table:table-cell>
          <table:table-cell office:value-type="float" office:value="225.939" calcext:value-type="float">
            <text:p>225.939</text:p>
          </table:table-cell>
          <table:table-cell office:value-type="string" calcext:value-type="string">
            <text:p>k/s</text:p>
          </table:table-cell>
          <table:table-cell/>
          <table:table-cell table:formula="of:=IF([.J55]=&quot;k/s&quot;; [.I55]/1000; [.I55])" office:value-type="float" office:value="0.225939" calcext:value-type="float">
            <text:p>0.225939</text:p>
          </table:table-cell>
        </table:table-row>
        <table:table-row table:style-name="ro1">
          <table:table-cell/>
          <table:table-cell office:value-type="string" calcext:value-type="string">
            <text:p>TinspinQuadtree/WQ/100000/4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131121" calcext:value-type="float">
            <text:p>131121</text:p>
          </table:table-cell>
          <table:table-cell office:value-type="float" office:value="101.054" calcext:value-type="float">
            <text:p>101.054</text:p>
          </table:table-cell>
          <table:table-cell office:value-type="float" office:value="187.196" calcext:value-type="float">
            <text:p>187.196</text:p>
          </table:table-cell>
          <table:table-cell office:value-type="string" calcext:value-type="string">
            <text:p>k/s</text:p>
          </table:table-cell>
          <table:table-cell/>
          <table:table-cell table:formula="of:=IF([.J56]=&quot;k/s&quot;; [.I56]/1000; [.I56])" office:value-type="float" office:value="0.187196" calcext:value-type="float">
            <text:p>0.187196</text:p>
          </table:table-cell>
        </table:table-row>
        <table:table-row table:style-name="ro1">
          <table:table-cell/>
          <table:table-cell office:value-type="string" calcext:value-type="string">
            <text:p>TinspinQuadtree/WQ/1000000/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s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<text:s/>ms</text:p>
          </table:table-cell>
          <table:table-cell office:value-type="float" office:value="65766" calcext:value-type="float">
            <text:p>65766</text:p>
          </table:table-cell>
          <table:table-cell office:value-type="float" office:value="101.111" calcext:value-type="float">
            <text:p>101.111</text:p>
          </table:table-cell>
          <table:table-cell office:value-type="float" office:value="95.1526" calcext:value-type="float">
            <text:p>95.1526</text:p>
          </table:table-cell>
          <table:table-cell office:value-type="string" calcext:value-type="string">
            <text:p>k/s</text:p>
          </table:table-cell>
          <table:table-cell/>
          <table:table-cell table:formula="of:=IF([.J57]=&quot;k/s&quot;; [.I57]/1000; [.I57])" office:value-type="float" office:value="0.0951526" calcext:value-type="float">
            <text:p>0.0951526</text:p>
          </table:table-cell>
        </table:table-row>
        <table:table-row table:style-name="ro1">
          <table:table-cell/>
          <table:table-cell office:value-type="string" calcext:value-type="string">
            <text:p>TinspinQuadtree/WQ/1000/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2239314" calcext:value-type="float">
            <text:p>2239314</text:p>
          </table:table-cell>
          <table:table-cell office:value-type="float" office:value="44.2434" calcext:value-type="float">
            <text:p>44.2434</text:p>
          </table:table-cell>
          <table:table-cell office:value-type="float" office:value="3.13327" calcext:value-type="float">
            <text:p>3.13327</text:p>
          </table:table-cell>
          <table:table-cell office:value-type="string" calcext:value-type="string">
            <text:p>M/s</text:p>
          </table:table-cell>
          <table:table-cell/>
          <table:table-cell table:formula="of:=IF([.J58]=&quot;k/s&quot;; [.I58]/1000; [.I58])" office:value-type="float" office:value="3.13327" calcext:value-type="float">
            <text:p>3.13327</text:p>
          </table:table-cell>
        </table:table-row>
        <table:table-row table:style-name="ro1">
          <table:table-cell/>
          <table:table-cell office:value-type="string" calcext:value-type="string">
            <text:p>TinspinQuadtree/WQ/10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649278" calcext:value-type="float">
            <text:p>649278</text:p>
          </table:table-cell>
          <table:table-cell office:value-type="float" office:value="112.672" calcext:value-type="float">
            <text:p>112.672</text:p>
          </table:table-cell>
          <table:table-cell office:value-type="float" office:value="932.639" calcext:value-type="float">
            <text:p>932.639</text:p>
          </table:table-cell>
          <table:table-cell office:value-type="string" calcext:value-type="string">
            <text:p>k/s</text:p>
          </table:table-cell>
          <table:table-cell/>
          <table:table-cell table:formula="of:=IF([.J59]=&quot;k/s&quot;; [.I59]/1000; [.I59])" office:value-type="float" office:value="0.932639" calcext:value-type="float">
            <text:p>0.932639</text:p>
          </table:table-cell>
        </table:table-row>
        <table:table-row table:style-name="ro1">
          <table:table-cell/>
          <table:table-cell office:value-type="string" calcext:value-type="string">
            <text:p>TinspinQuadtree/WQ/10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449144" calcext:value-type="float">
            <text:p>449144</text:p>
          </table:table-cell>
          <table:table-cell office:value-type="float" office:value="102.777" calcext:value-type="float">
            <text:p>102.777</text:p>
          </table:table-cell>
          <table:table-cell office:value-type="float" office:value="643.686" calcext:value-type="float">
            <text:p>643.686</text:p>
          </table:table-cell>
          <table:table-cell office:value-type="string" calcext:value-type="string">
            <text:p>k/s</text:p>
          </table:table-cell>
          <table:table-cell/>
          <table:table-cell table:formula="of:=IF([.J60]=&quot;k/s&quot;; [.I60]/1000; [.I60])" office:value-type="float" office:value="0.643686" calcext:value-type="float">
            <text:p>0.643686</text:p>
          </table:table-cell>
        </table:table-row>
        <table:table-row table:style-name="ro1">
          <table:table-cell/>
          <table:table-cell office:value-type="string" calcext:value-type="string">
            <text:p>TinspinQuadtree/WQ/1000000/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41240" calcext:value-type="float">
            <text:p>241240</text:p>
          </table:table-cell>
          <table:table-cell office:value-type="float" office:value="100.162" calcext:value-type="float">
            <text:p>100.162</text:p>
          </table:table-cell>
          <table:table-cell office:value-type="float" office:value="341.339" calcext:value-type="float">
            <text:p>341.339</text:p>
          </table:table-cell>
          <table:table-cell office:value-type="string" calcext:value-type="string">
            <text:p>k/s</text:p>
          </table:table-cell>
          <table:table-cell/>
          <table:table-cell table:formula="of:=IF([.J61]=&quot;k/s&quot;; [.I61]/1000; [.I61])" office:value-type="float" office:value="0.341339" calcext:value-type="float">
            <text:p>0.341339</text:p>
          </table:table-cell>
        </table:table-row>
        <table:table-row table:style-name="ro1">
          <table:table-cell/>
          <table:table-cell office:value-type="string" calcext:value-type="string">
            <text:p>BoostRT/WQ/1000/4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66978" calcext:value-type="float">
            <text:p>266978</text:p>
          </table:table-cell>
          <table:table-cell office:value-type="float" office:value="102.796" calcext:value-type="float">
            <text:p>102.796</text:p>
          </table:table-cell>
          <table:table-cell office:value-type="float" office:value="379.93" calcext:value-type="float">
            <text:p>379.93</text:p>
          </table:table-cell>
          <table:table-cell office:value-type="string" calcext:value-type="string">
            <text:p>k/s</text:p>
          </table:table-cell>
          <table:table-cell/>
          <table:table-cell table:formula="of:=IF([.J62]=&quot;k/s&quot;; [.I62]/1000; [.I62])" office:value-type="float" office:value="0.37993" calcext:value-type="float">
            <text:p>0.37993</text:p>
          </table:table-cell>
        </table:table-row>
        <table:table-row table:style-name="ro1">
          <table:table-cell/>
          <table:table-cell office:value-type="string" calcext:value-type="string">
            <text:p>BoostRT/WQ/10000/4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06610" calcext:value-type="float">
            <text:p>206610</text:p>
          </table:table-cell>
          <table:table-cell office:value-type="float" office:value="100.99" calcext:value-type="float">
            <text:p>100.99</text:p>
          </table:table-cell>
          <table:table-cell office:value-type="float" office:value="295.436" calcext:value-type="float">
            <text:p>295.436</text:p>
          </table:table-cell>
          <table:table-cell office:value-type="string" calcext:value-type="string">
            <text:p>k/s</text:p>
          </table:table-cell>
          <table:table-cell/>
          <table:table-cell table:formula="of:=IF([.J63]=&quot;k/s&quot;; [.I63]/1000; [.I63])" office:value-type="float" office:value="0.295436" calcext:value-type="float">
            <text:p>0.295436</text:p>
          </table:table-cell>
        </table:table-row>
        <table:table-row table:style-name="ro1">
          <table:table-cell/>
          <table:table-cell office:value-type="string" calcext:value-type="string">
            <text:p>BoostRT/WQ/100000/4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64547" calcext:value-type="float">
            <text:p>164547</text:p>
          </table:table-cell>
          <table:table-cell office:value-type="float" office:value="100.907" calcext:value-type="float">
            <text:p>100.907</text:p>
          </table:table-cell>
          <table:table-cell office:value-type="float" office:value="235.289" calcext:value-type="float">
            <text:p>235.289</text:p>
          </table:table-cell>
          <table:table-cell office:value-type="string" calcext:value-type="string">
            <text:p>k/s</text:p>
          </table:table-cell>
          <table:table-cell/>
          <table:table-cell table:formula="of:=IF([.J64]=&quot;k/s&quot;; [.I64]/1000; [.I64])" office:value-type="float" office:value="0.235289" calcext:value-type="float">
            <text:p>0.235289</text:p>
          </table:table-cell>
        </table:table-row>
        <table:table-row table:style-name="ro1">
          <table:table-cell/>
          <table:table-cell office:value-type="string" calcext:value-type="string">
            <text:p>BoostRT/WQ/1000000/4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<text:s/>ms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<text:s/>ms</text:p>
          </table:table-cell>
          <table:table-cell office:value-type="float" office:value="84419" calcext:value-type="float">
            <text:p>84419</text:p>
          </table:table-cell>
          <table:table-cell office:value-type="float" office:value="101.103" calcext:value-type="float">
            <text:p>101.103</text:p>
          </table:table-cell>
          <table:table-cell office:value-type="float" office:value="121.401" calcext:value-type="float">
            <text:p>121.401</text:p>
          </table:table-cell>
          <table:table-cell office:value-type="string" calcext:value-type="string">
            <text:p>k/s</text:p>
          </table:table-cell>
          <table:table-cell/>
          <table:table-cell table:formula="of:=IF([.J65]=&quot;k/s&quot;; [.I65]/1000; [.I65])" office:value-type="float" office:value="0.121401" calcext:value-type="float">
            <text:p>0.121401</text:p>
          </table:table-cell>
        </table:table-row>
        <table:table-row table:style-name="ro1">
          <table:table-cell/>
          <table:table-cell office:value-type="string" calcext:value-type="string">
            <text:p>BoostRT/WQ/1000/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1673931" calcext:value-type="float">
            <text:p>1673931</text:p>
          </table:table-cell>
          <table:table-cell office:value-type="float" office:value="44.2729" calcext:value-type="float">
            <text:p>44.2729</text:p>
          </table:table-cell>
          <table:table-cell office:value-type="float" office:value="2.38363" calcext:value-type="float">
            <text:p>2.38363</text:p>
          </table:table-cell>
          <table:table-cell office:value-type="string" calcext:value-type="string">
            <text:p>M/s</text:p>
          </table:table-cell>
          <table:table-cell/>
          <table:table-cell table:formula="of:=IF([.J66]=&quot;k/s&quot;; [.I66]/1000; [.I66])" office:value-type="float" office:value="2.38363" calcext:value-type="float">
            <text:p>2.38363</text:p>
          </table:table-cell>
        </table:table-row>
        <table:table-row table:style-name="ro1">
          <table:table-cell/>
          <table:table-cell office:value-type="string" calcext:value-type="string">
            <text:p>BoostRT/WQ/10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710933" calcext:value-type="float">
            <text:p>710933</text:p>
          </table:table-cell>
          <table:table-cell office:value-type="float" office:value="112.671" calcext:value-type="float">
            <text:p>112.671</text:p>
          </table:table-cell>
          <table:table-cell office:value-type="float" office:value="1006.65" calcext:value-type="float">
            <text:p>1006.65</text:p>
          </table:table-cell>
          <table:table-cell office:value-type="string" calcext:value-type="string">
            <text:p>k/s</text:p>
          </table:table-cell>
          <table:table-cell/>
          <table:table-cell table:formula="of:=IF([.J67]=&quot;k/s&quot;; [.I67]/1000; [.I67])" office:value-type="float" office:value="1.00665" calcext:value-type="float">
            <text:p>1.00665</text:p>
          </table:table-cell>
        </table:table-row>
        <table:table-row table:style-name="ro1">
          <table:table-cell/>
          <table:table-cell office:value-type="string" calcext:value-type="string">
            <text:p>BoostRT/WQ/100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01220" calcext:value-type="float">
            <text:p>501220</text:p>
          </table:table-cell>
          <table:table-cell office:value-type="float" office:value="102.796" calcext:value-type="float">
            <text:p>102.796</text:p>
          </table:table-cell>
          <table:table-cell office:value-type="float" office:value="718.931" calcext:value-type="float">
            <text:p>718.931</text:p>
          </table:table-cell>
          <table:table-cell office:value-type="string" calcext:value-type="string">
            <text:p>k/s</text:p>
          </table:table-cell>
          <table:table-cell/>
          <table:table-cell table:formula="of:=IF([.J68]=&quot;k/s&quot;; [.I68]/1000; [.I68])" office:value-type="float" office:value="0.718931" calcext:value-type="float">
            <text:p>0.718931</text:p>
          </table:table-cell>
        </table:table-row>
        <table:table-row table:style-name="ro1">
          <table:table-cell/>
          <table:table-cell office:value-type="string" calcext:value-type="string">
            <text:p>BoostRT/WQ/100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277547" calcext:value-type="float">
            <text:p>277547</text:p>
          </table:table-cell>
          <table:table-cell office:value-type="float" office:value="100.291" calcext:value-type="float">
            <text:p>100.291</text:p>
          </table:table-cell>
          <table:table-cell office:value-type="float" office:value="400.032" calcext:value-type="float">
            <text:p>400.032</text:p>
          </table:table-cell>
          <table:table-cell office:value-type="string" calcext:value-type="string">
            <text:p>k/s</text:p>
          </table:table-cell>
          <table:table-cell/>
          <table:table-cell table:formula="of:=IF([.J69]=&quot;k/s&quot;; [.I69]/1000; [.I69])" office:value-type="float" office:value="0.400032" calcext:value-type="float">
            <text:p>0.400032</text:p>
          </table:table-cell>
        </table:table-row>
        <table:table-row table:style-name="ro1">
          <table:table-cell/>
          <table:table-cell office:value-type="string" calcext:value-type="string">
            <text:p>FlannKDS/WQ/1000/4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<text:s/>ms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<text:s/>ms</text:p>
          </table:table-cell>
          <table:table-cell office:value-type="float" office:value="48613" calcext:value-type="float">
            <text:p>48613</text:p>
          </table:table-cell>
          <table:table-cell office:value-type="float" office:value="102.861" calcext:value-type="float">
            <text:p>102.861</text:p>
          </table:table-cell>
          <table:table-cell office:value-type="float" office:value="69.9667" calcext:value-type="float">
            <text:p>69.9667</text:p>
          </table:table-cell>
          <table:table-cell office:value-type="string" calcext:value-type="string">
            <text:p>k/s</text:p>
          </table:table-cell>
          <table:table-cell/>
          <table:table-cell table:formula="of:=IF([.J70]=&quot;k/s&quot;; [.I70]/1000; [.I70])" office:value-type="float" office:value="0.0699667" calcext:value-type="float">
            <text:p>0.0699667</text:p>
          </table:table-cell>
        </table:table-row>
        <table:table-row table:style-name="ro1">
          <table:table-cell/>
          <table:table-cell office:value-type="string" calcext:value-type="string">
            <text:p>FlannKDS/WQ/10000/4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<text:s/>ms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<text:s/>ms</text:p>
          </table:table-cell>
          <table:table-cell office:value-type="float" office:value="40581" calcext:value-type="float">
            <text:p>40581</text:p>
          </table:table-cell>
          <table:table-cell office:value-type="float" office:value="101.218" calcext:value-type="float">
            <text:p>101.218</text:p>
          </table:table-cell>
          <table:table-cell office:value-type="float" office:value="58.0994" calcext:value-type="float">
            <text:p>58.0994</text:p>
          </table:table-cell>
          <table:table-cell office:value-type="string" calcext:value-type="string">
            <text:p>k/s</text:p>
          </table:table-cell>
          <table:table-cell/>
          <table:table-cell table:formula="of:=IF([.J71]=&quot;k/s&quot;; [.I71]/1000; [.I71])" office:value-type="float" office:value="0.0580994" calcext:value-type="float">
            <text:p>0.0580994</text:p>
          </table:table-cell>
        </table:table-row>
        <table:table-row table:style-name="ro1">
          <table:table-cell/>
          <table:table-cell office:value-type="string" calcext:value-type="string">
            <text:p>FlannKDS/WQ/100000/4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<text:s/>ms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<text:s/>ms</text:p>
          </table:table-cell>
          <table:table-cell office:value-type="float" office:value="37677" calcext:value-type="float">
            <text:p>37677</text:p>
          </table:table-cell>
          <table:table-cell office:value-type="float" office:value="101.447" calcext:value-type="float">
            <text:p>101.447</text:p>
          </table:table-cell>
          <table:table-cell office:value-type="float" office:value="53.7637" calcext:value-type="float">
            <text:p>53.7637</text:p>
          </table:table-cell>
          <table:table-cell office:value-type="string" calcext:value-type="string">
            <text:p>k/s</text:p>
          </table:table-cell>
          <table:table-cell/>
          <table:table-cell table:formula="of:=IF([.J72]=&quot;k/s&quot;; [.I72]/1000; [.I72])" office:value-type="float" office:value="0.0537637" calcext:value-type="float">
            <text:p>0.0537637</text:p>
          </table:table-cell>
        </table:table-row>
        <table:table-row table:style-name="ro1">
          <table:table-cell/>
          <table:table-cell office:value-type="string" calcext:value-type="string">
            <text:p>FlannKDS/WQ/1000000/4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<text:s/>ms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<text:s/>ms</text:p>
          </table:table-cell>
          <table:table-cell office:value-type="float" office:value="24158" calcext:value-type="float">
            <text:p>24158</text:p>
          </table:table-cell>
          <table:table-cell office:value-type="float" office:value="101.08" calcext:value-type="float">
            <text:p>101.08</text:p>
          </table:table-cell>
          <table:table-cell office:value-type="float" office:value="34.6425" calcext:value-type="float">
            <text:p>34.6425</text:p>
          </table:table-cell>
          <table:table-cell office:value-type="string" calcext:value-type="string">
            <text:p>k/s</text:p>
          </table:table-cell>
          <table:table-cell/>
          <table:table-cell table:formula="of:=IF([.J73]=&quot;k/s&quot;; [.I73]/1000; [.I73])" office:value-type="float" office:value="0.0346425" calcext:value-type="float">
            <text:p>0.0346425</text:p>
          </table:table-cell>
        </table:table-row>
        <table:table-row table:style-name="ro1">
          <table:table-cell/>
          <table:table-cell office:value-type="string" calcext:value-type="string">
            <text:p>FlannKDS/WQ/1000/7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120876" calcext:value-type="float">
            <text:p>120876</text:p>
          </table:table-cell>
          <table:table-cell office:value-type="float" office:value="44.3263" calcext:value-type="float">
            <text:p>44.3263</text:p>
          </table:table-cell>
          <table:table-cell office:value-type="float" office:value="174.279" calcext:value-type="float">
            <text:p>174.279</text:p>
          </table:table-cell>
          <table:table-cell office:value-type="string" calcext:value-type="string">
            <text:p>k/s</text:p>
          </table:table-cell>
          <table:table-cell/>
          <table:table-cell table:formula="of:=IF([.J74]=&quot;k/s&quot;; [.I74]/1000; [.I74])" office:value-type="float" office:value="0.174279" calcext:value-type="float">
            <text:p>0.174279</text:p>
          </table:table-cell>
        </table:table-row>
        <table:table-row table:style-name="ro1">
          <table:table-cell/>
          <table:table-cell office:value-type="string" calcext:value-type="string">
            <text:p>FlannKDS/WQ/10000/7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<text:s/>ms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<text:s/>ms</text:p>
          </table:table-cell>
          <table:table-cell office:value-type="float" office:value="53531" calcext:value-type="float">
            <text:p>53531</text:p>
          </table:table-cell>
          <table:table-cell office:value-type="float" office:value="112.91" calcext:value-type="float">
            <text:p>112.91</text:p>
          </table:table-cell>
          <table:table-cell office:value-type="float" office:value="77.1508" calcext:value-type="float">
            <text:p>77.1508</text:p>
          </table:table-cell>
          <table:table-cell office:value-type="string" calcext:value-type="string">
            <text:p>k/s</text:p>
          </table:table-cell>
          <table:table-cell/>
          <table:table-cell table:formula="of:=IF([.J75]=&quot;k/s&quot;; [.I75]/1000; [.I75])" office:value-type="float" office:value="0.0771508" calcext:value-type="float">
            <text:p>0.0771508</text:p>
          </table:table-cell>
        </table:table-row>
        <table:table-row table:style-name="ro1">
          <table:table-cell/>
          <table:table-cell office:value-type="string" calcext:value-type="string">
            <text:p>FlannKDS/WQ/100000/7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<text:s/>ms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<text:s/>ms</text:p>
          </table:table-cell>
          <table:table-cell office:value-type="float" office:value="52518" calcext:value-type="float">
            <text:p>52518</text:p>
          </table:table-cell>
          <table:table-cell office:value-type="float" office:value="102.913" calcext:value-type="float">
            <text:p>102.913</text:p>
          </table:table-cell>
          <table:table-cell office:value-type="float" office:value="75.8071" calcext:value-type="float">
            <text:p>75.8071</text:p>
          </table:table-cell>
          <table:table-cell office:value-type="string" calcext:value-type="string">
            <text:p>k/s</text:p>
          </table:table-cell>
          <table:table-cell/>
          <table:table-cell table:formula="of:=IF([.J76]=&quot;k/s&quot;; [.I76]/1000; [.I76])" office:value-type="float" office:value="0.0758071" calcext:value-type="float">
            <text:p>0.0758071</text:p>
          </table:table-cell>
        </table:table-row>
        <table:table-row table:style-name="ro1">
          <table:table-cell/>
          <table:table-cell office:value-type="string" calcext:value-type="string">
            <text:p>FlannKDS/WQ/1000000/7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<text:s/>ms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<text:s/>ms</text:p>
          </table:table-cell>
          <table:table-cell office:value-type="float" office:value="38608" calcext:value-type="float">
            <text:p>38608</text:p>
          </table:table-cell>
          <table:table-cell office:value-type="float" office:value="100.689" calcext:value-type="float">
            <text:p>100.689</text:p>
          </table:table-cell>
          <table:table-cell office:value-type="float" office:value="55.566" calcext:value-type="float">
            <text:p>55.566</text:p>
          </table:table-cell>
          <table:table-cell office:value-type="string" calcext:value-type="string">
            <text:p>k/s</text:p>
          </table:table-cell>
          <table:table-cell/>
          <table:table-cell table:formula="of:=IF([.J77]=&quot;k/s&quot;; [.I77]/1000; [.I77])" office:value-type="float" office:value="0.055566" calcext:value-type="float">
            <text:p>0.055566</text:p>
          </table:table-cell>
        </table:table-row>
        <table:table-row table:style-name="ro1">
          <table:table-cell/>
          <table:table-cell office:value-type="string" calcext:value-type="string">
            <text:p>BBTree/WQ/1000/4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116396" calcext:value-type="float">
            <text:p>116396</text:p>
          </table:table-cell>
          <table:table-cell office:value-type="float" office:value="102.829" calcext:value-type="float">
            <text:p>102.829</text:p>
          </table:table-cell>
          <table:table-cell office:value-type="float" office:value="166.493" calcext:value-type="float">
            <text:p>166.493</text:p>
          </table:table-cell>
          <table:table-cell office:value-type="string" calcext:value-type="string">
            <text:p>k/s</text:p>
          </table:table-cell>
          <table:table-cell/>
          <table:table-cell table:formula="of:=IF([.J78]=&quot;k/s&quot;; [.I78]/1000; [.I78])" office:value-type="float" office:value="0.166493" calcext:value-type="float">
            <text:p>0.166493</text:p>
          </table:table-cell>
        </table:table-row>
        <table:table-row table:style-name="ro1">
          <table:table-cell/>
          <table:table-cell office:value-type="string" calcext:value-type="string">
            <text:p>BBTree/WQ/10000/4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<text:s/>ms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<text:s/>ms</text:p>
          </table:table-cell>
          <table:table-cell office:value-type="float" office:value="60615" calcext:value-type="float">
            <text:p>60615</text:p>
          </table:table-cell>
          <table:table-cell office:value-type="float" office:value="101.114" calcext:value-type="float">
            <text:p>101.114</text:p>
          </table:table-cell>
          <table:table-cell office:value-type="float" office:value="88.1143" calcext:value-type="float">
            <text:p>88.1143</text:p>
          </table:table-cell>
          <table:table-cell office:value-type="string" calcext:value-type="string">
            <text:p>k/s</text:p>
          </table:table-cell>
          <table:table-cell/>
          <table:table-cell table:formula="of:=IF([.J79]=&quot;k/s&quot;; [.I79]/1000; [.I79])" office:value-type="float" office:value="0.0881143" calcext:value-type="float">
            <text:p>0.0881143</text:p>
          </table:table-cell>
        </table:table-row>
        <table:table-row table:style-name="ro1">
          <table:table-cell/>
          <table:table-cell office:value-type="string" calcext:value-type="string">
            <text:p>BBTree/WQ/100000/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s</text:p>
          </table:table-cell>
          <table:table-cell office:value-type="float" office:value="72940" calcext:value-type="float">
            <text:p>72940</text:p>
          </table:table-cell>
          <table:table-cell office:value-type="float" office:value="101.408" calcext:value-type="float">
            <text:p>101.408</text:p>
          </table:table-cell>
          <table:table-cell office:value-type="float" office:value="103.799" calcext:value-type="float">
            <text:p>103.799</text:p>
          </table:table-cell>
          <table:table-cell office:value-type="string" calcext:value-type="string">
            <text:p>k/s</text:p>
          </table:table-cell>
          <table:table-cell/>
          <table:table-cell table:formula="of:=IF([.J80]=&quot;k/s&quot;; [.I80]/1000; [.I80])" office:value-type="float" office:value="0.103799" calcext:value-type="float">
            <text:p>0.103799</text:p>
          </table:table-cell>
        </table:table-row>
        <table:table-row table:style-name="ro1">
          <table:table-cell/>
          <table:table-cell office:value-type="string" calcext:value-type="string">
            <text:p>BBTree/WQ/1000000/4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<text:s/>ms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<text:s/>ms</text:p>
          </table:table-cell>
          <table:table-cell office:value-type="float" office:value="29948" calcext:value-type="float">
            <text:p>29948</text:p>
          </table:table-cell>
          <table:table-cell office:value-type="float" office:value="101.077" calcext:value-type="float">
            <text:p>101.077</text:p>
          </table:table-cell>
          <table:table-cell office:value-type="float" office:value="42.6889" calcext:value-type="float">
            <text:p>42.6889</text:p>
          </table:table-cell>
          <table:table-cell office:value-type="string" calcext:value-type="string">
            <text:p>k/s</text:p>
          </table:table-cell>
          <table:table-cell/>
          <table:table-cell table:formula="of:=IF([.J81]=&quot;k/s&quot;; [.I81]/1000; [.I81])" office:value-type="float" office:value="0.0426889" calcext:value-type="float">
            <text:p>0.0426889</text:p>
          </table:table-cell>
        </table:table-row>
        <table:table-row table:style-name="ro1">
          <table:table-cell/>
          <table:table-cell office:value-type="string" calcext:value-type="string">
            <text:p>BBTree/WQ/1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57513" calcext:value-type="float">
            <text:p>357513</text:p>
          </table:table-cell>
          <table:table-cell office:value-type="float" office:value="44.1253" calcext:value-type="float">
            <text:p>44.1253</text:p>
          </table:table-cell>
          <table:table-cell office:value-type="float" office:value="492.673" calcext:value-type="float">
            <text:p>492.673</text:p>
          </table:table-cell>
          <table:table-cell office:value-type="string" calcext:value-type="string">
            <text:p>k/s</text:p>
          </table:table-cell>
          <table:table-cell/>
          <table:table-cell table:formula="of:=IF([.J82]=&quot;k/s&quot;; [.I82]/1000; [.I82])" office:value-type="float" office:value="0.492673" calcext:value-type="float">
            <text:p>0.492673</text:p>
          </table:table-cell>
        </table:table-row>
        <table:table-row table:style-name="ro1">
          <table:table-cell/>
          <table:table-cell office:value-type="string" calcext:value-type="string">
            <text:p>BBTree/WQ/10000/7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83637" calcext:value-type="float">
            <text:p>83637</text:p>
          </table:table-cell>
          <table:table-cell office:value-type="float" office:value="112.845" calcext:value-type="float">
            <text:p>112.845</text:p>
          </table:table-cell>
          <table:table-cell office:value-type="float" office:value="141.391" calcext:value-type="float">
            <text:p>141.391</text:p>
          </table:table-cell>
          <table:table-cell office:value-type="string" calcext:value-type="string">
            <text:p>k/s</text:p>
          </table:table-cell>
          <table:table-cell/>
          <table:table-cell table:formula="of:=IF([.J83]=&quot;k/s&quot;; [.I83]/1000; [.I83])" office:value-type="float" office:value="0.141391" calcext:value-type="float">
            <text:p>0.141391</text:p>
          </table:table-cell>
        </table:table-row>
        <table:table-row table:style-name="ro1">
          <table:table-cell/>
          <table:table-cell office:value-type="string" calcext:value-type="string">
            <text:p>BBTree/WQ/100000/7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99768" calcext:value-type="float">
            <text:p>99768</text:p>
          </table:table-cell>
          <table:table-cell office:value-type="float" office:value="102.936" calcext:value-type="float">
            <text:p>102.936</text:p>
          </table:table-cell>
          <table:table-cell office:value-type="float" office:value="136.733" calcext:value-type="float">
            <text:p>136.733</text:p>
          </table:table-cell>
          <table:table-cell office:value-type="string" calcext:value-type="string">
            <text:p>k/s</text:p>
          </table:table-cell>
          <table:table-cell/>
          <table:table-cell table:formula="of:=IF([.J84]=&quot;k/s&quot;; [.I84]/1000; [.I84])" office:value-type="float" office:value="0.136733" calcext:value-type="float">
            <text:p>0.136733</text:p>
          </table:table-cell>
        </table:table-row>
        <table:table-row table:style-name="ro1">
          <table:table-cell/>
          <table:table-cell office:value-type="string" calcext:value-type="string">
            <text:p>BBTree/WQ/1000000/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s</text:p>
          </table:table-cell>
          <table:table-cell office:value-type="float" office:value="66508" calcext:value-type="float">
            <text:p>66508</text:p>
          </table:table-cell>
          <table:table-cell office:value-type="float" office:value="100.868" calcext:value-type="float">
            <text:p>100.868</text:p>
          </table:table-cell>
          <table:table-cell office:value-type="float" office:value="96.4113" calcext:value-type="float">
            <text:p>96.4113</text:p>
          </table:table-cell>
          <table:table-cell office:value-type="string" calcext:value-type="string">
            <text:p>k/s</text:p>
          </table:table-cell>
          <table:table-cell/>
          <table:table-cell table:formula="of:=IF([.J85]=&quot;k/s&quot;; [.I85]/1000; [.I85])" office:value-type="float" office:value="0.0964113" calcext:value-type="float">
            <text:p>0.0964113</text:p>
          </table:table-cell>
        </table:table-row>
        <table:table-row table:style-name="ro1">
          <table:table-cell/>
          <table:table-cell office:value-type="string" calcext:value-type="string">
            <text:p>BBTree/WQ/1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84754" calcext:value-type="float">
            <text:p>384754</text:p>
          </table:table-cell>
          <table:table-cell office:value-type="float" office:value="3.24254" calcext:value-type="float">
            <text:p>3.24254</text:p>
          </table:table-cell>
          <table:table-cell office:value-type="float" office:value="570.999" calcext:value-type="float">
            <text:p>570.999</text:p>
          </table:table-cell>
          <table:table-cell office:value-type="string" calcext:value-type="string">
            <text:p>k/s</text:p>
          </table:table-cell>
          <table:table-cell/>
          <table:table-cell table:formula="of:=IF([.J86]=&quot;k/s&quot;; [.I86]/1000; [.I86])" office:value-type="float" office:value="0.570999" calcext:value-type="float">
            <text:p>0.570999</text:p>
          </table:table-cell>
        </table:table-row>
        <table:table-row table:style-name="ro1">
          <table:table-cell/>
          <table:table-cell office:value-type="string" calcext:value-type="string">
            <text:p>BBTree/WQ/10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415856" calcext:value-type="float">
            <text:p>415856</text:p>
          </table:table-cell>
          <table:table-cell office:value-type="float" office:value="3.11777" calcext:value-type="float">
            <text:p>3.11777</text:p>
          </table:table-cell>
          <table:table-cell office:value-type="float" office:value="593.805" calcext:value-type="float">
            <text:p>593.805</text:p>
          </table:table-cell>
          <table:table-cell office:value-type="string" calcext:value-type="string">
            <text:p>k/s</text:p>
          </table:table-cell>
          <table:table-cell/>
          <table:table-cell table:formula="of:=IF([.J87]=&quot;k/s&quot;; [.I87]/1000; [.I87])" office:value-type="float" office:value="0.593805" calcext:value-type="float">
            <text:p>0.593805</text:p>
          </table:table-cell>
        </table:table-row>
        <table:table-row table:style-name="ro1">
          <table:table-cell/>
          <table:table-cell office:value-type="string" calcext:value-type="string">
            <text:p>BBTree/WQ/1000000/7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90589" calcext:value-type="float">
            <text:p>190589</text:p>
          </table:table-cell>
          <table:table-cell office:value-type="float" office:value="3.29243" calcext:value-type="float">
            <text:p>3.29243</text:p>
          </table:table-cell>
          <table:table-cell office:value-type="float" office:value="275.582" calcext:value-type="float">
            <text:p>275.582</text:p>
          </table:table-cell>
          <table:table-cell office:value-type="string" calcext:value-type="string">
            <text:p>k/s</text:p>
          </table:table-cell>
          <table:table-cell/>
          <table:table-cell table:formula="of:=IF([.J88]=&quot;k/s&quot;; [.I88]/1000; [.I88])" office:value-type="float" office:value="0.275582" calcext:value-type="float">
            <text:p>0.275582</text:p>
          </table:table-cell>
        </table:table-row>
        <table:table-row table:style-name="ro1" table:number-rows-repeated="104848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query_mm_d_web" table:style-name="ta1">
        <table:shapes>
          <draw:frame draw:z-index="0" draw:style-name="gr1" draw:text-style-name="P1" svg:width="6.2972in" svg:height="3.4343in" svg:x="1.4031in" svg:y="0.5425in">
            <draw:object draw:notify-on-update-of-ranges="query_mm_d_web.A30:query_mm_d_web.A33 query_mm_d_web.B30:query_mm_d_web.B30 query_mm_d_web.L30:query_mm_d_web.L33 query_mm_d_web.B34:query_mm_d_web.B34 query_mm_d_web.L34:query_mm_d_web.L37 query_mm_d_web.A30:query_mm_d_web.A33 query_mm_d_web.A30:query_mm_d_web.A33 query_mm_d_web.B38:query_mm_d_web.B38 query_mm_d_web.L38:query_mm_d_web.L41 query_mm_d_web.A30:query_mm_d_web.A33 query_mm_d_web.B42:query_mm_d_web.B42 query_mm_d_web.L42:query_mm_d_web.L45 query_mm_d_web.A30:query_mm_d_web.A33 query_mm_d_web.B46:query_mm_d_web.B46 query_mm_d_web.L46:query_mm_d_web.L49 query_mm_d_web.A30:query_mm_d_web.A33 query_mm_d_web.B50:query_mm_d_web.B50 query_mm_d_web.L50:query_mm_d_web.L53 query_mm_d_web.A30:query_mm_d_web.A33 query_mm_d_web.B54:query_mm_d_web.B54 query_mm_d_web.L54:query_mm_d_web.L57 query_mm_d_web.A30:query_mm_d_web.A33 query_mm_d_web.B58:query_mm_d_web.B58 query_mm_d_web.L58:query_mm_d_web.L6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1"/>
        <table:table-row table:style-name="ro1" table:number-rows-repeated="26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------------------------------</text:p>
          </table:table-cell>
          <table:table-cell office:value-type="string" calcext:value-type="string">
            <text:p>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-----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<text:s text:c="5"/>T</text:p>
          </table:table-cell>
          <table:table-cell office:value-type="string" calcext:value-type="string">
            <text:p>ime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<text:s text:c="3"/>Iterations</text:p>
          </table:table-cell>
          <table:table-cell office:value-type="string" calcext:value-type="string">
            <text:p><text:s/>avg_result_count</text:p>
          </table:table-cell>
          <table:table-cell office:value-type="string" calcext:value-type="string">
            <text:p><text:s/>query_r</text:p>
          </table:table-cell>
          <table:table-cell office:value-type="string" calcext:value-type="string">
            <text:p>ate</text:p>
          </table:table-cell>
          <table:table-cell/>
          <table:table-cell office:value-type="string" calcext:value-type="string">
            <text:p>normalized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</text:p>
          </table:table-cell>
          <table:table-cell office:value-type="string" calcext:value-type="string">
            <text:p>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-----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to M/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PhTreeMM/WQ/100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1719144" calcext:value-type="float">
            <text:p>1719144</text:p>
          </table:table-cell>
          <table:table-cell office:value-type="float" office:value="2.99707" calcext:value-type="float">
            <text:p>2.99707</text:p>
          </table:table-cell>
          <table:table-cell office:value-type="float" office:value="2.50713" calcext:value-type="float">
            <text:p>2.50713</text:p>
          </table:table-cell>
          <table:table-cell table:number-columns-repeated="2" office:value-type="string" calcext:value-type="string">
            <text:p>M/s</text:p>
          </table:table-cell>
          <table:table-cell table:formula="of:=IF([.J30]=&quot;k/s&quot;; [.I30]/1000; [.I30])" office:value-type="float" office:value="2.50713" calcext:value-type="float">
            <text:p>2.5071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PhTreeMM/WQ/1000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1530907" calcext:value-type="float">
            <text:p>1530907</text:p>
          </table:table-cell>
          <table:table-cell office:value-type="float" office:value="3.01965" calcext:value-type="float">
            <text:p>3.01965</text:p>
          </table:table-cell>
          <table:table-cell office:value-type="float" office:value="2.20227" calcext:value-type="float">
            <text:p>2.20227</text:p>
          </table:table-cell>
          <table:table-cell table:number-columns-repeated="2" office:value-type="string" calcext:value-type="string">
            <text:p>M/s</text:p>
          </table:table-cell>
          <table:table-cell table:formula="of:=IF([.J31]=&quot;k/s&quot;; [.I31]/1000; [.I31])" office:value-type="float" office:value="2.20227" calcext:value-type="float">
            <text:p>2.2022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PhTreeMM/WQ/10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863437" calcext:value-type="float">
            <text:p>863437</text:p>
          </table:table-cell>
          <table:table-cell office:value-type="float" office:value="3.05014" calcext:value-type="float">
            <text:p>3.05014</text:p>
          </table:table-cell>
          <table:table-cell office:value-type="float" office:value="1.24858" calcext:value-type="float">
            <text:p>1.24858</text:p>
          </table:table-cell>
          <table:table-cell table:number-columns-repeated="2" office:value-type="string" calcext:value-type="string">
            <text:p>M/s</text:p>
          </table:table-cell>
          <table:table-cell table:formula="of:=IF([.J32]=&quot;k/s&quot;; [.I32]/1000; [.I32])" office:value-type="float" office:value="1.24858" calcext:value-type="float">
            <text:p>1.2485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PhTreeMM/WQ/100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33605" calcext:value-type="float">
            <text:p>533605</text:p>
          </table:table-cell>
          <table:table-cell office:value-type="float" office:value="3.36052" calcext:value-type="float">
            <text:p>3.36052</text:p>
          </table:table-cell>
          <table:table-cell office:value-type="float" office:value="756.841" calcext:value-type="float">
            <text:p>756.841</text:p>
          </table:table-cell>
          <table:table-cell table:number-columns-repeated="2" office:value-type="string" calcext:value-type="string">
            <text:p>k/s</text:p>
          </table:table-cell>
          <table:table-cell table:formula="of:=IF([.J33]=&quot;k/s&quot;; [.I33]/1000; [.I33])" office:value-type="float" office:value="0.756841" calcext:value-type="float">
            <text:p>0.756841</text:p>
          </table:table-cell>
        </table:table-row>
        <table:table-row table:style-name="ro1">
          <table:table-cell/>
          <table:table-cell office:value-type="string" calcext:value-type="string">
            <text:p>PhTreeMM2/WEB/100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1948441" calcext:value-type="float">
            <text:p>1948441</text:p>
          </table:table-cell>
          <table:table-cell office:value-type="float" office:value="2.99708" calcext:value-type="float">
            <text:p>2.99708</text:p>
          </table:table-cell>
          <table:table-cell office:value-type="float" office:value="2.76348" calcext:value-type="float">
            <text:p>2.76348</text:p>
          </table:table-cell>
          <table:table-cell table:number-columns-repeated="2" office:value-type="string" calcext:value-type="string">
            <text:p>M/s</text:p>
          </table:table-cell>
          <table:table-cell table:formula="of:=IF([.J34]=&quot;k/s&quot;; [.I34]/1000; [.I34])" office:value-type="float" office:value="2.76348" calcext:value-type="float">
            <text:p>2.76348</text:p>
          </table:table-cell>
        </table:table-row>
        <table:table-row table:style-name="ro1">
          <table:table-cell/>
          <table:table-cell office:value-type="string" calcext:value-type="string">
            <text:p>PhTreeMM2/WEB/1000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1554293" calcext:value-type="float">
            <text:p>1554293</text:p>
          </table:table-cell>
          <table:table-cell office:value-type="float" office:value="3.01963" calcext:value-type="float">
            <text:p>3.01963</text:p>
          </table:table-cell>
          <table:table-cell office:value-type="float" office:value="2.21088" calcext:value-type="float">
            <text:p>2.21088</text:p>
          </table:table-cell>
          <table:table-cell table:number-columns-repeated="2" office:value-type="string" calcext:value-type="string">
            <text:p>M/s</text:p>
          </table:table-cell>
          <table:table-cell table:formula="of:=IF([.J35]=&quot;k/s&quot;; [.I35]/1000; [.I35])" office:value-type="float" office:value="2.21088" calcext:value-type="float">
            <text:p>2.21088</text:p>
          </table:table-cell>
        </table:table-row>
        <table:table-row table:style-name="ro1">
          <table:table-cell/>
          <table:table-cell office:value-type="string" calcext:value-type="string">
            <text:p>PhTreeMM2/WEB/10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1154971" calcext:value-type="float">
            <text:p>1154971</text:p>
          </table:table-cell>
          <table:table-cell office:value-type="float" office:value="3.04997" calcext:value-type="float">
            <text:p>3.04997</text:p>
          </table:table-cell>
          <table:table-cell office:value-type="float" office:value="1.64656" calcext:value-type="float">
            <text:p>1.64656</text:p>
          </table:table-cell>
          <table:table-cell table:number-columns-repeated="2" office:value-type="string" calcext:value-type="string">
            <text:p>M/s</text:p>
          </table:table-cell>
          <table:table-cell table:formula="of:=IF([.J36]=&quot;k/s&quot;; [.I36]/1000; [.I36])" office:value-type="float" office:value="1.64656" calcext:value-type="float">
            <text:p>1.64656</text:p>
          </table:table-cell>
        </table:table-row>
        <table:table-row table:style-name="ro1">
          <table:table-cell/>
          <table:table-cell office:value-type="string" calcext:value-type="string">
            <text:p>PhTreeMM2/WEB/100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42388" calcext:value-type="float">
            <text:p>542388</text:p>
          </table:table-cell>
          <table:table-cell office:value-type="float" office:value="3.36064" calcext:value-type="float">
            <text:p>3.36064</text:p>
          </table:table-cell>
          <table:table-cell office:value-type="float" office:value="776.519" calcext:value-type="float">
            <text:p>776.519</text:p>
          </table:table-cell>
          <table:table-cell table:number-columns-repeated="2" office:value-type="string" calcext:value-type="string">
            <text:p>k/s</text:p>
          </table:table-cell>
          <table:table-cell table:formula="of:=IF([.J37]=&quot;k/s&quot;; [.I37]/1000; [.I37])" office:value-type="float" office:value="0.776519" calcext:value-type="float">
            <text:p>0.776519</text:p>
          </table:table-cell>
        </table:table-row>
        <table:table-row table:style-name="ro1">
          <table:table-cell/>
          <table:table-cell office:value-type="string" calcext:value-type="string">
            <text:p>TinspinKDTree/WEB/1000/3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296133" calcext:value-type="float">
            <text:p>296133</text:p>
          </table:table-cell>
          <table:table-cell office:value-type="float" office:value="2.99719" calcext:value-type="float">
            <text:p>2.99719</text:p>
          </table:table-cell>
          <table:table-cell office:value-type="float" office:value="424.724" calcext:value-type="float">
            <text:p>424.724</text:p>
          </table:table-cell>
          <table:table-cell table:number-columns-repeated="2" office:value-type="string" calcext:value-type="string">
            <text:p>k/s</text:p>
          </table:table-cell>
          <table:table-cell table:formula="of:=IF([.J38]=&quot;k/s&quot;; [.I38]/1000; [.I38])" office:value-type="float" office:value="0.424724" calcext:value-type="float">
            <text:p>0.424724</text:p>
          </table:table-cell>
        </table:table-row>
        <table:table-row table:style-name="ro1">
          <table:table-cell/>
          <table:table-cell office:value-type="string" calcext:value-type="string">
            <text:p>TinspinKDTree/WEB/10000/3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77361" calcext:value-type="float">
            <text:p>177361</text:p>
          </table:table-cell>
          <table:table-cell office:value-type="float" office:value="3.01975" calcext:value-type="float">
            <text:p>3.01975</text:p>
          </table:table-cell>
          <table:table-cell office:value-type="float" office:value="253.677" calcext:value-type="float">
            <text:p>253.677</text:p>
          </table:table-cell>
          <table:table-cell table:number-columns-repeated="2" office:value-type="string" calcext:value-type="string">
            <text:p>k/s</text:p>
          </table:table-cell>
          <table:table-cell table:formula="of:=IF([.J39]=&quot;k/s&quot;; [.I39]/1000; [.I39])" office:value-type="float" office:value="0.253677" calcext:value-type="float">
            <text:p>0.253677</text:p>
          </table:table-cell>
        </table:table-row>
        <table:table-row table:style-name="ro1">
          <table:table-cell/>
          <table:table-cell office:value-type="string" calcext:value-type="string">
            <text:p>TinspinKDTree/WEB/100000/3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140178" calcext:value-type="float">
            <text:p>140178</text:p>
          </table:table-cell>
          <table:table-cell office:value-type="float" office:value="3.05029" calcext:value-type="float">
            <text:p>3.05029</text:p>
          </table:table-cell>
          <table:table-cell office:value-type="float" office:value="201.966" calcext:value-type="float">
            <text:p>201.966</text:p>
          </table:table-cell>
          <table:table-cell table:number-columns-repeated="2" office:value-type="string" calcext:value-type="string">
            <text:p>k/s</text:p>
          </table:table-cell>
          <table:table-cell table:formula="of:=IF([.J40]=&quot;k/s&quot;; [.I40]/1000; [.I40])" office:value-type="float" office:value="0.201966" calcext:value-type="float">
            <text:p>0.201966</text:p>
          </table:table-cell>
        </table:table-row>
        <table:table-row table:style-name="ro1">
          <table:table-cell/>
          <table:table-cell office:value-type="string" calcext:value-type="string">
            <text:p>TinspinKDTree/WEB/1000000/3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<text:s/>ms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<text:s/>ms</text:p>
          </table:table-cell>
          <table:table-cell office:value-type="float" office:value="56507" calcext:value-type="float">
            <text:p>56507</text:p>
          </table:table-cell>
          <table:table-cell office:value-type="float" office:value="3.36489" calcext:value-type="float">
            <text:p>3.36489</text:p>
          </table:table-cell>
          <table:table-cell office:value-type="float" office:value="80.9493" calcext:value-type="float">
            <text:p>80.9493</text:p>
          </table:table-cell>
          <table:table-cell table:number-columns-repeated="2" office:value-type="string" calcext:value-type="string">
            <text:p>k/s</text:p>
          </table:table-cell>
          <table:table-cell table:formula="of:=IF([.J41]=&quot;k/s&quot;; [.I41]/1000; [.I41])" office:value-type="float" office:value="0.0809493" calcext:value-type="float">
            <text:p>0.0809493</text:p>
          </table:table-cell>
        </table:table-row>
        <table:table-row table:style-name="ro1">
          <table:table-cell/>
          <table:table-cell office:value-type="string" calcext:value-type="string">
            <text:p>TinspinQuadtree/WEB/100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2118971" calcext:value-type="float">
            <text:p>2118971</text:p>
          </table:table-cell>
          <table:table-cell office:value-type="float" office:value="2.99709" calcext:value-type="float">
            <text:p>2.99709</text:p>
          </table:table-cell>
          <table:table-cell office:value-type="float" office:value="3.05013" calcext:value-type="float">
            <text:p>3.05013</text:p>
          </table:table-cell>
          <table:table-cell table:number-columns-repeated="2" office:value-type="string" calcext:value-type="string">
            <text:p>M/s</text:p>
          </table:table-cell>
          <table:table-cell table:formula="of:=IF([.J42]=&quot;k/s&quot;; [.I42]/1000; [.I42])" office:value-type="float" office:value="3.05013" calcext:value-type="float">
            <text:p>3.05013</text:p>
          </table:table-cell>
        </table:table-row>
        <table:table-row table:style-name="ro1">
          <table:table-cell/>
          <table:table-cell office:value-type="string" calcext:value-type="string">
            <text:p>TinspinQuadtree/WEB/1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1350584" calcext:value-type="float">
            <text:p>1350584</text:p>
          </table:table-cell>
          <table:table-cell office:value-type="float" office:value="3.0197" calcext:value-type="float">
            <text:p>3.0197</text:p>
          </table:table-cell>
          <table:table-cell office:value-type="float" office:value="1.93586" calcext:value-type="float">
            <text:p>1.93586</text:p>
          </table:table-cell>
          <table:table-cell table:number-columns-repeated="2" office:value-type="string" calcext:value-type="string">
            <text:p>M/s</text:p>
          </table:table-cell>
          <table:table-cell table:formula="of:=IF([.J43]=&quot;k/s&quot;; [.I43]/1000; [.I43])" office:value-type="float" office:value="1.93586" calcext:value-type="float">
            <text:p>1.93586</text:p>
          </table:table-cell>
        </table:table-row>
        <table:table-row table:style-name="ro1">
          <table:table-cell/>
          <table:table-cell office:value-type="string" calcext:value-type="string">
            <text:p>TinspinQuadtree/WEB/10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929503" calcext:value-type="float">
            <text:p>929503</text:p>
          </table:table-cell>
          <table:table-cell office:value-type="float" office:value="3.05015" calcext:value-type="float">
            <text:p>3.05015</text:p>
          </table:table-cell>
          <table:table-cell office:value-type="float" office:value="1.32262" calcext:value-type="float">
            <text:p>1.32262</text:p>
          </table:table-cell>
          <table:table-cell table:number-columns-repeated="2" office:value-type="string" calcext:value-type="string">
            <text:p>M/s</text:p>
          </table:table-cell>
          <table:table-cell table:formula="of:=IF([.J44]=&quot;k/s&quot;; [.I44]/1000; [.I44])" office:value-type="float" office:value="1.32262" calcext:value-type="float">
            <text:p>1.32262</text:p>
          </table:table-cell>
        </table:table-row>
        <table:table-row table:style-name="ro1">
          <table:table-cell/>
          <table:table-cell office:value-type="string" calcext:value-type="string">
            <text:p>TinspinQuadtree/WEB/1000000/3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430561" calcext:value-type="float">
            <text:p>430561</text:p>
          </table:table-cell>
          <table:table-cell office:value-type="float" office:value="3.36083" calcext:value-type="float">
            <text:p>3.36083</text:p>
          </table:table-cell>
          <table:table-cell office:value-type="float" office:value="614.73" calcext:value-type="float">
            <text:p>614.73</text:p>
          </table:table-cell>
          <table:table-cell table:number-columns-repeated="2" office:value-type="string" calcext:value-type="string">
            <text:p>k/s</text:p>
          </table:table-cell>
          <table:table-cell table:formula="of:=IF([.J45]=&quot;k/s&quot;; [.I45]/1000; [.I45])" office:value-type="float" office:value="0.61473" calcext:value-type="float">
            <text:p>0.61473</text:p>
          </table:table-cell>
        </table:table-row>
        <table:table-row table:style-name="ro1">
          <table:table-cell/>
          <table:table-cell office:value-type="string" calcext:value-type="string">
            <text:p>BoostRT/WEB/100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1893760" calcext:value-type="float">
            <text:p>1893760</text:p>
          </table:table-cell>
          <table:table-cell office:value-type="float" office:value="2.99708" calcext:value-type="float">
            <text:p>2.99708</text:p>
          </table:table-cell>
          <table:table-cell office:value-type="float" office:value="2.69746" calcext:value-type="float">
            <text:p>2.69746</text:p>
          </table:table-cell>
          <table:table-cell table:number-columns-repeated="2" office:value-type="string" calcext:value-type="string">
            <text:p>M/s</text:p>
          </table:table-cell>
          <table:table-cell table:formula="of:=IF([.J46]=&quot;k/s&quot;; [.I46]/1000; [.I46])" office:value-type="float" office:value="2.69746" calcext:value-type="float">
            <text:p>2.69746</text:p>
          </table:table-cell>
        </table:table-row>
        <table:table-row table:style-name="ro1">
          <table:table-cell/>
          <table:table-cell office:value-type="string" calcext:value-type="string">
            <text:p>BoostRT/WEB/1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1195737" calcext:value-type="float">
            <text:p>1195737</text:p>
          </table:table-cell>
          <table:table-cell office:value-type="float" office:value="3.01972" calcext:value-type="float">
            <text:p>3.01972</text:p>
          </table:table-cell>
          <table:table-cell office:value-type="float" office:value="1.72191" calcext:value-type="float">
            <text:p>1.72191</text:p>
          </table:table-cell>
          <table:table-cell table:number-columns-repeated="2" office:value-type="string" calcext:value-type="string">
            <text:p>M/s</text:p>
          </table:table-cell>
          <table:table-cell table:formula="of:=IF([.J47]=&quot;k/s&quot;; [.I47]/1000; [.I47])" office:value-type="float" office:value="1.72191" calcext:value-type="float">
            <text:p>1.72191</text:p>
          </table:table-cell>
        </table:table-row>
        <table:table-row table:style-name="ro1">
          <table:table-cell/>
          <table:table-cell office:value-type="string" calcext:value-type="string">
            <text:p>BoostRT/WEB/10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50439" calcext:value-type="float">
            <text:p>550439</text:p>
          </table:table-cell>
          <table:table-cell office:value-type="float" office:value="3.05009" calcext:value-type="float">
            <text:p>3.05009</text:p>
          </table:table-cell>
          <table:table-cell office:value-type="float" office:value="784.176" calcext:value-type="float">
            <text:p>784.176</text:p>
          </table:table-cell>
          <table:table-cell table:number-columns-repeated="2" office:value-type="string" calcext:value-type="string">
            <text:p>k/s</text:p>
          </table:table-cell>
          <table:table-cell table:formula="of:=IF([.J48]=&quot;k/s&quot;; [.I48]/1000; [.I48])" office:value-type="float" office:value="0.784176" calcext:value-type="float">
            <text:p>0.784176</text:p>
          </table:table-cell>
        </table:table-row>
        <table:table-row table:style-name="ro1">
          <table:table-cell/>
          <table:table-cell office:value-type="string" calcext:value-type="string">
            <text:p>BoostRT/WEB/1000000/3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89060" calcext:value-type="float">
            <text:p>189060</text:p>
          </table:table-cell>
          <table:table-cell office:value-type="float" office:value="3.36276" calcext:value-type="float">
            <text:p>3.36276</text:p>
          </table:table-cell>
          <table:table-cell office:value-type="float" office:value="271.752" calcext:value-type="float">
            <text:p>271.752</text:p>
          </table:table-cell>
          <table:table-cell table:number-columns-repeated="2" office:value-type="string" calcext:value-type="string">
            <text:p>k/s</text:p>
          </table:table-cell>
          <table:table-cell table:formula="of:=IF([.J49]=&quot;k/s&quot;; [.I49]/1000; [.I49])" office:value-type="float" office:value="0.271752" calcext:value-type="float">
            <text:p>0.271752</text:p>
          </table:table-cell>
        </table:table-row>
        <table:table-row table:style-name="ro1">
          <table:table-cell/>
          <table:table-cell office:value-type="string" calcext:value-type="string">
            <text:p>FlannKDS/WEB/1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1354654" calcext:value-type="float">
            <text:p>1354654</text:p>
          </table:table-cell>
          <table:table-cell office:value-type="float" office:value="2.99704" calcext:value-type="float">
            <text:p>2.99704</text:p>
          </table:table-cell>
          <table:table-cell office:value-type="float" office:value="1.9592" calcext:value-type="float">
            <text:p>1.9592</text:p>
          </table:table-cell>
          <table:table-cell table:number-columns-repeated="2" office:value-type="string" calcext:value-type="string">
            <text:p>M/s</text:p>
          </table:table-cell>
          <table:table-cell table:formula="of:=IF([.J50]=&quot;k/s&quot;; [.I50]/1000; [.I50])" office:value-type="float" office:value="1.9592" calcext:value-type="float">
            <text:p>1.9592</text:p>
          </table:table-cell>
        </table:table-row>
        <table:table-row table:style-name="ro1">
          <table:table-cell/>
          <table:table-cell office:value-type="string" calcext:value-type="string">
            <text:p>FlannKDS/WEB/1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1122088" calcext:value-type="float">
            <text:p>1122088</text:p>
          </table:table-cell>
          <table:table-cell office:value-type="float" office:value="3.0198" calcext:value-type="float">
            <text:p>3.0198</text:p>
          </table:table-cell>
          <table:table-cell office:value-type="float" office:value="1.59923" calcext:value-type="float">
            <text:p>1.59923</text:p>
          </table:table-cell>
          <table:table-cell table:number-columns-repeated="2" office:value-type="string" calcext:value-type="string">
            <text:p>M/s</text:p>
          </table:table-cell>
          <table:table-cell table:formula="of:=IF([.J51]=&quot;k/s&quot;; [.I51]/1000; [.I51])" office:value-type="float" office:value="1.59923" calcext:value-type="float">
            <text:p>1.59923</text:p>
          </table:table-cell>
        </table:table-row>
        <table:table-row table:style-name="ro1">
          <table:table-cell/>
          <table:table-cell office:value-type="string" calcext:value-type="string">
            <text:p>FlannKDS/WEB/10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894195" calcext:value-type="float">
            <text:p>894195</text:p>
          </table:table-cell>
          <table:table-cell office:value-type="float" office:value="3.05016" calcext:value-type="float">
            <text:p>3.05016</text:p>
          </table:table-cell>
          <table:table-cell office:value-type="float" office:value="1.28678" calcext:value-type="float">
            <text:p>1.28678</text:p>
          </table:table-cell>
          <table:table-cell table:number-columns-repeated="2" office:value-type="string" calcext:value-type="string">
            <text:p>M/s</text:p>
          </table:table-cell>
          <table:table-cell table:formula="of:=IF([.J52]=&quot;k/s&quot;; [.I52]/1000; [.I52])" office:value-type="float" office:value="1.28678" calcext:value-type="float">
            <text:p>1.28678</text:p>
          </table:table-cell>
        </table:table-row>
        <table:table-row table:style-name="ro1">
          <table:table-cell/>
          <table:table-cell office:value-type="string" calcext:value-type="string">
            <text:p>FlannKDS/WEB/1000000/3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445666" calcext:value-type="float">
            <text:p>445666</text:p>
          </table:table-cell>
          <table:table-cell office:value-type="float" office:value="3.36092" calcext:value-type="float">
            <text:p>3.36092</text:p>
          </table:table-cell>
          <table:table-cell office:value-type="float" office:value="641.213" calcext:value-type="float">
            <text:p>641.213</text:p>
          </table:table-cell>
          <table:table-cell table:number-columns-repeated="2" office:value-type="string" calcext:value-type="string">
            <text:p>k/s</text:p>
          </table:table-cell>
          <table:table-cell table:formula="of:=IF([.J53]=&quot;k/s&quot;; [.I53]/1000; [.I53])" office:value-type="float" office:value="0.641213" calcext:value-type="float">
            <text:p>0.641213</text:p>
          </table:table-cell>
        </table:table-row>
        <table:table-row table:style-name="ro1">
          <table:table-cell/>
          <table:table-cell office:value-type="string" calcext:value-type="string">
            <text:p>BBTree/WEB/1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974482" calcext:value-type="float">
            <text:p>974482</text:p>
          </table:table-cell>
          <table:table-cell office:value-type="float" office:value="2.99704" calcext:value-type="float">
            <text:p>2.99704</text:p>
          </table:table-cell>
          <table:table-cell office:value-type="float" office:value="1.36465" calcext:value-type="float">
            <text:p>1.36465</text:p>
          </table:table-cell>
          <table:table-cell table:number-columns-repeated="2" office:value-type="string" calcext:value-type="string">
            <text:p>M/s</text:p>
          </table:table-cell>
          <table:table-cell table:formula="of:=IF([.J54]=&quot;k/s&quot;; [.I54]/1000; [.I54])" office:value-type="float" office:value="1.36465" calcext:value-type="float">
            <text:p>1.36465</text:p>
          </table:table-cell>
        </table:table-row>
        <table:table-row table:style-name="ro1">
          <table:table-cell/>
          <table:table-cell office:value-type="string" calcext:value-type="string">
            <text:p>BBTree/WEB/1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738640" calcext:value-type="float">
            <text:p>738640</text:p>
          </table:table-cell>
          <table:table-cell office:value-type="float" office:value="3.01972" calcext:value-type="float">
            <text:p>3.01972</text:p>
          </table:table-cell>
          <table:table-cell office:value-type="float" office:value="1086.76" calcext:value-type="float">
            <text:p>1086.76</text:p>
          </table:table-cell>
          <table:table-cell table:number-columns-repeated="2" office:value-type="string" calcext:value-type="string">
            <text:p>k/s</text:p>
          </table:table-cell>
          <table:table-cell table:formula="of:=IF([.J55]=&quot;k/s&quot;; [.I55]/1000; [.I55])" office:value-type="float" office:value="1.08676" calcext:value-type="float">
            <text:p>1.08676</text:p>
          </table:table-cell>
        </table:table-row>
        <table:table-row table:style-name="ro1">
          <table:table-cell/>
          <table:table-cell office:value-type="string" calcext:value-type="string">
            <text:p>BBTree/WEB/10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80190" calcext:value-type="float">
            <text:p>580190</text:p>
          </table:table-cell>
          <table:table-cell office:value-type="float" office:value="3.0502" calcext:value-type="float">
            <text:p>3.0502</text:p>
          </table:table-cell>
          <table:table-cell office:value-type="float" office:value="836.204" calcext:value-type="float">
            <text:p>836.204</text:p>
          </table:table-cell>
          <table:table-cell table:number-columns-repeated="2" office:value-type="string" calcext:value-type="string">
            <text:p>k/s</text:p>
          </table:table-cell>
          <table:table-cell table:formula="of:=IF([.J56]=&quot;k/s&quot;; [.I56]/1000; [.I56])" office:value-type="float" office:value="0.836204" calcext:value-type="float">
            <text:p>0.836204</text:p>
          </table:table-cell>
        </table:table-row>
        <table:table-row table:style-name="ro1">
          <table:table-cell/>
          <table:table-cell office:value-type="string" calcext:value-type="string">
            <text:p>BBTree/WEB/1000000/3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98732" calcext:value-type="float">
            <text:p>198732</text:p>
          </table:table-cell>
          <table:table-cell office:value-type="float" office:value="3.36296" calcext:value-type="float">
            <text:p>3.36296</text:p>
          </table:table-cell>
          <table:table-cell office:value-type="float" office:value="279.992" calcext:value-type="float">
            <text:p>279.992</text:p>
          </table:table-cell>
          <table:table-cell table:number-columns-repeated="2" office:value-type="string" calcext:value-type="string">
            <text:p>k/s</text:p>
          </table:table-cell>
          <table:table-cell table:formula="of:=IF([.J57]=&quot;k/s&quot;; [.I57]/1000; [.I57])" office:value-type="float" office:value="0.279992" calcext:value-type="float">
            <text:p>0.279992</text:p>
          </table:table-cell>
        </table:table-row>
        <table:table-row table:style-name="ro1">
          <table:table-cell/>
          <table:table-cell office:value-type="string" calcext:value-type="string">
            <text:p>LsiRT/WEB/1000/3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65037" calcext:value-type="float">
            <text:p>365037</text:p>
          </table:table-cell>
          <table:table-cell office:value-type="float" office:value="2.9971" calcext:value-type="float">
            <text:p>2.9971</text:p>
          </table:table-cell>
          <table:table-cell office:value-type="float" office:value="509.293" calcext:value-type="float">
            <text:p>509.293</text:p>
          </table:table-cell>
          <table:table-cell table:number-columns-repeated="2" office:value-type="string" calcext:value-type="string">
            <text:p>k/s</text:p>
          </table:table-cell>
          <table:table-cell table:formula="of:=IF([.J58]=&quot;k/s&quot;; [.I58]/1000; [.I58])" office:value-type="float" office:value="0.509293" calcext:value-type="float">
            <text:p>0.509293</text:p>
          </table:table-cell>
        </table:table-row>
        <table:table-row table:style-name="ro1">
          <table:table-cell/>
          <table:table-cell office:value-type="string" calcext:value-type="string">
            <text:p>LsiRT/WEB/10000/3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34056" calcext:value-type="float">
            <text:p>234056</text:p>
          </table:table-cell>
          <table:table-cell office:value-type="float" office:value="3.01969" calcext:value-type="float">
            <text:p>3.01969</text:p>
          </table:table-cell>
          <table:table-cell office:value-type="float" office:value="336.565" calcext:value-type="float">
            <text:p>336.565</text:p>
          </table:table-cell>
          <table:table-cell table:number-columns-repeated="2" office:value-type="string" calcext:value-type="string">
            <text:p>k/s</text:p>
          </table:table-cell>
          <table:table-cell table:formula="of:=IF([.J59]=&quot;k/s&quot;; [.I59]/1000; [.I59])" office:value-type="float" office:value="0.336565" calcext:value-type="float">
            <text:p>0.336565</text:p>
          </table:table-cell>
        </table:table-row>
        <table:table-row table:style-name="ro1">
          <table:table-cell/>
          <table:table-cell office:value-type="string" calcext:value-type="string">
            <text:p>LsiRT/WEB/100000/3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96540" calcext:value-type="float">
            <text:p>96540</text:p>
          </table:table-cell>
          <table:table-cell office:value-type="float" office:value="3.04963" calcext:value-type="float">
            <text:p>3.04963</text:p>
          </table:table-cell>
          <table:table-cell office:value-type="float" office:value="140.769" calcext:value-type="float">
            <text:p>140.769</text:p>
          </table:table-cell>
          <table:table-cell table:number-columns-repeated="2" office:value-type="string" calcext:value-type="string">
            <text:p>k/s</text:p>
          </table:table-cell>
          <table:table-cell table:formula="of:=IF([.J60]=&quot;k/s&quot;; [.I60]/1000; [.I60])" office:value-type="float" office:value="0.140769" calcext:value-type="float">
            <text:p>0.140769</text:p>
          </table:table-cell>
        </table:table-row>
        <table:table-row table:style-name="ro1">
          <table:table-cell/>
          <table:table-cell office:value-type="string" calcext:value-type="string">
            <text:p>LsiRT/WEB/1000000/3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<text:s/>ms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<text:s/>ms</text:p>
          </table:table-cell>
          <table:table-cell office:value-type="float" office:value="32224" calcext:value-type="float">
            <text:p>32224</text:p>
          </table:table-cell>
          <table:table-cell office:value-type="float" office:value="3.36637" calcext:value-type="float">
            <text:p>3.36637</text:p>
          </table:table-cell>
          <table:table-cell office:value-type="float" office:value="46.0935" calcext:value-type="float">
            <text:p>46.0935</text:p>
          </table:table-cell>
          <table:table-cell table:number-columns-repeated="2" office:value-type="string" calcext:value-type="string">
            <text:p>k/s</text:p>
          </table:table-cell>
          <table:table-cell table:formula="of:=IF([.J61]=&quot;k/s&quot;; [.I61]/1000; [.I61])" office:value-type="float" office:value="0.0460935" calcext:value-type="float">
            <text:p>0.0460935</text:p>
          </table:table-cell>
        </table:table-row>
        <table:table-row table:style-name="ro1">
          <table:table-cell/>
          <table:table-cell office:value-type="string" calcext:value-type="string">
            <text:p>PhTreeMultiMapMultiply3D/WEB/100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1686012" calcext:value-type="float">
            <text:p>1686012</text:p>
          </table:table-cell>
          <table:table-cell office:value-type="float" office:value="2.99708" calcext:value-type="float">
            <text:p>2.99708</text:p>
          </table:table-cell>
          <table:table-cell office:value-type="float" office:value="2.39658" calcext:value-type="float">
            <text:p>2.39658</text:p>
          </table:table-cell>
          <table:table-cell table:number-columns-repeated="2" office:value-type="string" calcext:value-type="string">
            <text:p>M/s</text:p>
          </table:table-cell>
          <table:table-cell table:formula="of:=IF([.J62]=&quot;k/s&quot;; [.I62]/1000; [.I62])" office:value-type="float" office:value="2.39658" calcext:value-type="float">
            <text:p>2.39658</text:p>
          </table:table-cell>
        </table:table-row>
        <table:table-row table:style-name="ro1">
          <table:table-cell/>
          <table:table-cell office:value-type="string" calcext:value-type="string">
            <text:p>PhTreeMultiMapMultiply3D/WEB/1000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1517456" calcext:value-type="float">
            <text:p>1517456</text:p>
          </table:table-cell>
          <table:table-cell office:value-type="float" office:value="3.01968" calcext:value-type="float">
            <text:p>3.01968</text:p>
          </table:table-cell>
          <table:table-cell office:value-type="float" office:value="2.18279" calcext:value-type="float">
            <text:p>2.18279</text:p>
          </table:table-cell>
          <table:table-cell table:number-columns-repeated="2" office:value-type="string" calcext:value-type="string">
            <text:p>M/s</text:p>
          </table:table-cell>
          <table:table-cell table:formula="of:=IF([.J63]=&quot;k/s&quot;; [.I63]/1000; [.I63])" office:value-type="float" office:value="2.18279" calcext:value-type="float">
            <text:p>2.18279</text:p>
          </table:table-cell>
        </table:table-row>
        <table:table-row table:style-name="ro1">
          <table:table-cell/>
          <table:table-cell office:value-type="string" calcext:value-type="string">
            <text:p>PhTreeMultiMapMultiply3D/WEB/10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876574" calcext:value-type="float">
            <text:p>876574</text:p>
          </table:table-cell>
          <table:table-cell office:value-type="float" office:value="3.05013" calcext:value-type="float">
            <text:p>3.05013</text:p>
          </table:table-cell>
          <table:table-cell office:value-type="float" office:value="1.24629" calcext:value-type="float">
            <text:p>1.24629</text:p>
          </table:table-cell>
          <table:table-cell table:number-columns-repeated="2" office:value-type="string" calcext:value-type="string">
            <text:p>M/s</text:p>
          </table:table-cell>
          <table:table-cell table:formula="of:=IF([.J64]=&quot;k/s&quot;; [.I64]/1000; [.I64])" office:value-type="float" office:value="1.24629" calcext:value-type="float">
            <text:p>1.24629</text:p>
          </table:table-cell>
        </table:table-row>
        <table:table-row table:style-name="ro1">
          <table:table-cell/>
          <table:table-cell office:value-type="string" calcext:value-type="string">
            <text:p>PhTreeMultiMapMultiply3D/WEB/100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24166" calcext:value-type="float">
            <text:p>524166</text:p>
          </table:table-cell>
          <table:table-cell office:value-type="float" office:value="3.36076" calcext:value-type="float">
            <text:p>3.36076</text:p>
          </table:table-cell>
          <table:table-cell office:value-type="float" office:value="751.365" calcext:value-type="float">
            <text:p>751.365</text:p>
          </table:table-cell>
          <table:table-cell table:number-columns-repeated="2" office:value-type="string" calcext:value-type="string">
            <text:p>k/s</text:p>
          </table:table-cell>
          <table:table-cell table:formula="of:=IF([.J65]=&quot;k/s&quot;; [.I65]/1000; [.I65])" office:value-type="float" office:value="0.751365" calcext:value-type="float">
            <text:p>0.751365</text:p>
          </table:table-cell>
        </table:table-row>
        <table:table-row table:style-name="ro1" table:number-rows-repeated="104851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knn_mm_d - D3" table:style-name="ta1">
        <table:shapes>
          <draw:frame draw:z-index="0" draw:style-name="gr1" draw:text-style-name="P1" svg:width="6.2972in" svg:height="3.4343in" svg:x="1.4031in" svg:y="0.5425in">
            <draw:object draw:notify-on-update-of-ranges="'knn_mm_d - D3'.A30:'knn_mm_d - D3'.A33 'knn_mm_d - D3'.B30:'knn_mm_d - D3'.B30 'knn_mm_d - D3'.N30:'knn_mm_d - D3'.N33 'knn_mm_d - D3'.A30:'knn_mm_d - D3'.A33 'knn_mm_d - D3'.B46:'knn_mm_d - D3'.B46 'knn_mm_d - D3'.N46:'knn_mm_d - D3'.N49 'knn_mm_d - D3'.A30:'knn_mm_d - D3'.A33 'knn_mm_d - D3'.B62:'knn_mm_d - D3'.B62 'knn_mm_d - D3'.N62:'knn_mm_d - D3'.N65 'knn_mm_d - D3'.A30:'knn_mm_d - D3'.A33 'knn_mm_d - D3'.B78:'knn_mm_d - D3'.B78 'knn_mm_d - D3'.N78:'knn_mm_d - D3'.N81 'knn_mm_d - D3'.A30:'knn_mm_d - D3'.A33 'knn_mm_d - D3'.B94:'knn_mm_d - D3'.B94 'knn_mm_d - D3'.N94:'knn_mm_d - D3'.N97 'knn_mm_d - D3'.A30:'knn_mm_d - D3'.A33 'knn_mm_d - D3'.B110:'knn_mm_d - D3'.B110 'knn_mm_d - D3'.N110:'knn_mm_d - D3'.N11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1" draw:text-style-name="P1" svg:width="6.2988in" svg:height="3.5429in" svg:x="8.1311in" svg:y="0.4681in">
            <draw:object draw:notify-on-update-of-ranges="'knn_mm_d - D3'.A30:'knn_mm_d - D3'.A33 'knn_mm_d - D3'.B30:'knn_mm_d - D3'.B30 'knn_mm_d - D3'.N34:'knn_mm_d - D3'.N37 'knn_mm_d - D3'.A30:'knn_mm_d - D3'.A33 'knn_mm_d - D3'.B46:'knn_mm_d - D3'.B46 'knn_mm_d - D3'.N50:'knn_mm_d - D3'.N53 'knn_mm_d - D3'.A30:'knn_mm_d - D3'.A33 'knn_mm_d - D3'.B62:'knn_mm_d - D3'.B62 'knn_mm_d - D3'.N66:'knn_mm_d - D3'.N69 'knn_mm_d - D3'.A30:'knn_mm_d - D3'.A33 'knn_mm_d - D3'.B78:'knn_mm_d - D3'.B78 'knn_mm_d - D3'.N82:'knn_mm_d - D3'.N85 'knn_mm_d - D3'.A30:'knn_mm_d - D3'.A33 'knn_mm_d - D3'.B94:'knn_mm_d - D3'.B94 'knn_mm_d - D3'.N98:'knn_mm_d - D3'.N101 'knn_mm_d - D3'.A30:'knn_mm_d - D3'.A33 'knn_mm_d - D3'.B110:'knn_mm_d - D3'.B110 'knn_mm_d - D3'.N114:'knn_mm_d - D3'.N117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column table:style-name="co1" table:default-cell-style-name="ce1"/>
        <table:table-row table:style-name="ro1" table:number-rows-repeated="26">
          <table:table-cell table:number-columns-repeated="14"/>
        </table:table-row>
        <table:table-row table:style-name="ro1">
          <table:table-cell/>
          <table:table-cell office:value-type="string" calcext:value-type="string">
            <text:p>------------------------------------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-----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<text:s text:c="6"/>T</text:p>
          </table:table-cell>
          <table:table-cell office:value-type="string" calcext:value-type="string">
            <text:p>ime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<text:s text:c="3"/>Iterations</text:p>
          </table:table-cell>
          <table:table-cell office:value-type="string" calcext:value-type="string">
            <text:p><text:s/>avg_result_count</text:p>
          </table:table-cell>
          <table:table-cell office:value-type="string" calcext:value-type="string">
            <text:p><text:s/>query_r</text:p>
          </table:table-cell>
          <table:table-cell office:value-type="string" calcext:value-type="string">
            <text:p>ate</text:p>
          </table:table-cell>
          <table:table-cell office:value-type="string" calcext:value-type="string">
            <text:p><text:s/>result_r</text:p>
          </table:table-cell>
          <table:table-cell office:value-type="string" calcext:value-type="string">
            <text:p>ate</text:p>
          </table:table-cell>
          <table:table-cell/>
          <table:table-cell office:value-type="string" calcext:value-type="string">
            <text:p>normalized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---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-----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</text:p>
          </table:table-cell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to k/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PhTreeMM/KNN_1/1000/4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<text:s/>ms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<text:s/>ms</text:p>
          </table:table-cell>
          <table:table-cell office:value-type="float" office:value="91030" calcext:value-type="float">
            <text:p>91030</text:p>
          </table:table-cell>
          <table:table-cell office:value-type="float" office:value="1" calcext:value-type="float">
            <text:p>1</text:p>
          </table:table-cell>
          <table:table-cell office:value-type="float" office:value="130.739" calcext:value-type="float">
            <text:p>130.739</text:p>
          </table:table-cell>
          <table:table-cell office:value-type="string" calcext:value-type="string">
            <text:p>k/s</text:p>
          </table:table-cell>
          <table:table-cell office:value-type="float" office:value="130.739" calcext:value-type="float">
            <text:p>130.739</text:p>
          </table:table-cell>
          <table:table-cell office:value-type="string" calcext:value-type="string">
            <text:p>k/s</text:p>
          </table:table-cell>
          <table:table-cell/>
          <table:table-cell table:formula="of:=IF([.J30]=&quot;k/s&quot;; [.I30]; IF([.J30]=&quot;M/s&quot;; [.I30]*1000; [.I30]/1000))" office:value-type="float" office:value="130.739" calcext:value-type="float">
            <text:p>130.73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PhTreeMM/KNN_1/10000/4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<text:s/>ms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<text:s/>ms</text:p>
          </table:table-cell>
          <table:table-cell office:value-type="float" office:value="43230" calcext:value-type="float">
            <text:p>43230</text:p>
          </table:table-cell>
          <table:table-cell office:value-type="float" office:value="1" calcext:value-type="float">
            <text:p>1</text:p>
          </table:table-cell>
          <table:table-cell office:value-type="float" office:value="61.9253" calcext:value-type="float">
            <text:p>61.9253</text:p>
          </table:table-cell>
          <table:table-cell office:value-type="string" calcext:value-type="string">
            <text:p>k/s</text:p>
          </table:table-cell>
          <table:table-cell office:value-type="float" office:value="61.9253" calcext:value-type="float">
            <text:p>61.9253</text:p>
          </table:table-cell>
          <table:table-cell office:value-type="string" calcext:value-type="string">
            <text:p>k/s</text:p>
          </table:table-cell>
          <table:table-cell/>
          <table:table-cell table:formula="of:=IF([.J31]=&quot;k/s&quot;; [.I31]; IF([.J31]=&quot;M/s&quot;; [.I31]*1000; [.I31]/1000))" office:value-type="float" office:value="61.9253" calcext:value-type="float">
            <text:p>61.925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PhTreeMM/KNN_1/100000/4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<text:s/>ms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<text:s/>ms</text:p>
          </table:table-cell>
          <table:table-cell office:value-type="float" office:value="27329" calcext:value-type="float">
            <text:p>27329</text:p>
          </table:table-cell>
          <table:table-cell office:value-type="float" office:value="1" calcext:value-type="float">
            <text:p>1</text:p>
          </table:table-cell>
          <table:table-cell office:value-type="float" office:value="38.6098" calcext:value-type="float">
            <text:p>38.6098</text:p>
          </table:table-cell>
          <table:table-cell office:value-type="string" calcext:value-type="string">
            <text:p>k/s</text:p>
          </table:table-cell>
          <table:table-cell office:value-type="float" office:value="38.6098" calcext:value-type="float">
            <text:p>38.6098</text:p>
          </table:table-cell>
          <table:table-cell office:value-type="string" calcext:value-type="string">
            <text:p>k/s</text:p>
          </table:table-cell>
          <table:table-cell/>
          <table:table-cell table:formula="of:=IF([.J32]=&quot;k/s&quot;; [.I32]; IF([.J32]=&quot;M/s&quot;; [.I32]*1000; [.I32]/1000))" office:value-type="float" office:value="38.6098" calcext:value-type="float">
            <text:p>38.609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PhTreeMM/KNN_1/1000000/4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m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ms</text:p>
          </table:table-cell>
          <table:table-cell office:value-type="float" office:value="17911" calcext:value-type="float">
            <text:p>17911</text:p>
          </table:table-cell>
          <table:table-cell office:value-type="float" office:value="1" calcext:value-type="float">
            <text:p>1</text:p>
          </table:table-cell>
          <table:table-cell office:value-type="float" office:value="25.253" calcext:value-type="float">
            <text:p>25.253</text:p>
          </table:table-cell>
          <table:table-cell office:value-type="string" calcext:value-type="string">
            <text:p>k/s</text:p>
          </table:table-cell>
          <table:table-cell office:value-type="float" office:value="25.253" calcext:value-type="float">
            <text:p>25.253</text:p>
          </table:table-cell>
          <table:table-cell office:value-type="string" calcext:value-type="string">
            <text:p>k/s</text:p>
          </table:table-cell>
          <table:table-cell/>
          <table:table-cell table:formula="of:=IF([.J33]=&quot;k/s&quot;; [.I33]; IF([.J33]=&quot;M/s&quot;; [.I33]*1000; [.I33]/1000))" office:value-type="float" office:value="25.253" calcext:value-type="float">
            <text:p>25.253</text:p>
          </table:table-cell>
        </table:table-row>
        <table:table-row table:style-name="ro1">
          <table:table-cell/>
          <table:table-cell office:value-type="string" calcext:value-type="string">
            <text:p>PhTreeMM/KNN_1/1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98858" calcext:value-type="float">
            <text:p>598858</text:p>
          </table:table-cell>
          <table:table-cell office:value-type="float" office:value="1" calcext:value-type="float">
            <text:p>1</text:p>
          </table:table-cell>
          <table:table-cell office:value-type="float" office:value="854.88" calcext:value-type="float">
            <text:p>854.88</text:p>
          </table:table-cell>
          <table:table-cell office:value-type="string" calcext:value-type="string">
            <text:p>k/s</text:p>
          </table:table-cell>
          <table:table-cell office:value-type="float" office:value="854.88" calcext:value-type="float">
            <text:p>854.88</text:p>
          </table:table-cell>
          <table:table-cell office:value-type="string" calcext:value-type="string">
            <text:p>k/s</text:p>
          </table:table-cell>
          <table:table-cell/>
          <table:table-cell table:formula="of:=IF([.J34]=&quot;k/s&quot;; [.I34]; IF([.J34]=&quot;M/s&quot;; [.I34]*1000; [.I34]/1000))" office:value-type="float" office:value="854.88" calcext:value-type="float">
            <text:p>854.88</text:p>
          </table:table-cell>
        </table:table-row>
        <table:table-row table:style-name="ro1">
          <table:table-cell/>
          <table:table-cell office:value-type="string" calcext:value-type="string">
            <text:p>PhTreeMM/KNN_1/10000/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52485" calcext:value-type="float">
            <text:p>252485</text:p>
          </table:table-cell>
          <table:table-cell office:value-type="float" office:value="1" calcext:value-type="float">
            <text:p>1</text:p>
          </table:table-cell>
          <table:table-cell office:value-type="float" office:value="352.669" calcext:value-type="float">
            <text:p>352.669</text:p>
          </table:table-cell>
          <table:table-cell office:value-type="string" calcext:value-type="string">
            <text:p>k/s</text:p>
          </table:table-cell>
          <table:table-cell office:value-type="float" office:value="352.669" calcext:value-type="float">
            <text:p>352.669</text:p>
          </table:table-cell>
          <table:table-cell office:value-type="string" calcext:value-type="string">
            <text:p>k/s</text:p>
          </table:table-cell>
          <table:table-cell/>
          <table:table-cell table:formula="of:=IF([.J35]=&quot;k/s&quot;; [.I35]; IF([.J35]=&quot;M/s&quot;; [.I35]*1000; [.I35]/1000))" office:value-type="float" office:value="352.669" calcext:value-type="float">
            <text:p>352.669</text:p>
          </table:table-cell>
        </table:table-row>
        <table:table-row table:style-name="ro1">
          <table:table-cell/>
          <table:table-cell office:value-type="string" calcext:value-type="string">
            <text:p>PhTreeMM/KNN_1/100000/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s</text:p>
          </table:table-cell>
          <table:table-cell office:value-type="float" office:value="72331" calcext:value-type="float">
            <text:p>72331</text:p>
          </table:table-cell>
          <table:table-cell office:value-type="float" office:value="1" calcext:value-type="float">
            <text:p>1</text:p>
          </table:table-cell>
          <table:table-cell office:value-type="float" office:value="104.214" calcext:value-type="float">
            <text:p>104.214</text:p>
          </table:table-cell>
          <table:table-cell office:value-type="string" calcext:value-type="string">
            <text:p>k/s</text:p>
          </table:table-cell>
          <table:table-cell office:value-type="float" office:value="104.214" calcext:value-type="float">
            <text:p>104.214</text:p>
          </table:table-cell>
          <table:table-cell office:value-type="string" calcext:value-type="string">
            <text:p>k/s</text:p>
          </table:table-cell>
          <table:table-cell/>
          <table:table-cell table:formula="of:=IF([.J36]=&quot;k/s&quot;; [.I36]; IF([.J36]=&quot;M/s&quot;; [.I36]*1000; [.I36]/1000))" office:value-type="float" office:value="104.214" calcext:value-type="float">
            <text:p>104.214</text:p>
          </table:table-cell>
        </table:table-row>
        <table:table-row table:style-name="ro1">
          <table:table-cell/>
          <table:table-cell office:value-type="string" calcext:value-type="string">
            <text:p>PhTreeMM/KNN_1/1000000/7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<text:s/>ms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<text:s/>ms</text:p>
          </table:table-cell>
          <table:table-cell office:value-type="float" office:value="40644" calcext:value-type="float">
            <text:p>40644</text:p>
          </table:table-cell>
          <table:table-cell office:value-type="float" office:value="1" calcext:value-type="float">
            <text:p>1</text:p>
          </table:table-cell>
          <table:table-cell office:value-type="float" office:value="58.0506" calcext:value-type="float">
            <text:p>58.0506</text:p>
          </table:table-cell>
          <table:table-cell office:value-type="string" calcext:value-type="string">
            <text:p>k/s</text:p>
          </table:table-cell>
          <table:table-cell office:value-type="float" office:value="58.0506" calcext:value-type="float">
            <text:p>58.0506</text:p>
          </table:table-cell>
          <table:table-cell office:value-type="string" calcext:value-type="string">
            <text:p>k/s</text:p>
          </table:table-cell>
          <table:table-cell/>
          <table:table-cell table:formula="of:=IF([.J37]=&quot;k/s&quot;; [.I37]; IF([.J37]=&quot;M/s&quot;; [.I37]*1000; [.I37]/1000))" office:value-type="float" office:value="58.0506" calcext:value-type="float">
            <text:p>58.0506</text:p>
          </table:table-cell>
        </table:table-row>
        <table:table-row table:style-name="ro1">
          <table:table-cell/>
          <table:table-cell office:value-type="string" calcext:value-type="string">
            <text:p>PhTreeMM/KNN_10/1000/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s</text:p>
          </table:table-cell>
          <table:table-cell office:value-type="float" office:value="69917" calcext:value-type="float">
            <text:p>69917</text:p>
          </table:table-cell>
          <table:table-cell office:value-type="float" office:value="10" calcext:value-type="float">
            <text:p>10</text:p>
          </table:table-cell>
          <table:table-cell office:value-type="float" office:value="100.366" calcext:value-type="float">
            <text:p>100.366</text:p>
          </table:table-cell>
          <table:table-cell office:value-type="string" calcext:value-type="string">
            <text:p>k/s</text:p>
          </table:table-cell>
          <table:table-cell office:value-type="float" office:value="1003.66" calcext:value-type="float">
            <text:p>1003.66</text:p>
          </table:table-cell>
          <table:table-cell office:value-type="string" calcext:value-type="string">
            <text:p>k/s</text:p>
          </table:table-cell>
          <table:table-cell/>
          <table:table-cell table:formula="of:=IF([.J38]=&quot;k/s&quot;; [.I38]; IF([.J38]=&quot;M/s&quot;; [.I38]*1000; [.I38]/1000))" office:value-type="float" office:value="100.366" calcext:value-type="float">
            <text:p>100.366</text:p>
          </table:table-cell>
        </table:table-row>
        <table:table-row table:style-name="ro1">
          <table:table-cell/>
          <table:table-cell office:value-type="string" calcext:value-type="string">
            <text:p>PhTreeMM/KNN_10/10000/4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ms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ms</text:p>
          </table:table-cell>
          <table:table-cell office:value-type="float" office:value="34467" calcext:value-type="float">
            <text:p>34467</text:p>
          </table:table-cell>
          <table:table-cell office:value-type="float" office:value="10" calcext:value-type="float">
            <text:p>10</text:p>
          </table:table-cell>
          <table:table-cell office:value-type="float" office:value="49.0485" calcext:value-type="float">
            <text:p>49.0485</text:p>
          </table:table-cell>
          <table:table-cell office:value-type="string" calcext:value-type="string">
            <text:p>k/s</text:p>
          </table:table-cell>
          <table:table-cell office:value-type="float" office:value="490.485" calcext:value-type="float">
            <text:p>490.485</text:p>
          </table:table-cell>
          <table:table-cell office:value-type="string" calcext:value-type="string">
            <text:p>k/s</text:p>
          </table:table-cell>
          <table:table-cell/>
          <table:table-cell table:formula="of:=IF([.J39]=&quot;k/s&quot;; [.I39]; IF([.J39]=&quot;M/s&quot;; [.I39]*1000; [.I39]/1000))" office:value-type="float" office:value="49.0485" calcext:value-type="float">
            <text:p>49.0485</text:p>
          </table:table-cell>
        </table:table-row>
        <table:table-row table:style-name="ro1">
          <table:table-cell/>
          <table:table-cell office:value-type="string" calcext:value-type="string">
            <text:p>PhTreeMM/KNN_10/100000/4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<text:s/>ms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<text:s/>ms</text:p>
          </table:table-cell>
          <table:table-cell office:value-type="float" office:value="22605" calcext:value-type="float">
            <text:p>22605</text:p>
          </table:table-cell>
          <table:table-cell office:value-type="float" office:value="10" calcext:value-type="float">
            <text:p>10</text:p>
          </table:table-cell>
          <table:table-cell office:value-type="float" office:value="32.2064" calcext:value-type="float">
            <text:p>32.2064</text:p>
          </table:table-cell>
          <table:table-cell office:value-type="string" calcext:value-type="string">
            <text:p>k/s</text:p>
          </table:table-cell>
          <table:table-cell office:value-type="float" office:value="322.064" calcext:value-type="float">
            <text:p>322.064</text:p>
          </table:table-cell>
          <table:table-cell office:value-type="string" calcext:value-type="string">
            <text:p>k/s</text:p>
          </table:table-cell>
          <table:table-cell/>
          <table:table-cell table:formula="of:=IF([.J40]=&quot;k/s&quot;; [.I40]; IF([.J40]=&quot;M/s&quot;; [.I40]*1000; [.I40]/1000))" office:value-type="float" office:value="32.2064" calcext:value-type="float">
            <text:p>32.2064</text:p>
          </table:table-cell>
        </table:table-row>
        <table:table-row table:style-name="ro1">
          <table:table-cell/>
          <table:table-cell office:value-type="string" calcext:value-type="string">
            <text:p>PhTreeMM/KNN_10/1000000/4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<text:s/>ms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<text:s/>ms</text:p>
          </table:table-cell>
          <table:table-cell office:value-type="float" office:value="15841" calcext:value-type="float">
            <text:p>15841</text:p>
          </table:table-cell>
          <table:table-cell office:value-type="float" office:value="10" calcext:value-type="float">
            <text:p>10</text:p>
          </table:table-cell>
          <table:table-cell office:value-type="float" office:value="22.5715" calcext:value-type="float">
            <text:p>22.5715</text:p>
          </table:table-cell>
          <table:table-cell office:value-type="string" calcext:value-type="string">
            <text:p>k/s</text:p>
          </table:table-cell>
          <table:table-cell office:value-type="float" office:value="225.715" calcext:value-type="float">
            <text:p>225.715</text:p>
          </table:table-cell>
          <table:table-cell office:value-type="string" calcext:value-type="string">
            <text:p>k/s</text:p>
          </table:table-cell>
          <table:table-cell/>
          <table:table-cell table:formula="of:=IF([.J41]=&quot;k/s&quot;; [.I41]; IF([.J41]=&quot;M/s&quot;; [.I41]*1000; [.I41]/1000))" office:value-type="float" office:value="22.5715" calcext:value-type="float">
            <text:p>22.5715</text:p>
          </table:table-cell>
        </table:table-row>
        <table:table-row table:style-name="ro1">
          <table:table-cell/>
          <table:table-cell office:value-type="string" calcext:value-type="string">
            <text:p>PhTreeMM/KNN_10/1000/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17928" calcext:value-type="float">
            <text:p>217928</text:p>
          </table:table-cell>
          <table:table-cell office:value-type="float" office:value="10" calcext:value-type="float">
            <text:p>10</text:p>
          </table:table-cell>
          <table:table-cell office:value-type="float" office:value="311.216" calcext:value-type="float">
            <text:p>311.216</text:p>
          </table:table-cell>
          <table:table-cell office:value-type="string" calcext:value-type="string">
            <text:p>k/s</text:p>
          </table:table-cell>
          <table:table-cell office:value-type="float" office:value="3.11216" calcext:value-type="float">
            <text:p>3.11216</text:p>
          </table:table-cell>
          <table:table-cell office:value-type="string" calcext:value-type="string">
            <text:p>M/s</text:p>
          </table:table-cell>
          <table:table-cell/>
          <table:table-cell table:formula="of:=IF([.J42]=&quot;k/s&quot;; [.I42]; IF([.J42]=&quot;M/s&quot;; [.I42]*1000; [.I42]/1000))" office:value-type="float" office:value="311.216" calcext:value-type="float">
            <text:p>311.216</text:p>
          </table:table-cell>
        </table:table-row>
        <table:table-row table:style-name="ro1">
          <table:table-cell/>
          <table:table-cell office:value-type="string" calcext:value-type="string">
            <text:p>PhTreeMM/KNN_10/10000/7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145620" calcext:value-type="float">
            <text:p>145620</text:p>
          </table:table-cell>
          <table:table-cell office:value-type="float" office:value="10" calcext:value-type="float">
            <text:p>10</text:p>
          </table:table-cell>
          <table:table-cell office:value-type="float" office:value="207.024" calcext:value-type="float">
            <text:p>207.024</text:p>
          </table:table-cell>
          <table:table-cell office:value-type="string" calcext:value-type="string">
            <text:p>k/s</text:p>
          </table:table-cell>
          <table:table-cell office:value-type="float" office:value="2.07024" calcext:value-type="float">
            <text:p>2.07024</text:p>
          </table:table-cell>
          <table:table-cell office:value-type="string" calcext:value-type="string">
            <text:p>M/s</text:p>
          </table:table-cell>
          <table:table-cell/>
          <table:table-cell table:formula="of:=IF([.J43]=&quot;k/s&quot;; [.I43]; IF([.J43]=&quot;M/s&quot;; [.I43]*1000; [.I43]/1000))" office:value-type="float" office:value="207.024" calcext:value-type="float">
            <text:p>207.024</text:p>
          </table:table-cell>
        </table:table-row>
        <table:table-row table:style-name="ro1">
          <table:table-cell/>
          <table:table-cell office:value-type="string" calcext:value-type="string">
            <text:p>PhTreeMM/KNN_10/100000/7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<text:s/>ms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<text:s/>ms</text:p>
          </table:table-cell>
          <table:table-cell office:value-type="float" office:value="61353" calcext:value-type="float">
            <text:p>61353</text:p>
          </table:table-cell>
          <table:table-cell office:value-type="float" office:value="10" calcext:value-type="float">
            <text:p>10</text:p>
          </table:table-cell>
          <table:table-cell office:value-type="float" office:value="88.027" calcext:value-type="float">
            <text:p>88.027</text:p>
          </table:table-cell>
          <table:table-cell office:value-type="string" calcext:value-type="string">
            <text:p>k/s</text:p>
          </table:table-cell>
          <table:table-cell office:value-type="float" office:value="880.27" calcext:value-type="float">
            <text:p>880.27</text:p>
          </table:table-cell>
          <table:table-cell office:value-type="string" calcext:value-type="string">
            <text:p>k/s</text:p>
          </table:table-cell>
          <table:table-cell/>
          <table:table-cell table:formula="of:=IF([.J44]=&quot;k/s&quot;; [.I44]; IF([.J44]=&quot;M/s&quot;; [.I44]*1000; [.I44]/1000))" office:value-type="float" office:value="88.027" calcext:value-type="float">
            <text:p>88.027</text:p>
          </table:table-cell>
        </table:table-row>
        <table:table-row table:style-name="ro1">
          <table:table-cell/>
          <table:table-cell office:value-type="string" calcext:value-type="string">
            <text:p>PhTreeMM/KNN_10/1000000/7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ms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ms</text:p>
          </table:table-cell>
          <table:table-cell office:value-type="float" office:value="35809" calcext:value-type="float">
            <text:p>35809</text:p>
          </table:table-cell>
          <table:table-cell office:value-type="float" office:value="10" calcext:value-type="float">
            <text:p>10</text:p>
          </table:table-cell>
          <table:table-cell office:value-type="float" office:value="51.2209" calcext:value-type="float">
            <text:p>51.2209</text:p>
          </table:table-cell>
          <table:table-cell office:value-type="string" calcext:value-type="string">
            <text:p>k/s</text:p>
          </table:table-cell>
          <table:table-cell office:value-type="float" office:value="512.209" calcext:value-type="float">
            <text:p>512.209</text:p>
          </table:table-cell>
          <table:table-cell office:value-type="string" calcext:value-type="string">
            <text:p>k/s</text:p>
          </table:table-cell>
          <table:table-cell/>
          <table:table-cell table:formula="of:=IF([.J45]=&quot;k/s&quot;; [.I45]; IF([.J45]=&quot;M/s&quot;; [.I45]*1000; [.I45]/1000))" office:value-type="float" office:value="51.2209" calcext:value-type="float">
            <text:p>51.2209</text:p>
          </table:table-cell>
        </table:table-row>
        <table:table-row table:style-name="ro1">
          <table:table-cell/>
          <table:table-cell office:value-type="string" calcext:value-type="string">
            <text:p>PhTreeMM2/KNN_1/1000/4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102323" calcext:value-type="float">
            <text:p>102323</text:p>
          </table:table-cell>
          <table:table-cell office:value-type="float" office:value="1" calcext:value-type="float">
            <text:p>1</text:p>
          </table:table-cell>
          <table:table-cell office:value-type="float" office:value="145.173" calcext:value-type="float">
            <text:p>145.173</text:p>
          </table:table-cell>
          <table:table-cell office:value-type="string" calcext:value-type="string">
            <text:p>k/s</text:p>
          </table:table-cell>
          <table:table-cell office:value-type="float" office:value="145.173" calcext:value-type="float">
            <text:p>145.173</text:p>
          </table:table-cell>
          <table:table-cell office:value-type="string" calcext:value-type="string">
            <text:p>k/s</text:p>
          </table:table-cell>
          <table:table-cell/>
          <table:table-cell table:formula="of:=IF([.J46]=&quot;k/s&quot;; [.I46]; IF([.J46]=&quot;M/s&quot;; [.I46]*1000; [.I46]/1000))" office:value-type="float" office:value="145.173" calcext:value-type="float">
            <text:p>145.173</text:p>
          </table:table-cell>
        </table:table-row>
        <table:table-row table:style-name="ro1">
          <table:table-cell/>
          <table:table-cell office:value-type="string" calcext:value-type="string">
            <text:p>PhTreeMM2/KNN_1/10000/4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<text:s/>ms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<text:s/>ms</text:p>
          </table:table-cell>
          <table:table-cell office:value-type="float" office:value="38545" calcext:value-type="float">
            <text:p>38545</text:p>
          </table:table-cell>
          <table:table-cell office:value-type="float" office:value="1" calcext:value-type="float">
            <text:p>1</text:p>
          </table:table-cell>
          <table:table-cell office:value-type="float" office:value="54.7768" calcext:value-type="float">
            <text:p>54.7768</text:p>
          </table:table-cell>
          <table:table-cell office:value-type="string" calcext:value-type="string">
            <text:p>k/s</text:p>
          </table:table-cell>
          <table:table-cell office:value-type="float" office:value="54.7768" calcext:value-type="float">
            <text:p>54.7768</text:p>
          </table:table-cell>
          <table:table-cell office:value-type="string" calcext:value-type="string">
            <text:p>k/s</text:p>
          </table:table-cell>
          <table:table-cell/>
          <table:table-cell table:formula="of:=IF([.J47]=&quot;k/s&quot;; [.I47]; IF([.J47]=&quot;M/s&quot;; [.I47]*1000; [.I47]/1000))" office:value-type="float" office:value="54.7768" calcext:value-type="float">
            <text:p>54.7768</text:p>
          </table:table-cell>
        </table:table-row>
        <table:table-row table:style-name="ro1">
          <table:table-cell/>
          <table:table-cell office:value-type="string" calcext:value-type="string">
            <text:p>PhTreeMM2/KNN_1/100000/4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<text:s/>ms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<text:s/>ms</text:p>
          </table:table-cell>
          <table:table-cell office:value-type="float" office:value="24326" calcext:value-type="float">
            <text:p>24326</text:p>
          </table:table-cell>
          <table:table-cell office:value-type="float" office:value="1" calcext:value-type="float">
            <text:p>1</text:p>
          </table:table-cell>
          <table:table-cell office:value-type="float" office:value="34.6759" calcext:value-type="float">
            <text:p>34.6759</text:p>
          </table:table-cell>
          <table:table-cell office:value-type="string" calcext:value-type="string">
            <text:p>k/s</text:p>
          </table:table-cell>
          <table:table-cell office:value-type="float" office:value="34.6759" calcext:value-type="float">
            <text:p>34.6759</text:p>
          </table:table-cell>
          <table:table-cell office:value-type="string" calcext:value-type="string">
            <text:p>k/s</text:p>
          </table:table-cell>
          <table:table-cell/>
          <table:table-cell table:formula="of:=IF([.J48]=&quot;k/s&quot;; [.I48]; IF([.J48]=&quot;M/s&quot;; [.I48]*1000; [.I48]/1000))" office:value-type="float" office:value="34.6759" calcext:value-type="float">
            <text:p>34.6759</text:p>
          </table:table-cell>
        </table:table-row>
        <table:table-row table:style-name="ro1">
          <table:table-cell/>
          <table:table-cell office:value-type="string" calcext:value-type="string">
            <text:p>PhTreeMM2/KNN_1/1000000/4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<text:s/>ms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<text:s/>ms</text:p>
          </table:table-cell>
          <table:table-cell office:value-type="float" office:value="15810" calcext:value-type="float">
            <text:p>15810</text:p>
          </table:table-cell>
          <table:table-cell office:value-type="float" office:value="1" calcext:value-type="float">
            <text:p>1</text:p>
          </table:table-cell>
          <table:table-cell office:value-type="float" office:value="22.5067" calcext:value-type="float">
            <text:p>22.5067</text:p>
          </table:table-cell>
          <table:table-cell office:value-type="string" calcext:value-type="string">
            <text:p>k/s</text:p>
          </table:table-cell>
          <table:table-cell office:value-type="float" office:value="22.5067" calcext:value-type="float">
            <text:p>22.5067</text:p>
          </table:table-cell>
          <table:table-cell office:value-type="string" calcext:value-type="string">
            <text:p>k/s</text:p>
          </table:table-cell>
          <table:table-cell/>
          <table:table-cell table:formula="of:=IF([.J49]=&quot;k/s&quot;; [.I49]; IF([.J49]=&quot;M/s&quot;; [.I49]*1000; [.I49]/1000))" office:value-type="float" office:value="22.5067" calcext:value-type="float">
            <text:p>22.5067</text:p>
          </table:table-cell>
        </table:table-row>
        <table:table-row table:style-name="ro1">
          <table:table-cell/>
          <table:table-cell office:value-type="string" calcext:value-type="string">
            <text:p>PhTreeMM2/KNN_1/1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622417" calcext:value-type="float">
            <text:p>622417</text:p>
          </table:table-cell>
          <table:table-cell office:value-type="float" office:value="1" calcext:value-type="float">
            <text:p>1</text:p>
          </table:table-cell>
          <table:table-cell office:value-type="float" office:value="894.858" calcext:value-type="float">
            <text:p>894.858</text:p>
          </table:table-cell>
          <table:table-cell office:value-type="string" calcext:value-type="string">
            <text:p>k/s</text:p>
          </table:table-cell>
          <table:table-cell office:value-type="float" office:value="894.858" calcext:value-type="float">
            <text:p>894.858</text:p>
          </table:table-cell>
          <table:table-cell office:value-type="string" calcext:value-type="string">
            <text:p>k/s</text:p>
          </table:table-cell>
          <table:table-cell/>
          <table:table-cell table:formula="of:=IF([.J50]=&quot;k/s&quot;; [.I50]; IF([.J50]=&quot;M/s&quot;; [.I50]*1000; [.I50]/1000))" office:value-type="float" office:value="894.858" calcext:value-type="float">
            <text:p>894.858</text:p>
          </table:table-cell>
        </table:table-row>
        <table:table-row table:style-name="ro1">
          <table:table-cell/>
          <table:table-cell office:value-type="string" calcext:value-type="string">
            <text:p>PhTreeMM2/KNN_1/1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274508" calcext:value-type="float">
            <text:p>274508</text:p>
          </table:table-cell>
          <table:table-cell office:value-type="float" office:value="1" calcext:value-type="float">
            <text:p>1</text:p>
          </table:table-cell>
          <table:table-cell office:value-type="float" office:value="400.205" calcext:value-type="float">
            <text:p>400.205</text:p>
          </table:table-cell>
          <table:table-cell office:value-type="string" calcext:value-type="string">
            <text:p>k/s</text:p>
          </table:table-cell>
          <table:table-cell office:value-type="float" office:value="400.205" calcext:value-type="float">
            <text:p>400.205</text:p>
          </table:table-cell>
          <table:table-cell office:value-type="string" calcext:value-type="string">
            <text:p>k/s</text:p>
          </table:table-cell>
          <table:table-cell/>
          <table:table-cell table:formula="of:=IF([.J51]=&quot;k/s&quot;; [.I51]; IF([.J51]=&quot;M/s&quot;; [.I51]*1000; [.I51]/1000))" office:value-type="float" office:value="400.205" calcext:value-type="float">
            <text:p>400.205</text:p>
          </table:table-cell>
        </table:table-row>
        <table:table-row table:style-name="ro1">
          <table:table-cell/>
          <table:table-cell office:value-type="string" calcext:value-type="string">
            <text:p>PhTreeMM2/KNN_1/100000/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s</text:p>
          </table:table-cell>
          <table:table-cell office:value-type="float" office:value="72682" calcext:value-type="float">
            <text:p>72682</text:p>
          </table:table-cell>
          <table:table-cell office:value-type="float" office:value="1" calcext:value-type="float">
            <text:p>1</text:p>
          </table:table-cell>
          <table:table-cell office:value-type="float" office:value="104.247" calcext:value-type="float">
            <text:p>104.247</text:p>
          </table:table-cell>
          <table:table-cell office:value-type="string" calcext:value-type="string">
            <text:p>k/s</text:p>
          </table:table-cell>
          <table:table-cell office:value-type="float" office:value="104.247" calcext:value-type="float">
            <text:p>104.247</text:p>
          </table:table-cell>
          <table:table-cell office:value-type="string" calcext:value-type="string">
            <text:p>k/s</text:p>
          </table:table-cell>
          <table:table-cell/>
          <table:table-cell table:formula="of:=IF([.J52]=&quot;k/s&quot;; [.I52]; IF([.J52]=&quot;M/s&quot;; [.I52]*1000; [.I52]/1000))" office:value-type="float" office:value="104.247" calcext:value-type="float">
            <text:p>104.247</text:p>
          </table:table-cell>
        </table:table-row>
        <table:table-row table:style-name="ro1">
          <table:table-cell/>
          <table:table-cell office:value-type="string" calcext:value-type="string">
            <text:p>PhTreeMM2/KNN_1/1000000/7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<text:s/>ms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<text:s/>ms</text:p>
          </table:table-cell>
          <table:table-cell office:value-type="float" office:value="37228" calcext:value-type="float">
            <text:p>37228</text:p>
          </table:table-cell>
          <table:table-cell office:value-type="float" office:value="1" calcext:value-type="float">
            <text:p>1</text:p>
          </table:table-cell>
          <table:table-cell office:value-type="float" office:value="54.4814" calcext:value-type="float">
            <text:p>54.4814</text:p>
          </table:table-cell>
          <table:table-cell office:value-type="string" calcext:value-type="string">
            <text:p>k/s</text:p>
          </table:table-cell>
          <table:table-cell office:value-type="float" office:value="54.4814" calcext:value-type="float">
            <text:p>54.4814</text:p>
          </table:table-cell>
          <table:table-cell office:value-type="string" calcext:value-type="string">
            <text:p>k/s</text:p>
          </table:table-cell>
          <table:table-cell/>
          <table:table-cell table:formula="of:=IF([.J53]=&quot;k/s&quot;; [.I53]; IF([.J53]=&quot;M/s&quot;; [.I53]*1000; [.I53]/1000))" office:value-type="float" office:value="54.4814" calcext:value-type="float">
            <text:p>54.4814</text:p>
          </table:table-cell>
        </table:table-row>
        <table:table-row table:style-name="ro1">
          <table:table-cell/>
          <table:table-cell office:value-type="string" calcext:value-type="string">
            <text:p>PhTreeMM2/KNN_10/1000/4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<text:s/>ms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<text:s/>ms</text:p>
          </table:table-cell>
          <table:table-cell office:value-type="float" office:value="88935" calcext:value-type="float">
            <text:p>88935</text:p>
          </table:table-cell>
          <table:table-cell office:value-type="float" office:value="10" calcext:value-type="float">
            <text:p>10</text:p>
          </table:table-cell>
          <table:table-cell office:value-type="float" office:value="127.672" calcext:value-type="float">
            <text:p>127.672</text:p>
          </table:table-cell>
          <table:table-cell office:value-type="string" calcext:value-type="string">
            <text:p>k/s</text:p>
          </table:table-cell>
          <table:table-cell office:value-type="float" office:value="1.27672" calcext:value-type="float">
            <text:p>1.27672</text:p>
          </table:table-cell>
          <table:table-cell office:value-type="string" calcext:value-type="string">
            <text:p>M/s</text:p>
          </table:table-cell>
          <table:table-cell/>
          <table:table-cell table:formula="of:=IF([.J54]=&quot;k/s&quot;; [.I54]; IF([.J54]=&quot;M/s&quot;; [.I54]*1000; [.I54]/1000))" office:value-type="float" office:value="127.672" calcext:value-type="float">
            <text:p>127.672</text:p>
          </table:table-cell>
        </table:table-row>
        <table:table-row table:style-name="ro1">
          <table:table-cell/>
          <table:table-cell office:value-type="string" calcext:value-type="string">
            <text:p>PhTreeMM2/KNN_10/10000/4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<text:s/>ms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<text:s/>ms</text:p>
          </table:table-cell>
          <table:table-cell office:value-type="float" office:value="32280" calcext:value-type="float">
            <text:p>32280</text:p>
          </table:table-cell>
          <table:table-cell office:value-type="float" office:value="10" calcext:value-type="float">
            <text:p>10</text:p>
          </table:table-cell>
          <table:table-cell office:value-type="float" office:value="45.8922" calcext:value-type="float">
            <text:p>45.8922</text:p>
          </table:table-cell>
          <table:table-cell office:value-type="string" calcext:value-type="string">
            <text:p>k/s</text:p>
          </table:table-cell>
          <table:table-cell office:value-type="float" office:value="458.922" calcext:value-type="float">
            <text:p>458.922</text:p>
          </table:table-cell>
          <table:table-cell office:value-type="string" calcext:value-type="string">
            <text:p>k/s</text:p>
          </table:table-cell>
          <table:table-cell/>
          <table:table-cell table:formula="of:=IF([.J55]=&quot;k/s&quot;; [.I55]; IF([.J55]=&quot;M/s&quot;; [.I55]*1000; [.I55]/1000))" office:value-type="float" office:value="45.8922" calcext:value-type="float">
            <text:p>45.8922</text:p>
          </table:table-cell>
        </table:table-row>
        <table:table-row table:style-name="ro1">
          <table:table-cell/>
          <table:table-cell office:value-type="string" calcext:value-type="string">
            <text:p>PhTreeMM2/KNN_10/100000/4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<text:s/>ms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<text:s/>ms</text:p>
          </table:table-cell>
          <table:table-cell office:value-type="float" office:value="21116" calcext:value-type="float">
            <text:p>21116</text:p>
          </table:table-cell>
          <table:table-cell office:value-type="float" office:value="10" calcext:value-type="float">
            <text:p>10</text:p>
          </table:table-cell>
          <table:table-cell office:value-type="float" office:value="29.9946" calcext:value-type="float">
            <text:p>29.9946</text:p>
          </table:table-cell>
          <table:table-cell office:value-type="string" calcext:value-type="string">
            <text:p>k/s</text:p>
          </table:table-cell>
          <table:table-cell office:value-type="float" office:value="299.946" calcext:value-type="float">
            <text:p>299.946</text:p>
          </table:table-cell>
          <table:table-cell office:value-type="string" calcext:value-type="string">
            <text:p>k/s</text:p>
          </table:table-cell>
          <table:table-cell/>
          <table:table-cell table:formula="of:=IF([.J56]=&quot;k/s&quot;; [.I56]; IF([.J56]=&quot;M/s&quot;; [.I56]*1000; [.I56]/1000))" office:value-type="float" office:value="29.9946" calcext:value-type="float">
            <text:p>29.9946</text:p>
          </table:table-cell>
        </table:table-row>
        <table:table-row table:style-name="ro1">
          <table:table-cell/>
          <table:table-cell office:value-type="string" calcext:value-type="string">
            <text:p>PhTreeMM2/KNN_10/1000000/4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<text:s/>ms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<text:s/>ms</text:p>
          </table:table-cell>
          <table:table-cell office:value-type="float" office:value="13655" calcext:value-type="float">
            <text:p>13655</text:p>
          </table:table-cell>
          <table:table-cell office:value-type="float" office:value="10" calcext:value-type="float">
            <text:p>10</text:p>
          </table:table-cell>
          <table:table-cell office:value-type="float" office:value="20.39" calcext:value-type="float">
            <text:p>20.39</text:p>
          </table:table-cell>
          <table:table-cell office:value-type="string" calcext:value-type="string">
            <text:p>k/s</text:p>
          </table:table-cell>
          <table:table-cell office:value-type="float" office:value="203.9" calcext:value-type="float">
            <text:p>203.9</text:p>
          </table:table-cell>
          <table:table-cell office:value-type="string" calcext:value-type="string">
            <text:p>k/s</text:p>
          </table:table-cell>
          <table:table-cell/>
          <table:table-cell table:formula="of:=IF([.J57]=&quot;k/s&quot;; [.I57]; IF([.J57]=&quot;M/s&quot;; [.I57]*1000; [.I57]/1000))" office:value-type="float" office:value="20.39" calcext:value-type="float">
            <text:p>20.39</text:p>
          </table:table-cell>
        </table:table-row>
        <table:table-row table:style-name="ro1">
          <table:table-cell/>
          <table:table-cell office:value-type="string" calcext:value-type="string">
            <text:p>PhTreeMM2/KNN_10/1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284877" calcext:value-type="float">
            <text:p>284877</text:p>
          </table:table-cell>
          <table:table-cell office:value-type="float" office:value="10" calcext:value-type="float">
            <text:p>10</text:p>
          </table:table-cell>
          <table:table-cell office:value-type="float" office:value="417.401" calcext:value-type="float">
            <text:p>417.401</text:p>
          </table:table-cell>
          <table:table-cell office:value-type="string" calcext:value-type="string">
            <text:p>k/s</text:p>
          </table:table-cell>
          <table:table-cell office:value-type="float" office:value="4.17401" calcext:value-type="float">
            <text:p>4.17401</text:p>
          </table:table-cell>
          <table:table-cell office:value-type="string" calcext:value-type="string">
            <text:p>M/s</text:p>
          </table:table-cell>
          <table:table-cell/>
          <table:table-cell table:formula="of:=IF([.J58]=&quot;k/s&quot;; [.I58]; IF([.J58]=&quot;M/s&quot;; [.I58]*1000; [.I58]/1000))" office:value-type="float" office:value="417.401" calcext:value-type="float">
            <text:p>417.401</text:p>
          </table:table-cell>
        </table:table-row>
        <table:table-row table:style-name="ro1">
          <table:table-cell/>
          <table:table-cell office:value-type="string" calcext:value-type="string">
            <text:p>PhTreeMM2/KNN_10/10000/7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84986" calcext:value-type="float">
            <text:p>184986</text:p>
          </table:table-cell>
          <table:table-cell office:value-type="float" office:value="10" calcext:value-type="float">
            <text:p>10</text:p>
          </table:table-cell>
          <table:table-cell office:value-type="float" office:value="262.535" calcext:value-type="float">
            <text:p>262.535</text:p>
          </table:table-cell>
          <table:table-cell office:value-type="string" calcext:value-type="string">
            <text:p>k/s</text:p>
          </table:table-cell>
          <table:table-cell office:value-type="float" office:value="2.62535" calcext:value-type="float">
            <text:p>2.62535</text:p>
          </table:table-cell>
          <table:table-cell office:value-type="string" calcext:value-type="string">
            <text:p>M/s</text:p>
          </table:table-cell>
          <table:table-cell/>
          <table:table-cell table:formula="of:=IF([.J59]=&quot;k/s&quot;; [.I59]; IF([.J59]=&quot;M/s&quot;; [.I59]*1000; [.I59]/1000))" office:value-type="float" office:value="262.535" calcext:value-type="float">
            <text:p>262.535</text:p>
          </table:table-cell>
        </table:table-row>
        <table:table-row table:style-name="ro1">
          <table:table-cell/>
          <table:table-cell office:value-type="string" calcext:value-type="string">
            <text:p>PhTreeMM2/KNN_10/100000/7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<text:s/>ms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<text:s/>ms</text:p>
          </table:table-cell>
          <table:table-cell office:value-type="float" office:value="65466" calcext:value-type="float">
            <text:p>65466</text:p>
          </table:table-cell>
          <table:table-cell office:value-type="float" office:value="10" calcext:value-type="float">
            <text:p>10</text:p>
          </table:table-cell>
          <table:table-cell office:value-type="float" office:value="93.2488" calcext:value-type="float">
            <text:p>93.2488</text:p>
          </table:table-cell>
          <table:table-cell office:value-type="string" calcext:value-type="string">
            <text:p>k/s</text:p>
          </table:table-cell>
          <table:table-cell office:value-type="float" office:value="932.488" calcext:value-type="float">
            <text:p>932.488</text:p>
          </table:table-cell>
          <table:table-cell office:value-type="string" calcext:value-type="string">
            <text:p>k/s</text:p>
          </table:table-cell>
          <table:table-cell/>
          <table:table-cell table:formula="of:=IF([.J60]=&quot;k/s&quot;; [.I60]; IF([.J60]=&quot;M/s&quot;; [.I60]*1000; [.I60]/1000))" office:value-type="float" office:value="93.2488" calcext:value-type="float">
            <text:p>93.2488</text:p>
          </table:table-cell>
        </table:table-row>
        <table:table-row table:style-name="ro1">
          <table:table-cell/>
          <table:table-cell office:value-type="string" calcext:value-type="string">
            <text:p>PhTreeMM2/KNN_10/1000000/7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ms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ms</text:p>
          </table:table-cell>
          <table:table-cell office:value-type="float" office:value="35922" calcext:value-type="float">
            <text:p>35922</text:p>
          </table:table-cell>
          <table:table-cell office:value-type="float" office:value="10" calcext:value-type="float">
            <text:p>10</text:p>
          </table:table-cell>
          <table:table-cell office:value-type="float" office:value="51.2223" calcext:value-type="float">
            <text:p>51.2223</text:p>
          </table:table-cell>
          <table:table-cell office:value-type="string" calcext:value-type="string">
            <text:p>k/s</text:p>
          </table:table-cell>
          <table:table-cell office:value-type="float" office:value="512.223" calcext:value-type="float">
            <text:p>512.223</text:p>
          </table:table-cell>
          <table:table-cell office:value-type="string" calcext:value-type="string">
            <text:p>k/s</text:p>
          </table:table-cell>
          <table:table-cell/>
          <table:table-cell table:formula="of:=IF([.J61]=&quot;k/s&quot;; [.I61]; IF([.J61]=&quot;M/s&quot;; [.I61]*1000; [.I61]/1000))" office:value-type="float" office:value="51.2223" calcext:value-type="float">
            <text:p>51.2223</text:p>
          </table:table-cell>
        </table:table-row>
        <table:table-row table:style-name="ro1">
          <table:table-cell/>
          <table:table-cell office:value-type="string" calcext:value-type="string">
            <text:p>TinspinKDTree/KNN_1/1000/4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<text:s/>ms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<text:s/>ms</text:p>
          </table:table-cell>
          <table:table-cell office:value-type="float" office:value="46832" calcext:value-type="float">
            <text:p>46832</text:p>
          </table:table-cell>
          <table:table-cell office:value-type="float" office:value="1" calcext:value-type="float">
            <text:p>1</text:p>
          </table:table-cell>
          <table:table-cell office:value-type="float" office:value="67.4342" calcext:value-type="float">
            <text:p>67.4342</text:p>
          </table:table-cell>
          <table:table-cell office:value-type="string" calcext:value-type="string">
            <text:p>k/s</text:p>
          </table:table-cell>
          <table:table-cell office:value-type="float" office:value="67.4342" calcext:value-type="float">
            <text:p>67.4342</text:p>
          </table:table-cell>
          <table:table-cell office:value-type="string" calcext:value-type="string">
            <text:p>k/s</text:p>
          </table:table-cell>
          <table:table-cell/>
          <table:table-cell table:formula="of:=IF([.J62]=&quot;k/s&quot;; [.I62]; IF([.J62]=&quot;M/s&quot;; [.I62]*1000; [.I62]/1000))" office:value-type="float" office:value="67.4342" calcext:value-type="float">
            <text:p>67.4342</text:p>
          </table:table-cell>
        </table:table-row>
        <table:table-row table:style-name="ro1">
          <table:table-cell/>
          <table:table-cell office:value-type="string" calcext:value-type="string">
            <text:p>TinspinKDTree/KNN_1/10000/4</text:p>
          </table:table-cell>
          <table:table-cell office:value-type="float" office:value="0.078" calcext:value-type="float">
            <text:p>0.078</text:p>
          </table:table-cell>
          <table:table-cell office:value-type="string" calcext:value-type="string">
            <text:p><text:s/>ms</text:p>
          </table:table-cell>
          <table:table-cell office:value-type="float" office:value="0.078" calcext:value-type="float">
            <text:p>0.078</text:p>
          </table:table-cell>
          <table:table-cell office:value-type="string" calcext:value-type="string">
            <text:p><text:s/>ms</text:p>
          </table:table-cell>
          <table:table-cell office:value-type="float" office:value="8820" calcext:value-type="float">
            <text:p>8820</text:p>
          </table:table-cell>
          <table:table-cell office:value-type="float" office:value="1" calcext:value-type="float">
            <text:p>1</text:p>
          </table:table-cell>
          <table:table-cell office:value-type="float" office:value="12.7794" calcext:value-type="float">
            <text:p>12.7794</text:p>
          </table:table-cell>
          <table:table-cell office:value-type="string" calcext:value-type="string">
            <text:p>k/s</text:p>
          </table:table-cell>
          <table:table-cell office:value-type="float" office:value="12.7794" calcext:value-type="float">
            <text:p>12.7794</text:p>
          </table:table-cell>
          <table:table-cell office:value-type="string" calcext:value-type="string">
            <text:p>k/s</text:p>
          </table:table-cell>
          <table:table-cell/>
          <table:table-cell table:formula="of:=IF([.J63]=&quot;k/s&quot;; [.I63]; IF([.J63]=&quot;M/s&quot;; [.I63]*1000; [.I63]/1000))" office:value-type="float" office:value="12.7794" calcext:value-type="float">
            <text:p>12.7794</text:p>
          </table:table-cell>
        </table:table-row>
        <table:table-row table:style-name="ro1">
          <table:table-cell/>
          <table:table-cell office:value-type="string" calcext:value-type="string">
            <text:p>TinspinKDTree/KNN_1/100000/4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<text:s/>ms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<text:s/>ms</text:p>
          </table:table-cell>
          <table:table-cell office:value-type="float" office:value="2054" calcext:value-type="float">
            <text:p>2054</text:p>
          </table:table-cell>
          <table:table-cell office:value-type="float" office:value="1" calcext:value-type="float">
            <text:p>1</text:p>
          </table:table-cell>
          <table:table-cell office:value-type="float" office:value="2.94071" calcext:value-type="float">
            <text:p>2.94071</text:p>
          </table:table-cell>
          <table:table-cell office:value-type="string" calcext:value-type="string">
            <text:p>k/s</text:p>
          </table:table-cell>
          <table:table-cell office:value-type="float" office:value="2.94071" calcext:value-type="float">
            <text:p>2.94071</text:p>
          </table:table-cell>
          <table:table-cell office:value-type="string" calcext:value-type="string">
            <text:p>k/s</text:p>
          </table:table-cell>
          <table:table-cell/>
          <table:table-cell table:formula="of:=IF([.J64]=&quot;k/s&quot;; [.I64]; IF([.J64]=&quot;M/s&quot;; [.I64]*1000; [.I64]/1000))" office:value-type="float" office:value="2.94071" calcext:value-type="float">
            <text:p>2.94071</text:p>
          </table:table-cell>
        </table:table-row>
        <table:table-row table:style-name="ro1">
          <table:table-cell/>
          <table:table-cell office:value-type="string" calcext:value-type="string">
            <text:p>TinspinKDTree/KNN_1/1000000/4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<text:s/>ms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<text:s/>ms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office:value-type="float" office:value="629.59" calcext:value-type="float">
            <text:p>629.59</text:p>
          </table:table-cell>
          <table:table-cell office:value-type="string" calcext:value-type="string">
            <text:p>3/s</text:p>
          </table:table-cell>
          <table:table-cell office:value-type="float" office:value="629.59" calcext:value-type="float">
            <text:p>629.59</text:p>
          </table:table-cell>
          <table:table-cell office:value-type="string" calcext:value-type="string">
            <text:p>3/s</text:p>
          </table:table-cell>
          <table:table-cell/>
          <table:table-cell table:formula="of:=IF([.J65]=&quot;k/s&quot;; [.I65]; IF([.J65]=&quot;M/s&quot;; [.I65]*1000; [.I65]/1000))" office:value-type="float" office:value="0.62959" calcext:value-type="float">
            <text:p>0.62959</text:p>
          </table:table-cell>
        </table:table-row>
        <table:table-row table:style-name="ro1">
          <table:table-cell/>
          <table:table-cell office:value-type="string" calcext:value-type="string">
            <text:p>TinspinKDTree/KNN_1/1000/7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<text:s/>ms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<text:s/>ms</text:p>
          </table:table-cell>
          <table:table-cell office:value-type="float" office:value="24520" calcext:value-type="float">
            <text:p>24520</text:p>
          </table:table-cell>
          <table:table-cell office:value-type="float" office:value="1" calcext:value-type="float">
            <text:p>1</text:p>
          </table:table-cell>
          <table:table-cell office:value-type="float" office:value="34.9195" calcext:value-type="float">
            <text:p>34.9195</text:p>
          </table:table-cell>
          <table:table-cell office:value-type="string" calcext:value-type="string">
            <text:p>k/s</text:p>
          </table:table-cell>
          <table:table-cell office:value-type="float" office:value="34.9195" calcext:value-type="float">
            <text:p>34.9195</text:p>
          </table:table-cell>
          <table:table-cell office:value-type="string" calcext:value-type="string">
            <text:p>k/s</text:p>
          </table:table-cell>
          <table:table-cell/>
          <table:table-cell table:formula="of:=IF([.J66]=&quot;k/s&quot;; [.I66]; IF([.J66]=&quot;M/s&quot;; [.I66]*1000; [.I66]/1000))" office:value-type="float" office:value="34.9195" calcext:value-type="float">
            <text:p>34.9195</text:p>
          </table:table-cell>
        </table:table-row>
        <table:table-row table:style-name="ro1">
          <table:table-cell/>
          <table:table-cell office:value-type="string" calcext:value-type="string">
            <text:p>TinspinKDTree/KNN_1/10000/7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<text:s/>ms</text:p>
          </table:table-cell>
          <table:table-cell office:value-type="float" office:value="0.121" calcext:value-type="float">
            <text:p>0.121</text:p>
          </table:table-cell>
          <table:table-cell office:value-type="string" calcext:value-type="string">
            <text:p><text:s/>ms</text:p>
          </table:table-cell>
          <table:table-cell office:value-type="float" office:value="5813" calcext:value-type="float">
            <text:p>5813</text:p>
          </table:table-cell>
          <table:table-cell office:value-type="float" office:value="1" calcext:value-type="float">
            <text:p>1</text:p>
          </table:table-cell>
          <table:table-cell office:value-type="float" office:value="8.29842" calcext:value-type="float">
            <text:p>8.29842</text:p>
          </table:table-cell>
          <table:table-cell office:value-type="string" calcext:value-type="string">
            <text:p>k/s</text:p>
          </table:table-cell>
          <table:table-cell office:value-type="float" office:value="8.29842" calcext:value-type="float">
            <text:p>8.29842</text:p>
          </table:table-cell>
          <table:table-cell office:value-type="string" calcext:value-type="string">
            <text:p>k/s</text:p>
          </table:table-cell>
          <table:table-cell/>
          <table:table-cell table:formula="of:=IF([.J67]=&quot;k/s&quot;; [.I67]; IF([.J67]=&quot;M/s&quot;; [.I67]*1000; [.I67]/1000))" office:value-type="float" office:value="8.29842" calcext:value-type="float">
            <text:p>8.29842</text:p>
          </table:table-cell>
        </table:table-row>
        <table:table-row table:style-name="ro1">
          <table:table-cell/>
          <table:table-cell office:value-type="string" calcext:value-type="string">
            <text:p>TinspinKDTree/KNN_1/100000/7</text:p>
          </table:table-cell>
          <table:table-cell office:value-type="float" office:value="0.544" calcext:value-type="float">
            <text:p>0.544</text:p>
          </table:table-cell>
          <table:table-cell office:value-type="string" calcext:value-type="string">
            <text:p><text:s/>ms</text:p>
          </table:table-cell>
          <table:table-cell office:value-type="float" office:value="0.544" calcext:value-type="float">
            <text:p>0.544</text:p>
          </table:table-cell>
          <table:table-cell office:value-type="string" calcext:value-type="string">
            <text:p><text:s/>ms</text:p>
          </table:table-cell>
          <table:table-cell office:value-type="float" office:value="1300" calcext:value-type="float">
            <text:p>1300</text:p>
          </table:table-cell>
          <table:table-cell office:value-type="float" office:value="1" calcext:value-type="float">
            <text:p>1</text:p>
          </table:table-cell>
          <table:table-cell office:value-type="float" office:value="1.8373" calcext:value-type="float">
            <text:p>1.8373</text:p>
          </table:table-cell>
          <table:table-cell office:value-type="string" calcext:value-type="string">
            <text:p>k/s</text:p>
          </table:table-cell>
          <table:table-cell office:value-type="float" office:value="1.8373" calcext:value-type="float">
            <text:p>1.8373</text:p>
          </table:table-cell>
          <table:table-cell office:value-type="string" calcext:value-type="string">
            <text:p>k/s</text:p>
          </table:table-cell>
          <table:table-cell/>
          <table:table-cell table:formula="of:=IF([.J68]=&quot;k/s&quot;; [.I68]; IF([.J68]=&quot;M/s&quot;; [.I68]*1000; [.I68]/1000))" office:value-type="float" office:value="1.8373" calcext:value-type="float">
            <text:p>1.8373</text:p>
          </table:table-cell>
        </table:table-row>
        <table:table-row table:style-name="ro1">
          <table:table-cell/>
          <table:table-cell office:value-type="string" calcext:value-type="string">
            <text:p>TinspinKDTree/KNN_1/1000000/7</text:p>
          </table:table-cell>
          <table:table-cell office:value-type="float" office:value="2.53" calcext:value-type="float">
            <text:p>2.53</text:p>
          </table:table-cell>
          <table:table-cell office:value-type="string" calcext:value-type="string">
            <text:p><text:s/>ms</text:p>
          </table:table-cell>
          <table:table-cell office:value-type="float" office:value="2.53" calcext:value-type="float">
            <text:p>2.53</text:p>
          </table:table-cell>
          <table:table-cell office:value-type="string" calcext:value-type="string">
            <text:p><text:s/>ms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float" office:value="394.58" calcext:value-type="float">
            <text:p>394.58</text:p>
          </table:table-cell>
          <table:table-cell office:value-type="string" calcext:value-type="string">
            <text:p>5/s</text:p>
          </table:table-cell>
          <table:table-cell office:value-type="float" office:value="394.58" calcext:value-type="float">
            <text:p>394.58</text:p>
          </table:table-cell>
          <table:table-cell office:value-type="string" calcext:value-type="string">
            <text:p>5/s</text:p>
          </table:table-cell>
          <table:table-cell/>
          <table:table-cell table:formula="of:=IF([.J69]=&quot;k/s&quot;; [.I69]; IF([.J69]=&quot;M/s&quot;; [.I69]*1000; [.I69]/1000))" office:value-type="float" office:value="0.39458" calcext:value-type="float">
            <text:p>0.39458</text:p>
          </table:table-cell>
        </table:table-row>
        <table:table-row table:style-name="ro1">
          <table:table-cell/>
          <table:table-cell office:value-type="string" calcext:value-type="string">
            <text:p>TinspinKDTree/KNN_10/1000/4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<text:s/>ms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<text:s/>ms</text:p>
          </table:table-cell>
          <table:table-cell office:value-type="float" office:value="41352" calcext:value-type="float">
            <text:p>41352</text:p>
          </table:table-cell>
          <table:table-cell office:value-type="float" office:value="10" calcext:value-type="float">
            <text:p>10</text:p>
          </table:table-cell>
          <table:table-cell office:value-type="float" office:value="59.3229" calcext:value-type="float">
            <text:p>59.3229</text:p>
          </table:table-cell>
          <table:table-cell office:value-type="string" calcext:value-type="string">
            <text:p>k/s</text:p>
          </table:table-cell>
          <table:table-cell office:value-type="float" office:value="593.229" calcext:value-type="float">
            <text:p>593.229</text:p>
          </table:table-cell>
          <table:table-cell office:value-type="string" calcext:value-type="string">
            <text:p>k/s</text:p>
          </table:table-cell>
          <table:table-cell/>
          <table:table-cell table:formula="of:=IF([.J70]=&quot;k/s&quot;; [.I70]; IF([.J70]=&quot;M/s&quot;; [.I70]*1000; [.I70]/1000))" office:value-type="float" office:value="59.3229" calcext:value-type="float">
            <text:p>59.3229</text:p>
          </table:table-cell>
        </table:table-row>
        <table:table-row table:style-name="ro1">
          <table:table-cell/>
          <table:table-cell office:value-type="string" calcext:value-type="string">
            <text:p>TinspinKDTree/KNN_10/10000/4</text:p>
          </table:table-cell>
          <table:table-cell office:value-type="float" office:value="0.081" calcext:value-type="float">
            <text:p>0.081</text:p>
          </table:table-cell>
          <table:table-cell office:value-type="string" calcext:value-type="string">
            <text:p><text:s/>ms</text:p>
          </table:table-cell>
          <table:table-cell office:value-type="float" office:value="0.081" calcext:value-type="float">
            <text:p>0.081</text:p>
          </table:table-cell>
          <table:table-cell office:value-type="string" calcext:value-type="string">
            <text:p><text:s/>ms</text:p>
          </table:table-cell>
          <table:table-cell office:value-type="float" office:value="8609" calcext:value-type="float">
            <text:p>8609</text:p>
          </table:table-cell>
          <table:table-cell office:value-type="float" office:value="10" calcext:value-type="float">
            <text:p>10</text:p>
          </table:table-cell>
          <table:table-cell office:value-type="float" office:value="12.38" calcext:value-type="float">
            <text:p>12.38</text:p>
          </table:table-cell>
          <table:table-cell office:value-type="string" calcext:value-type="string">
            <text:p>k/s</text:p>
          </table:table-cell>
          <table:table-cell office:value-type="float" office:value="123.8" calcext:value-type="float">
            <text:p>123.8</text:p>
          </table:table-cell>
          <table:table-cell office:value-type="string" calcext:value-type="string">
            <text:p>k/s</text:p>
          </table:table-cell>
          <table:table-cell/>
          <table:table-cell table:formula="of:=IF([.J71]=&quot;k/s&quot;; [.I71]; IF([.J71]=&quot;M/s&quot;; [.I71]*1000; [.I71]/1000))" office:value-type="float" office:value="12.38" calcext:value-type="float">
            <text:p>12.38</text:p>
          </table:table-cell>
        </table:table-row>
        <table:table-row table:style-name="ro1">
          <table:table-cell/>
          <table:table-cell office:value-type="string" calcext:value-type="string">
            <text:p>TinspinKDTree/KNN_10/100000/4</text:p>
          </table:table-cell>
          <table:table-cell office:value-type="float" office:value="0.344" calcext:value-type="float">
            <text:p>0.344</text:p>
          </table:table-cell>
          <table:table-cell office:value-type="string" calcext:value-type="string">
            <text:p><text:s/>ms</text:p>
          </table:table-cell>
          <table:table-cell office:value-type="float" office:value="0.344" calcext:value-type="float">
            <text:p>0.344</text:p>
          </table:table-cell>
          <table:table-cell office:value-type="string" calcext:value-type="string">
            <text:p><text:s/>ms</text:p>
          </table:table-cell>
          <table:table-cell office:value-type="float" office:value="2028" calcext:value-type="float">
            <text:p>2028</text:p>
          </table:table-cell>
          <table:table-cell office:value-type="float" office:value="10" calcext:value-type="float">
            <text:p>10</text:p>
          </table:table-cell>
          <table:table-cell office:value-type="float" office:value="2.90422" calcext:value-type="float">
            <text:p>2.90422</text:p>
          </table:table-cell>
          <table:table-cell office:value-type="string" calcext:value-type="string">
            <text:p>k/s</text:p>
          </table:table-cell>
          <table:table-cell office:value-type="float" office:value="29.0422" calcext:value-type="float">
            <text:p>29.0422</text:p>
          </table:table-cell>
          <table:table-cell office:value-type="string" calcext:value-type="string">
            <text:p>k/s</text:p>
          </table:table-cell>
          <table:table-cell/>
          <table:table-cell table:formula="of:=IF([.J72]=&quot;k/s&quot;; [.I72]; IF([.J72]=&quot;M/s&quot;; [.I72]*1000; [.I72]/1000))" office:value-type="float" office:value="2.90422" calcext:value-type="float">
            <text:p>2.90422</text:p>
          </table:table-cell>
        </table:table-row>
        <table:table-row table:style-name="ro1">
          <table:table-cell/>
          <table:table-cell office:value-type="string" calcext:value-type="string">
            <text:p>TinspinKDTree/KNN_10/1000000/4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<text:s/>ms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<text:s/>ms</text:p>
          </table:table-cell>
          <table:table-cell office:value-type="float" office:value="444" calcext:value-type="float">
            <text:p>444</text:p>
          </table:table-cell>
          <table:table-cell office:value-type="float" office:value="10" calcext:value-type="float">
            <text:p>10</text:p>
          </table:table-cell>
          <table:table-cell office:value-type="float" office:value="640.23" calcext:value-type="float">
            <text:p>640.23</text:p>
          </table:table-cell>
          <table:table-cell office:value-type="string" calcext:value-type="string">
            <text:p>4/s</text:p>
          </table:table-cell>
          <table:table-cell office:value-type="float" office:value="6.40234" calcext:value-type="float">
            <text:p>6.40234</text:p>
          </table:table-cell>
          <table:table-cell office:value-type="string" calcext:value-type="string">
            <text:p>k/s</text:p>
          </table:table-cell>
          <table:table-cell/>
          <table:table-cell table:formula="of:=IF([.J73]=&quot;k/s&quot;; [.I73]; IF([.J73]=&quot;M/s&quot;; [.I73]*1000; [.I73]/1000))" office:value-type="float" office:value="0.64023" calcext:value-type="float">
            <text:p>0.64023</text:p>
          </table:table-cell>
        </table:table-row>
        <table:table-row table:style-name="ro1">
          <table:table-cell/>
          <table:table-cell office:value-type="string" calcext:value-type="string">
            <text:p>TinspinKDTree/KNN_10/1000/7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/>ms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/>ms</text:p>
          </table:table-cell>
          <table:table-cell office:value-type="float" office:value="22893" calcext:value-type="float">
            <text:p>22893</text:p>
          </table:table-cell>
          <table:table-cell office:value-type="float" office:value="10" calcext:value-type="float">
            <text:p>10</text:p>
          </table:table-cell>
          <table:table-cell office:value-type="float" office:value="33.0248" calcext:value-type="float">
            <text:p>33.0248</text:p>
          </table:table-cell>
          <table:table-cell office:value-type="string" calcext:value-type="string">
            <text:p>k/s</text:p>
          </table:table-cell>
          <table:table-cell office:value-type="float" office:value="330.248" calcext:value-type="float">
            <text:p>330.248</text:p>
          </table:table-cell>
          <table:table-cell office:value-type="string" calcext:value-type="string">
            <text:p>k/s</text:p>
          </table:table-cell>
          <table:table-cell/>
          <table:table-cell table:formula="of:=IF([.J74]=&quot;k/s&quot;; [.I74]; IF([.J74]=&quot;M/s&quot;; [.I74]*1000; [.I74]/1000))" office:value-type="float" office:value="33.0248" calcext:value-type="float">
            <text:p>33.0248</text:p>
          </table:table-cell>
        </table:table-row>
        <table:table-row table:style-name="ro1">
          <table:table-cell/>
          <table:table-cell office:value-type="string" calcext:value-type="string">
            <text:p>TinspinKDTree/KNN_10/10000/7</text:p>
          </table:table-cell>
          <table:table-cell office:value-type="float" office:value="0.122" calcext:value-type="float">
            <text:p>0.122</text:p>
          </table:table-cell>
          <table:table-cell office:value-type="string" calcext:value-type="string">
            <text:p><text:s/>ms</text:p>
          </table:table-cell>
          <table:table-cell office:value-type="float" office:value="0.122" calcext:value-type="float">
            <text:p>0.122</text:p>
          </table:table-cell>
          <table:table-cell office:value-type="string" calcext:value-type="string">
            <text:p><text:s/>ms</text:p>
          </table:table-cell>
          <table:table-cell office:value-type="float" office:value="5667" calcext:value-type="float">
            <text:p>5667</text:p>
          </table:table-cell>
          <table:table-cell office:value-type="float" office:value="10" calcext:value-type="float">
            <text:p>10</text:p>
          </table:table-cell>
          <table:table-cell office:value-type="float" office:value="8.18357" calcext:value-type="float">
            <text:p>8.18357</text:p>
          </table:table-cell>
          <table:table-cell office:value-type="string" calcext:value-type="string">
            <text:p>k/s</text:p>
          </table:table-cell>
          <table:table-cell office:value-type="float" office:value="81.8357" calcext:value-type="float">
            <text:p>81.8357</text:p>
          </table:table-cell>
          <table:table-cell office:value-type="string" calcext:value-type="string">
            <text:p>k/s</text:p>
          </table:table-cell>
          <table:table-cell/>
          <table:table-cell table:formula="of:=IF([.J75]=&quot;k/s&quot;; [.I75]; IF([.J75]=&quot;M/s&quot;; [.I75]*1000; [.I75]/1000))" office:value-type="float" office:value="8.18357" calcext:value-type="float">
            <text:p>8.18357</text:p>
          </table:table-cell>
        </table:table-row>
        <table:table-row table:style-name="ro1">
          <table:table-cell/>
          <table:table-cell office:value-type="string" calcext:value-type="string">
            <text:p>TinspinKDTree/KNN_10/100000/7</text:p>
          </table:table-cell>
          <table:table-cell office:value-type="float" office:value="0.546" calcext:value-type="float">
            <text:p>0.546</text:p>
          </table:table-cell>
          <table:table-cell office:value-type="string" calcext:value-type="string">
            <text:p><text:s/>ms</text:p>
          </table:table-cell>
          <table:table-cell office:value-type="float" office:value="0.546" calcext:value-type="float">
            <text:p>0.546</text:p>
          </table:table-cell>
          <table:table-cell office:value-type="string" calcext:value-type="string">
            <text:p><text:s/>ms</text:p>
          </table:table-cell>
          <table:table-cell office:value-type="float" office:value="1294" calcext:value-type="float">
            <text:p>1294</text:p>
          </table:table-cell>
          <table:table-cell office:value-type="float" office:value="10" calcext:value-type="float">
            <text:p>10</text:p>
          </table:table-cell>
          <table:table-cell office:value-type="float" office:value="1.82983" calcext:value-type="float">
            <text:p>1.82983</text:p>
          </table:table-cell>
          <table:table-cell office:value-type="string" calcext:value-type="string">
            <text:p>k/s</text:p>
          </table:table-cell>
          <table:table-cell office:value-type="float" office:value="18.2983" calcext:value-type="float">
            <text:p>18.2983</text:p>
          </table:table-cell>
          <table:table-cell office:value-type="string" calcext:value-type="string">
            <text:p>k/s</text:p>
          </table:table-cell>
          <table:table-cell/>
          <table:table-cell table:formula="of:=IF([.J76]=&quot;k/s&quot;; [.I76]; IF([.J76]=&quot;M/s&quot;; [.I76]*1000; [.I76]/1000))" office:value-type="float" office:value="1.82983" calcext:value-type="float">
            <text:p>1.82983</text:p>
          </table:table-cell>
        </table:table-row>
        <table:table-row table:style-name="ro1">
          <table:table-cell/>
          <table:table-cell office:value-type="string" calcext:value-type="string">
            <text:p>TinspinKDTree/KNN_10/1000000/7</text:p>
          </table:table-cell>
          <table:table-cell office:value-type="float" office:value="2.53" calcext:value-type="float">
            <text:p>2.53</text:p>
          </table:table-cell>
          <table:table-cell office:value-type="string" calcext:value-type="string">
            <text:p><text:s/>ms</text:p>
          </table:table-cell>
          <table:table-cell office:value-type="float" office:value="2.53" calcext:value-type="float">
            <text:p>2.53</text:p>
          </table:table-cell>
          <table:table-cell office:value-type="string" calcext:value-type="string">
            <text:p><text:s/>ms</text:p>
          </table:table-cell>
          <table:table-cell office:value-type="float" office:value="276" calcext:value-type="float">
            <text:p>276</text:p>
          </table:table-cell>
          <table:table-cell office:value-type="float" office:value="10" calcext:value-type="float">
            <text:p>10</text:p>
          </table:table-cell>
          <table:table-cell office:value-type="float" office:value="394.71" calcext:value-type="float">
            <text:p>394.71</text:p>
          </table:table-cell>
          <table:table-cell office:value-type="string" calcext:value-type="string">
            <text:p>4/s</text:p>
          </table:table-cell>
          <table:table-cell office:value-type="float" office:value="3.94714" calcext:value-type="float">
            <text:p>3.94714</text:p>
          </table:table-cell>
          <table:table-cell office:value-type="string" calcext:value-type="string">
            <text:p>k/s</text:p>
          </table:table-cell>
          <table:table-cell/>
          <table:table-cell table:formula="of:=IF([.J77]=&quot;k/s&quot;; [.I77]; IF([.J77]=&quot;M/s&quot;; [.I77]*1000; [.I77]/1000))" office:value-type="float" office:value="0.39471" calcext:value-type="float">
            <text:p>0.39471</text:p>
          </table:table-cell>
        </table:table-row>
        <table:table-row table:style-name="ro1">
          <table:table-cell/>
          <table:table-cell office:value-type="string" calcext:value-type="string">
            <text:p>TinspinQuadtree/KNN_1/1000/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72501" calcext:value-type="float">
            <text:p>372501</text:p>
          </table:table-cell>
          <table:table-cell office:value-type="float" office:value="1" calcext:value-type="float">
            <text:p>1</text:p>
          </table:table-cell>
          <table:table-cell office:value-type="float" office:value="533.279" calcext:value-type="float">
            <text:p>533.279</text:p>
          </table:table-cell>
          <table:table-cell office:value-type="string" calcext:value-type="string">
            <text:p>k/s</text:p>
          </table:table-cell>
          <table:table-cell office:value-type="float" office:value="533.279" calcext:value-type="float">
            <text:p>533.279</text:p>
          </table:table-cell>
          <table:table-cell office:value-type="string" calcext:value-type="string">
            <text:p>k/s</text:p>
          </table:table-cell>
          <table:table-cell/>
          <table:table-cell table:formula="of:=IF([.J78]=&quot;k/s&quot;; [.I78]; IF([.J78]=&quot;M/s&quot;; [.I78]*1000; [.I78]/1000))" office:value-type="float" office:value="533.279" calcext:value-type="float">
            <text:p>533.279</text:p>
          </table:table-cell>
        </table:table-row>
        <table:table-row table:style-name="ro1">
          <table:table-cell/>
          <table:table-cell office:value-type="string" calcext:value-type="string">
            <text:p>TinspinQuadtree/KNN_1/10000/4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86417" calcext:value-type="float">
            <text:p>186417</text:p>
          </table:table-cell>
          <table:table-cell office:value-type="float" office:value="1" calcext:value-type="float">
            <text:p>1</text:p>
          </table:table-cell>
          <table:table-cell office:value-type="float" office:value="265.183" calcext:value-type="float">
            <text:p>265.183</text:p>
          </table:table-cell>
          <table:table-cell office:value-type="string" calcext:value-type="string">
            <text:p>k/s</text:p>
          </table:table-cell>
          <table:table-cell office:value-type="float" office:value="265.183" calcext:value-type="float">
            <text:p>265.183</text:p>
          </table:table-cell>
          <table:table-cell office:value-type="string" calcext:value-type="string">
            <text:p>k/s</text:p>
          </table:table-cell>
          <table:table-cell/>
          <table:table-cell table:formula="of:=IF([.J79]=&quot;k/s&quot;; [.I79]; IF([.J79]=&quot;M/s&quot;; [.I79]*1000; [.I79]/1000))" office:value-type="float" office:value="265.183" calcext:value-type="float">
            <text:p>265.183</text:p>
          </table:table-cell>
        </table:table-row>
        <table:table-row table:style-name="ro1">
          <table:table-cell/>
          <table:table-cell office:value-type="string" calcext:value-type="string">
            <text:p>TinspinQuadtree/KNN_1/100000/4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132376" calcext:value-type="float">
            <text:p>132376</text:p>
          </table:table-cell>
          <table:table-cell office:value-type="float" office:value="1" calcext:value-type="float">
            <text:p>1</text:p>
          </table:table-cell>
          <table:table-cell office:value-type="float" office:value="188.414" calcext:value-type="float">
            <text:p>188.414</text:p>
          </table:table-cell>
          <table:table-cell office:value-type="string" calcext:value-type="string">
            <text:p>k/s</text:p>
          </table:table-cell>
          <table:table-cell office:value-type="float" office:value="188.414" calcext:value-type="float">
            <text:p>188.414</text:p>
          </table:table-cell>
          <table:table-cell office:value-type="string" calcext:value-type="string">
            <text:p>k/s</text:p>
          </table:table-cell>
          <table:table-cell/>
          <table:table-cell table:formula="of:=IF([.J80]=&quot;k/s&quot;; [.I80]; IF([.J80]=&quot;M/s&quot;; [.I80]*1000; [.I80]/1000))" office:value-type="float" office:value="188.414" calcext:value-type="float">
            <text:p>188.414</text:p>
          </table:table-cell>
        </table:table-row>
        <table:table-row table:style-name="ro1">
          <table:table-cell/>
          <table:table-cell office:value-type="string" calcext:value-type="string">
            <text:p>TinspinQuadtree/KNN_1/1000000/4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97838" calcext:value-type="float">
            <text:p>97838</text:p>
          </table:table-cell>
          <table:table-cell office:value-type="float" office:value="1" calcext:value-type="float">
            <text:p>1</text:p>
          </table:table-cell>
          <table:table-cell office:value-type="float" office:value="149.197" calcext:value-type="float">
            <text:p>149.197</text:p>
          </table:table-cell>
          <table:table-cell office:value-type="string" calcext:value-type="string">
            <text:p>k/s</text:p>
          </table:table-cell>
          <table:table-cell office:value-type="float" office:value="149.197" calcext:value-type="float">
            <text:p>149.197</text:p>
          </table:table-cell>
          <table:table-cell office:value-type="string" calcext:value-type="string">
            <text:p>k/s</text:p>
          </table:table-cell>
          <table:table-cell/>
          <table:table-cell table:formula="of:=IF([.J81]=&quot;k/s&quot;; [.I81]; IF([.J81]=&quot;M/s&quot;; [.I81]*1000; [.I81]/1000))" office:value-type="float" office:value="149.197" calcext:value-type="float">
            <text:p>149.197</text:p>
          </table:table-cell>
        </table:table-row>
        <table:table-row table:style-name="ro1">
          <table:table-cell/>
          <table:table-cell office:value-type="string" calcext:value-type="string">
            <text:p>TinspinQuadtree/KNN_1/1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37448" calcext:value-type="float">
            <text:p>537448</text:p>
          </table:table-cell>
          <table:table-cell office:value-type="float" office:value="1" calcext:value-type="float">
            <text:p>1</text:p>
          </table:table-cell>
          <table:table-cell office:value-type="float" office:value="769.634" calcext:value-type="float">
            <text:p>769.634</text:p>
          </table:table-cell>
          <table:table-cell office:value-type="string" calcext:value-type="string">
            <text:p>k/s</text:p>
          </table:table-cell>
          <table:table-cell office:value-type="float" office:value="769.634" calcext:value-type="float">
            <text:p>769.634</text:p>
          </table:table-cell>
          <table:table-cell office:value-type="string" calcext:value-type="string">
            <text:p>k/s</text:p>
          </table:table-cell>
          <table:table-cell/>
          <table:table-cell table:formula="of:=IF([.J82]=&quot;k/s&quot;; [.I82]; IF([.J82]=&quot;M/s&quot;; [.I82]*1000; [.I82]/1000))" office:value-type="float" office:value="769.634" calcext:value-type="float">
            <text:p>769.634</text:p>
          </table:table-cell>
        </table:table-row>
        <table:table-row table:style-name="ro1">
          <table:table-cell/>
          <table:table-cell office:value-type="string" calcext:value-type="string">
            <text:p>TinspinQuadtree/KNN_1/1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285623" calcext:value-type="float">
            <text:p>285623</text:p>
          </table:table-cell>
          <table:table-cell office:value-type="float" office:value="1" calcext:value-type="float">
            <text:p>1</text:p>
          </table:table-cell>
          <table:table-cell office:value-type="float" office:value="409.354" calcext:value-type="float">
            <text:p>409.354</text:p>
          </table:table-cell>
          <table:table-cell office:value-type="string" calcext:value-type="string">
            <text:p>k/s</text:p>
          </table:table-cell>
          <table:table-cell office:value-type="float" office:value="409.354" calcext:value-type="float">
            <text:p>409.354</text:p>
          </table:table-cell>
          <table:table-cell office:value-type="string" calcext:value-type="string">
            <text:p>k/s</text:p>
          </table:table-cell>
          <table:table-cell/>
          <table:table-cell table:formula="of:=IF([.J83]=&quot;k/s&quot;; [.I83]; IF([.J83]=&quot;M/s&quot;; [.I83]*1000; [.I83]/1000))" office:value-type="float" office:value="409.354" calcext:value-type="float">
            <text:p>409.354</text:p>
          </table:table-cell>
        </table:table-row>
        <table:table-row table:style-name="ro1">
          <table:table-cell/>
          <table:table-cell office:value-type="string" calcext:value-type="string">
            <text:p>TinspinQuadtree/KNN_1/100000/7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141433" calcext:value-type="float">
            <text:p>141433</text:p>
          </table:table-cell>
          <table:table-cell office:value-type="float" office:value="1" calcext:value-type="float">
            <text:p>1</text:p>
          </table:table-cell>
          <table:table-cell office:value-type="float" office:value="201.668" calcext:value-type="float">
            <text:p>201.668</text:p>
          </table:table-cell>
          <table:table-cell office:value-type="string" calcext:value-type="string">
            <text:p>k/s</text:p>
          </table:table-cell>
          <table:table-cell office:value-type="float" office:value="201.668" calcext:value-type="float">
            <text:p>201.668</text:p>
          </table:table-cell>
          <table:table-cell office:value-type="string" calcext:value-type="string">
            <text:p>k/s</text:p>
          </table:table-cell>
          <table:table-cell/>
          <table:table-cell table:formula="of:=IF([.J84]=&quot;k/s&quot;; [.I84]; IF([.J84]=&quot;M/s&quot;; [.I84]*1000; [.I84]/1000))" office:value-type="float" office:value="201.668" calcext:value-type="float">
            <text:p>201.668</text:p>
          </table:table-cell>
        </table:table-row>
        <table:table-row table:style-name="ro1">
          <table:table-cell/>
          <table:table-cell office:value-type="string" calcext:value-type="string">
            <text:p>TinspinQuadtree/KNN_1/1000000/7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119227" calcext:value-type="float">
            <text:p>119227</text:p>
          </table:table-cell>
          <table:table-cell office:value-type="float" office:value="1" calcext:value-type="float">
            <text:p>1</text:p>
          </table:table-cell>
          <table:table-cell office:value-type="float" office:value="168.376" calcext:value-type="float">
            <text:p>168.376</text:p>
          </table:table-cell>
          <table:table-cell office:value-type="string" calcext:value-type="string">
            <text:p>k/s</text:p>
          </table:table-cell>
          <table:table-cell office:value-type="float" office:value="168.376" calcext:value-type="float">
            <text:p>168.376</text:p>
          </table:table-cell>
          <table:table-cell office:value-type="string" calcext:value-type="string">
            <text:p>k/s</text:p>
          </table:table-cell>
          <table:table-cell/>
          <table:table-cell table:formula="of:=IF([.J85]=&quot;k/s&quot;; [.I85]; IF([.J85]=&quot;M/s&quot;; [.I85]*1000; [.I85]/1000))" office:value-type="float" office:value="168.376" calcext:value-type="float">
            <text:p>168.376</text:p>
          </table:table-cell>
        </table:table-row>
        <table:table-row table:style-name="ro1">
          <table:table-cell/>
          <table:table-cell office:value-type="string" calcext:value-type="string">
            <text:p>TinspinQuadtree/KNN_10/1000/4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09426" calcext:value-type="float">
            <text:p>209426</text:p>
          </table:table-cell>
          <table:table-cell office:value-type="float" office:value="10" calcext:value-type="float">
            <text:p>10</text:p>
          </table:table-cell>
          <table:table-cell office:value-type="float" office:value="301.158" calcext:value-type="float">
            <text:p>301.158</text:p>
          </table:table-cell>
          <table:table-cell office:value-type="string" calcext:value-type="string">
            <text:p>k/s</text:p>
          </table:table-cell>
          <table:table-cell office:value-type="float" office:value="3.01158" calcext:value-type="float">
            <text:p>3.01158</text:p>
          </table:table-cell>
          <table:table-cell office:value-type="string" calcext:value-type="string">
            <text:p>M/s</text:p>
          </table:table-cell>
          <table:table-cell/>
          <table:table-cell table:formula="of:=IF([.J86]=&quot;k/s&quot;; [.I86]; IF([.J86]=&quot;M/s&quot;; [.I86]*1000; [.I86]/1000))" office:value-type="float" office:value="301.158" calcext:value-type="float">
            <text:p>301.158</text:p>
          </table:table-cell>
        </table:table-row>
        <table:table-row table:style-name="ro1">
          <table:table-cell/>
          <table:table-cell office:value-type="string" calcext:value-type="string">
            <text:p>TinspinQuadtree/KNN_10/10000/4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117847" calcext:value-type="float">
            <text:p>117847</text:p>
          </table:table-cell>
          <table:table-cell office:value-type="float" office:value="10" calcext:value-type="float">
            <text:p>10</text:p>
          </table:table-cell>
          <table:table-cell office:value-type="float" office:value="169.275" calcext:value-type="float">
            <text:p>169.275</text:p>
          </table:table-cell>
          <table:table-cell office:value-type="string" calcext:value-type="string">
            <text:p>k/s</text:p>
          </table:table-cell>
          <table:table-cell office:value-type="float" office:value="1.69275" calcext:value-type="float">
            <text:p>1.69275</text:p>
          </table:table-cell>
          <table:table-cell office:value-type="string" calcext:value-type="string">
            <text:p>M/s</text:p>
          </table:table-cell>
          <table:table-cell/>
          <table:table-cell table:formula="of:=IF([.J87]=&quot;k/s&quot;; [.I87]; IF([.J87]=&quot;M/s&quot;; [.I87]*1000; [.I87]/1000))" office:value-type="float" office:value="169.275" calcext:value-type="float">
            <text:p>169.275</text:p>
          </table:table-cell>
        </table:table-row>
        <table:table-row table:style-name="ro1">
          <table:table-cell/>
          <table:table-cell office:value-type="string" calcext:value-type="string">
            <text:p>TinspinQuadtree/KNN_10/100000/4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<text:s/>ms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<text:s/>ms</text:p>
          </table:table-cell>
          <table:table-cell office:value-type="float" office:value="90758" calcext:value-type="float">
            <text:p>90758</text:p>
          </table:table-cell>
          <table:table-cell office:value-type="float" office:value="10" calcext:value-type="float">
            <text:p>10</text:p>
          </table:table-cell>
          <table:table-cell office:value-type="float" office:value="129.207" calcext:value-type="float">
            <text:p>129.207</text:p>
          </table:table-cell>
          <table:table-cell office:value-type="string" calcext:value-type="string">
            <text:p>k/s</text:p>
          </table:table-cell>
          <table:table-cell office:value-type="float" office:value="1.29207" calcext:value-type="float">
            <text:p>1.29207</text:p>
          </table:table-cell>
          <table:table-cell office:value-type="string" calcext:value-type="string">
            <text:p>M/s</text:p>
          </table:table-cell>
          <table:table-cell/>
          <table:table-cell table:formula="of:=IF([.J88]=&quot;k/s&quot;; [.I88]; IF([.J88]=&quot;M/s&quot;; [.I88]*1000; [.I88]/1000))" office:value-type="float" office:value="129.207" calcext:value-type="float">
            <text:p>129.207</text:p>
          </table:table-cell>
        </table:table-row>
        <table:table-row table:style-name="ro1">
          <table:table-cell/>
          <table:table-cell office:value-type="string" calcext:value-type="string">
            <text:p>TinspinQuadtree/KNN_10/1000000/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s</text:p>
          </table:table-cell>
          <table:table-cell office:value-type="float" office:value="68554" calcext:value-type="float">
            <text:p>68554</text:p>
          </table:table-cell>
          <table:table-cell office:value-type="float" office:value="10" calcext:value-type="float">
            <text:p>10</text:p>
          </table:table-cell>
          <table:table-cell office:value-type="float" office:value="100.441" calcext:value-type="float">
            <text:p>100.441</text:p>
          </table:table-cell>
          <table:table-cell office:value-type="string" calcext:value-type="string">
            <text:p>k/s</text:p>
          </table:table-cell>
          <table:table-cell office:value-type="float" office:value="1004.41" calcext:value-type="float">
            <text:p>1004.41</text:p>
          </table:table-cell>
          <table:table-cell office:value-type="string" calcext:value-type="string">
            <text:p>k/s</text:p>
          </table:table-cell>
          <table:table-cell/>
          <table:table-cell table:formula="of:=IF([.J89]=&quot;k/s&quot;; [.I89]; IF([.J89]=&quot;M/s&quot;; [.I89]*1000; [.I89]/1000))" office:value-type="float" office:value="100.441" calcext:value-type="float">
            <text:p>100.441</text:p>
          </table:table-cell>
        </table:table-row>
        <table:table-row table:style-name="ro1">
          <table:table-cell/>
          <table:table-cell office:value-type="string" calcext:value-type="string">
            <text:p>TinspinQuadtree/KNN_10/1000/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64556" calcext:value-type="float">
            <text:p>264556</text:p>
          </table:table-cell>
          <table:table-cell office:value-type="float" office:value="10" calcext:value-type="float">
            <text:p>10</text:p>
          </table:table-cell>
          <table:table-cell office:value-type="float" office:value="377.868" calcext:value-type="float">
            <text:p>377.868</text:p>
          </table:table-cell>
          <table:table-cell office:value-type="string" calcext:value-type="string">
            <text:p>k/s</text:p>
          </table:table-cell>
          <table:table-cell office:value-type="float" office:value="3.77868" calcext:value-type="float">
            <text:p>3.77868</text:p>
          </table:table-cell>
          <table:table-cell office:value-type="string" calcext:value-type="string">
            <text:p>M/s</text:p>
          </table:table-cell>
          <table:table-cell/>
          <table:table-cell table:formula="of:=IF([.J90]=&quot;k/s&quot;; [.I90]; IF([.J90]=&quot;M/s&quot;; [.I90]*1000; [.I90]/1000))" office:value-type="float" office:value="377.868" calcext:value-type="float">
            <text:p>377.868</text:p>
          </table:table-cell>
        </table:table-row>
        <table:table-row table:style-name="ro1">
          <table:table-cell/>
          <table:table-cell office:value-type="string" calcext:value-type="string">
            <text:p>TinspinQuadtree/KNN_10/10000/7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76225" calcext:value-type="float">
            <text:p>176225</text:p>
          </table:table-cell>
          <table:table-cell office:value-type="float" office:value="10" calcext:value-type="float">
            <text:p>10</text:p>
          </table:table-cell>
          <table:table-cell office:value-type="float" office:value="249.323" calcext:value-type="float">
            <text:p>249.323</text:p>
          </table:table-cell>
          <table:table-cell office:value-type="string" calcext:value-type="string">
            <text:p>k/s</text:p>
          </table:table-cell>
          <table:table-cell office:value-type="float" office:value="2.49323" calcext:value-type="float">
            <text:p>2.49323</text:p>
          </table:table-cell>
          <table:table-cell office:value-type="string" calcext:value-type="string">
            <text:p>M/s</text:p>
          </table:table-cell>
          <table:table-cell/>
          <table:table-cell table:formula="of:=IF([.J91]=&quot;k/s&quot;; [.I91]; IF([.J91]=&quot;M/s&quot;; [.I91]*1000; [.I91]/1000))" office:value-type="float" office:value="249.323" calcext:value-type="float">
            <text:p>249.323</text:p>
          </table:table-cell>
        </table:table-row>
        <table:table-row table:style-name="ro1">
          <table:table-cell/>
          <table:table-cell office:value-type="string" calcext:value-type="string">
            <text:p>TinspinQuadtree/KNN_10/100000/7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114111" calcext:value-type="float">
            <text:p>114111</text:p>
          </table:table-cell>
          <table:table-cell office:value-type="float" office:value="10" calcext:value-type="float">
            <text:p>10</text:p>
          </table:table-cell>
          <table:table-cell office:value-type="float" office:value="163.823" calcext:value-type="float">
            <text:p>163.823</text:p>
          </table:table-cell>
          <table:table-cell office:value-type="string" calcext:value-type="string">
            <text:p>k/s</text:p>
          </table:table-cell>
          <table:table-cell office:value-type="float" office:value="1.63823" calcext:value-type="float">
            <text:p>1.63823</text:p>
          </table:table-cell>
          <table:table-cell office:value-type="string" calcext:value-type="string">
            <text:p>M/s</text:p>
          </table:table-cell>
          <table:table-cell/>
          <table:table-cell table:formula="of:=IF([.J92]=&quot;k/s&quot;; [.I92]; IF([.J92]=&quot;M/s&quot;; [.I92]*1000; [.I92]/1000))" office:value-type="float" office:value="163.823" calcext:value-type="float">
            <text:p>163.823</text:p>
          </table:table-cell>
        </table:table-row>
        <table:table-row table:style-name="ro1">
          <table:table-cell/>
          <table:table-cell office:value-type="string" calcext:value-type="string">
            <text:p>TinspinQuadtree/KNN_10/1000000/7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<text:s/>ms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<text:s/>ms</text:p>
          </table:table-cell>
          <table:table-cell office:value-type="float" office:value="92981" calcext:value-type="float">
            <text:p>92981</text:p>
          </table:table-cell>
          <table:table-cell office:value-type="float" office:value="10" calcext:value-type="float">
            <text:p>10</text:p>
          </table:table-cell>
          <table:table-cell office:value-type="float" office:value="131.078" calcext:value-type="float">
            <text:p>131.078</text:p>
          </table:table-cell>
          <table:table-cell office:value-type="string" calcext:value-type="string">
            <text:p>k/s</text:p>
          </table:table-cell>
          <table:table-cell office:value-type="float" office:value="1.31078" calcext:value-type="float">
            <text:p>1.31078</text:p>
          </table:table-cell>
          <table:table-cell office:value-type="string" calcext:value-type="string">
            <text:p>M/s</text:p>
          </table:table-cell>
          <table:table-cell/>
          <table:table-cell table:formula="of:=IF([.J93]=&quot;k/s&quot;; [.I93]; IF([.J93]=&quot;M/s&quot;; [.I93]*1000; [.I93]/1000))" office:value-type="float" office:value="131.078" calcext:value-type="float">
            <text:p>131.078</text:p>
          </table:table-cell>
        </table:table-row>
        <table:table-row table:style-name="ro1">
          <table:table-cell/>
          <table:table-cell office:value-type="string" calcext:value-type="string">
            <text:p>BoostRT/KNN_1/1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1104406" calcext:value-type="float">
            <text:p>1104406</text:p>
          </table:table-cell>
          <table:table-cell office:value-type="float" office:value="1" calcext:value-type="float">
            <text:p>1</text:p>
          </table:table-cell>
          <table:table-cell office:value-type="float" office:value="1.57496" calcext:value-type="float">
            <text:p>1.57496</text:p>
          </table:table-cell>
          <table:table-cell office:value-type="string" calcext:value-type="string">
            <text:p>M/s</text:p>
          </table:table-cell>
          <table:table-cell office:value-type="float" office:value="1.57496" calcext:value-type="float">
            <text:p>1.57496</text:p>
          </table:table-cell>
          <table:table-cell office:value-type="string" calcext:value-type="string">
            <text:p>M/s</text:p>
          </table:table-cell>
          <table:table-cell/>
          <table:table-cell table:formula="of:=IF([.J94]=&quot;k/s&quot;; [.I94]; IF([.J94]=&quot;M/s&quot;; [.I94]*1000; [.I94]/1000))" office:value-type="float" office:value="1574.96" calcext:value-type="float">
            <text:p>1574.96</text:p>
          </table:table-cell>
        </table:table-row>
        <table:table-row table:style-name="ro1">
          <table:table-cell/>
          <table:table-cell office:value-type="string" calcext:value-type="string">
            <text:p>BoostRT/KNN_1/10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884781" calcext:value-type="float">
            <text:p>884781</text:p>
          </table:table-cell>
          <table:table-cell office:value-type="float" office:value="1" calcext:value-type="float">
            <text:p>1</text:p>
          </table:table-cell>
          <table:table-cell office:value-type="float" office:value="1.25886" calcext:value-type="float">
            <text:p>1.25886</text:p>
          </table:table-cell>
          <table:table-cell office:value-type="string" calcext:value-type="string">
            <text:p>M/s</text:p>
          </table:table-cell>
          <table:table-cell office:value-type="float" office:value="1.25886" calcext:value-type="float">
            <text:p>1.25886</text:p>
          </table:table-cell>
          <table:table-cell office:value-type="string" calcext:value-type="string">
            <text:p>M/s</text:p>
          </table:table-cell>
          <table:table-cell/>
          <table:table-cell table:formula="of:=IF([.J95]=&quot;k/s&quot;; [.I95]; IF([.J95]=&quot;M/s&quot;; [.I95]*1000; [.I95]/1000))" office:value-type="float" office:value="1258.86" calcext:value-type="float">
            <text:p>1258.86</text:p>
          </table:table-cell>
        </table:table-row>
        <table:table-row table:style-name="ro1">
          <table:table-cell/>
          <table:table-cell office:value-type="string" calcext:value-type="string">
            <text:p>BoostRT/KNN_1/100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712442" calcext:value-type="float">
            <text:p>712442</text:p>
          </table:table-cell>
          <table:table-cell office:value-type="float" office:value="1" calcext:value-type="float">
            <text:p>1</text:p>
          </table:table-cell>
          <table:table-cell office:value-type="float" office:value="1014.23" calcext:value-type="float">
            <text:p>1014.23</text:p>
          </table:table-cell>
          <table:table-cell office:value-type="string" calcext:value-type="string">
            <text:p>k/s</text:p>
          </table:table-cell>
          <table:table-cell office:value-type="float" office:value="1014.23" calcext:value-type="float">
            <text:p>1014.23</text:p>
          </table:table-cell>
          <table:table-cell office:value-type="string" calcext:value-type="string">
            <text:p>k/s</text:p>
          </table:table-cell>
          <table:table-cell/>
          <table:table-cell table:formula="of:=IF([.J96]=&quot;k/s&quot;; [.I96]; IF([.J96]=&quot;M/s&quot;; [.I96]*1000; [.I96]/1000))" office:value-type="float" office:value="1014.23" calcext:value-type="float">
            <text:p>1014.23</text:p>
          </table:table-cell>
        </table:table-row>
        <table:table-row table:style-name="ro1">
          <table:table-cell/>
          <table:table-cell office:value-type="string" calcext:value-type="string">
            <text:p>BoostRT/KNN_1/1000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497451" calcext:value-type="float">
            <text:p>497451</text:p>
          </table:table-cell>
          <table:table-cell office:value-type="float" office:value="1" calcext:value-type="float">
            <text:p>1</text:p>
          </table:table-cell>
          <table:table-cell office:value-type="float" office:value="710.382" calcext:value-type="float">
            <text:p>710.382</text:p>
          </table:table-cell>
          <table:table-cell office:value-type="string" calcext:value-type="string">
            <text:p>k/s</text:p>
          </table:table-cell>
          <table:table-cell office:value-type="float" office:value="710.382" calcext:value-type="float">
            <text:p>710.382</text:p>
          </table:table-cell>
          <table:table-cell office:value-type="string" calcext:value-type="string">
            <text:p>k/s</text:p>
          </table:table-cell>
          <table:table-cell/>
          <table:table-cell table:formula="of:=IF([.J97]=&quot;k/s&quot;; [.I97]; IF([.J97]=&quot;M/s&quot;; [.I97]*1000; [.I97]/1000))" office:value-type="float" office:value="710.382" calcext:value-type="float">
            <text:p>710.382</text:p>
          </table:table-cell>
        </table:table-row>
        <table:table-row table:style-name="ro1">
          <table:table-cell/>
          <table:table-cell office:value-type="string" calcext:value-type="string">
            <text:p>BoostRT/KNN_1/1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1028852" calcext:value-type="float">
            <text:p>1028852</text:p>
          </table:table-cell>
          <table:table-cell office:value-type="float" office:value="1" calcext:value-type="float">
            <text:p>1</text:p>
          </table:table-cell>
          <table:table-cell office:value-type="float" office:value="1.46396" calcext:value-type="float">
            <text:p>1.46396</text:p>
          </table:table-cell>
          <table:table-cell office:value-type="string" calcext:value-type="string">
            <text:p>M/s</text:p>
          </table:table-cell>
          <table:table-cell office:value-type="float" office:value="1.46396" calcext:value-type="float">
            <text:p>1.46396</text:p>
          </table:table-cell>
          <table:table-cell office:value-type="string" calcext:value-type="string">
            <text:p>M/s</text:p>
          </table:table-cell>
          <table:table-cell/>
          <table:table-cell table:formula="of:=IF([.J98]=&quot;k/s&quot;; [.I98]; IF([.J98]=&quot;M/s&quot;; [.I98]*1000; [.I98]/1000))" office:value-type="float" office:value="1463.96" calcext:value-type="float">
            <text:p>1463.96</text:p>
          </table:table-cell>
        </table:table-row>
        <table:table-row table:style-name="ro1">
          <table:table-cell/>
          <table:table-cell office:value-type="string" calcext:value-type="string">
            <text:p>BoostRT/KNN_1/10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792368" calcext:value-type="float">
            <text:p>792368</text:p>
          </table:table-cell>
          <table:table-cell office:value-type="float" office:value="1" calcext:value-type="float">
            <text:p>1</text:p>
          </table:table-cell>
          <table:table-cell office:value-type="float" office:value="1.1262" calcext:value-type="float">
            <text:p>1.1262</text:p>
          </table:table-cell>
          <table:table-cell office:value-type="string" calcext:value-type="string">
            <text:p>M/s</text:p>
          </table:table-cell>
          <table:table-cell office:value-type="float" office:value="1.1262" calcext:value-type="float">
            <text:p>1.1262</text:p>
          </table:table-cell>
          <table:table-cell office:value-type="string" calcext:value-type="string">
            <text:p>M/s</text:p>
          </table:table-cell>
          <table:table-cell/>
          <table:table-cell table:formula="of:=IF([.J99]=&quot;k/s&quot;; [.I99]; IF([.J99]=&quot;M/s&quot;; [.I99]*1000; [.I99]/1000))" office:value-type="float" office:value="1126.2" calcext:value-type="float">
            <text:p>1126.2</text:p>
          </table:table-cell>
        </table:table-row>
        <table:table-row table:style-name="ro1">
          <table:table-cell/>
          <table:table-cell office:value-type="string" calcext:value-type="string">
            <text:p>BoostRT/KNN_1/10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468783" calcext:value-type="float">
            <text:p>468783</text:p>
          </table:table-cell>
          <table:table-cell office:value-type="float" office:value="1" calcext:value-type="float">
            <text:p>1</text:p>
          </table:table-cell>
          <table:table-cell office:value-type="float" office:value="664.637" calcext:value-type="float">
            <text:p>664.637</text:p>
          </table:table-cell>
          <table:table-cell office:value-type="string" calcext:value-type="string">
            <text:p>k/s</text:p>
          </table:table-cell>
          <table:table-cell office:value-type="float" office:value="664.637" calcext:value-type="float">
            <text:p>664.637</text:p>
          </table:table-cell>
          <table:table-cell office:value-type="string" calcext:value-type="string">
            <text:p>k/s</text:p>
          </table:table-cell>
          <table:table-cell/>
          <table:table-cell table:formula="of:=IF([.J100]=&quot;k/s&quot;; [.I100]; IF([.J100]=&quot;M/s&quot;; [.I100]*1000; [.I100]/1000))" office:value-type="float" office:value="664.637" calcext:value-type="float">
            <text:p>664.637</text:p>
          </table:table-cell>
        </table:table-row>
        <table:table-row table:style-name="ro1">
          <table:table-cell/>
          <table:table-cell office:value-type="string" calcext:value-type="string">
            <text:p>BoostRT/KNN_1/1000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487738" calcext:value-type="float">
            <text:p>487738</text:p>
          </table:table-cell>
          <table:table-cell office:value-type="float" office:value="1" calcext:value-type="float">
            <text:p>1</text:p>
          </table:table-cell>
          <table:table-cell office:value-type="float" office:value="695.317" calcext:value-type="float">
            <text:p>695.317</text:p>
          </table:table-cell>
          <table:table-cell office:value-type="string" calcext:value-type="string">
            <text:p>k/s</text:p>
          </table:table-cell>
          <table:table-cell office:value-type="float" office:value="695.317" calcext:value-type="float">
            <text:p>695.317</text:p>
          </table:table-cell>
          <table:table-cell office:value-type="string" calcext:value-type="string">
            <text:p>k/s</text:p>
          </table:table-cell>
          <table:table-cell/>
          <table:table-cell table:formula="of:=IF([.J101]=&quot;k/s&quot;; [.I101]; IF([.J101]=&quot;M/s&quot;; [.I101]*1000; [.I101]/1000))" office:value-type="float" office:value="695.317" calcext:value-type="float">
            <text:p>695.317</text:p>
          </table:table-cell>
        </table:table-row>
        <table:table-row table:style-name="ro1">
          <table:table-cell/>
          <table:table-cell office:value-type="string" calcext:value-type="string">
            <text:p>BoostRT/KNN_10/1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477309" calcext:value-type="float">
            <text:p>477309</text:p>
          </table:table-cell>
          <table:table-cell office:value-type="float" office:value="10" calcext:value-type="float">
            <text:p>10</text:p>
          </table:table-cell>
          <table:table-cell office:value-type="float" office:value="682.227" calcext:value-type="float">
            <text:p>682.227</text:p>
          </table:table-cell>
          <table:table-cell office:value-type="string" calcext:value-type="string">
            <text:p>k/s</text:p>
          </table:table-cell>
          <table:table-cell office:value-type="float" office:value="6.82227" calcext:value-type="float">
            <text:p>6.82227</text:p>
          </table:table-cell>
          <table:table-cell office:value-type="string" calcext:value-type="string">
            <text:p>M/s</text:p>
          </table:table-cell>
          <table:table-cell/>
          <table:table-cell table:formula="of:=IF([.J102]=&quot;k/s&quot;; [.I102]; IF([.J102]=&quot;M/s&quot;; [.I102]*1000; [.I102]/1000))" office:value-type="float" office:value="682.227" calcext:value-type="float">
            <text:p>682.227</text:p>
          </table:table-cell>
        </table:table-row>
        <table:table-row table:style-name="ro1">
          <table:table-cell/>
          <table:table-cell office:value-type="string" calcext:value-type="string">
            <text:p>BoostRT/KNN_10/10000/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67580" calcext:value-type="float">
            <text:p>367580</text:p>
          </table:table-cell>
          <table:table-cell office:value-type="float" office:value="10" calcext:value-type="float">
            <text:p>10</text:p>
          </table:table-cell>
          <table:table-cell office:value-type="float" office:value="524.1" calcext:value-type="float">
            <text:p>524.1</text:p>
          </table:table-cell>
          <table:table-cell office:value-type="string" calcext:value-type="string">
            <text:p>k/s</text:p>
          </table:table-cell>
          <table:table-cell office:value-type="float" office:value="5.241" calcext:value-type="float">
            <text:p>5.241</text:p>
          </table:table-cell>
          <table:table-cell office:value-type="string" calcext:value-type="string">
            <text:p>M/s</text:p>
          </table:table-cell>
          <table:table-cell/>
          <table:table-cell table:formula="of:=IF([.J103]=&quot;k/s&quot;; [.I103]; IF([.J103]=&quot;M/s&quot;; [.I103]*1000; [.I103]/1000))" office:value-type="float" office:value="524.1" calcext:value-type="float">
            <text:p>524.1</text:p>
          </table:table-cell>
        </table:table-row>
        <table:table-row table:style-name="ro1">
          <table:table-cell/>
          <table:table-cell office:value-type="string" calcext:value-type="string">
            <text:p>BoostRT/KNN_10/100000/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30045" calcext:value-type="float">
            <text:p>330045</text:p>
          </table:table-cell>
          <table:table-cell office:value-type="float" office:value="10" calcext:value-type="float">
            <text:p>10</text:p>
          </table:table-cell>
          <table:table-cell office:value-type="float" office:value="470.883" calcext:value-type="float">
            <text:p>470.883</text:p>
          </table:table-cell>
          <table:table-cell office:value-type="string" calcext:value-type="string">
            <text:p>k/s</text:p>
          </table:table-cell>
          <table:table-cell office:value-type="float" office:value="4.70883" calcext:value-type="float">
            <text:p>4.70883</text:p>
          </table:table-cell>
          <table:table-cell office:value-type="string" calcext:value-type="string">
            <text:p>M/s</text:p>
          </table:table-cell>
          <table:table-cell/>
          <table:table-cell table:formula="of:=IF([.J104]=&quot;k/s&quot;; [.I104]; IF([.J104]=&quot;M/s&quot;; [.I104]*1000; [.I104]/1000))" office:value-type="float" office:value="470.883" calcext:value-type="float">
            <text:p>470.883</text:p>
          </table:table-cell>
        </table:table-row>
        <table:table-row table:style-name="ro1">
          <table:table-cell/>
          <table:table-cell office:value-type="string" calcext:value-type="string">
            <text:p>BoostRT/KNN_10/1000000/4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53465" calcext:value-type="float">
            <text:p>253465</text:p>
          </table:table-cell>
          <table:table-cell office:value-type="float" office:value="10" calcext:value-type="float">
            <text:p>10</text:p>
          </table:table-cell>
          <table:table-cell office:value-type="float" office:value="368.65" calcext:value-type="float">
            <text:p>368.65</text:p>
          </table:table-cell>
          <table:table-cell office:value-type="string" calcext:value-type="string">
            <text:p>k/s</text:p>
          </table:table-cell>
          <table:table-cell office:value-type="float" office:value="3.6865" calcext:value-type="float">
            <text:p>3.6865</text:p>
          </table:table-cell>
          <table:table-cell office:value-type="string" calcext:value-type="string">
            <text:p>M/s</text:p>
          </table:table-cell>
          <table:table-cell/>
          <table:table-cell table:formula="of:=IF([.J105]=&quot;k/s&quot;; [.I105]; IF([.J105]=&quot;M/s&quot;; [.I105]*1000; [.I105]/1000))" office:value-type="float" office:value="368.65" calcext:value-type="float">
            <text:p>368.65</text:p>
          </table:table-cell>
        </table:table-row>
        <table:table-row table:style-name="ro1">
          <table:table-cell/>
          <table:table-cell office:value-type="string" calcext:value-type="string">
            <text:p>BoostRT/KNN_10/1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15054" calcext:value-type="float">
            <text:p>515054</text:p>
          </table:table-cell>
          <table:table-cell office:value-type="float" office:value="10" calcext:value-type="float">
            <text:p>10</text:p>
          </table:table-cell>
          <table:table-cell office:value-type="float" office:value="735.404" calcext:value-type="float">
            <text:p>735.404</text:p>
          </table:table-cell>
          <table:table-cell office:value-type="string" calcext:value-type="string">
            <text:p>k/s</text:p>
          </table:table-cell>
          <table:table-cell office:value-type="float" office:value="7.35404" calcext:value-type="float">
            <text:p>7.35404</text:p>
          </table:table-cell>
          <table:table-cell office:value-type="string" calcext:value-type="string">
            <text:p>M/s</text:p>
          </table:table-cell>
          <table:table-cell/>
          <table:table-cell table:formula="of:=IF([.J106]=&quot;k/s&quot;; [.I106]; IF([.J106]=&quot;M/s&quot;; [.I106]*1000; [.I106]/1000))" office:value-type="float" office:value="735.404" calcext:value-type="float">
            <text:p>735.404</text:p>
          </table:table-cell>
        </table:table-row>
        <table:table-row table:style-name="ro1">
          <table:table-cell/>
          <table:table-cell office:value-type="string" calcext:value-type="string">
            <text:p>BoostRT/KNN_10/1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427896" calcext:value-type="float">
            <text:p>427896</text:p>
          </table:table-cell>
          <table:table-cell office:value-type="float" office:value="10" calcext:value-type="float">
            <text:p>10</text:p>
          </table:table-cell>
          <table:table-cell office:value-type="float" office:value="612.818" calcext:value-type="float">
            <text:p>612.818</text:p>
          </table:table-cell>
          <table:table-cell office:value-type="string" calcext:value-type="string">
            <text:p>k/s</text:p>
          </table:table-cell>
          <table:table-cell office:value-type="float" office:value="6.12818" calcext:value-type="float">
            <text:p>6.12818</text:p>
          </table:table-cell>
          <table:table-cell office:value-type="string" calcext:value-type="string">
            <text:p>M/s</text:p>
          </table:table-cell>
          <table:table-cell/>
          <table:table-cell table:formula="of:=IF([.J107]=&quot;k/s&quot;; [.I107]; IF([.J107]=&quot;M/s&quot;; [.I107]*1000; [.I107]/1000))" office:value-type="float" office:value="612.818" calcext:value-type="float">
            <text:p>612.818</text:p>
          </table:table-cell>
        </table:table-row>
        <table:table-row table:style-name="ro1">
          <table:table-cell/>
          <table:table-cell office:value-type="string" calcext:value-type="string">
            <text:p>BoostRT/KNN_10/10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24926" calcext:value-type="float">
            <text:p>324926</text:p>
          </table:table-cell>
          <table:table-cell office:value-type="float" office:value="10" calcext:value-type="float">
            <text:p>10</text:p>
          </table:table-cell>
          <table:table-cell office:value-type="float" office:value="460.529" calcext:value-type="float">
            <text:p>460.529</text:p>
          </table:table-cell>
          <table:table-cell office:value-type="string" calcext:value-type="string">
            <text:p>k/s</text:p>
          </table:table-cell>
          <table:table-cell office:value-type="float" office:value="4.60529" calcext:value-type="float">
            <text:p>4.60529</text:p>
          </table:table-cell>
          <table:table-cell office:value-type="string" calcext:value-type="string">
            <text:p>M/s</text:p>
          </table:table-cell>
          <table:table-cell/>
          <table:table-cell table:formula="of:=IF([.J108]=&quot;k/s&quot;; [.I108]; IF([.J108]=&quot;M/s&quot;; [.I108]*1000; [.I108]/1000))" office:value-type="float" office:value="460.529" calcext:value-type="float">
            <text:p>460.529</text:p>
          </table:table-cell>
        </table:table-row>
        <table:table-row table:style-name="ro1">
          <table:table-cell/>
          <table:table-cell office:value-type="string" calcext:value-type="string">
            <text:p>BoostRT/KNN_10/100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25542" calcext:value-type="float">
            <text:p>325542</text:p>
          </table:table-cell>
          <table:table-cell office:value-type="float" office:value="10" calcext:value-type="float">
            <text:p>10</text:p>
          </table:table-cell>
          <table:table-cell office:value-type="float" office:value="465.901" calcext:value-type="float">
            <text:p>465.901</text:p>
          </table:table-cell>
          <table:table-cell office:value-type="string" calcext:value-type="string">
            <text:p>k/s</text:p>
          </table:table-cell>
          <table:table-cell office:value-type="float" office:value="4.65901" calcext:value-type="float">
            <text:p>4.65901</text:p>
          </table:table-cell>
          <table:table-cell office:value-type="string" calcext:value-type="string">
            <text:p>M/s</text:p>
          </table:table-cell>
          <table:table-cell/>
          <table:table-cell table:formula="of:=IF([.J109]=&quot;k/s&quot;; [.I109]; IF([.J109]=&quot;M/s&quot;; [.I109]*1000; [.I109]/1000))" office:value-type="float" office:value="465.901" calcext:value-type="float">
            <text:p>465.901</text:p>
          </table:table-cell>
        </table:table-row>
        <table:table-row table:style-name="ro1">
          <table:table-cell/>
          <table:table-cell office:value-type="string" calcext:value-type="string">
            <text:p>FlannKDS/KNN_1/100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1474194" calcext:value-type="float">
            <text:p>1474194</text:p>
          </table:table-cell>
          <table:table-cell office:value-type="float" office:value="1" calcext:value-type="float">
            <text:p>1</text:p>
          </table:table-cell>
          <table:table-cell office:value-type="float" office:value="2.10476" calcext:value-type="float">
            <text:p>2.10476</text:p>
          </table:table-cell>
          <table:table-cell office:value-type="string" calcext:value-type="string">
            <text:p>M/s</text:p>
          </table:table-cell>
          <table:table-cell office:value-type="float" office:value="2.10476" calcext:value-type="float">
            <text:p>2.10476</text:p>
          </table:table-cell>
          <table:table-cell office:value-type="string" calcext:value-type="string">
            <text:p>M/s</text:p>
          </table:table-cell>
          <table:table-cell/>
          <table:table-cell table:formula="of:=IF([.J110]=&quot;k/s&quot;; [.I110]; IF([.J110]=&quot;M/s&quot;; [.I110]*1000; [.I110]/1000))" office:value-type="float" office:value="2104.76" calcext:value-type="float">
            <text:p>2104.76</text:p>
          </table:table-cell>
        </table:table-row>
        <table:table-row table:style-name="ro1">
          <table:table-cell/>
          <table:table-cell office:value-type="string" calcext:value-type="string">
            <text:p>FlannKDS/KNN_1/10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1289419" calcext:value-type="float">
            <text:p>1289419</text:p>
          </table:table-cell>
          <table:table-cell office:value-type="float" office:value="1" calcext:value-type="float">
            <text:p>1</text:p>
          </table:table-cell>
          <table:table-cell office:value-type="float" office:value="1.85868" calcext:value-type="float">
            <text:p>1.85868</text:p>
          </table:table-cell>
          <table:table-cell office:value-type="string" calcext:value-type="string">
            <text:p>M/s</text:p>
          </table:table-cell>
          <table:table-cell office:value-type="float" office:value="1.85868" calcext:value-type="float">
            <text:p>1.85868</text:p>
          </table:table-cell>
          <table:table-cell office:value-type="string" calcext:value-type="string">
            <text:p>M/s</text:p>
          </table:table-cell>
          <table:table-cell/>
          <table:table-cell table:formula="of:=IF([.J111]=&quot;k/s&quot;; [.I111]; IF([.J111]=&quot;M/s&quot;; [.I111]*1000; [.I111]/1000))" office:value-type="float" office:value="1858.68" calcext:value-type="float">
            <text:p>1858.68</text:p>
          </table:table-cell>
        </table:table-row>
        <table:table-row table:style-name="ro1">
          <table:table-cell/>
          <table:table-cell office:value-type="string" calcext:value-type="string">
            <text:p>FlannKDS/KNN_1/100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1179902" calcext:value-type="float">
            <text:p>1179902</text:p>
          </table:table-cell>
          <table:table-cell office:value-type="float" office:value="1" calcext:value-type="float">
            <text:p>1</text:p>
          </table:table-cell>
          <table:table-cell office:value-type="float" office:value="1.77535" calcext:value-type="float">
            <text:p>1.77535</text:p>
          </table:table-cell>
          <table:table-cell office:value-type="string" calcext:value-type="string">
            <text:p>M/s</text:p>
          </table:table-cell>
          <table:table-cell office:value-type="float" office:value="1.77535" calcext:value-type="float">
            <text:p>1.77535</text:p>
          </table:table-cell>
          <table:table-cell office:value-type="string" calcext:value-type="string">
            <text:p>M/s</text:p>
          </table:table-cell>
          <table:table-cell/>
          <table:table-cell table:formula="of:=IF([.J112]=&quot;k/s&quot;; [.I112]; IF([.J112]=&quot;M/s&quot;; [.I112]*1000; [.I112]/1000))" office:value-type="float" office:value="1775.35" calcext:value-type="float">
            <text:p>1775.35</text:p>
          </table:table-cell>
        </table:table-row>
        <table:table-row table:style-name="ro1">
          <table:table-cell/>
          <table:table-cell office:value-type="string" calcext:value-type="string">
            <text:p>FlannKDS/KNN_1/1000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1123583" calcext:value-type="float">
            <text:p>1123583</text:p>
          </table:table-cell>
          <table:table-cell office:value-type="float" office:value="1" calcext:value-type="float">
            <text:p>1</text:p>
          </table:table-cell>
          <table:table-cell office:value-type="float" office:value="1.58873" calcext:value-type="float">
            <text:p>1.58873</text:p>
          </table:table-cell>
          <table:table-cell office:value-type="string" calcext:value-type="string">
            <text:p>M/s</text:p>
          </table:table-cell>
          <table:table-cell office:value-type="float" office:value="1.58873" calcext:value-type="float">
            <text:p>1.58873</text:p>
          </table:table-cell>
          <table:table-cell office:value-type="string" calcext:value-type="string">
            <text:p>M/s</text:p>
          </table:table-cell>
          <table:table-cell/>
          <table:table-cell table:formula="of:=IF([.J113]=&quot;k/s&quot;; [.I113]; IF([.J113]=&quot;M/s&quot;; [.I113]*1000; [.I113]/1000))" office:value-type="float" office:value="1588.73" calcext:value-type="float">
            <text:p>1588.73</text:p>
          </table:table-cell>
        </table:table-row>
        <table:table-row table:style-name="ro1">
          <table:table-cell/>
          <table:table-cell office:value-type="string" calcext:value-type="string">
            <text:p>FlannKDS/KNN_1/1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609281" calcext:value-type="float">
            <text:p>609281</text:p>
          </table:table-cell>
          <table:table-cell office:value-type="float" office:value="1" calcext:value-type="float">
            <text:p>1</text:p>
          </table:table-cell>
          <table:table-cell office:value-type="float" office:value="874.498" calcext:value-type="float">
            <text:p>874.498</text:p>
          </table:table-cell>
          <table:table-cell office:value-type="string" calcext:value-type="string">
            <text:p>k/s</text:p>
          </table:table-cell>
          <table:table-cell office:value-type="float" office:value="874.498" calcext:value-type="float">
            <text:p>874.498</text:p>
          </table:table-cell>
          <table:table-cell office:value-type="string" calcext:value-type="string">
            <text:p>k/s</text:p>
          </table:table-cell>
          <table:table-cell/>
          <table:table-cell table:formula="of:=IF([.J114]=&quot;k/s&quot;; [.I114]; IF([.J114]=&quot;M/s&quot;; [.I114]*1000; [.I114]/1000))" office:value-type="float" office:value="874.498" calcext:value-type="float">
            <text:p>874.498</text:p>
          </table:table-cell>
        </table:table-row>
        <table:table-row table:style-name="ro1">
          <table:table-cell/>
          <table:table-cell office:value-type="string" calcext:value-type="string">
            <text:p>FlannKDS/KNN_1/10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11918" calcext:value-type="float">
            <text:p>511918</text:p>
          </table:table-cell>
          <table:table-cell office:value-type="float" office:value="1" calcext:value-type="float">
            <text:p>1</text:p>
          </table:table-cell>
          <table:table-cell office:value-type="float" office:value="730.884" calcext:value-type="float">
            <text:p>730.884</text:p>
          </table:table-cell>
          <table:table-cell office:value-type="string" calcext:value-type="string">
            <text:p>k/s</text:p>
          </table:table-cell>
          <table:table-cell office:value-type="float" office:value="730.884" calcext:value-type="float">
            <text:p>730.884</text:p>
          </table:table-cell>
          <table:table-cell office:value-type="string" calcext:value-type="string">
            <text:p>k/s</text:p>
          </table:table-cell>
          <table:table-cell/>
          <table:table-cell table:formula="of:=IF([.J115]=&quot;k/s&quot;; [.I115]; IF([.J115]=&quot;M/s&quot;; [.I115]*1000; [.I115]/1000))" office:value-type="float" office:value="730.884" calcext:value-type="float">
            <text:p>730.884</text:p>
          </table:table-cell>
        </table:table-row>
        <table:table-row table:style-name="ro1">
          <table:table-cell/>
          <table:table-cell office:value-type="string" calcext:value-type="string">
            <text:p>FlannKDS/KNN_1/10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31379" calcext:value-type="float">
            <text:p>331379</text:p>
          </table:table-cell>
          <table:table-cell office:value-type="float" office:value="1" calcext:value-type="float">
            <text:p>1</text:p>
          </table:table-cell>
          <table:table-cell office:value-type="float" office:value="473.132" calcext:value-type="float">
            <text:p>473.132</text:p>
          </table:table-cell>
          <table:table-cell office:value-type="string" calcext:value-type="string">
            <text:p>k/s</text:p>
          </table:table-cell>
          <table:table-cell office:value-type="float" office:value="473.132" calcext:value-type="float">
            <text:p>473.132</text:p>
          </table:table-cell>
          <table:table-cell office:value-type="string" calcext:value-type="string">
            <text:p>k/s</text:p>
          </table:table-cell>
          <table:table-cell/>
          <table:table-cell table:formula="of:=IF([.J116]=&quot;k/s&quot;; [.I116]; IF([.J116]=&quot;M/s&quot;; [.I116]*1000; [.I116]/1000))" office:value-type="float" office:value="473.132" calcext:value-type="float">
            <text:p>473.132</text:p>
          </table:table-cell>
        </table:table-row>
        <table:table-row table:style-name="ro1">
          <table:table-cell/>
          <table:table-cell office:value-type="string" calcext:value-type="string">
            <text:p>FlannKDS/KNN_1/1000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470620" calcext:value-type="float">
            <text:p>470620</text:p>
          </table:table-cell>
          <table:table-cell office:value-type="float" office:value="1" calcext:value-type="float">
            <text:p>1</text:p>
          </table:table-cell>
          <table:table-cell office:value-type="float" office:value="674.288" calcext:value-type="float">
            <text:p>674.288</text:p>
          </table:table-cell>
          <table:table-cell office:value-type="string" calcext:value-type="string">
            <text:p>k/s</text:p>
          </table:table-cell>
          <table:table-cell office:value-type="float" office:value="674.288" calcext:value-type="float">
            <text:p>674.288</text:p>
          </table:table-cell>
          <table:table-cell office:value-type="string" calcext:value-type="string">
            <text:p>k/s</text:p>
          </table:table-cell>
          <table:table-cell/>
          <table:table-cell table:formula="of:=IF([.J117]=&quot;k/s&quot;; [.I117]; IF([.J117]=&quot;M/s&quot;; [.I117]*1000; [.I117]/1000))" office:value-type="float" office:value="674.288" calcext:value-type="float">
            <text:p>674.288</text:p>
          </table:table-cell>
        </table:table-row>
        <table:table-row table:style-name="ro1">
          <table:table-cell/>
          <table:table-cell office:value-type="string" calcext:value-type="string">
            <text:p>FlannKDS/KNN_10/1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804749" calcext:value-type="float">
            <text:p>804749</text:p>
          </table:table-cell>
          <table:table-cell office:value-type="float" office:value="10" calcext:value-type="float">
            <text:p>10</text:p>
          </table:table-cell>
          <table:table-cell office:value-type="float" office:value="1.13757" calcext:value-type="float">
            <text:p>1.13757</text:p>
          </table:table-cell>
          <table:table-cell office:value-type="string" calcext:value-type="string">
            <text:p>M/s</text:p>
          </table:table-cell>
          <table:table-cell office:value-type="float" office:value="11.3757" calcext:value-type="float">
            <text:p>11.3757</text:p>
          </table:table-cell>
          <table:table-cell office:value-type="string" calcext:value-type="string">
            <text:p>M/s</text:p>
          </table:table-cell>
          <table:table-cell/>
          <table:table-cell table:formula="of:=IF([.J118]=&quot;k/s&quot;; [.I118]; IF([.J118]=&quot;M/s&quot;; [.I118]*1000; [.I118]/1000))" office:value-type="float" office:value="1137.57" calcext:value-type="float">
            <text:p>1137.57</text:p>
          </table:table-cell>
        </table:table-row>
        <table:table-row table:style-name="ro1">
          <table:table-cell/>
          <table:table-cell office:value-type="string" calcext:value-type="string">
            <text:p>FlannKDS/KNN_10/10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627749" calcext:value-type="float">
            <text:p>627749</text:p>
          </table:table-cell>
          <table:table-cell office:value-type="float" office:value="10" calcext:value-type="float">
            <text:p>10</text:p>
          </table:table-cell>
          <table:table-cell office:value-type="float" office:value="894.887" calcext:value-type="float">
            <text:p>894.887</text:p>
          </table:table-cell>
          <table:table-cell office:value-type="string" calcext:value-type="string">
            <text:p>k/s</text:p>
          </table:table-cell>
          <table:table-cell office:value-type="float" office:value="8.94887" calcext:value-type="float">
            <text:p>8.94887</text:p>
          </table:table-cell>
          <table:table-cell office:value-type="string" calcext:value-type="string">
            <text:p>M/s</text:p>
          </table:table-cell>
          <table:table-cell/>
          <table:table-cell table:formula="of:=IF([.J119]=&quot;k/s&quot;; [.I119]; IF([.J119]=&quot;M/s&quot;; [.I119]*1000; [.I119]/1000))" office:value-type="float" office:value="894.887" calcext:value-type="float">
            <text:p>894.887</text:p>
          </table:table-cell>
        </table:table-row>
        <table:table-row table:style-name="ro1">
          <table:table-cell/>
          <table:table-cell office:value-type="string" calcext:value-type="string">
            <text:p>FlannKDS/KNN_10/100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93193" calcext:value-type="float">
            <text:p>593193</text:p>
          </table:table-cell>
          <table:table-cell office:value-type="float" office:value="10" calcext:value-type="float">
            <text:p>10</text:p>
          </table:table-cell>
          <table:table-cell office:value-type="float" office:value="847.028" calcext:value-type="float">
            <text:p>847.028</text:p>
          </table:table-cell>
          <table:table-cell office:value-type="string" calcext:value-type="string">
            <text:p>k/s</text:p>
          </table:table-cell>
          <table:table-cell office:value-type="float" office:value="8.47028" calcext:value-type="float">
            <text:p>8.47028</text:p>
          </table:table-cell>
          <table:table-cell office:value-type="string" calcext:value-type="string">
            <text:p>M/s</text:p>
          </table:table-cell>
          <table:table-cell/>
          <table:table-cell table:formula="of:=IF([.J120]=&quot;k/s&quot;; [.I120]; IF([.J120]=&quot;M/s&quot;; [.I120]*1000; [.I120]/1000))" office:value-type="float" office:value="847.028" calcext:value-type="float">
            <text:p>847.028</text:p>
          </table:table-cell>
        </table:table-row>
        <table:table-row table:style-name="ro1">
          <table:table-cell/>
          <table:table-cell office:value-type="string" calcext:value-type="string">
            <text:p>FlannKDS/KNN_10/1000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71459" calcext:value-type="float">
            <text:p>571459</text:p>
          </table:table-cell>
          <table:table-cell office:value-type="float" office:value="10" calcext:value-type="float">
            <text:p>10</text:p>
          </table:table-cell>
          <table:table-cell office:value-type="float" office:value="816.097" calcext:value-type="float">
            <text:p>816.097</text:p>
          </table:table-cell>
          <table:table-cell office:value-type="string" calcext:value-type="string">
            <text:p>k/s</text:p>
          </table:table-cell>
          <table:table-cell office:value-type="float" office:value="8.16097" calcext:value-type="float">
            <text:p>8.16097</text:p>
          </table:table-cell>
          <table:table-cell office:value-type="string" calcext:value-type="string">
            <text:p>M/s</text:p>
          </table:table-cell>
          <table:table-cell/>
          <table:table-cell table:formula="of:=IF([.J121]=&quot;k/s&quot;; [.I121]; IF([.J121]=&quot;M/s&quot;; [.I121]*1000; [.I121]/1000))" office:value-type="float" office:value="816.097" calcext:value-type="float">
            <text:p>816.097</text:p>
          </table:table-cell>
        </table:table-row>
        <table:table-row table:style-name="ro1">
          <table:table-cell/>
          <table:table-cell office:value-type="string" calcext:value-type="string">
            <text:p>FlannKDS/KNN_10/1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97465" calcext:value-type="float">
            <text:p>397465</text:p>
          </table:table-cell>
          <table:table-cell office:value-type="float" office:value="10" calcext:value-type="float">
            <text:p>10</text:p>
          </table:table-cell>
          <table:table-cell office:value-type="float" office:value="571.112" calcext:value-type="float">
            <text:p>571.112</text:p>
          </table:table-cell>
          <table:table-cell office:value-type="string" calcext:value-type="string">
            <text:p>k/s</text:p>
          </table:table-cell>
          <table:table-cell office:value-type="float" office:value="5.71112" calcext:value-type="float">
            <text:p>5.71112</text:p>
          </table:table-cell>
          <table:table-cell office:value-type="string" calcext:value-type="string">
            <text:p>M/s</text:p>
          </table:table-cell>
          <table:table-cell/>
          <table:table-cell table:formula="of:=IF([.J122]=&quot;k/s&quot;; [.I122]; IF([.J122]=&quot;M/s&quot;; [.I122]*1000; [.I122]/1000))" office:value-type="float" office:value="571.112" calcext:value-type="float">
            <text:p>571.112</text:p>
          </table:table-cell>
        </table:table-row>
        <table:table-row table:style-name="ro1">
          <table:table-cell/>
          <table:table-cell office:value-type="string" calcext:value-type="string">
            <text:p>FlannKDS/KNN_10/1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90003" calcext:value-type="float">
            <text:p>390003</text:p>
          </table:table-cell>
          <table:table-cell office:value-type="float" office:value="10" calcext:value-type="float">
            <text:p>10</text:p>
          </table:table-cell>
          <table:table-cell office:value-type="float" office:value="555.444" calcext:value-type="float">
            <text:p>555.444</text:p>
          </table:table-cell>
          <table:table-cell office:value-type="string" calcext:value-type="string">
            <text:p>k/s</text:p>
          </table:table-cell>
          <table:table-cell office:value-type="float" office:value="5.55444" calcext:value-type="float">
            <text:p>5.55444</text:p>
          </table:table-cell>
          <table:table-cell office:value-type="string" calcext:value-type="string">
            <text:p>M/s</text:p>
          </table:table-cell>
          <table:table-cell/>
          <table:table-cell table:formula="of:=IF([.J123]=&quot;k/s&quot;; [.I123]; IF([.J123]=&quot;M/s&quot;; [.I123]*1000; [.I123]/1000))" office:value-type="float" office:value="555.444" calcext:value-type="float">
            <text:p>555.444</text:p>
          </table:table-cell>
        </table:table-row>
        <table:table-row table:style-name="ro1">
          <table:table-cell/>
          <table:table-cell office:value-type="string" calcext:value-type="string">
            <text:p>FlannKDS/KNN_10/100000/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50474" calcext:value-type="float">
            <text:p>250474</text:p>
          </table:table-cell>
          <table:table-cell office:value-type="float" office:value="10" calcext:value-type="float">
            <text:p>10</text:p>
          </table:table-cell>
          <table:table-cell office:value-type="float" office:value="357.038" calcext:value-type="float">
            <text:p>357.038</text:p>
          </table:table-cell>
          <table:table-cell office:value-type="string" calcext:value-type="string">
            <text:p>k/s</text:p>
          </table:table-cell>
          <table:table-cell office:value-type="float" office:value="3.57038" calcext:value-type="float">
            <text:p>3.57038</text:p>
          </table:table-cell>
          <table:table-cell office:value-type="string" calcext:value-type="string">
            <text:p>M/s</text:p>
          </table:table-cell>
          <table:table-cell/>
          <table:table-cell table:formula="of:=IF([.J124]=&quot;k/s&quot;; [.I124]; IF([.J124]=&quot;M/s&quot;; [.I124]*1000; [.I124]/1000))" office:value-type="float" office:value="357.038" calcext:value-type="float">
            <text:p>357.038</text:p>
          </table:table-cell>
        </table:table-row>
        <table:table-row table:style-name="ro1">
          <table:table-cell/>
          <table:table-cell office:value-type="string" calcext:value-type="string">
            <text:p>FlannKDS/KNN_10/100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65515" calcext:value-type="float">
            <text:p>365515</text:p>
          </table:table-cell>
          <table:table-cell office:value-type="float" office:value="10" calcext:value-type="float">
            <text:p>10</text:p>
          </table:table-cell>
          <table:table-cell office:value-type="float" office:value="520.915" calcext:value-type="float">
            <text:p>520.915</text:p>
          </table:table-cell>
          <table:table-cell office:value-type="string" calcext:value-type="string">
            <text:p>k/s</text:p>
          </table:table-cell>
          <table:table-cell office:value-type="float" office:value="5.20915" calcext:value-type="float">
            <text:p>5.20915</text:p>
          </table:table-cell>
          <table:table-cell office:value-type="string" calcext:value-type="string">
            <text:p>M/s</text:p>
          </table:table-cell>
          <table:table-cell/>
          <table:table-cell table:formula="of:=IF([.J125]=&quot;k/s&quot;; [.I125]; IF([.J125]=&quot;M/s&quot;; [.I125]*1000; [.I125]/1000))" office:value-type="float" office:value="520.915" calcext:value-type="float">
            <text:p>520.915</text:p>
          </table:table-cell>
        </table:table-row>
        <table:table-row table:style-name="ro1" table:number-rows-repeated="104845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knn_mm_d - D10" table:style-name="ta1">
        <table:shapes>
          <draw:frame draw:z-index="0" draw:style-name="gr1" draw:text-style-name="P1" svg:width="6.2972in" svg:height="3.4343in" svg:x="1.4031in" svg:y="0.5425in">
            <draw:object draw:notify-on-update-of-ranges="'knn_mm_d - D10'.A30:'knn_mm_d - D10'.A33 'knn_mm_d - D10'.B30:'knn_mm_d - D10'.B30 'knn_mm_d - D10'.N30:'knn_mm_d - D10'.N33 'knn_mm_d - D10'.A30:'knn_mm_d - D10'.A33 'knn_mm_d - D10'.B46:'knn_mm_d - D10'.B46 'knn_mm_d - D10'.N46:'knn_mm_d - D10'.N49 'knn_mm_d - D10'.A30:'knn_mm_d - D10'.A33 'knn_mm_d - D10'.B62:'knn_mm_d - D10'.B62 'knn_mm_d - D10'.N62:'knn_mm_d - D10'.N65 'knn_mm_d - D10'.A30:'knn_mm_d - D10'.A33 'knn_mm_d - D10'.B78:'knn_mm_d - D10'.B78 'knn_mm_d - D10'.N78:'knn_mm_d - D10'.N81 'knn_mm_d - D10'.A30:'knn_mm_d - D10'.A33 'knn_mm_d - D10'.B94:'knn_mm_d - D10'.B94 'knn_mm_d - D10'.N94:'knn_mm_d - D10'.N97 'knn_mm_d - D10'.A30:'knn_mm_d - D10'.A33 'knn_mm_d - D10'.B110:'knn_mm_d - D10'.B110 'knn_mm_d - D10'.N110:'knn_mm_d - D10'.N11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6.2988in" svg:height="3.5429in" svg:x="8.1311in" svg:y="0.4681in">
            <draw:object draw:notify-on-update-of-ranges="'knn_mm_d - D10'.A30:'knn_mm_d - D10'.A33 'knn_mm_d - D10'.B30:'knn_mm_d - D10'.B30 'knn_mm_d - D10'.N34:'knn_mm_d - D10'.N37 'knn_mm_d - D10'.A30:'knn_mm_d - D10'.A33 'knn_mm_d - D10'.B46:'knn_mm_d - D10'.B46 'knn_mm_d - D10'.N50:'knn_mm_d - D10'.N53 'knn_mm_d - D10'.A30:'knn_mm_d - D10'.A33 'knn_mm_d - D10'.B62:'knn_mm_d - D10'.B62 'knn_mm_d - D10'.N66:'knn_mm_d - D10'.N69 'knn_mm_d - D10'.A30:'knn_mm_d - D10'.A33 'knn_mm_d - D10'.B78:'knn_mm_d - D10'.B78 'knn_mm_d - D10'.N82:'knn_mm_d - D10'.N85 'knn_mm_d - D10'.A30:'knn_mm_d - D10'.A33 'knn_mm_d - D10'.B94:'knn_mm_d - D10'.B94 'knn_mm_d - D10'.N98:'knn_mm_d - D10'.N101 'knn_mm_d - D10'.A30:'knn_mm_d - D10'.A33 'knn_mm_d - D10'.B110:'knn_mm_d - D10'.B110 'knn_mm_d - D10'.N114:'knn_mm_d - D10'.N11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column table:style-name="co1" table:default-cell-style-name="ce1"/>
        <table:table-row table:style-name="ro1" table:number-rows-repeated="26">
          <table:table-cell table:number-columns-repeated="14"/>
        </table:table-row>
        <table:table-row table:style-name="ro1">
          <table:table-cell/>
          <table:table-cell office:value-type="string" calcext:value-type="string">
            <text:p>------------------------------------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-----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<text:s text:c="6"/>T</text:p>
          </table:table-cell>
          <table:table-cell office:value-type="string" calcext:value-type="string">
            <text:p>ime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<text:s text:c="3"/>Iterations</text:p>
          </table:table-cell>
          <table:table-cell office:value-type="string" calcext:value-type="string">
            <text:p><text:s/>avg_result_count</text:p>
          </table:table-cell>
          <table:table-cell office:value-type="string" calcext:value-type="string">
            <text:p><text:s/>query_r</text:p>
          </table:table-cell>
          <table:table-cell office:value-type="string" calcext:value-type="string">
            <text:p>ate</text:p>
          </table:table-cell>
          <table:table-cell office:value-type="string" calcext:value-type="string">
            <text:p><text:s/>result_r</text:p>
          </table:table-cell>
          <table:table-cell office:value-type="string" calcext:value-type="string">
            <text:p>ate</text:p>
          </table:table-cell>
          <table:table-cell/>
          <table:table-cell office:value-type="string" calcext:value-type="string">
            <text:p>normalized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---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-----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</text:p>
          </table:table-cell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to k/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PhTreeMM/KNN_1/1000/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<text:s/>ms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<text:s/>ms</text:p>
          </table:table-cell>
          <table:table-cell office:value-type="float" office:value="21741" calcext:value-type="float">
            <text:p>21741</text:p>
          </table:table-cell>
          <table:table-cell office:value-type="float" office:value="1" calcext:value-type="float">
            <text:p>1</text:p>
          </table:table-cell>
          <table:table-cell office:value-type="float" office:value="31.394" calcext:value-type="float">
            <text:p>31.394</text:p>
          </table:table-cell>
          <table:table-cell office:value-type="string" calcext:value-type="string">
            <text:p>k/s</text:p>
          </table:table-cell>
          <table:table-cell office:value-type="float" office:value="31.394" calcext:value-type="float">
            <text:p>31.394</text:p>
          </table:table-cell>
          <table:table-cell office:value-type="string" calcext:value-type="string">
            <text:p>k/s</text:p>
          </table:table-cell>
          <table:table-cell/>
          <table:table-cell table:formula="of:=IF([.J30]=&quot;k/s&quot;; [.I30]; IF([.J30]=&quot;M/s&quot;; [.I30]*1000; [.I30]/1000))" office:value-type="float" office:value="31.394" calcext:value-type="float">
            <text:p>31.39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PhTreeMM/KNN_1/10000/4</text:p>
          </table:table-cell>
          <table:table-cell office:value-type="float" office:value="0.343" calcext:value-type="float">
            <text:p>0.343</text:p>
          </table:table-cell>
          <table:table-cell office:value-type="string" calcext:value-type="string">
            <text:p><text:s/>ms</text:p>
          </table:table-cell>
          <table:table-cell office:value-type="float" office:value="0.343" calcext:value-type="float">
            <text:p>0.343</text:p>
          </table:table-cell>
          <table:table-cell office:value-type="string" calcext:value-type="string">
            <text:p><text:s/>ms</text:p>
          </table:table-cell>
          <table:table-cell office:value-type="float" office:value="2035" calcext:value-type="float">
            <text:p>2035</text:p>
          </table:table-cell>
          <table:table-cell office:value-type="float" office:value="1" calcext:value-type="float">
            <text:p>1</text:p>
          </table:table-cell>
          <table:table-cell office:value-type="float" office:value="2.91557" calcext:value-type="float">
            <text:p>2.91557</text:p>
          </table:table-cell>
          <table:table-cell office:value-type="string" calcext:value-type="string">
            <text:p>k/s</text:p>
          </table:table-cell>
          <table:table-cell office:value-type="float" office:value="2.91557" calcext:value-type="float">
            <text:p>2.91557</text:p>
          </table:table-cell>
          <table:table-cell office:value-type="string" calcext:value-type="string">
            <text:p>k/s</text:p>
          </table:table-cell>
          <table:table-cell/>
          <table:table-cell table:formula="of:=IF([.J31]=&quot;k/s&quot;; [.I31]; IF([.J31]=&quot;M/s&quot;; [.I31]*1000; [.I31]/1000))" office:value-type="float" office:value="2.91557" calcext:value-type="float">
            <text:p>2.9155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PhTreeMM/KNN_1/100000/4</text:p>
          </table:table-cell>
          <table:table-cell office:value-type="float" office:value="5.85" calcext:value-type="float">
            <text:p>5.85</text:p>
          </table:table-cell>
          <table:table-cell office:value-type="string" calcext:value-type="string">
            <text:p><text:s/>ms</text:p>
          </table:table-cell>
          <table:table-cell office:value-type="float" office:value="5.85" calcext:value-type="float">
            <text:p>5.85</text:p>
          </table:table-cell>
          <table:table-cell office:value-type="string" calcext:value-type="string">
            <text:p><text:s/>ms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70.88" calcext:value-type="float">
            <text:p>170.88</text:p>
          </table:table-cell>
          <table:table-cell office:value-type="string" calcext:value-type="string">
            <text:p>2/s</text:p>
          </table:table-cell>
          <table:table-cell office:value-type="float" office:value="170.88" calcext:value-type="float">
            <text:p>170.88</text:p>
          </table:table-cell>
          <table:table-cell office:value-type="string" calcext:value-type="string">
            <text:p>2/s</text:p>
          </table:table-cell>
          <table:table-cell/>
          <table:table-cell table:formula="of:=IF([.J32]=&quot;k/s&quot;; [.I32]; IF([.J32]=&quot;M/s&quot;; [.I32]*1000; [.I32]/1000))" office:value-type="float" office:value="0.17088" calcext:value-type="float">
            <text:p>0.1708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PhTreeMM/KNN_1/1000000/4</text:p>
          </table:table-cell>
          <table:table-cell office:value-type="float" office:value="58.6" calcext:value-type="float">
            <text:p>58.6</text:p>
          </table:table-cell>
          <table:table-cell office:value-type="string" calcext:value-type="string">
            <text:p><text:s/>ms</text:p>
          </table:table-cell>
          <table:table-cell office:value-type="float" office:value="58.6" calcext:value-type="float">
            <text:p>58.6</text:p>
          </table:table-cell>
          <table:table-cell office:value-type="string" calcext:value-type="string">
            <text:p><text:s/>m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7.052" calcext:value-type="float">
            <text:p>17.052</text:p>
          </table:table-cell>
          <table:table-cell office:value-type="string" calcext:value-type="string">
            <text:p>5/s</text:p>
          </table:table-cell>
          <table:table-cell office:value-type="float" office:value="17.052" calcext:value-type="float">
            <text:p>17.052</text:p>
          </table:table-cell>
          <table:table-cell office:value-type="string" calcext:value-type="string">
            <text:p>5/s</text:p>
          </table:table-cell>
          <table:table-cell/>
          <table:table-cell table:formula="of:=IF([.J33]=&quot;k/s&quot;; [.I33]; IF([.J33]=&quot;M/s&quot;; [.I33]*1000; [.I33]/1000))" office:value-type="float" office:value="0.017052" calcext:value-type="float">
            <text:p>0.017052</text:p>
          </table:table-cell>
        </table:table-row>
        <table:table-row table:style-name="ro1">
          <table:table-cell/>
          <table:table-cell office:value-type="string" calcext:value-type="string">
            <text:p>PhTreeMM/KNN_1/1000/7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134786" calcext:value-type="float">
            <text:p>134786</text:p>
          </table:table-cell>
          <table:table-cell office:value-type="float" office:value="1" calcext:value-type="float">
            <text:p>1</text:p>
          </table:table-cell>
          <table:table-cell office:value-type="float" office:value="193.256" calcext:value-type="float">
            <text:p>193.256</text:p>
          </table:table-cell>
          <table:table-cell office:value-type="string" calcext:value-type="string">
            <text:p>k/s</text:p>
          </table:table-cell>
          <table:table-cell office:value-type="float" office:value="193.256" calcext:value-type="float">
            <text:p>193.256</text:p>
          </table:table-cell>
          <table:table-cell office:value-type="string" calcext:value-type="string">
            <text:p>k/s</text:p>
          </table:table-cell>
          <table:table-cell/>
          <table:table-cell table:formula="of:=IF([.J34]=&quot;k/s&quot;; [.I34]; IF([.J34]=&quot;M/s&quot;; [.I34]*1000; [.I34]/1000))" office:value-type="float" office:value="193.256" calcext:value-type="float">
            <text:p>193.256</text:p>
          </table:table-cell>
        </table:table-row>
        <table:table-row table:style-name="ro1">
          <table:table-cell/>
          <table:table-cell office:value-type="string" calcext:value-type="string">
            <text:p>PhTreeMM/KNN_1/10000/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s</text:p>
          </table:table-cell>
          <table:table-cell office:value-type="float" office:value="68616" calcext:value-type="float">
            <text:p>68616</text:p>
          </table:table-cell>
          <table:table-cell office:value-type="float" office:value="1" calcext:value-type="float">
            <text:p>1</text:p>
          </table:table-cell>
          <table:table-cell office:value-type="float" office:value="98.6733" calcext:value-type="float">
            <text:p>98.6733</text:p>
          </table:table-cell>
          <table:table-cell office:value-type="string" calcext:value-type="string">
            <text:p>k/s</text:p>
          </table:table-cell>
          <table:table-cell office:value-type="float" office:value="98.6733" calcext:value-type="float">
            <text:p>98.6733</text:p>
          </table:table-cell>
          <table:table-cell office:value-type="string" calcext:value-type="string">
            <text:p>k/s</text:p>
          </table:table-cell>
          <table:table-cell/>
          <table:table-cell table:formula="of:=IF([.J35]=&quot;k/s&quot;; [.I35]; IF([.J35]=&quot;M/s&quot;; [.I35]*1000; [.I35]/1000))" office:value-type="float" office:value="98.6733" calcext:value-type="float">
            <text:p>98.6733</text:p>
          </table:table-cell>
        </table:table-row>
        <table:table-row table:style-name="ro1">
          <table:table-cell/>
          <table:table-cell office:value-type="string" calcext:value-type="string">
            <text:p>PhTreeMM/KNN_1/100000/7</text:p>
          </table:table-cell>
          <table:table-cell office:value-type="float" office:value="0.057" calcext:value-type="float">
            <text:p>0.057</text:p>
          </table:table-cell>
          <table:table-cell office:value-type="string" calcext:value-type="string">
            <text:p><text:s/>ms</text:p>
          </table:table-cell>
          <table:table-cell office:value-type="float" office:value="0.057" calcext:value-type="float">
            <text:p>0.057</text:p>
          </table:table-cell>
          <table:table-cell office:value-type="string" calcext:value-type="string">
            <text:p><text:s/>ms</text:p>
          </table:table-cell>
          <table:table-cell office:value-type="float" office:value="12249" calcext:value-type="float">
            <text:p>12249</text:p>
          </table:table-cell>
          <table:table-cell office:value-type="float" office:value="1" calcext:value-type="float">
            <text:p>1</text:p>
          </table:table-cell>
          <table:table-cell office:value-type="float" office:value="17.6658" calcext:value-type="float">
            <text:p>17.6658</text:p>
          </table:table-cell>
          <table:table-cell office:value-type="string" calcext:value-type="string">
            <text:p>k/s</text:p>
          </table:table-cell>
          <table:table-cell office:value-type="float" office:value="17.6658" calcext:value-type="float">
            <text:p>17.6658</text:p>
          </table:table-cell>
          <table:table-cell office:value-type="string" calcext:value-type="string">
            <text:p>k/s</text:p>
          </table:table-cell>
          <table:table-cell/>
          <table:table-cell table:formula="of:=IF([.J36]=&quot;k/s&quot;; [.I36]; IF([.J36]=&quot;M/s&quot;; [.I36]*1000; [.I36]/1000))" office:value-type="float" office:value="17.6658" calcext:value-type="float">
            <text:p>17.6658</text:p>
          </table:table-cell>
        </table:table-row>
        <table:table-row table:style-name="ro1">
          <table:table-cell/>
          <table:table-cell office:value-type="string" calcext:value-type="string">
            <text:p>PhTreeMM/KNN_1/1000000/7</text:p>
          </table:table-cell>
          <table:table-cell office:value-type="float" office:value="0.545" calcext:value-type="float">
            <text:p>0.545</text:p>
          </table:table-cell>
          <table:table-cell office:value-type="string" calcext:value-type="string">
            <text:p><text:s/>ms</text:p>
          </table:table-cell>
          <table:table-cell office:value-type="float" office:value="0.545" calcext:value-type="float">
            <text:p>0.545</text:p>
          </table:table-cell>
          <table:table-cell office:value-type="string" calcext:value-type="string">
            <text:p><text:s/>ms</text:p>
          </table:table-cell>
          <table:table-cell office:value-type="float" office:value="1274" calcext:value-type="float">
            <text:p>1274</text:p>
          </table:table-cell>
          <table:table-cell office:value-type="float" office:value="1" calcext:value-type="float">
            <text:p>1</text:p>
          </table:table-cell>
          <table:table-cell office:value-type="float" office:value="1.83354" calcext:value-type="float">
            <text:p>1.83354</text:p>
          </table:table-cell>
          <table:table-cell office:value-type="string" calcext:value-type="string">
            <text:p>k/s</text:p>
          </table:table-cell>
          <table:table-cell office:value-type="float" office:value="1.83354" calcext:value-type="float">
            <text:p>1.83354</text:p>
          </table:table-cell>
          <table:table-cell office:value-type="string" calcext:value-type="string">
            <text:p>k/s</text:p>
          </table:table-cell>
          <table:table-cell/>
          <table:table-cell table:formula="of:=IF([.J37]=&quot;k/s&quot;; [.I37]; IF([.J37]=&quot;M/s&quot;; [.I37]*1000; [.I37]/1000))" office:value-type="float" office:value="1.83354" calcext:value-type="float">
            <text:p>1.83354</text:p>
          </table:table-cell>
        </table:table-row>
        <table:table-row table:style-name="ro1">
          <table:table-cell/>
          <table:table-cell office:value-type="string" calcext:value-type="string">
            <text:p>PhTreeMM/KNN_10/1000/4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<text:s/>ms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<text:s/>ms</text:p>
          </table:table-cell>
          <table:table-cell office:value-type="float" office:value="20214" calcext:value-type="float">
            <text:p>20214</text:p>
          </table:table-cell>
          <table:table-cell office:value-type="float" office:value="10" calcext:value-type="float">
            <text:p>10</text:p>
          </table:table-cell>
          <table:table-cell office:value-type="float" office:value="29.0109" calcext:value-type="float">
            <text:p>29.0109</text:p>
          </table:table-cell>
          <table:table-cell office:value-type="string" calcext:value-type="string">
            <text:p>k/s</text:p>
          </table:table-cell>
          <table:table-cell office:value-type="float" office:value="290.109" calcext:value-type="float">
            <text:p>290.109</text:p>
          </table:table-cell>
          <table:table-cell office:value-type="string" calcext:value-type="string">
            <text:p>k/s</text:p>
          </table:table-cell>
          <table:table-cell/>
          <table:table-cell table:formula="of:=IF([.J38]=&quot;k/s&quot;; [.I38]; IF([.J38]=&quot;M/s&quot;; [.I38]*1000; [.I38]/1000))" office:value-type="float" office:value="29.0109" calcext:value-type="float">
            <text:p>29.0109</text:p>
          </table:table-cell>
        </table:table-row>
        <table:table-row table:style-name="ro1">
          <table:table-cell/>
          <table:table-cell office:value-type="string" calcext:value-type="string">
            <text:p>PhTreeMM/KNN_10/10000/4</text:p>
          </table:table-cell>
          <table:table-cell office:value-type="float" office:value="0.358" calcext:value-type="float">
            <text:p>0.358</text:p>
          </table:table-cell>
          <table:table-cell office:value-type="string" calcext:value-type="string">
            <text:p><text:s/>ms</text:p>
          </table:table-cell>
          <table:table-cell office:value-type="float" office:value="0.358" calcext:value-type="float">
            <text:p>0.358</text:p>
          </table:table-cell>
          <table:table-cell office:value-type="string" calcext:value-type="string">
            <text:p><text:s/>ms</text:p>
          </table:table-cell>
          <table:table-cell office:value-type="float" office:value="1954" calcext:value-type="float">
            <text:p>1954</text:p>
          </table:table-cell>
          <table:table-cell office:value-type="float" office:value="10" calcext:value-type="float">
            <text:p>10</text:p>
          </table:table-cell>
          <table:table-cell office:value-type="float" office:value="2.79418" calcext:value-type="float">
            <text:p>2.79418</text:p>
          </table:table-cell>
          <table:table-cell office:value-type="string" calcext:value-type="string">
            <text:p>k/s</text:p>
          </table:table-cell>
          <table:table-cell office:value-type="float" office:value="27.9418" calcext:value-type="float">
            <text:p>27.9418</text:p>
          </table:table-cell>
          <table:table-cell office:value-type="string" calcext:value-type="string">
            <text:p>k/s</text:p>
          </table:table-cell>
          <table:table-cell/>
          <table:table-cell table:formula="of:=IF([.J39]=&quot;k/s&quot;; [.I39]; IF([.J39]=&quot;M/s&quot;; [.I39]*1000; [.I39]/1000))" office:value-type="float" office:value="2.79418" calcext:value-type="float">
            <text:p>2.79418</text:p>
          </table:table-cell>
        </table:table-row>
        <table:table-row table:style-name="ro1">
          <table:table-cell/>
          <table:table-cell office:value-type="string" calcext:value-type="string">
            <text:p>PhTreeMM/KNN_10/100000/4</text:p>
          </table:table-cell>
          <table:table-cell office:value-type="float" office:value="6.11" calcext:value-type="float">
            <text:p>6.11</text:p>
          </table:table-cell>
          <table:table-cell office:value-type="string" calcext:value-type="string">
            <text:p><text:s/>ms</text:p>
          </table:table-cell>
          <table:table-cell office:value-type="float" office:value="6.11" calcext:value-type="float">
            <text:p>6.11</text:p>
          </table:table-cell>
          <table:table-cell office:value-type="string" calcext:value-type="string">
            <text:p><text:s/>ms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office:value-type="float" office:value="163.74" calcext:value-type="float">
            <text:p>163.74</text:p>
          </table:table-cell>
          <table:table-cell office:value-type="string" calcext:value-type="string">
            <text:p>8/s</text:p>
          </table:table-cell>
          <table:table-cell office:value-type="float" office:value="1.63748" calcext:value-type="float">
            <text:p>1.63748</text:p>
          </table:table-cell>
          <table:table-cell office:value-type="string" calcext:value-type="string">
            <text:p>k/s</text:p>
          </table:table-cell>
          <table:table-cell/>
          <table:table-cell table:formula="of:=IF([.J40]=&quot;k/s&quot;; [.I40]; IF([.J40]=&quot;M/s&quot;; [.I40]*1000; [.I40]/1000))" office:value-type="float" office:value="0.16374" calcext:value-type="float">
            <text:p>0.16374</text:p>
          </table:table-cell>
        </table:table-row>
        <table:table-row table:style-name="ro1">
          <table:table-cell/>
          <table:table-cell office:value-type="string" calcext:value-type="string">
            <text:p>PhTreeMM/KNN_10/1000000/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m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m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.863" calcext:value-type="float">
            <text:p>15.863</text:p>
          </table:table-cell>
          <table:table-cell office:value-type="string" calcext:value-type="string">
            <text:p>3/s</text:p>
          </table:table-cell>
          <table:table-cell office:value-type="float" office:value="158.63" calcext:value-type="float">
            <text:p>158.63</text:p>
          </table:table-cell>
          <table:table-cell office:value-type="string" calcext:value-type="string">
            <text:p>3/s</text:p>
          </table:table-cell>
          <table:table-cell/>
          <table:table-cell table:formula="of:=IF([.J41]=&quot;k/s&quot;; [.I41]; IF([.J41]=&quot;M/s&quot;; [.I41]*1000; [.I41]/1000))" office:value-type="float" office:value="0.015863" calcext:value-type="float">
            <text:p>0.015863</text:p>
          </table:table-cell>
        </table:table-row>
        <table:table-row table:style-name="ro1">
          <table:table-cell/>
          <table:table-cell office:value-type="string" calcext:value-type="string">
            <text:p>PhTreeMM/KNN_10/1000/7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122695" calcext:value-type="float">
            <text:p>122695</text:p>
          </table:table-cell>
          <table:table-cell office:value-type="float" office:value="10" calcext:value-type="float">
            <text:p>10</text:p>
          </table:table-cell>
          <table:table-cell office:value-type="float" office:value="176.334" calcext:value-type="float">
            <text:p>176.334</text:p>
          </table:table-cell>
          <table:table-cell office:value-type="string" calcext:value-type="string">
            <text:p>k/s</text:p>
          </table:table-cell>
          <table:table-cell office:value-type="float" office:value="1.76334" calcext:value-type="float">
            <text:p>1.76334</text:p>
          </table:table-cell>
          <table:table-cell office:value-type="string" calcext:value-type="string">
            <text:p>M/s</text:p>
          </table:table-cell>
          <table:table-cell/>
          <table:table-cell table:formula="of:=IF([.J42]=&quot;k/s&quot;; [.I42]; IF([.J42]=&quot;M/s&quot;; [.I42]*1000; [.I42]/1000))" office:value-type="float" office:value="176.334" calcext:value-type="float">
            <text:p>176.334</text:p>
          </table:table-cell>
        </table:table-row>
        <table:table-row table:style-name="ro1">
          <table:table-cell/>
          <table:table-cell office:value-type="string" calcext:value-type="string">
            <text:p>PhTreeMM/KNN_10/10000/7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<text:s/>ms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<text:s/>ms</text:p>
          </table:table-cell>
          <table:table-cell office:value-type="float" office:value="66131" calcext:value-type="float">
            <text:p>66131</text:p>
          </table:table-cell>
          <table:table-cell office:value-type="float" office:value="10" calcext:value-type="float">
            <text:p>10</text:p>
          </table:table-cell>
          <table:table-cell office:value-type="float" office:value="93.3202" calcext:value-type="float">
            <text:p>93.3202</text:p>
          </table:table-cell>
          <table:table-cell office:value-type="string" calcext:value-type="string">
            <text:p>k/s</text:p>
          </table:table-cell>
          <table:table-cell office:value-type="float" office:value="933.202" calcext:value-type="float">
            <text:p>933.202</text:p>
          </table:table-cell>
          <table:table-cell office:value-type="string" calcext:value-type="string">
            <text:p>k/s</text:p>
          </table:table-cell>
          <table:table-cell/>
          <table:table-cell table:formula="of:=IF([.J43]=&quot;k/s&quot;; [.I43]; IF([.J43]=&quot;M/s&quot;; [.I43]*1000; [.I43]/1000))" office:value-type="float" office:value="93.3202" calcext:value-type="float">
            <text:p>93.3202</text:p>
          </table:table-cell>
        </table:table-row>
        <table:table-row table:style-name="ro1">
          <table:table-cell/>
          <table:table-cell office:value-type="string" calcext:value-type="string">
            <text:p>PhTreeMM/KNN_10/100000/7</text:p>
          </table:table-cell>
          <table:table-cell office:value-type="float" office:value="0.057" calcext:value-type="float">
            <text:p>0.057</text:p>
          </table:table-cell>
          <table:table-cell office:value-type="string" calcext:value-type="string">
            <text:p><text:s/>ms</text:p>
          </table:table-cell>
          <table:table-cell office:value-type="float" office:value="0.057" calcext:value-type="float">
            <text:p>0.057</text:p>
          </table:table-cell>
          <table:table-cell office:value-type="string" calcext:value-type="string">
            <text:p><text:s/>ms</text:p>
          </table:table-cell>
          <table:table-cell office:value-type="float" office:value="12097" calcext:value-type="float">
            <text:p>12097</text:p>
          </table:table-cell>
          <table:table-cell office:value-type="float" office:value="10" calcext:value-type="float">
            <text:p>10</text:p>
          </table:table-cell>
          <table:table-cell office:value-type="float" office:value="17.459" calcext:value-type="float">
            <text:p>17.459</text:p>
          </table:table-cell>
          <table:table-cell office:value-type="string" calcext:value-type="string">
            <text:p>k/s</text:p>
          </table:table-cell>
          <table:table-cell office:value-type="float" office:value="174.59" calcext:value-type="float">
            <text:p>174.59</text:p>
          </table:table-cell>
          <table:table-cell office:value-type="string" calcext:value-type="string">
            <text:p>k/s</text:p>
          </table:table-cell>
          <table:table-cell/>
          <table:table-cell table:formula="of:=IF([.J44]=&quot;k/s&quot;; [.I44]; IF([.J44]=&quot;M/s&quot;; [.I44]*1000; [.I44]/1000))" office:value-type="float" office:value="17.459" calcext:value-type="float">
            <text:p>17.459</text:p>
          </table:table-cell>
        </table:table-row>
        <table:table-row table:style-name="ro1">
          <table:table-cell/>
          <table:table-cell office:value-type="string" calcext:value-type="string">
            <text:p>PhTreeMM/KNN_10/1000000/7</text:p>
          </table:table-cell>
          <table:table-cell office:value-type="float" office:value="0.543" calcext:value-type="float">
            <text:p>0.543</text:p>
          </table:table-cell>
          <table:table-cell office:value-type="string" calcext:value-type="string">
            <text:p><text:s/>ms</text:p>
          </table:table-cell>
          <table:table-cell office:value-type="float" office:value="0.543" calcext:value-type="float">
            <text:p>0.543</text:p>
          </table:table-cell>
          <table:table-cell office:value-type="string" calcext:value-type="string">
            <text:p><text:s/>ms</text:p>
          </table:table-cell>
          <table:table-cell office:value-type="float" office:value="1259" calcext:value-type="float">
            <text:p>1259</text:p>
          </table:table-cell>
          <table:table-cell office:value-type="float" office:value="10" calcext:value-type="float">
            <text:p>10</text:p>
          </table:table-cell>
          <table:table-cell office:value-type="float" office:value="1.84152" calcext:value-type="float">
            <text:p>1.84152</text:p>
          </table:table-cell>
          <table:table-cell office:value-type="string" calcext:value-type="string">
            <text:p>k/s</text:p>
          </table:table-cell>
          <table:table-cell office:value-type="float" office:value="18.4152" calcext:value-type="float">
            <text:p>18.4152</text:p>
          </table:table-cell>
          <table:table-cell office:value-type="string" calcext:value-type="string">
            <text:p>k/s</text:p>
          </table:table-cell>
          <table:table-cell/>
          <table:table-cell table:formula="of:=IF([.J45]=&quot;k/s&quot;; [.I45]; IF([.J45]=&quot;M/s&quot;; [.I45]*1000; [.I45]/1000))" office:value-type="float" office:value="1.84152" calcext:value-type="float">
            <text:p>1.84152</text:p>
          </table:table-cell>
        </table:table-row>
        <table:table-row table:style-name="ro1">
          <table:table-cell/>
          <table:table-cell office:value-type="string" calcext:value-type="string">
            <text:p>PhTreeMM2/KNN_1/1000/4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<text:s/>ms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<text:s/>ms</text:p>
          </table:table-cell>
          <table:table-cell office:value-type="float" office:value="31227" calcext:value-type="float">
            <text:p>31227</text:p>
          </table:table-cell>
          <table:table-cell office:value-type="float" office:value="1" calcext:value-type="float">
            <text:p>1</text:p>
          </table:table-cell>
          <table:table-cell office:value-type="float" office:value="44.687" calcext:value-type="float">
            <text:p>44.687</text:p>
          </table:table-cell>
          <table:table-cell office:value-type="string" calcext:value-type="string">
            <text:p>k/s</text:p>
          </table:table-cell>
          <table:table-cell office:value-type="float" office:value="44.687" calcext:value-type="float">
            <text:p>44.687</text:p>
          </table:table-cell>
          <table:table-cell office:value-type="string" calcext:value-type="string">
            <text:p>k/s</text:p>
          </table:table-cell>
          <table:table-cell/>
          <table:table-cell table:formula="of:=IF([.J46]=&quot;k/s&quot;; [.I46]; IF([.J46]=&quot;M/s&quot;; [.I46]*1000; [.I46]/1000))" office:value-type="float" office:value="44.687" calcext:value-type="float">
            <text:p>44.687</text:p>
          </table:table-cell>
        </table:table-row>
        <table:table-row table:style-name="ro1">
          <table:table-cell/>
          <table:table-cell office:value-type="string" calcext:value-type="string">
            <text:p>PhTreeMM2/KNN_1/10000/4</text:p>
          </table:table-cell>
          <table:table-cell office:value-type="float" office:value="0.221" calcext:value-type="float">
            <text:p>0.221</text:p>
          </table:table-cell>
          <table:table-cell office:value-type="string" calcext:value-type="string">
            <text:p><text:s/>ms</text:p>
          </table:table-cell>
          <table:table-cell office:value-type="float" office:value="0.221" calcext:value-type="float">
            <text:p>0.221</text:p>
          </table:table-cell>
          <table:table-cell office:value-type="string" calcext:value-type="string">
            <text:p><text:s/>ms</text:p>
          </table:table-cell>
          <table:table-cell office:value-type="float" office:value="3164" calcext:value-type="float">
            <text:p>3164</text:p>
          </table:table-cell>
          <table:table-cell office:value-type="float" office:value="1" calcext:value-type="float">
            <text:p>1</text:p>
          </table:table-cell>
          <table:table-cell office:value-type="float" office:value="4.51753" calcext:value-type="float">
            <text:p>4.51753</text:p>
          </table:table-cell>
          <table:table-cell office:value-type="string" calcext:value-type="string">
            <text:p>k/s</text:p>
          </table:table-cell>
          <table:table-cell office:value-type="float" office:value="4.51753" calcext:value-type="float">
            <text:p>4.51753</text:p>
          </table:table-cell>
          <table:table-cell office:value-type="string" calcext:value-type="string">
            <text:p>k/s</text:p>
          </table:table-cell>
          <table:table-cell/>
          <table:table-cell table:formula="of:=IF([.J47]=&quot;k/s&quot;; [.I47]; IF([.J47]=&quot;M/s&quot;; [.I47]*1000; [.I47]/1000))" office:value-type="float" office:value="4.51753" calcext:value-type="float">
            <text:p>4.51753</text:p>
          </table:table-cell>
        </table:table-row>
        <table:table-row table:style-name="ro1">
          <table:table-cell/>
          <table:table-cell office:value-type="string" calcext:value-type="string">
            <text:p>PhTreeMM2/KNN_1/100000/4</text:p>
          </table:table-cell>
          <table:table-cell office:value-type="float" office:value="2.82" calcext:value-type="float">
            <text:p>2.82</text:p>
          </table:table-cell>
          <table:table-cell office:value-type="string" calcext:value-type="string">
            <text:p><text:s/>ms</text:p>
          </table:table-cell>
          <table:table-cell office:value-type="float" office:value="2.82" calcext:value-type="float">
            <text:p>2.82</text:p>
          </table:table-cell>
          <table:table-cell office:value-type="string" calcext:value-type="string">
            <text:p><text:s/>ms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354.6" calcext:value-type="float">
            <text:p>354.6</text:p>
          </table:table-cell>
          <table:table-cell office:value-type="string" calcext:value-type="string">
            <text:p>2/s</text:p>
          </table:table-cell>
          <table:table-cell office:value-type="float" office:value="354.6" calcext:value-type="float">
            <text:p>354.6</text:p>
          </table:table-cell>
          <table:table-cell office:value-type="string" calcext:value-type="string">
            <text:p>2/s</text:p>
          </table:table-cell>
          <table:table-cell/>
          <table:table-cell table:formula="of:=IF([.J48]=&quot;k/s&quot;; [.I48]; IF([.J48]=&quot;M/s&quot;; [.I48]*1000; [.I48]/1000))" office:value-type="float" office:value="0.3546" calcext:value-type="float">
            <text:p>0.3546</text:p>
          </table:table-cell>
        </table:table-row>
        <table:table-row table:style-name="ro1">
          <table:table-cell/>
          <table:table-cell office:value-type="string" calcext:value-type="string">
            <text:p>PhTreeMM2/KNN_1/1000000/4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<text:s/>ms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<text:s/>ms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9.86" calcext:value-type="float">
            <text:p>29.86</text:p>
          </table:table-cell>
          <table:table-cell office:value-type="string" calcext:value-type="string">
            <text:p>3/s</text:p>
          </table:table-cell>
          <table:table-cell office:value-type="float" office:value="29.86" calcext:value-type="float">
            <text:p>29.86</text:p>
          </table:table-cell>
          <table:table-cell office:value-type="string" calcext:value-type="string">
            <text:p>3/s</text:p>
          </table:table-cell>
          <table:table-cell/>
          <table:table-cell table:formula="of:=IF([.J49]=&quot;k/s&quot;; [.I49]; IF([.J49]=&quot;M/s&quot;; [.I49]*1000; [.I49]/1000))" office:value-type="float" office:value="0.02986" calcext:value-type="float">
            <text:p>0.02986</text:p>
          </table:table-cell>
        </table:table-row>
        <table:table-row table:style-name="ro1">
          <table:table-cell/>
          <table:table-cell office:value-type="string" calcext:value-type="string">
            <text:p>PhTreeMM2/KNN_1/1000/7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<text:s/>ms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<text:s/>ms</text:p>
          </table:table-cell>
          <table:table-cell office:value-type="float" office:value="37850" calcext:value-type="float">
            <text:p>37850</text:p>
          </table:table-cell>
          <table:table-cell office:value-type="float" office:value="1" calcext:value-type="float">
            <text:p>1</text:p>
          </table:table-cell>
          <table:table-cell office:value-type="float" office:value="52.0766" calcext:value-type="float">
            <text:p>52.0766</text:p>
          </table:table-cell>
          <table:table-cell office:value-type="string" calcext:value-type="string">
            <text:p>k/s</text:p>
          </table:table-cell>
          <table:table-cell office:value-type="float" office:value="52.0766" calcext:value-type="float">
            <text:p>52.0766</text:p>
          </table:table-cell>
          <table:table-cell office:value-type="string" calcext:value-type="string">
            <text:p>k/s</text:p>
          </table:table-cell>
          <table:table-cell/>
          <table:table-cell table:formula="of:=IF([.J50]=&quot;k/s&quot;; [.I50]; IF([.J50]=&quot;M/s&quot;; [.I50]*1000; [.I50]/1000))" office:value-type="float" office:value="52.0766" calcext:value-type="float">
            <text:p>52.0766</text:p>
          </table:table-cell>
        </table:table-row>
        <table:table-row table:style-name="ro1">
          <table:table-cell/>
          <table:table-cell office:value-type="string" calcext:value-type="string">
            <text:p>PhTreeMM2/KNN_1/10000/7</text:p>
          </table:table-cell>
          <table:table-cell office:value-type="float" office:value="0.108" calcext:value-type="float">
            <text:p>0.108</text:p>
          </table:table-cell>
          <table:table-cell office:value-type="string" calcext:value-type="string">
            <text:p><text:s/>ms</text:p>
          </table:table-cell>
          <table:table-cell office:value-type="float" office:value="0.108" calcext:value-type="float">
            <text:p>0.108</text:p>
          </table:table-cell>
          <table:table-cell office:value-type="string" calcext:value-type="string">
            <text:p><text:s/>ms</text:p>
          </table:table-cell>
          <table:table-cell office:value-type="float" office:value="6451" calcext:value-type="float">
            <text:p>6451</text:p>
          </table:table-cell>
          <table:table-cell office:value-type="float" office:value="1" calcext:value-type="float">
            <text:p>1</text:p>
          </table:table-cell>
          <table:table-cell office:value-type="float" office:value="9.21826" calcext:value-type="float">
            <text:p>9.21826</text:p>
          </table:table-cell>
          <table:table-cell office:value-type="string" calcext:value-type="string">
            <text:p>k/s</text:p>
          </table:table-cell>
          <table:table-cell office:value-type="float" office:value="9.21826" calcext:value-type="float">
            <text:p>9.21826</text:p>
          </table:table-cell>
          <table:table-cell office:value-type="string" calcext:value-type="string">
            <text:p>k/s</text:p>
          </table:table-cell>
          <table:table-cell/>
          <table:table-cell table:formula="of:=IF([.J51]=&quot;k/s&quot;; [.I51]; IF([.J51]=&quot;M/s&quot;; [.I51]*1000; [.I51]/1000))" office:value-type="float" office:value="9.21826" calcext:value-type="float">
            <text:p>9.21826</text:p>
          </table:table-cell>
        </table:table-row>
        <table:table-row table:style-name="ro1">
          <table:table-cell/>
          <table:table-cell office:value-type="string" calcext:value-type="string">
            <text:p>PhTreeMM2/KNN_1/100000/7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<text:s/>ms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<text:s/>ms</text:p>
          </table:table-cell>
          <table:table-cell office:value-type="float" office:value="667" calcext:value-type="float">
            <text:p>667</text:p>
          </table:table-cell>
          <table:table-cell office:value-type="float" office:value="1" calcext:value-type="float">
            <text:p>1</text:p>
          </table:table-cell>
          <table:table-cell office:value-type="float" office:value="936.83" calcext:value-type="float">
            <text:p>936.83</text:p>
          </table:table-cell>
          <table:table-cell office:value-type="string" calcext:value-type="string">
            <text:p>8/s</text:p>
          </table:table-cell>
          <table:table-cell office:value-type="float" office:value="936.83" calcext:value-type="float">
            <text:p>936.83</text:p>
          </table:table-cell>
          <table:table-cell office:value-type="string" calcext:value-type="string">
            <text:p>8/s</text:p>
          </table:table-cell>
          <table:table-cell/>
          <table:table-cell table:formula="of:=IF([.J52]=&quot;k/s&quot;; [.I52]; IF([.J52]=&quot;M/s&quot;; [.I52]*1000; [.I52]/1000))" office:value-type="float" office:value="0.93683" calcext:value-type="float">
            <text:p>0.93683</text:p>
          </table:table-cell>
        </table:table-row>
        <table:table-row table:style-name="ro1">
          <table:table-cell/>
          <table:table-cell office:value-type="string" calcext:value-type="string">
            <text:p>PhTreeMM2/KNN_1/1000000/7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<text:s/>ms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<text:s/>ms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59.195" calcext:value-type="float">
            <text:p>59.195</text:p>
          </table:table-cell>
          <table:table-cell office:value-type="string" calcext:value-type="string">
            <text:p>4/s</text:p>
          </table:table-cell>
          <table:table-cell office:value-type="float" office:value="59.195" calcext:value-type="float">
            <text:p>59.195</text:p>
          </table:table-cell>
          <table:table-cell office:value-type="string" calcext:value-type="string">
            <text:p>4/s</text:p>
          </table:table-cell>
          <table:table-cell/>
          <table:table-cell table:formula="of:=IF([.J53]=&quot;k/s&quot;; [.I53]; IF([.J53]=&quot;M/s&quot;; [.I53]*1000; [.I53]/1000))" office:value-type="float" office:value="0.059195" calcext:value-type="float">
            <text:p>0.059195</text:p>
          </table:table-cell>
        </table:table-row>
        <table:table-row table:style-name="ro1">
          <table:table-cell/>
          <table:table-cell office:value-type="string" calcext:value-type="string">
            <text:p>PhTreeMM2/KNN_10/1000/4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<text:s/>ms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<text:s/>ms</text:p>
          </table:table-cell>
          <table:table-cell office:value-type="float" office:value="30610" calcext:value-type="float">
            <text:p>30610</text:p>
          </table:table-cell>
          <table:table-cell office:value-type="float" office:value="10" calcext:value-type="float">
            <text:p>10</text:p>
          </table:table-cell>
          <table:table-cell office:value-type="float" office:value="43.7903" calcext:value-type="float">
            <text:p>43.7903</text:p>
          </table:table-cell>
          <table:table-cell office:value-type="string" calcext:value-type="string">
            <text:p>k/s</text:p>
          </table:table-cell>
          <table:table-cell office:value-type="float" office:value="437.903" calcext:value-type="float">
            <text:p>437.903</text:p>
          </table:table-cell>
          <table:table-cell office:value-type="string" calcext:value-type="string">
            <text:p>k/s</text:p>
          </table:table-cell>
          <table:table-cell/>
          <table:table-cell table:formula="of:=IF([.J54]=&quot;k/s&quot;; [.I54]; IF([.J54]=&quot;M/s&quot;; [.I54]*1000; [.I54]/1000))" office:value-type="float" office:value="43.7903" calcext:value-type="float">
            <text:p>43.7903</text:p>
          </table:table-cell>
        </table:table-row>
        <table:table-row table:style-name="ro1">
          <table:table-cell/>
          <table:table-cell office:value-type="string" calcext:value-type="string">
            <text:p>PhTreeMM2/KNN_10/10000/4</text:p>
          </table:table-cell>
          <table:table-cell office:value-type="float" office:value="0.234" calcext:value-type="float">
            <text:p>0.234</text:p>
          </table:table-cell>
          <table:table-cell office:value-type="string" calcext:value-type="string">
            <text:p><text:s/>ms</text:p>
          </table:table-cell>
          <table:table-cell office:value-type="float" office:value="0.234" calcext:value-type="float">
            <text:p>0.234</text:p>
          </table:table-cell>
          <table:table-cell office:value-type="string" calcext:value-type="string">
            <text:p><text:s/>ms</text:p>
          </table:table-cell>
          <table:table-cell office:value-type="float" office:value="2992" calcext:value-type="float">
            <text:p>2992</text:p>
          </table:table-cell>
          <table:table-cell office:value-type="float" office:value="10" calcext:value-type="float">
            <text:p>10</text:p>
          </table:table-cell>
          <table:table-cell office:value-type="float" office:value="4.26954" calcext:value-type="float">
            <text:p>4.26954</text:p>
          </table:table-cell>
          <table:table-cell office:value-type="string" calcext:value-type="string">
            <text:p>k/s</text:p>
          </table:table-cell>
          <table:table-cell office:value-type="float" office:value="42.6954" calcext:value-type="float">
            <text:p>42.6954</text:p>
          </table:table-cell>
          <table:table-cell office:value-type="string" calcext:value-type="string">
            <text:p>k/s</text:p>
          </table:table-cell>
          <table:table-cell/>
          <table:table-cell table:formula="of:=IF([.J55]=&quot;k/s&quot;; [.I55]; IF([.J55]=&quot;M/s&quot;; [.I55]*1000; [.I55]/1000))" office:value-type="float" office:value="4.26954" calcext:value-type="float">
            <text:p>4.26954</text:p>
          </table:table-cell>
        </table:table-row>
        <table:table-row table:style-name="ro1">
          <table:table-cell/>
          <table:table-cell office:value-type="string" calcext:value-type="string">
            <text:p>PhTreeMM2/KNN_10/100000/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<text:s/>ms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<text:s/>ms</text:p>
          </table:table-cell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office:value-type="float" office:value="350.81" calcext:value-type="float">
            <text:p>350.81</text:p>
          </table:table-cell>
          <table:table-cell office:value-type="string" calcext:value-type="string">
            <text:p>6/s</text:p>
          </table:table-cell>
          <table:table-cell office:value-type="float" office:value="3.50816" calcext:value-type="float">
            <text:p>3.50816</text:p>
          </table:table-cell>
          <table:table-cell office:value-type="string" calcext:value-type="string">
            <text:p>k/s</text:p>
          </table:table-cell>
          <table:table-cell/>
          <table:table-cell table:formula="of:=IF([.J56]=&quot;k/s&quot;; [.I56]; IF([.J56]=&quot;M/s&quot;; [.I56]*1000; [.I56]/1000))" office:value-type="float" office:value="0.35081" calcext:value-type="float">
            <text:p>0.35081</text:p>
          </table:table-cell>
        </table:table-row>
        <table:table-row table:style-name="ro1">
          <table:table-cell/>
          <table:table-cell office:value-type="string" calcext:value-type="string">
            <text:p>PhTreeMM2/KNN_10/1000000/4</text:p>
          </table:table-cell>
          <table:table-cell office:value-type="float" office:value="34.4" calcext:value-type="float">
            <text:p>34.4</text:p>
          </table:table-cell>
          <table:table-cell office:value-type="string" calcext:value-type="string">
            <text:p><text:s/>ms</text:p>
          </table:table-cell>
          <table:table-cell office:value-type="float" office:value="34.4" calcext:value-type="float">
            <text:p>34.4</text:p>
          </table:table-cell>
          <table:table-cell office:value-type="string" calcext:value-type="string">
            <text:p><text:s/>ms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9.051" calcext:value-type="float">
            <text:p>29.051</text:p>
          </table:table-cell>
          <table:table-cell office:value-type="string" calcext:value-type="string">
            <text:p>7/s</text:p>
          </table:table-cell>
          <table:table-cell office:value-type="float" office:value="290.51" calcext:value-type="float">
            <text:p>290.51</text:p>
          </table:table-cell>
          <table:table-cell office:value-type="string" calcext:value-type="string">
            <text:p>7/s</text:p>
          </table:table-cell>
          <table:table-cell/>
          <table:table-cell table:formula="of:=IF([.J57]=&quot;k/s&quot;; [.I57]; IF([.J57]=&quot;M/s&quot;; [.I57]*1000; [.I57]/1000))" office:value-type="float" office:value="0.029051" calcext:value-type="float">
            <text:p>0.029051</text:p>
          </table:table-cell>
        </table:table-row>
        <table:table-row table:style-name="ro1">
          <table:table-cell/>
          <table:table-cell office:value-type="string" calcext:value-type="string">
            <text:p>PhTreeMM2/KNN_10/1000/7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<text:s/>ms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<text:s/>ms</text:p>
          </table:table-cell>
          <table:table-cell office:value-type="float" office:value="37308" calcext:value-type="float">
            <text:p>37308</text:p>
          </table:table-cell>
          <table:table-cell office:value-type="float" office:value="10" calcext:value-type="float">
            <text:p>10</text:p>
          </table:table-cell>
          <table:table-cell office:value-type="float" office:value="53.4662" calcext:value-type="float">
            <text:p>53.4662</text:p>
          </table:table-cell>
          <table:table-cell office:value-type="string" calcext:value-type="string">
            <text:p>k/s</text:p>
          </table:table-cell>
          <table:table-cell office:value-type="float" office:value="534.662" calcext:value-type="float">
            <text:p>534.662</text:p>
          </table:table-cell>
          <table:table-cell office:value-type="string" calcext:value-type="string">
            <text:p>k/s</text:p>
          </table:table-cell>
          <table:table-cell/>
          <table:table-cell table:formula="of:=IF([.J58]=&quot;k/s&quot;; [.I58]; IF([.J58]=&quot;M/s&quot;; [.I58]*1000; [.I58]/1000))" office:value-type="float" office:value="53.4662" calcext:value-type="float">
            <text:p>53.4662</text:p>
          </table:table-cell>
        </table:table-row>
        <table:table-row table:style-name="ro1">
          <table:table-cell/>
          <table:table-cell office:value-type="string" calcext:value-type="string">
            <text:p>PhTreeMM2/KNN_10/10000/7</text:p>
          </table:table-cell>
          <table:table-cell office:value-type="float" office:value="0.109" calcext:value-type="float">
            <text:p>0.109</text:p>
          </table:table-cell>
          <table:table-cell office:value-type="string" calcext:value-type="string">
            <text:p><text:s/>ms</text:p>
          </table:table-cell>
          <table:table-cell office:value-type="float" office:value="0.109" calcext:value-type="float">
            <text:p>0.109</text:p>
          </table:table-cell>
          <table:table-cell office:value-type="string" calcext:value-type="string">
            <text:p><text:s/>ms</text:p>
          </table:table-cell>
          <table:table-cell office:value-type="float" office:value="6378" calcext:value-type="float">
            <text:p>6378</text:p>
          </table:table-cell>
          <table:table-cell office:value-type="float" office:value="10" calcext:value-type="float">
            <text:p>10</text:p>
          </table:table-cell>
          <table:table-cell office:value-type="float" office:value="9.18094" calcext:value-type="float">
            <text:p>9.18094</text:p>
          </table:table-cell>
          <table:table-cell office:value-type="string" calcext:value-type="string">
            <text:p>k/s</text:p>
          </table:table-cell>
          <table:table-cell office:value-type="float" office:value="91.8094" calcext:value-type="float">
            <text:p>91.8094</text:p>
          </table:table-cell>
          <table:table-cell office:value-type="string" calcext:value-type="string">
            <text:p>k/s</text:p>
          </table:table-cell>
          <table:table-cell/>
          <table:table-cell table:formula="of:=IF([.J59]=&quot;k/s&quot;; [.I59]; IF([.J59]=&quot;M/s&quot;; [.I59]*1000; [.I59]/1000))" office:value-type="float" office:value="9.18094" calcext:value-type="float">
            <text:p>9.18094</text:p>
          </table:table-cell>
        </table:table-row>
        <table:table-row table:style-name="ro1">
          <table:table-cell/>
          <table:table-cell office:value-type="string" calcext:value-type="string">
            <text:p>PhTreeMM2/KNN_10/100000/7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<text:s/>ms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<text:s/>ms</text:p>
          </table:table-cell>
          <table:table-cell office:value-type="float" office:value="659" calcext:value-type="float">
            <text:p>659</text:p>
          </table:table-cell>
          <table:table-cell office:value-type="float" office:value="10" calcext:value-type="float">
            <text:p>10</text:p>
          </table:table-cell>
          <table:table-cell office:value-type="float" office:value="946.84" calcext:value-type="float">
            <text:p>946.84</text:p>
          </table:table-cell>
          <table:table-cell office:value-type="string" calcext:value-type="string">
            <text:p>7/s</text:p>
          </table:table-cell>
          <table:table-cell office:value-type="float" office:value="9.46847" calcext:value-type="float">
            <text:p>9.46847</text:p>
          </table:table-cell>
          <table:table-cell office:value-type="string" calcext:value-type="string">
            <text:p>k/s</text:p>
          </table:table-cell>
          <table:table-cell/>
          <table:table-cell table:formula="of:=IF([.J60]=&quot;k/s&quot;; [.I60]; IF([.J60]=&quot;M/s&quot;; [.I60]*1000; [.I60]/1000))" office:value-type="float" office:value="0.94684" calcext:value-type="float">
            <text:p>0.94684</text:p>
          </table:table-cell>
        </table:table-row>
        <table:table-row table:style-name="ro1">
          <table:table-cell/>
          <table:table-cell office:value-type="string" calcext:value-type="string">
            <text:p>PhTreeMM2/KNN_10/1000000/7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<text:s/>ms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<text:s/>ms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59.213" calcext:value-type="float">
            <text:p>59.213</text:p>
          </table:table-cell>
          <table:table-cell office:value-type="string" calcext:value-type="string">
            <text:p>6/s</text:p>
          </table:table-cell>
          <table:table-cell office:value-type="float" office:value="592.13" calcext:value-type="float">
            <text:p>592.13</text:p>
          </table:table-cell>
          <table:table-cell office:value-type="string" calcext:value-type="string">
            <text:p>6/s</text:p>
          </table:table-cell>
          <table:table-cell/>
          <table:table-cell table:formula="of:=IF([.J61]=&quot;k/s&quot;; [.I61]; IF([.J61]=&quot;M/s&quot;; [.I61]*1000; [.I61]/1000))" office:value-type="float" office:value="0.059213" calcext:value-type="float">
            <text:p>0.059213</text:p>
          </table:table-cell>
        </table:table-row>
        <table:table-row table:style-name="ro1">
          <table:table-cell/>
          <table:table-cell office:value-type="string" calcext:value-type="string">
            <text:p>TinspinKDTree/KNN_1/1000/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<text:s/>ms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<text:s/>ms</text:p>
          </table:table-cell>
          <table:table-cell office:value-type="float" office:value="5005" calcext:value-type="float">
            <text:p>5005</text:p>
          </table:table-cell>
          <table:table-cell office:value-type="float" office:value="1" calcext:value-type="float">
            <text:p>1</text:p>
          </table:table-cell>
          <table:table-cell office:value-type="float" office:value="7.16178" calcext:value-type="float">
            <text:p>7.16178</text:p>
          </table:table-cell>
          <table:table-cell office:value-type="string" calcext:value-type="string">
            <text:p>k/s</text:p>
          </table:table-cell>
          <table:table-cell office:value-type="float" office:value="7.16178" calcext:value-type="float">
            <text:p>7.16178</text:p>
          </table:table-cell>
          <table:table-cell office:value-type="string" calcext:value-type="string">
            <text:p>k/s</text:p>
          </table:table-cell>
          <table:table-cell/>
          <table:table-cell table:formula="of:=IF([.J62]=&quot;k/s&quot;; [.I62]; IF([.J62]=&quot;M/s&quot;; [.I62]*1000; [.I62]/1000))" office:value-type="float" office:value="7.16178" calcext:value-type="float">
            <text:p>7.16178</text:p>
          </table:table-cell>
        </table:table-row>
        <table:table-row table:style-name="ro1">
          <table:table-cell/>
          <table:table-cell office:value-type="string" calcext:value-type="string">
            <text:p>TinspinKDTree/KNN_1/10000/4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<text:s/>ms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<text:s/>ms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office:value-type="float" office:value="586.6" calcext:value-type="float">
            <text:p>586.6</text:p>
          </table:table-cell>
          <table:table-cell office:value-type="string" calcext:value-type="string">
            <text:p>1/s</text:p>
          </table:table-cell>
          <table:table-cell office:value-type="float" office:value="586.6" calcext:value-type="float">
            <text:p>586.6</text:p>
          </table:table-cell>
          <table:table-cell office:value-type="string" calcext:value-type="string">
            <text:p>1/s</text:p>
          </table:table-cell>
          <table:table-cell/>
          <table:table-cell table:formula="of:=IF([.J63]=&quot;k/s&quot;; [.I63]; IF([.J63]=&quot;M/s&quot;; [.I63]*1000; [.I63]/1000))" office:value-type="float" office:value="0.5866" calcext:value-type="float">
            <text:p>0.5866</text:p>
          </table:table-cell>
        </table:table-row>
        <table:table-row table:style-name="ro1">
          <table:table-cell/>
          <table:table-cell office:value-type="string" calcext:value-type="string">
            <text:p>TinspinKDTree/KNN_1/100000/4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<text:s/>ms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<text:s/>ms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6.666" calcext:value-type="float">
            <text:p>36.666</text:p>
          </table:table-cell>
          <table:table-cell office:value-type="string" calcext:value-type="string">
            <text:p>5/s</text:p>
          </table:table-cell>
          <table:table-cell office:value-type="float" office:value="36.666" calcext:value-type="float">
            <text:p>36.666</text:p>
          </table:table-cell>
          <table:table-cell office:value-type="string" calcext:value-type="string">
            <text:p>5/s</text:p>
          </table:table-cell>
          <table:table-cell/>
          <table:table-cell table:formula="of:=IF([.J64]=&quot;k/s&quot;; [.I64]; IF([.J64]=&quot;M/s&quot;; [.I64]*1000; [.I64]/1000))" office:value-type="float" office:value="0.036666" calcext:value-type="float">
            <text:p>0.036666</text:p>
          </table:table-cell>
        </table:table-row>
        <table:table-row table:style-name="ro1">
          <table:table-cell/>
          <table:table-cell office:value-type="string" calcext:value-type="string">
            <text:p>TinspinKDTree/KNN_1/1000000/4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/>ms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49" calcext:value-type="float">
            <text:p>2.849</text:p>
          </table:table-cell>
          <table:table-cell office:value-type="string" calcext:value-type="string">
            <text:p>1/s</text:p>
          </table:table-cell>
          <table:table-cell office:value-type="float" office:value="2.849" calcext:value-type="float">
            <text:p>2.849</text:p>
          </table:table-cell>
          <table:table-cell office:value-type="string" calcext:value-type="string">
            <text:p>1/s</text:p>
          </table:table-cell>
          <table:table-cell/>
          <table:table-cell table:formula="of:=IF([.J65]=&quot;k/s&quot;; [.I65]; IF([.J65]=&quot;M/s&quot;; [.I65]*1000; [.I65]/1000))" office:value-type="float" office:value="0.002849" calcext:value-type="float">
            <text:p>0.002849</text:p>
          </table:table-cell>
        </table:table-row>
        <table:table-row table:style-name="ro1">
          <table:table-cell/>
          <table:table-cell office:value-type="string" calcext:value-type="string">
            <text:p>TinspinKDTree/KNN_1/1000/7</text:p>
          </table:table-cell>
          <table:table-cell office:value-type="float" office:value="0.139" calcext:value-type="float">
            <text:p>0.139</text:p>
          </table:table-cell>
          <table:table-cell office:value-type="string" calcext:value-type="string">
            <text:p><text:s/>ms</text:p>
          </table:table-cell>
          <table:table-cell office:value-type="float" office:value="0.139" calcext:value-type="float">
            <text:p>0.139</text:p>
          </table:table-cell>
          <table:table-cell office:value-type="string" calcext:value-type="string">
            <text:p><text:s/>ms</text:p>
          </table:table-cell>
          <table:table-cell office:value-type="float" office:value="5029" calcext:value-type="float">
            <text:p>5029</text:p>
          </table:table-cell>
          <table:table-cell office:value-type="float" office:value="1" calcext:value-type="float">
            <text:p>1</text:p>
          </table:table-cell>
          <table:table-cell office:value-type="float" office:value="7.20199" calcext:value-type="float">
            <text:p>7.20199</text:p>
          </table:table-cell>
          <table:table-cell office:value-type="string" calcext:value-type="string">
            <text:p>k/s</text:p>
          </table:table-cell>
          <table:table-cell office:value-type="float" office:value="7.20199" calcext:value-type="float">
            <text:p>7.20199</text:p>
          </table:table-cell>
          <table:table-cell office:value-type="string" calcext:value-type="string">
            <text:p>k/s</text:p>
          </table:table-cell>
          <table:table-cell/>
          <table:table-cell table:formula="of:=IF([.J66]=&quot;k/s&quot;; [.I66]; IF([.J66]=&quot;M/s&quot;; [.I66]*1000; [.I66]/1000))" office:value-type="float" office:value="7.20199" calcext:value-type="float">
            <text:p>7.20199</text:p>
          </table:table-cell>
        </table:table-row>
        <table:table-row table:style-name="ro1">
          <table:table-cell/>
          <table:table-cell office:value-type="string" calcext:value-type="string">
            <text:p>TinspinKDTree/KNN_1/10000/7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<text:s/>ms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<text:s/>ms</text:p>
          </table:table-cell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office:value-type="float" office:value="612.68" calcext:value-type="float">
            <text:p>612.68</text:p>
          </table:table-cell>
          <table:table-cell office:value-type="string" calcext:value-type="string">
            <text:p>8/s</text:p>
          </table:table-cell>
          <table:table-cell office:value-type="float" office:value="612.68" calcext:value-type="float">
            <text:p>612.68</text:p>
          </table:table-cell>
          <table:table-cell office:value-type="string" calcext:value-type="string">
            <text:p>8/s</text:p>
          </table:table-cell>
          <table:table-cell/>
          <table:table-cell table:formula="of:=IF([.J67]=&quot;k/s&quot;; [.I67]; IF([.J67]=&quot;M/s&quot;; [.I67]*1000; [.I67]/1000))" office:value-type="float" office:value="0.61268" calcext:value-type="float">
            <text:p>0.61268</text:p>
          </table:table-cell>
        </table:table-row>
        <table:table-row table:style-name="ro1">
          <table:table-cell/>
          <table:table-cell office:value-type="string" calcext:value-type="string">
            <text:p>TinspinKDTree/KNN_1/100000/7</text:p>
          </table:table-cell>
          <table:table-cell office:value-type="float" office:value="22.9" calcext:value-type="float">
            <text:p>22.9</text:p>
          </table:table-cell>
          <table:table-cell office:value-type="string" calcext:value-type="string">
            <text:p><text:s/>ms</text:p>
          </table:table-cell>
          <table:table-cell office:value-type="float" office:value="22.9" calcext:value-type="float">
            <text:p>22.9</text:p>
          </table:table-cell>
          <table:table-cell office:value-type="string" calcext:value-type="string">
            <text:p><text:s/>ms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3.681" calcext:value-type="float">
            <text:p>43.681</text:p>
          </table:table-cell>
          <table:table-cell office:value-type="string" calcext:value-type="string">
            <text:p>7/s</text:p>
          </table:table-cell>
          <table:table-cell office:value-type="float" office:value="43.681" calcext:value-type="float">
            <text:p>43.681</text:p>
          </table:table-cell>
          <table:table-cell office:value-type="string" calcext:value-type="string">
            <text:p>7/s</text:p>
          </table:table-cell>
          <table:table-cell/>
          <table:table-cell table:formula="of:=IF([.J68]=&quot;k/s&quot;; [.I68]; IF([.J68]=&quot;M/s&quot;; [.I68]*1000; [.I68]/1000))" office:value-type="float" office:value="0.043681" calcext:value-type="float">
            <text:p>0.043681</text:p>
          </table:table-cell>
        </table:table-row>
        <table:table-row table:style-name="ro1">
          <table:table-cell/>
          <table:table-cell office:value-type="string" calcext:value-type="string">
            <text:p>TinspinKDTree/KNN_1/1000000/7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<text:s/>ms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3571" calcext:value-type="float">
            <text:p>3.3571</text:p>
          </table:table-cell>
          <table:table-cell office:value-type="string" calcext:value-type="string">
            <text:p>9/s</text:p>
          </table:table-cell>
          <table:table-cell office:value-type="float" office:value="3.3571" calcext:value-type="float">
            <text:p>3.3571</text:p>
          </table:table-cell>
          <table:table-cell office:value-type="string" calcext:value-type="string">
            <text:p>9/s</text:p>
          </table:table-cell>
          <table:table-cell/>
          <table:table-cell table:formula="of:=IF([.J69]=&quot;k/s&quot;; [.I69]; IF([.J69]=&quot;M/s&quot;; [.I69]*1000; [.I69]/1000))" office:value-type="float" office:value="0.0033571" calcext:value-type="float">
            <text:p>0.0033571</text:p>
          </table:table-cell>
        </table:table-row>
        <table:table-row table:style-name="ro1">
          <table:table-cell/>
          <table:table-cell office:value-type="string" calcext:value-type="string">
            <text:p>TinspinKDTree/KNN_10/1000/4</text:p>
          </table:table-cell>
          <table:table-cell office:value-type="float" office:value="0.141" calcext:value-type="float">
            <text:p>0.141</text:p>
          </table:table-cell>
          <table:table-cell office:value-type="string" calcext:value-type="string">
            <text:p><text:s/>ms</text:p>
          </table:table-cell>
          <table:table-cell office:value-type="float" office:value="0.141" calcext:value-type="float">
            <text:p>0.141</text:p>
          </table:table-cell>
          <table:table-cell office:value-type="string" calcext:value-type="string">
            <text:p><text:s/>ms</text:p>
          </table:table-cell>
          <table:table-cell office:value-type="float" office:value="4979" calcext:value-type="float">
            <text:p>4979</text:p>
          </table:table-cell>
          <table:table-cell office:value-type="float" office:value="10" calcext:value-type="float">
            <text:p>10</text:p>
          </table:table-cell>
          <table:table-cell office:value-type="float" office:value="7.10053" calcext:value-type="float">
            <text:p>7.10053</text:p>
          </table:table-cell>
          <table:table-cell office:value-type="string" calcext:value-type="string">
            <text:p>k/s</text:p>
          </table:table-cell>
          <table:table-cell office:value-type="float" office:value="71.0053" calcext:value-type="float">
            <text:p>71.0053</text:p>
          </table:table-cell>
          <table:table-cell office:value-type="string" calcext:value-type="string">
            <text:p>k/s</text:p>
          </table:table-cell>
          <table:table-cell/>
          <table:table-cell table:formula="of:=IF([.J70]=&quot;k/s&quot;; [.I70]; IF([.J70]=&quot;M/s&quot;; [.I70]*1000; [.I70]/1000))" office:value-type="float" office:value="7.10053" calcext:value-type="float">
            <text:p>7.10053</text:p>
          </table:table-cell>
        </table:table-row>
        <table:table-row table:style-name="ro1">
          <table:table-cell/>
          <table:table-cell office:value-type="string" calcext:value-type="string">
            <text:p>TinspinKDTree/KNN_10/10000/4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<text:s/>ms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<text:s/>ms</text:p>
          </table:table-cell>
          <table:table-cell office:value-type="float" office:value="408" calcext:value-type="float">
            <text:p>408</text:p>
          </table:table-cell>
          <table:table-cell office:value-type="float" office:value="10" calcext:value-type="float">
            <text:p>10</text:p>
          </table:table-cell>
          <table:table-cell office:value-type="float" office:value="586.36" calcext:value-type="float">
            <text:p>586.36</text:p>
          </table:table-cell>
          <table:table-cell office:value-type="string" calcext:value-type="string">
            <text:p>6/s</text:p>
          </table:table-cell>
          <table:table-cell office:value-type="float" office:value="5.86366" calcext:value-type="float">
            <text:p>5.86366</text:p>
          </table:table-cell>
          <table:table-cell office:value-type="string" calcext:value-type="string">
            <text:p>k/s</text:p>
          </table:table-cell>
          <table:table-cell/>
          <table:table-cell table:formula="of:=IF([.J71]=&quot;k/s&quot;; [.I71]; IF([.J71]=&quot;M/s&quot;; [.I71]*1000; [.I71]/1000))" office:value-type="float" office:value="0.58636" calcext:value-type="float">
            <text:p>0.58636</text:p>
          </table:table-cell>
        </table:table-row>
        <table:table-row table:style-name="ro1">
          <table:table-cell/>
          <table:table-cell office:value-type="string" calcext:value-type="string">
            <text:p>TinspinKDTree/KNN_10/100000/4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ms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<text:s/>ms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36.348" calcext:value-type="float">
            <text:p>36.348</text:p>
          </table:table-cell>
          <table:table-cell office:value-type="string" calcext:value-type="string">
            <text:p>6/s</text:p>
          </table:table-cell>
          <table:table-cell office:value-type="float" office:value="363.48" calcext:value-type="float">
            <text:p>363.48</text:p>
          </table:table-cell>
          <table:table-cell office:value-type="string" calcext:value-type="string">
            <text:p>6/s</text:p>
          </table:table-cell>
          <table:table-cell/>
          <table:table-cell table:formula="of:=IF([.J72]=&quot;k/s&quot;; [.I72]; IF([.J72]=&quot;M/s&quot;; [.I72]*1000; [.I72]/1000))" office:value-type="float" office:value="0.036348" calcext:value-type="float">
            <text:p>0.036348</text:p>
          </table:table-cell>
        </table:table-row>
        <table:table-row table:style-name="ro1">
          <table:table-cell/>
          <table:table-cell office:value-type="string" calcext:value-type="string">
            <text:p>TinspinKDTree/KNN_10/1000000/4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/>ms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.849" calcext:value-type="float">
            <text:p>2.849</text:p>
          </table:table-cell>
          <table:table-cell office:value-type="string" calcext:value-type="string">
            <text:p>9/s</text:p>
          </table:table-cell>
          <table:table-cell office:value-type="float" office:value="28.49" calcext:value-type="float">
            <text:p>28.49</text:p>
          </table:table-cell>
          <table:table-cell office:value-type="string" calcext:value-type="string">
            <text:p>9/s</text:p>
          </table:table-cell>
          <table:table-cell/>
          <table:table-cell table:formula="of:=IF([.J73]=&quot;k/s&quot;; [.I73]; IF([.J73]=&quot;M/s&quot;; [.I73]*1000; [.I73]/1000))" office:value-type="float" office:value="0.002849" calcext:value-type="float">
            <text:p>0.002849</text:p>
          </table:table-cell>
        </table:table-row>
        <table:table-row table:style-name="ro1">
          <table:table-cell/>
          <table:table-cell office:value-type="string" calcext:value-type="string">
            <text:p>TinspinKDTree/KNN_10/1000/7</text:p>
          </table:table-cell>
          <table:table-cell office:value-type="float" office:value="0.139" calcext:value-type="float">
            <text:p>0.139</text:p>
          </table:table-cell>
          <table:table-cell office:value-type="string" calcext:value-type="string">
            <text:p><text:s/>ms</text:p>
          </table:table-cell>
          <table:table-cell office:value-type="float" office:value="0.139" calcext:value-type="float">
            <text:p>0.139</text:p>
          </table:table-cell>
          <table:table-cell office:value-type="string" calcext:value-type="string">
            <text:p><text:s/>ms</text:p>
          </table:table-cell>
          <table:table-cell office:value-type="float" office:value="4911" calcext:value-type="float">
            <text:p>4911</text:p>
          </table:table-cell>
          <table:table-cell office:value-type="float" office:value="10" calcext:value-type="float">
            <text:p>10</text:p>
          </table:table-cell>
          <table:table-cell office:value-type="float" office:value="7.20507" calcext:value-type="float">
            <text:p>7.20507</text:p>
          </table:table-cell>
          <table:table-cell office:value-type="string" calcext:value-type="string">
            <text:p>k/s</text:p>
          </table:table-cell>
          <table:table-cell office:value-type="float" office:value="72.0507" calcext:value-type="float">
            <text:p>72.0507</text:p>
          </table:table-cell>
          <table:table-cell office:value-type="string" calcext:value-type="string">
            <text:p>k/s</text:p>
          </table:table-cell>
          <table:table-cell/>
          <table:table-cell table:formula="of:=IF([.J74]=&quot;k/s&quot;; [.I74]; IF([.J74]=&quot;M/s&quot;; [.I74]*1000; [.I74]/1000))" office:value-type="float" office:value="7.20507" calcext:value-type="float">
            <text:p>7.20507</text:p>
          </table:table-cell>
        </table:table-row>
        <table:table-row table:style-name="ro1">
          <table:table-cell/>
          <table:table-cell office:value-type="string" calcext:value-type="string">
            <text:p>TinspinKDTree/KNN_10/10000/7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<text:s/>ms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<text:s/>ms</text:p>
          </table:table-cell>
          <table:table-cell office:value-type="float" office:value="425" calcext:value-type="float">
            <text:p>425</text:p>
          </table:table-cell>
          <table:table-cell office:value-type="float" office:value="10" calcext:value-type="float">
            <text:p>10</text:p>
          </table:table-cell>
          <table:table-cell office:value-type="float" office:value="612.04" calcext:value-type="float">
            <text:p>612.04</text:p>
          </table:table-cell>
          <table:table-cell office:value-type="string" calcext:value-type="string">
            <text:p>8/s</text:p>
          </table:table-cell>
          <table:table-cell office:value-type="float" office:value="6.12048" calcext:value-type="float">
            <text:p>6.12048</text:p>
          </table:table-cell>
          <table:table-cell office:value-type="string" calcext:value-type="string">
            <text:p>k/s</text:p>
          </table:table-cell>
          <table:table-cell/>
          <table:table-cell table:formula="of:=IF([.J75]=&quot;k/s&quot;; [.I75]; IF([.J75]=&quot;M/s&quot;; [.I75]*1000; [.I75]/1000))" office:value-type="float" office:value="0.61204" calcext:value-type="float">
            <text:p>0.61204</text:p>
          </table:table-cell>
        </table:table-row>
        <table:table-row table:style-name="ro1">
          <table:table-cell/>
          <table:table-cell office:value-type="string" calcext:value-type="string">
            <text:p>TinspinKDTree/KNN_10/100000/7</text:p>
          </table:table-cell>
          <table:table-cell office:value-type="float" office:value="22.9" calcext:value-type="float">
            <text:p>22.9</text:p>
          </table:table-cell>
          <table:table-cell office:value-type="string" calcext:value-type="string">
            <text:p><text:s/>ms</text:p>
          </table:table-cell>
          <table:table-cell office:value-type="float" office:value="22.9" calcext:value-type="float">
            <text:p>22.9</text:p>
          </table:table-cell>
          <table:table-cell office:value-type="string" calcext:value-type="string">
            <text:p><text:s/>ms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3.65" calcext:value-type="float">
            <text:p>43.65</text:p>
          </table:table-cell>
          <table:table-cell office:value-type="string" calcext:value-type="string">
            <text:p>4/s</text:p>
          </table:table-cell>
          <table:table-cell office:value-type="float" office:value="436.5" calcext:value-type="float">
            <text:p>436.5</text:p>
          </table:table-cell>
          <table:table-cell office:value-type="string" calcext:value-type="string">
            <text:p>4/s</text:p>
          </table:table-cell>
          <table:table-cell/>
          <table:table-cell table:formula="of:=IF([.J76]=&quot;k/s&quot;; [.I76]; IF([.J76]=&quot;M/s&quot;; [.I76]*1000; [.I76]/1000))" office:value-type="float" office:value="0.04365" calcext:value-type="float">
            <text:p>0.04365</text:p>
          </table:table-cell>
        </table:table-row>
        <table:table-row table:style-name="ro1">
          <table:table-cell/>
          <table:table-cell office:value-type="string" calcext:value-type="string">
            <text:p>TinspinKDTree/KNN_10/1000000/7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<text:s/>ms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.3483" calcext:value-type="float">
            <text:p>3.3483</text:p>
          </table:table-cell>
          <table:table-cell office:value-type="string" calcext:value-type="string">
            <text:p>3/s</text:p>
          </table:table-cell>
          <table:table-cell office:value-type="float" office:value="33.483" calcext:value-type="float">
            <text:p>33.483</text:p>
          </table:table-cell>
          <table:table-cell office:value-type="string" calcext:value-type="string">
            <text:p>3/s</text:p>
          </table:table-cell>
          <table:table-cell/>
          <table:table-cell table:formula="of:=IF([.J77]=&quot;k/s&quot;; [.I77]; IF([.J77]=&quot;M/s&quot;; [.I77]*1000; [.I77]/1000))" office:value-type="float" office:value="0.0033483" calcext:value-type="float">
            <text:p>0.0033483</text:p>
          </table:table-cell>
        </table:table-row>
        <table:table-row table:style-name="ro1">
          <table:table-cell/>
          <table:table-cell office:value-type="string" calcext:value-type="string">
            <text:p>TinspinQuadtree/KNN_1/1000/4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<text:s/>ms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<text:s/>ms</text:p>
          </table:table-cell>
          <table:table-cell office:value-type="float" office:value="19201" calcext:value-type="float">
            <text:p>19201</text:p>
          </table:table-cell>
          <table:table-cell office:value-type="float" office:value="1" calcext:value-type="float">
            <text:p>1</text:p>
          </table:table-cell>
          <table:table-cell office:value-type="float" office:value="27.4593" calcext:value-type="float">
            <text:p>27.4593</text:p>
          </table:table-cell>
          <table:table-cell office:value-type="string" calcext:value-type="string">
            <text:p>k/s</text:p>
          </table:table-cell>
          <table:table-cell office:value-type="float" office:value="27.4593" calcext:value-type="float">
            <text:p>27.4593</text:p>
          </table:table-cell>
          <table:table-cell office:value-type="string" calcext:value-type="string">
            <text:p>k/s</text:p>
          </table:table-cell>
          <table:table-cell/>
          <table:table-cell table:formula="of:=IF([.J78]=&quot;k/s&quot;; [.I78]; IF([.J78]=&quot;M/s&quot;; [.I78]*1000; [.I78]/1000))" office:value-type="float" office:value="27.4593" calcext:value-type="float">
            <text:p>27.4593</text:p>
          </table:table-cell>
        </table:table-row>
        <table:table-row table:style-name="ro1">
          <table:table-cell/>
          <table:table-cell office:value-type="string" calcext:value-type="string">
            <text:p>TinspinQuadtree/KNN_1/10000/4</text:p>
          </table:table-cell>
          <table:table-cell office:value-type="float" office:value="0.228" calcext:value-type="float">
            <text:p>0.228</text:p>
          </table:table-cell>
          <table:table-cell office:value-type="string" calcext:value-type="string">
            <text:p><text:s/>ms</text:p>
          </table:table-cell>
          <table:table-cell office:value-type="float" office:value="0.228" calcext:value-type="float">
            <text:p>0.228</text:p>
          </table:table-cell>
          <table:table-cell office:value-type="string" calcext:value-type="string">
            <text:p><text:s/>ms</text:p>
          </table:table-cell>
          <table:table-cell office:value-type="float" office:value="3084" calcext:value-type="float">
            <text:p>3084</text:p>
          </table:table-cell>
          <table:table-cell office:value-type="float" office:value="1" calcext:value-type="float">
            <text:p>1</text:p>
          </table:table-cell>
          <table:table-cell office:value-type="float" office:value="4.3874" calcext:value-type="float">
            <text:p>4.3874</text:p>
          </table:table-cell>
          <table:table-cell office:value-type="string" calcext:value-type="string">
            <text:p>k/s</text:p>
          </table:table-cell>
          <table:table-cell office:value-type="float" office:value="4.3874" calcext:value-type="float">
            <text:p>4.3874</text:p>
          </table:table-cell>
          <table:table-cell office:value-type="string" calcext:value-type="string">
            <text:p>k/s</text:p>
          </table:table-cell>
          <table:table-cell/>
          <table:table-cell table:formula="of:=IF([.J79]=&quot;k/s&quot;; [.I79]; IF([.J79]=&quot;M/s&quot;; [.I79]*1000; [.I79]/1000))" office:value-type="float" office:value="4.3874" calcext:value-type="float">
            <text:p>4.3874</text:p>
          </table:table-cell>
        </table:table-row>
        <table:table-row table:style-name="ro1">
          <table:table-cell/>
          <table:table-cell office:value-type="string" calcext:value-type="string">
            <text:p>TinspinQuadtree/KNN_1/100000/4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<text:s/>ms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<text:s/>ms</text:p>
          </table:table-cell>
          <table:table-cell office:value-type="float" office:value="553" calcext:value-type="float">
            <text:p>553</text:p>
          </table:table-cell>
          <table:table-cell office:value-type="float" office:value="1" calcext:value-type="float">
            <text:p>1</text:p>
          </table:table-cell>
          <table:table-cell office:value-type="float" office:value="809.2" calcext:value-type="float">
            <text:p>809.2</text:p>
          </table:table-cell>
          <table:table-cell office:value-type="string" calcext:value-type="string">
            <text:p>7/s</text:p>
          </table:table-cell>
          <table:table-cell office:value-type="float" office:value="809.2" calcext:value-type="float">
            <text:p>809.2</text:p>
          </table:table-cell>
          <table:table-cell office:value-type="string" calcext:value-type="string">
            <text:p>7/s</text:p>
          </table:table-cell>
          <table:table-cell/>
          <table:table-cell table:formula="of:=IF([.J80]=&quot;k/s&quot;; [.I80]; IF([.J80]=&quot;M/s&quot;; [.I80]*1000; [.I80]/1000))" office:value-type="float" office:value="0.8092" calcext:value-type="float">
            <text:p>0.8092</text:p>
          </table:table-cell>
        </table:table-row>
        <table:table-row table:style-name="ro1">
          <table:table-cell/>
          <table:table-cell office:value-type="string" calcext:value-type="string">
            <text:p>TinspinQuadtree/KNN_1/1000000/4</text:p>
          </table:table-cell>
          <table:table-cell office:value-type="float" office:value="7.46" calcext:value-type="float">
            <text:p>7.46</text:p>
          </table:table-cell>
          <table:table-cell office:value-type="string" calcext:value-type="string">
            <text:p><text:s/>ms</text:p>
          </table:table-cell>
          <table:table-cell office:value-type="float" office:value="7.46" calcext:value-type="float">
            <text:p>7.46</text:p>
          </table:table-cell>
          <table:table-cell office:value-type="string" calcext:value-type="string">
            <text:p><text:s/>ms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6/s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6/s</text:p>
          </table:table-cell>
          <table:table-cell/>
          <table:table-cell table:formula="of:=IF([.J81]=&quot;k/s&quot;; [.I81]; IF([.J81]=&quot;M/s&quot;; [.I81]*1000; [.I81]/1000))" office:value-type="float" office:value="0.134" calcext:value-type="float">
            <text:p>0.134</text:p>
          </table:table-cell>
        </table:table-row>
        <table:table-row table:style-name="ro1">
          <table:table-cell/>
          <table:table-cell office:value-type="string" calcext:value-type="string">
            <text:p>TinspinQuadtree/KNN_1/1000/7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106076" calcext:value-type="float">
            <text:p>106076</text:p>
          </table:table-cell>
          <table:table-cell office:value-type="float" office:value="1" calcext:value-type="float">
            <text:p>1</text:p>
          </table:table-cell>
          <table:table-cell office:value-type="float" office:value="155.452" calcext:value-type="float">
            <text:p>155.452</text:p>
          </table:table-cell>
          <table:table-cell office:value-type="string" calcext:value-type="string">
            <text:p>k/s</text:p>
          </table:table-cell>
          <table:table-cell office:value-type="float" office:value="155.452" calcext:value-type="float">
            <text:p>155.452</text:p>
          </table:table-cell>
          <table:table-cell office:value-type="string" calcext:value-type="string">
            <text:p>k/s</text:p>
          </table:table-cell>
          <table:table-cell/>
          <table:table-cell table:formula="of:=IF([.J82]=&quot;k/s&quot;; [.I82]; IF([.J82]=&quot;M/s&quot;; [.I82]*1000; [.I82]/1000))" office:value-type="float" office:value="155.452" calcext:value-type="float">
            <text:p>155.452</text:p>
          </table:table-cell>
        </table:table-row>
        <table:table-row table:style-name="ro1">
          <table:table-cell/>
          <table:table-cell office:value-type="string" calcext:value-type="string">
            <text:p>TinspinQuadtree/KNN_1/10000/7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<text:s/>ms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<text:s/>ms</text:p>
          </table:table-cell>
          <table:table-cell office:value-type="float" office:value="39918" calcext:value-type="float">
            <text:p>39918</text:p>
          </table:table-cell>
          <table:table-cell office:value-type="float" office:value="1" calcext:value-type="float">
            <text:p>1</text:p>
          </table:table-cell>
          <table:table-cell office:value-type="float" office:value="56.551" calcext:value-type="float">
            <text:p>56.551</text:p>
          </table:table-cell>
          <table:table-cell office:value-type="string" calcext:value-type="string">
            <text:p>k/s</text:p>
          </table:table-cell>
          <table:table-cell office:value-type="float" office:value="56.551" calcext:value-type="float">
            <text:p>56.551</text:p>
          </table:table-cell>
          <table:table-cell office:value-type="string" calcext:value-type="string">
            <text:p>k/s</text:p>
          </table:table-cell>
          <table:table-cell/>
          <table:table-cell table:formula="of:=IF([.J83]=&quot;k/s&quot;; [.I83]; IF([.J83]=&quot;M/s&quot;; [.I83]*1000; [.I83]/1000))" office:value-type="float" office:value="56.551" calcext:value-type="float">
            <text:p>56.551</text:p>
          </table:table-cell>
        </table:table-row>
        <table:table-row table:style-name="ro1">
          <table:table-cell/>
          <table:table-cell office:value-type="string" calcext:value-type="string">
            <text:p>TinspinQuadtree/KNN_1/100000/7</text:p>
          </table:table-cell>
          <table:table-cell office:value-type="float" office:value="0.091" calcext:value-type="float">
            <text:p>0.091</text:p>
          </table:table-cell>
          <table:table-cell office:value-type="string" calcext:value-type="string">
            <text:p><text:s/>ms</text:p>
          </table:table-cell>
          <table:table-cell office:value-type="float" office:value="0.091" calcext:value-type="float">
            <text:p>0.091</text:p>
          </table:table-cell>
          <table:table-cell office:value-type="string" calcext:value-type="string">
            <text:p><text:s/>ms</text:p>
          </table:table-cell>
          <table:table-cell office:value-type="float" office:value="7691" calcext:value-type="float">
            <text:p>7691</text:p>
          </table:table-cell>
          <table:table-cell office:value-type="float" office:value="1" calcext:value-type="float">
            <text:p>1</text:p>
          </table:table-cell>
          <table:table-cell office:value-type="float" office:value="11.0352" calcext:value-type="float">
            <text:p>11.0352</text:p>
          </table:table-cell>
          <table:table-cell office:value-type="string" calcext:value-type="string">
            <text:p>k/s</text:p>
          </table:table-cell>
          <table:table-cell office:value-type="float" office:value="11.0352" calcext:value-type="float">
            <text:p>11.0352</text:p>
          </table:table-cell>
          <table:table-cell office:value-type="string" calcext:value-type="string">
            <text:p>k/s</text:p>
          </table:table-cell>
          <table:table-cell/>
          <table:table-cell table:formula="of:=IF([.J84]=&quot;k/s&quot;; [.I84]; IF([.J84]=&quot;M/s&quot;; [.I84]*1000; [.I84]/1000))" office:value-type="float" office:value="11.0352" calcext:value-type="float">
            <text:p>11.0352</text:p>
          </table:table-cell>
        </table:table-row>
        <table:table-row table:style-name="ro1">
          <table:table-cell/>
          <table:table-cell office:value-type="string" calcext:value-type="string">
            <text:p>TinspinQuadtree/KNN_1/1000000/7</text:p>
          </table:table-cell>
          <table:table-cell office:value-type="float" office:value="0.411" calcext:value-type="float">
            <text:p>0.411</text:p>
          </table:table-cell>
          <table:table-cell office:value-type="string" calcext:value-type="string">
            <text:p><text:s/>ms</text:p>
          </table:table-cell>
          <table:table-cell office:value-type="float" office:value="0.412" calcext:value-type="float">
            <text:p>0.412</text:p>
          </table:table-cell>
          <table:table-cell office:value-type="string" calcext:value-type="string">
            <text:p><text:s/>ms</text:p>
          </table:table-cell>
          <table:table-cell office:value-type="float" office:value="1698" calcext:value-type="float">
            <text:p>1698</text:p>
          </table:table-cell>
          <table:table-cell office:value-type="float" office:value="1" calcext:value-type="float">
            <text:p>1</text:p>
          </table:table-cell>
          <table:table-cell office:value-type="float" office:value="2.42933" calcext:value-type="float">
            <text:p>2.42933</text:p>
          </table:table-cell>
          <table:table-cell office:value-type="string" calcext:value-type="string">
            <text:p>k/s</text:p>
          </table:table-cell>
          <table:table-cell office:value-type="float" office:value="2.42933" calcext:value-type="float">
            <text:p>2.42933</text:p>
          </table:table-cell>
          <table:table-cell office:value-type="string" calcext:value-type="string">
            <text:p>k/s</text:p>
          </table:table-cell>
          <table:table-cell/>
          <table:table-cell table:formula="of:=IF([.J85]=&quot;k/s&quot;; [.I85]; IF([.J85]=&quot;M/s&quot;; [.I85]*1000; [.I85]/1000))" office:value-type="float" office:value="2.42933" calcext:value-type="float">
            <text:p>2.42933</text:p>
          </table:table-cell>
        </table:table-row>
        <table:table-row table:style-name="ro1">
          <table:table-cell/>
          <table:table-cell office:value-type="string" calcext:value-type="string">
            <text:p>TinspinQuadtree/KNN_10/1000/4</text:p>
          </table:table-cell>
          <table:table-cell office:value-type="float" office:value="0.041" calcext:value-type="float">
            <text:p>0.041</text:p>
          </table:table-cell>
          <table:table-cell office:value-type="string" calcext:value-type="string">
            <text:p><text:s/>ms</text:p>
          </table:table-cell>
          <table:table-cell office:value-type="float" office:value="0.041" calcext:value-type="float">
            <text:p>0.041</text:p>
          </table:table-cell>
          <table:table-cell office:value-type="string" calcext:value-type="string">
            <text:p><text:s/>ms</text:p>
          </table:table-cell>
          <table:table-cell office:value-type="float" office:value="17056" calcext:value-type="float">
            <text:p>17056</text:p>
          </table:table-cell>
          <table:table-cell office:value-type="float" office:value="10" calcext:value-type="float">
            <text:p>10</text:p>
          </table:table-cell>
          <table:table-cell office:value-type="float" office:value="24.3322" calcext:value-type="float">
            <text:p>24.3322</text:p>
          </table:table-cell>
          <table:table-cell office:value-type="string" calcext:value-type="string">
            <text:p>k/s</text:p>
          </table:table-cell>
          <table:table-cell office:value-type="float" office:value="243.322" calcext:value-type="float">
            <text:p>243.322</text:p>
          </table:table-cell>
          <table:table-cell office:value-type="string" calcext:value-type="string">
            <text:p>k/s</text:p>
          </table:table-cell>
          <table:table-cell/>
          <table:table-cell table:formula="of:=IF([.J86]=&quot;k/s&quot;; [.I86]; IF([.J86]=&quot;M/s&quot;; [.I86]*1000; [.I86]/1000))" office:value-type="float" office:value="24.3322" calcext:value-type="float">
            <text:p>24.3322</text:p>
          </table:table-cell>
        </table:table-row>
        <table:table-row table:style-name="ro1">
          <table:table-cell/>
          <table:table-cell office:value-type="string" calcext:value-type="string">
            <text:p>TinspinQuadtree/KNN_10/10000/4</text:p>
          </table:table-cell>
          <table:table-cell office:value-type="float" office:value="0.291" calcext:value-type="float">
            <text:p>0.291</text:p>
          </table:table-cell>
          <table:table-cell office:value-type="string" calcext:value-type="string">
            <text:p><text:s/>ms</text:p>
          </table:table-cell>
          <table:table-cell office:value-type="float" office:value="0.291" calcext:value-type="float">
            <text:p>0.291</text:p>
          </table:table-cell>
          <table:table-cell office:value-type="string" calcext:value-type="string">
            <text:p><text:s/>ms</text:p>
          </table:table-cell>
          <table:table-cell office:value-type="float" office:value="2344" calcext:value-type="float">
            <text:p>2344</text:p>
          </table:table-cell>
          <table:table-cell office:value-type="float" office:value="10" calcext:value-type="float">
            <text:p>10</text:p>
          </table:table-cell>
          <table:table-cell office:value-type="float" office:value="3.43885" calcext:value-type="float">
            <text:p>3.43885</text:p>
          </table:table-cell>
          <table:table-cell office:value-type="string" calcext:value-type="string">
            <text:p>k/s</text:p>
          </table:table-cell>
          <table:table-cell office:value-type="float" office:value="34.3885" calcext:value-type="float">
            <text:p>34.3885</text:p>
          </table:table-cell>
          <table:table-cell office:value-type="string" calcext:value-type="string">
            <text:p>k/s</text:p>
          </table:table-cell>
          <table:table-cell/>
          <table:table-cell table:formula="of:=IF([.J87]=&quot;k/s&quot;; [.I87]; IF([.J87]=&quot;M/s&quot;; [.I87]*1000; [.I87]/1000))" office:value-type="float" office:value="3.43885" calcext:value-type="float">
            <text:p>3.43885</text:p>
          </table:table-cell>
        </table:table-row>
        <table:table-row table:style-name="ro1">
          <table:table-cell/>
          <table:table-cell office:value-type="string" calcext:value-type="string">
            <text:p>TinspinQuadtree/KNN_10/100000/4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<text:s/>ms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<text:s/>ms</text:p>
          </table:table-cell>
          <table:table-cell office:value-type="float" office:value="407" calcext:value-type="float">
            <text:p>407</text:p>
          </table:table-cell>
          <table:table-cell office:value-type="float" office:value="10" calcext:value-type="float">
            <text:p>10</text:p>
          </table:table-cell>
          <table:table-cell office:value-type="float" office:value="598.4" calcext:value-type="float">
            <text:p>598.4</text:p>
          </table:table-cell>
          <table:table-cell office:value-type="string" calcext:value-type="string">
            <text:p>1/s</text:p>
          </table:table-cell>
          <table:table-cell office:value-type="float" office:value="5.9841" calcext:value-type="float">
            <text:p>5.9841</text:p>
          </table:table-cell>
          <table:table-cell office:value-type="string" calcext:value-type="string">
            <text:p>k/s</text:p>
          </table:table-cell>
          <table:table-cell/>
          <table:table-cell table:formula="of:=IF([.J88]=&quot;k/s&quot;; [.I88]; IF([.J88]=&quot;M/s&quot;; [.I88]*1000; [.I88]/1000))" office:value-type="float" office:value="0.5984" calcext:value-type="float">
            <text:p>0.5984</text:p>
          </table:table-cell>
        </table:table-row>
        <table:table-row table:style-name="ro1">
          <table:table-cell/>
          <table:table-cell office:value-type="string" calcext:value-type="string">
            <text:p>TinspinQuadtree/KNN_10/1000000/4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<text:s/>ms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<text:s/>ms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85.016" calcext:value-type="float">
            <text:p>85.016</text:p>
          </table:table-cell>
          <table:table-cell office:value-type="string" calcext:value-type="string">
            <text:p>2/s</text:p>
          </table:table-cell>
          <table:table-cell office:value-type="float" office:value="850.16" calcext:value-type="float">
            <text:p>850.16</text:p>
          </table:table-cell>
          <table:table-cell office:value-type="string" calcext:value-type="string">
            <text:p>2/s</text:p>
          </table:table-cell>
          <table:table-cell/>
          <table:table-cell table:formula="of:=IF([.J89]=&quot;k/s&quot;; [.I89]; IF([.J89]=&quot;M/s&quot;; [.I89]*1000; [.I89]/1000))" office:value-type="float" office:value="0.085016" calcext:value-type="float">
            <text:p>0.085016</text:p>
          </table:table-cell>
        </table:table-row>
        <table:table-row table:style-name="ro1">
          <table:table-cell/>
          <table:table-cell office:value-type="string" calcext:value-type="string">
            <text:p>TinspinQuadtree/KNN_10/1000/7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97203" calcext:value-type="float">
            <text:p>97203</text:p>
          </table:table-cell>
          <table:table-cell office:value-type="float" office:value="10" calcext:value-type="float">
            <text:p>10</text:p>
          </table:table-cell>
          <table:table-cell office:value-type="float" office:value="140.388" calcext:value-type="float">
            <text:p>140.388</text:p>
          </table:table-cell>
          <table:table-cell office:value-type="string" calcext:value-type="string">
            <text:p>k/s</text:p>
          </table:table-cell>
          <table:table-cell office:value-type="float" office:value="1.40388" calcext:value-type="float">
            <text:p>1.40388</text:p>
          </table:table-cell>
          <table:table-cell office:value-type="string" calcext:value-type="string">
            <text:p>M/s</text:p>
          </table:table-cell>
          <table:table-cell/>
          <table:table-cell table:formula="of:=IF([.J90]=&quot;k/s&quot;; [.I90]; IF([.J90]=&quot;M/s&quot;; [.I90]*1000; [.I90]/1000))" office:value-type="float" office:value="140.388" calcext:value-type="float">
            <text:p>140.388</text:p>
          </table:table-cell>
        </table:table-row>
        <table:table-row table:style-name="ro1">
          <table:table-cell/>
          <table:table-cell office:value-type="string" calcext:value-type="string">
            <text:p>TinspinQuadtree/KNN_10/10000/7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<text:s/>ms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<text:s/>ms</text:p>
          </table:table-cell>
          <table:table-cell office:value-type="float" office:value="38527" calcext:value-type="float">
            <text:p>38527</text:p>
          </table:table-cell>
          <table:table-cell office:value-type="float" office:value="10" calcext:value-type="float">
            <text:p>10</text:p>
          </table:table-cell>
          <table:table-cell office:value-type="float" office:value="54.8135" calcext:value-type="float">
            <text:p>54.8135</text:p>
          </table:table-cell>
          <table:table-cell office:value-type="string" calcext:value-type="string">
            <text:p>k/s</text:p>
          </table:table-cell>
          <table:table-cell office:value-type="float" office:value="548.135" calcext:value-type="float">
            <text:p>548.135</text:p>
          </table:table-cell>
          <table:table-cell office:value-type="string" calcext:value-type="string">
            <text:p>k/s</text:p>
          </table:table-cell>
          <table:table-cell/>
          <table:table-cell table:formula="of:=IF([.J91]=&quot;k/s&quot;; [.I91]; IF([.J91]=&quot;M/s&quot;; [.I91]*1000; [.I91]/1000))" office:value-type="float" office:value="54.8135" calcext:value-type="float">
            <text:p>54.8135</text:p>
          </table:table-cell>
        </table:table-row>
        <table:table-row table:style-name="ro1">
          <table:table-cell/>
          <table:table-cell office:value-type="string" calcext:value-type="string">
            <text:p>TinspinQuadtree/KNN_10/100000/7</text:p>
          </table:table-cell>
          <table:table-cell office:value-type="float" office:value="0.091" calcext:value-type="float">
            <text:p>0.091</text:p>
          </table:table-cell>
          <table:table-cell office:value-type="string" calcext:value-type="string">
            <text:p><text:s/>ms</text:p>
          </table:table-cell>
          <table:table-cell office:value-type="float" office:value="0.091" calcext:value-type="float">
            <text:p>0.091</text:p>
          </table:table-cell>
          <table:table-cell office:value-type="string" calcext:value-type="string">
            <text:p><text:s/>ms</text:p>
          </table:table-cell>
          <table:table-cell office:value-type="float" office:value="7598" calcext:value-type="float">
            <text:p>7598</text:p>
          </table:table-cell>
          <table:table-cell office:value-type="float" office:value="10" calcext:value-type="float">
            <text:p>10</text:p>
          </table:table-cell>
          <table:table-cell office:value-type="float" office:value="11.0014" calcext:value-type="float">
            <text:p>11.0014</text:p>
          </table:table-cell>
          <table:table-cell office:value-type="string" calcext:value-type="string">
            <text:p>k/s</text:p>
          </table:table-cell>
          <table:table-cell office:value-type="float" office:value="110.014" calcext:value-type="float">
            <text:p>110.014</text:p>
          </table:table-cell>
          <table:table-cell office:value-type="string" calcext:value-type="string">
            <text:p>k/s</text:p>
          </table:table-cell>
          <table:table-cell/>
          <table:table-cell table:formula="of:=IF([.J92]=&quot;k/s&quot;; [.I92]; IF([.J92]=&quot;M/s&quot;; [.I92]*1000; [.I92]/1000))" office:value-type="float" office:value="11.0014" calcext:value-type="float">
            <text:p>11.0014</text:p>
          </table:table-cell>
        </table:table-row>
        <table:table-row table:style-name="ro1">
          <table:table-cell/>
          <table:table-cell office:value-type="string" calcext:value-type="string">
            <text:p>TinspinQuadtree/KNN_10/1000000/7</text:p>
          </table:table-cell>
          <table:table-cell office:value-type="float" office:value="0.413" calcext:value-type="float">
            <text:p>0.413</text:p>
          </table:table-cell>
          <table:table-cell office:value-type="string" calcext:value-type="string">
            <text:p><text:s/>ms</text:p>
          </table:table-cell>
          <table:table-cell office:value-type="float" office:value="0.413" calcext:value-type="float">
            <text:p>0.413</text:p>
          </table:table-cell>
          <table:table-cell office:value-type="string" calcext:value-type="string">
            <text:p><text:s/>ms</text:p>
          </table:table-cell>
          <table:table-cell office:value-type="float" office:value="1706" calcext:value-type="float">
            <text:p>1706</text:p>
          </table:table-cell>
          <table:table-cell office:value-type="float" office:value="10" calcext:value-type="float">
            <text:p>10</text:p>
          </table:table-cell>
          <table:table-cell office:value-type="float" office:value="2.42327" calcext:value-type="float">
            <text:p>2.42327</text:p>
          </table:table-cell>
          <table:table-cell office:value-type="string" calcext:value-type="string">
            <text:p>k/s</text:p>
          </table:table-cell>
          <table:table-cell office:value-type="float" office:value="24.2327" calcext:value-type="float">
            <text:p>24.2327</text:p>
          </table:table-cell>
          <table:table-cell office:value-type="string" calcext:value-type="string">
            <text:p>k/s</text:p>
          </table:table-cell>
          <table:table-cell/>
          <table:table-cell table:formula="of:=IF([.J93]=&quot;k/s&quot;; [.I93]; IF([.J93]=&quot;M/s&quot;; [.I93]*1000; [.I93]/1000))" office:value-type="float" office:value="2.42327" calcext:value-type="float">
            <text:p>2.42327</text:p>
          </table:table-cell>
        </table:table-row>
        <table:table-row table:style-name="ro1">
          <table:table-cell/>
          <table:table-cell office:value-type="string" calcext:value-type="string">
            <text:p>BoostRT/KNN_1/1000/4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149218" calcext:value-type="float">
            <text:p>149218</text:p>
          </table:table-cell>
          <table:table-cell office:value-type="float" office:value="1" calcext:value-type="float">
            <text:p>1</text:p>
          </table:table-cell>
          <table:table-cell office:value-type="float" office:value="213.757" calcext:value-type="float">
            <text:p>213.757</text:p>
          </table:table-cell>
          <table:table-cell office:value-type="string" calcext:value-type="string">
            <text:p>k/s</text:p>
          </table:table-cell>
          <table:table-cell office:value-type="float" office:value="213.757" calcext:value-type="float">
            <text:p>213.757</text:p>
          </table:table-cell>
          <table:table-cell office:value-type="string" calcext:value-type="string">
            <text:p>k/s</text:p>
          </table:table-cell>
          <table:table-cell/>
          <table:table-cell table:formula="of:=IF([.J94]=&quot;k/s&quot;; [.I94]; IF([.J94]=&quot;M/s&quot;; [.I94]*1000; [.I94]/1000))" office:value-type="float" office:value="213.757" calcext:value-type="float">
            <text:p>213.757</text:p>
          </table:table-cell>
        </table:table-row>
        <table:table-row table:style-name="ro1">
          <table:table-cell/>
          <table:table-cell office:value-type="string" calcext:value-type="string">
            <text:p>BoostRT/KNN_1/10000/4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<text:s/>ms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<text:s/>ms</text:p>
          </table:table-cell>
          <table:table-cell office:value-type="float" office:value="49808" calcext:value-type="float">
            <text:p>49808</text:p>
          </table:table-cell>
          <table:table-cell office:value-type="float" office:value="1" calcext:value-type="float">
            <text:p>1</text:p>
          </table:table-cell>
          <table:table-cell office:value-type="float" office:value="71.6729" calcext:value-type="float">
            <text:p>71.6729</text:p>
          </table:table-cell>
          <table:table-cell office:value-type="string" calcext:value-type="string">
            <text:p>k/s</text:p>
          </table:table-cell>
          <table:table-cell office:value-type="float" office:value="71.6729" calcext:value-type="float">
            <text:p>71.6729</text:p>
          </table:table-cell>
          <table:table-cell office:value-type="string" calcext:value-type="string">
            <text:p>k/s</text:p>
          </table:table-cell>
          <table:table-cell/>
          <table:table-cell table:formula="of:=IF([.J95]=&quot;k/s&quot;; [.I95]; IF([.J95]=&quot;M/s&quot;; [.I95]*1000; [.I95]/1000))" office:value-type="float" office:value="71.6729" calcext:value-type="float">
            <text:p>71.6729</text:p>
          </table:table-cell>
        </table:table-row>
        <table:table-row table:style-name="ro1">
          <table:table-cell/>
          <table:table-cell office:value-type="string" calcext:value-type="string">
            <text:p>BoostRT/KNN_1/100000/4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<text:s/>ms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<text:s/>ms</text:p>
          </table:table-cell>
          <table:table-cell office:value-type="float" office:value="18398" calcext:value-type="float">
            <text:p>18398</text:p>
          </table:table-cell>
          <table:table-cell office:value-type="float" office:value="1" calcext:value-type="float">
            <text:p>1</text:p>
          </table:table-cell>
          <table:table-cell office:value-type="float" office:value="26.4812" calcext:value-type="float">
            <text:p>26.4812</text:p>
          </table:table-cell>
          <table:table-cell office:value-type="string" calcext:value-type="string">
            <text:p>k/s</text:p>
          </table:table-cell>
          <table:table-cell office:value-type="float" office:value="26.4812" calcext:value-type="float">
            <text:p>26.4812</text:p>
          </table:table-cell>
          <table:table-cell office:value-type="string" calcext:value-type="string">
            <text:p>k/s</text:p>
          </table:table-cell>
          <table:table-cell/>
          <table:table-cell table:formula="of:=IF([.J96]=&quot;k/s&quot;; [.I96]; IF([.J96]=&quot;M/s&quot;; [.I96]*1000; [.I96]/1000))" office:value-type="float" office:value="26.4812" calcext:value-type="float">
            <text:p>26.4812</text:p>
          </table:table-cell>
        </table:table-row>
        <table:table-row table:style-name="ro1">
          <table:table-cell/>
          <table:table-cell office:value-type="string" calcext:value-type="string">
            <text:p>BoostRT/KNN_1/1000000/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<text:s/>ms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<text:s/>ms</text:p>
          </table:table-cell>
          <table:table-cell office:value-type="float" office:value="13304" calcext:value-type="float">
            <text:p>13304</text:p>
          </table:table-cell>
          <table:table-cell office:value-type="float" office:value="1" calcext:value-type="float">
            <text:p>1</text:p>
          </table:table-cell>
          <table:table-cell office:value-type="float" office:value="19.5417" calcext:value-type="float">
            <text:p>19.5417</text:p>
          </table:table-cell>
          <table:table-cell office:value-type="string" calcext:value-type="string">
            <text:p>k/s</text:p>
          </table:table-cell>
          <table:table-cell office:value-type="float" office:value="19.5417" calcext:value-type="float">
            <text:p>19.5417</text:p>
          </table:table-cell>
          <table:table-cell office:value-type="string" calcext:value-type="string">
            <text:p>k/s</text:p>
          </table:table-cell>
          <table:table-cell/>
          <table:table-cell table:formula="of:=IF([.J97]=&quot;k/s&quot;; [.I97]; IF([.J97]=&quot;M/s&quot;; [.I97]*1000; [.I97]/1000))" office:value-type="float" office:value="19.5417" calcext:value-type="float">
            <text:p>19.5417</text:p>
          </table:table-cell>
        </table:table-row>
        <table:table-row table:style-name="ro1">
          <table:table-cell/>
          <table:table-cell office:value-type="string" calcext:value-type="string">
            <text:p>BoostRT/KNN_1/1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484495" calcext:value-type="float">
            <text:p>484495</text:p>
          </table:table-cell>
          <table:table-cell office:value-type="float" office:value="1" calcext:value-type="float">
            <text:p>1</text:p>
          </table:table-cell>
          <table:table-cell office:value-type="float" office:value="692.842" calcext:value-type="float">
            <text:p>692.842</text:p>
          </table:table-cell>
          <table:table-cell office:value-type="string" calcext:value-type="string">
            <text:p>k/s</text:p>
          </table:table-cell>
          <table:table-cell office:value-type="float" office:value="692.842" calcext:value-type="float">
            <text:p>692.842</text:p>
          </table:table-cell>
          <table:table-cell office:value-type="string" calcext:value-type="string">
            <text:p>k/s</text:p>
          </table:table-cell>
          <table:table-cell/>
          <table:table-cell table:formula="of:=IF([.J98]=&quot;k/s&quot;; [.I98]; IF([.J98]=&quot;M/s&quot;; [.I98]*1000; [.I98]/1000))" office:value-type="float" office:value="692.842" calcext:value-type="float">
            <text:p>692.842</text:p>
          </table:table-cell>
        </table:table-row>
        <table:table-row table:style-name="ro1">
          <table:table-cell/>
          <table:table-cell office:value-type="string" calcext:value-type="string">
            <text:p>BoostRT/KNN_1/10000/7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73967" calcext:value-type="float">
            <text:p>173967</text:p>
          </table:table-cell>
          <table:table-cell office:value-type="float" office:value="1" calcext:value-type="float">
            <text:p>1</text:p>
          </table:table-cell>
          <table:table-cell office:value-type="float" office:value="248.52" calcext:value-type="float">
            <text:p>248.52</text:p>
          </table:table-cell>
          <table:table-cell office:value-type="string" calcext:value-type="string">
            <text:p>k/s</text:p>
          </table:table-cell>
          <table:table-cell office:value-type="float" office:value="248.52" calcext:value-type="float">
            <text:p>248.52</text:p>
          </table:table-cell>
          <table:table-cell office:value-type="string" calcext:value-type="string">
            <text:p>k/s</text:p>
          </table:table-cell>
          <table:table-cell/>
          <table:table-cell table:formula="of:=IF([.J99]=&quot;k/s&quot;; [.I99]; IF([.J99]=&quot;M/s&quot;; [.I99]*1000; [.I99]/1000))" office:value-type="float" office:value="248.52" calcext:value-type="float">
            <text:p>248.52</text:p>
          </table:table-cell>
        </table:table-row>
        <table:table-row table:style-name="ro1">
          <table:table-cell/>
          <table:table-cell office:value-type="string" calcext:value-type="string">
            <text:p>BoostRT/KNN_1/100000/7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ms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ms</text:p>
          </table:table-cell>
          <table:table-cell office:value-type="float" office:value="35757" calcext:value-type="float">
            <text:p>35757</text:p>
          </table:table-cell>
          <table:table-cell office:value-type="float" office:value="1" calcext:value-type="float">
            <text:p>1</text:p>
          </table:table-cell>
          <table:table-cell office:value-type="float" office:value="51.0171" calcext:value-type="float">
            <text:p>51.0171</text:p>
          </table:table-cell>
          <table:table-cell office:value-type="string" calcext:value-type="string">
            <text:p>k/s</text:p>
          </table:table-cell>
          <table:table-cell office:value-type="float" office:value="51.0171" calcext:value-type="float">
            <text:p>51.0171</text:p>
          </table:table-cell>
          <table:table-cell office:value-type="string" calcext:value-type="string">
            <text:p>k/s</text:p>
          </table:table-cell>
          <table:table-cell/>
          <table:table-cell table:formula="of:=IF([.J100]=&quot;k/s&quot;; [.I100]; IF([.J100]=&quot;M/s&quot;; [.I100]*1000; [.I100]/1000))" office:value-type="float" office:value="51.0171" calcext:value-type="float">
            <text:p>51.0171</text:p>
          </table:table-cell>
        </table:table-row>
        <table:table-row table:style-name="ro1">
          <table:table-cell/>
          <table:table-cell office:value-type="string" calcext:value-type="string">
            <text:p>BoostRT/KNN_1/1000000/7</text:p>
          </table:table-cell>
          <table:table-cell office:value-type="float" office:value="0.074" calcext:value-type="float">
            <text:p>0.074</text:p>
          </table:table-cell>
          <table:table-cell office:value-type="string" calcext:value-type="string">
            <text:p><text:s/>ms</text:p>
          </table:table-cell>
          <table:table-cell office:value-type="float" office:value="0.074" calcext:value-type="float">
            <text:p>0.074</text:p>
          </table:table-cell>
          <table:table-cell office:value-type="string" calcext:value-type="string">
            <text:p><text:s/>ms</text:p>
          </table:table-cell>
          <table:table-cell office:value-type="float" office:value="9495" calcext:value-type="float">
            <text:p>9495</text:p>
          </table:table-cell>
          <table:table-cell office:value-type="float" office:value="1" calcext:value-type="float">
            <text:p>1</text:p>
          </table:table-cell>
          <table:table-cell office:value-type="float" office:value="13.5125" calcext:value-type="float">
            <text:p>13.5125</text:p>
          </table:table-cell>
          <table:table-cell office:value-type="string" calcext:value-type="string">
            <text:p>k/s</text:p>
          </table:table-cell>
          <table:table-cell office:value-type="float" office:value="13.5125" calcext:value-type="float">
            <text:p>13.5125</text:p>
          </table:table-cell>
          <table:table-cell office:value-type="string" calcext:value-type="string">
            <text:p>k/s</text:p>
          </table:table-cell>
          <table:table-cell/>
          <table:table-cell table:formula="of:=IF([.J101]=&quot;k/s&quot;; [.I101]; IF([.J101]=&quot;M/s&quot;; [.I101]*1000; [.I101]/1000))" office:value-type="float" office:value="13.5125" calcext:value-type="float">
            <text:p>13.5125</text:p>
          </table:table-cell>
        </table:table-row>
        <table:table-row table:style-name="ro1">
          <table:table-cell/>
          <table:table-cell office:value-type="string" calcext:value-type="string">
            <text:p>BoostRT/KNN_10/1000/4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<text:s/>ms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<text:s/>ms</text:p>
          </table:table-cell>
          <table:table-cell office:value-type="float" office:value="84109" calcext:value-type="float">
            <text:p>84109</text:p>
          </table:table-cell>
          <table:table-cell office:value-type="float" office:value="10" calcext:value-type="float">
            <text:p>10</text:p>
          </table:table-cell>
          <table:table-cell office:value-type="float" office:value="119.962" calcext:value-type="float">
            <text:p>119.962</text:p>
          </table:table-cell>
          <table:table-cell office:value-type="string" calcext:value-type="string">
            <text:p>k/s</text:p>
          </table:table-cell>
          <table:table-cell office:value-type="float" office:value="1.19962" calcext:value-type="float">
            <text:p>1.19962</text:p>
          </table:table-cell>
          <table:table-cell office:value-type="string" calcext:value-type="string">
            <text:p>M/s</text:p>
          </table:table-cell>
          <table:table-cell/>
          <table:table-cell table:formula="of:=IF([.J102]=&quot;k/s&quot;; [.I102]; IF([.J102]=&quot;M/s&quot;; [.I102]*1000; [.I102]/1000))" office:value-type="float" office:value="119.962" calcext:value-type="float">
            <text:p>119.962</text:p>
          </table:table-cell>
        </table:table-row>
        <table:table-row table:style-name="ro1">
          <table:table-cell/>
          <table:table-cell office:value-type="string" calcext:value-type="string">
            <text:p>BoostRT/KNN_10/10000/4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/>ms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/>ms</text:p>
          </table:table-cell>
          <table:table-cell office:value-type="float" office:value="23433" calcext:value-type="float">
            <text:p>23433</text:p>
          </table:table-cell>
          <table:table-cell office:value-type="float" office:value="10" calcext:value-type="float">
            <text:p>10</text:p>
          </table:table-cell>
          <table:table-cell office:value-type="float" office:value="33.3092" calcext:value-type="float">
            <text:p>33.3092</text:p>
          </table:table-cell>
          <table:table-cell office:value-type="string" calcext:value-type="string">
            <text:p>k/s</text:p>
          </table:table-cell>
          <table:table-cell office:value-type="float" office:value="333.092" calcext:value-type="float">
            <text:p>333.092</text:p>
          </table:table-cell>
          <table:table-cell office:value-type="string" calcext:value-type="string">
            <text:p>k/s</text:p>
          </table:table-cell>
          <table:table-cell/>
          <table:table-cell table:formula="of:=IF([.J103]=&quot;k/s&quot;; [.I103]; IF([.J103]=&quot;M/s&quot;; [.I103]*1000; [.I103]/1000))" office:value-type="float" office:value="33.3092" calcext:value-type="float">
            <text:p>33.3092</text:p>
          </table:table-cell>
        </table:table-row>
        <table:table-row table:style-name="ro1">
          <table:table-cell/>
          <table:table-cell office:value-type="string" calcext:value-type="string">
            <text:p>BoostRT/KNN_10/100000/4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<text:s/>ms</text:p>
          </table:table-cell>
          <table:table-cell office:value-type="float" office:value="0.083" calcext:value-type="float">
            <text:p>0.083</text:p>
          </table:table-cell>
          <table:table-cell office:value-type="string" calcext:value-type="string">
            <text:p><text:s/>ms</text:p>
          </table:table-cell>
          <table:table-cell office:value-type="float" office:value="8546" calcext:value-type="float">
            <text:p>8546</text:p>
          </table:table-cell>
          <table:table-cell office:value-type="float" office:value="10" calcext:value-type="float">
            <text:p>10</text:p>
          </table:table-cell>
          <table:table-cell office:value-type="float" office:value="12.1126" calcext:value-type="float">
            <text:p>12.1126</text:p>
          </table:table-cell>
          <table:table-cell office:value-type="string" calcext:value-type="string">
            <text:p>k/s</text:p>
          </table:table-cell>
          <table:table-cell office:value-type="float" office:value="121.126" calcext:value-type="float">
            <text:p>121.126</text:p>
          </table:table-cell>
          <table:table-cell office:value-type="string" calcext:value-type="string">
            <text:p>k/s</text:p>
          </table:table-cell>
          <table:table-cell/>
          <table:table-cell table:formula="of:=IF([.J104]=&quot;k/s&quot;; [.I104]; IF([.J104]=&quot;M/s&quot;; [.I104]*1000; [.I104]/1000))" office:value-type="float" office:value="12.1126" calcext:value-type="float">
            <text:p>12.1126</text:p>
          </table:table-cell>
        </table:table-row>
        <table:table-row table:style-name="ro1">
          <table:table-cell/>
          <table:table-cell office:value-type="string" calcext:value-type="string">
            <text:p>BoostRT/KNN_10/1000000/4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<text:s/>ms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<text:s/>ms</text:p>
          </table:table-cell>
          <table:table-cell office:value-type="float" office:value="4012" calcext:value-type="float">
            <text:p>4012</text:p>
          </table:table-cell>
          <table:table-cell office:value-type="float" office:value="10" calcext:value-type="float">
            <text:p>10</text:p>
          </table:table-cell>
          <table:table-cell office:value-type="float" office:value="5.76802" calcext:value-type="float">
            <text:p>5.76802</text:p>
          </table:table-cell>
          <table:table-cell office:value-type="string" calcext:value-type="string">
            <text:p>k/s</text:p>
          </table:table-cell>
          <table:table-cell office:value-type="float" office:value="57.6802" calcext:value-type="float">
            <text:p>57.6802</text:p>
          </table:table-cell>
          <table:table-cell office:value-type="string" calcext:value-type="string">
            <text:p>k/s</text:p>
          </table:table-cell>
          <table:table-cell/>
          <table:table-cell table:formula="of:=IF([.J105]=&quot;k/s&quot;; [.I105]; IF([.J105]=&quot;M/s&quot;; [.I105]*1000; [.I105]/1000))" office:value-type="float" office:value="5.76802" calcext:value-type="float">
            <text:p>5.76802</text:p>
          </table:table-cell>
        </table:table-row>
        <table:table-row table:style-name="ro1">
          <table:table-cell/>
          <table:table-cell office:value-type="string" calcext:value-type="string">
            <text:p>BoostRT/KNN_10/1000/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75463" calcext:value-type="float">
            <text:p>275463</text:p>
          </table:table-cell>
          <table:table-cell office:value-type="float" office:value="10" calcext:value-type="float">
            <text:p>10</text:p>
          </table:table-cell>
          <table:table-cell office:value-type="float" office:value="394.134" calcext:value-type="float">
            <text:p>394.134</text:p>
          </table:table-cell>
          <table:table-cell office:value-type="string" calcext:value-type="string">
            <text:p>k/s</text:p>
          </table:table-cell>
          <table:table-cell office:value-type="float" office:value="3.94134" calcext:value-type="float">
            <text:p>3.94134</text:p>
          </table:table-cell>
          <table:table-cell office:value-type="string" calcext:value-type="string">
            <text:p>M/s</text:p>
          </table:table-cell>
          <table:table-cell/>
          <table:table-cell table:formula="of:=IF([.J106]=&quot;k/s&quot;; [.I106]; IF([.J106]=&quot;M/s&quot;; [.I106]*1000; [.I106]/1000))" office:value-type="float" office:value="394.134" calcext:value-type="float">
            <text:p>394.134</text:p>
          </table:table-cell>
        </table:table-row>
        <table:table-row table:style-name="ro1">
          <table:table-cell/>
          <table:table-cell office:value-type="string" calcext:value-type="string">
            <text:p>BoostRT/KNN_10/10000/7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131417" calcext:value-type="float">
            <text:p>131417</text:p>
          </table:table-cell>
          <table:table-cell office:value-type="float" office:value="10" calcext:value-type="float">
            <text:p>10</text:p>
          </table:table-cell>
          <table:table-cell office:value-type="float" office:value="188.004" calcext:value-type="float">
            <text:p>188.004</text:p>
          </table:table-cell>
          <table:table-cell office:value-type="string" calcext:value-type="string">
            <text:p>k/s</text:p>
          </table:table-cell>
          <table:table-cell office:value-type="float" office:value="1.88004" calcext:value-type="float">
            <text:p>1.88004</text:p>
          </table:table-cell>
          <table:table-cell office:value-type="string" calcext:value-type="string">
            <text:p>M/s</text:p>
          </table:table-cell>
          <table:table-cell/>
          <table:table-cell table:formula="of:=IF([.J107]=&quot;k/s&quot;; [.I107]; IF([.J107]=&quot;M/s&quot;; [.I107]*1000; [.I107]/1000))" office:value-type="float" office:value="188.004" calcext:value-type="float">
            <text:p>188.004</text:p>
          </table:table-cell>
        </table:table-row>
        <table:table-row table:style-name="ro1">
          <table:table-cell/>
          <table:table-cell office:value-type="string" calcext:value-type="string">
            <text:p>BoostRT/KNN_10/100000/7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<text:s/>ms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<text:s/>ms</text:p>
          </table:table-cell>
          <table:table-cell office:value-type="float" office:value="33206" calcext:value-type="float">
            <text:p>33206</text:p>
          </table:table-cell>
          <table:table-cell office:value-type="float" office:value="10" calcext:value-type="float">
            <text:p>10</text:p>
          </table:table-cell>
          <table:table-cell office:value-type="float" office:value="47.7184" calcext:value-type="float">
            <text:p>47.7184</text:p>
          </table:table-cell>
          <table:table-cell office:value-type="string" calcext:value-type="string">
            <text:p>k/s</text:p>
          </table:table-cell>
          <table:table-cell office:value-type="float" office:value="477.184" calcext:value-type="float">
            <text:p>477.184</text:p>
          </table:table-cell>
          <table:table-cell office:value-type="string" calcext:value-type="string">
            <text:p>k/s</text:p>
          </table:table-cell>
          <table:table-cell/>
          <table:table-cell table:formula="of:=IF([.J108]=&quot;k/s&quot;; [.I108]; IF([.J108]=&quot;M/s&quot;; [.I108]*1000; [.I108]/1000))" office:value-type="float" office:value="47.7184" calcext:value-type="float">
            <text:p>47.7184</text:p>
          </table:table-cell>
        </table:table-row>
        <table:table-row table:style-name="ro1">
          <table:table-cell/>
          <table:table-cell office:value-type="string" calcext:value-type="string">
            <text:p>BoostRT/KNN_10/1000000/7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/>ms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/>ms</text:p>
          </table:table-cell>
          <table:table-cell office:value-type="float" office:value="8708" calcext:value-type="float">
            <text:p>8708</text:p>
          </table:table-cell>
          <table:table-cell office:value-type="float" office:value="10" calcext:value-type="float">
            <text:p>10</text:p>
          </table:table-cell>
          <table:table-cell office:value-type="float" office:value="12.4471" calcext:value-type="float">
            <text:p>12.4471</text:p>
          </table:table-cell>
          <table:table-cell office:value-type="string" calcext:value-type="string">
            <text:p>k/s</text:p>
          </table:table-cell>
          <table:table-cell office:value-type="float" office:value="124.471" calcext:value-type="float">
            <text:p>124.471</text:p>
          </table:table-cell>
          <table:table-cell office:value-type="string" calcext:value-type="string">
            <text:p>k/s</text:p>
          </table:table-cell>
          <table:table-cell/>
          <table:table-cell table:formula="of:=IF([.J109]=&quot;k/s&quot;; [.I109]; IF([.J109]=&quot;M/s&quot;; [.I109]*1000; [.I109]/1000))" office:value-type="float" office:value="12.4471" calcext:value-type="float">
            <text:p>12.4471</text:p>
          </table:table-cell>
        </table:table-row>
        <table:table-row table:style-name="ro1">
          <table:table-cell/>
          <table:table-cell office:value-type="string" calcext:value-type="string">
            <text:p>FlannKDS/KNN_1/1000/4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153312" calcext:value-type="float">
            <text:p>153312</text:p>
          </table:table-cell>
          <table:table-cell office:value-type="float" office:value="1" calcext:value-type="float">
            <text:p>1</text:p>
          </table:table-cell>
          <table:table-cell office:value-type="float" office:value="218.406" calcext:value-type="float">
            <text:p>218.406</text:p>
          </table:table-cell>
          <table:table-cell office:value-type="string" calcext:value-type="string">
            <text:p>k/s</text:p>
          </table:table-cell>
          <table:table-cell office:value-type="float" office:value="218.406" calcext:value-type="float">
            <text:p>218.406</text:p>
          </table:table-cell>
          <table:table-cell office:value-type="string" calcext:value-type="string">
            <text:p>k/s</text:p>
          </table:table-cell>
          <table:table-cell/>
          <table:table-cell table:formula="of:=IF([.J110]=&quot;k/s&quot;; [.I110]; IF([.J110]=&quot;M/s&quot;; [.I110]*1000; [.I110]/1000))" office:value-type="float" office:value="218.406" calcext:value-type="float">
            <text:p>218.406</text:p>
          </table:table-cell>
        </table:table-row>
        <table:table-row table:style-name="ro1">
          <table:table-cell/>
          <table:table-cell office:value-type="string" calcext:value-type="string">
            <text:p>FlannKDS/KNN_1/10000/4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<text:s/>ms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<text:s/>ms</text:p>
          </table:table-cell>
          <table:table-cell office:value-type="float" office:value="55391" calcext:value-type="float">
            <text:p>55391</text:p>
          </table:table-cell>
          <table:table-cell office:value-type="float" office:value="1" calcext:value-type="float">
            <text:p>1</text:p>
          </table:table-cell>
          <table:table-cell office:value-type="float" office:value="80.3269" calcext:value-type="float">
            <text:p>80.3269</text:p>
          </table:table-cell>
          <table:table-cell office:value-type="string" calcext:value-type="string">
            <text:p>k/s</text:p>
          </table:table-cell>
          <table:table-cell office:value-type="float" office:value="80.3269" calcext:value-type="float">
            <text:p>80.3269</text:p>
          </table:table-cell>
          <table:table-cell office:value-type="string" calcext:value-type="string">
            <text:p>k/s</text:p>
          </table:table-cell>
          <table:table-cell/>
          <table:table-cell table:formula="of:=IF([.J111]=&quot;k/s&quot;; [.I111]; IF([.J111]=&quot;M/s&quot;; [.I111]*1000; [.I111]/1000))" office:value-type="float" office:value="80.3269" calcext:value-type="float">
            <text:p>80.3269</text:p>
          </table:table-cell>
        </table:table-row>
        <table:table-row table:style-name="ro1">
          <table:table-cell/>
          <table:table-cell office:value-type="string" calcext:value-type="string">
            <text:p>FlannKDS/KNN_1/100000/4</text:p>
          </table:table-cell>
          <table:table-cell office:value-type="float" office:value="0.037" calcext:value-type="float">
            <text:p>0.037</text:p>
          </table:table-cell>
          <table:table-cell office:value-type="string" calcext:value-type="string">
            <text:p><text:s/>ms</text:p>
          </table:table-cell>
          <table:table-cell office:value-type="float" office:value="0.037" calcext:value-type="float">
            <text:p>0.037</text:p>
          </table:table-cell>
          <table:table-cell office:value-type="string" calcext:value-type="string">
            <text:p><text:s/>ms</text:p>
          </table:table-cell>
          <table:table-cell office:value-type="float" office:value="18815" calcext:value-type="float">
            <text:p>18815</text:p>
          </table:table-cell>
          <table:table-cell office:value-type="float" office:value="1" calcext:value-type="float">
            <text:p>1</text:p>
          </table:table-cell>
          <table:table-cell office:value-type="float" office:value="27.1011" calcext:value-type="float">
            <text:p>27.1011</text:p>
          </table:table-cell>
          <table:table-cell office:value-type="string" calcext:value-type="string">
            <text:p>k/s</text:p>
          </table:table-cell>
          <table:table-cell office:value-type="float" office:value="27.1011" calcext:value-type="float">
            <text:p>27.1011</text:p>
          </table:table-cell>
          <table:table-cell office:value-type="string" calcext:value-type="string">
            <text:p>k/s</text:p>
          </table:table-cell>
          <table:table-cell/>
          <table:table-cell table:formula="of:=IF([.J112]=&quot;k/s&quot;; [.I112]; IF([.J112]=&quot;M/s&quot;; [.I112]*1000; [.I112]/1000))" office:value-type="float" office:value="27.1011" calcext:value-type="float">
            <text:p>27.1011</text:p>
          </table:table-cell>
        </table:table-row>
        <table:table-row table:style-name="ro1">
          <table:table-cell/>
          <table:table-cell office:value-type="string" calcext:value-type="string">
            <text:p>FlannKDS/KNN_1/1000000/4</text:p>
          </table:table-cell>
          <table:table-cell office:value-type="float" office:value="0.041" calcext:value-type="float">
            <text:p>0.041</text:p>
          </table:table-cell>
          <table:table-cell office:value-type="string" calcext:value-type="string">
            <text:p><text:s/>ms</text:p>
          </table:table-cell>
          <table:table-cell office:value-type="float" office:value="0.041" calcext:value-type="float">
            <text:p>0.041</text:p>
          </table:table-cell>
          <table:table-cell office:value-type="string" calcext:value-type="string">
            <text:p><text:s/>ms</text:p>
          </table:table-cell>
          <table:table-cell office:value-type="float" office:value="17229" calcext:value-type="float">
            <text:p>17229</text:p>
          </table:table-cell>
          <table:table-cell office:value-type="float" office:value="1" calcext:value-type="float">
            <text:p>1</text:p>
          </table:table-cell>
          <table:table-cell office:value-type="float" office:value="24.3429" calcext:value-type="float">
            <text:p>24.3429</text:p>
          </table:table-cell>
          <table:table-cell office:value-type="string" calcext:value-type="string">
            <text:p>k/s</text:p>
          </table:table-cell>
          <table:table-cell office:value-type="float" office:value="24.3429" calcext:value-type="float">
            <text:p>24.3429</text:p>
          </table:table-cell>
          <table:table-cell office:value-type="string" calcext:value-type="string">
            <text:p>k/s</text:p>
          </table:table-cell>
          <table:table-cell/>
          <table:table-cell table:formula="of:=IF([.J113]=&quot;k/s&quot;; [.I113]; IF([.J113]=&quot;M/s&quot;; [.I113]*1000; [.I113]/1000))" office:value-type="float" office:value="24.3429" calcext:value-type="float">
            <text:p>24.3429</text:p>
          </table:table-cell>
        </table:table-row>
        <table:table-row table:style-name="ro1">
          <table:table-cell/>
          <table:table-cell office:value-type="string" calcext:value-type="string">
            <text:p>FlannKDS/KNN_1/1000/7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110944" calcext:value-type="float">
            <text:p>110944</text:p>
          </table:table-cell>
          <table:table-cell office:value-type="float" office:value="1" calcext:value-type="float">
            <text:p>1</text:p>
          </table:table-cell>
          <table:table-cell office:value-type="float" office:value="161.019" calcext:value-type="float">
            <text:p>161.019</text:p>
          </table:table-cell>
          <table:table-cell office:value-type="string" calcext:value-type="string">
            <text:p>k/s</text:p>
          </table:table-cell>
          <table:table-cell office:value-type="float" office:value="161.019" calcext:value-type="float">
            <text:p>161.019</text:p>
          </table:table-cell>
          <table:table-cell office:value-type="string" calcext:value-type="string">
            <text:p>k/s</text:p>
          </table:table-cell>
          <table:table-cell/>
          <table:table-cell table:formula="of:=IF([.J114]=&quot;k/s&quot;; [.I114]; IF([.J114]=&quot;M/s&quot;; [.I114]*1000; [.I114]/1000))" office:value-type="float" office:value="161.019" calcext:value-type="float">
            <text:p>161.019</text:p>
          </table:table-cell>
        </table:table-row>
        <table:table-row table:style-name="ro1">
          <table:table-cell/>
          <table:table-cell office:value-type="string" calcext:value-type="string">
            <text:p>FlannKDS/KNN_1/10000/7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<text:s/>ms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<text:s/>ms</text:p>
          </table:table-cell>
          <table:table-cell office:value-type="float" office:value="15140" calcext:value-type="float">
            <text:p>15140</text:p>
          </table:table-cell>
          <table:table-cell office:value-type="float" office:value="1" calcext:value-type="float">
            <text:p>1</text:p>
          </table:table-cell>
          <table:table-cell office:value-type="float" office:value="21.7782" calcext:value-type="float">
            <text:p>21.7782</text:p>
          </table:table-cell>
          <table:table-cell office:value-type="string" calcext:value-type="string">
            <text:p>k/s</text:p>
          </table:table-cell>
          <table:table-cell office:value-type="float" office:value="21.7782" calcext:value-type="float">
            <text:p>21.7782</text:p>
          </table:table-cell>
          <table:table-cell office:value-type="string" calcext:value-type="string">
            <text:p>k/s</text:p>
          </table:table-cell>
          <table:table-cell/>
          <table:table-cell table:formula="of:=IF([.J115]=&quot;k/s&quot;; [.I115]; IF([.J115]=&quot;M/s&quot;; [.I115]*1000; [.I115]/1000))" office:value-type="float" office:value="21.7782" calcext:value-type="float">
            <text:p>21.7782</text:p>
          </table:table-cell>
        </table:table-row>
        <table:table-row table:style-name="ro1">
          <table:table-cell/>
          <table:table-cell office:value-type="string" calcext:value-type="string">
            <text:p>FlannKDS/KNN_1/100000/7</text:p>
          </table:table-cell>
          <table:table-cell office:value-type="float" office:value="0.163" calcext:value-type="float">
            <text:p>0.163</text:p>
          </table:table-cell>
          <table:table-cell office:value-type="string" calcext:value-type="string">
            <text:p><text:s/>ms</text:p>
          </table:table-cell>
          <table:table-cell office:value-type="float" office:value="0.163" calcext:value-type="float">
            <text:p>0.163</text:p>
          </table:table-cell>
          <table:table-cell office:value-type="string" calcext:value-type="string">
            <text:p><text:s/>ms</text:p>
          </table:table-cell>
          <table:table-cell office:value-type="float" office:value="4272" calcext:value-type="float">
            <text:p>4272</text:p>
          </table:table-cell>
          <table:table-cell office:value-type="float" office:value="1" calcext:value-type="float">
            <text:p>1</text:p>
          </table:table-cell>
          <table:table-cell office:value-type="float" office:value="6.14289" calcext:value-type="float">
            <text:p>6.14289</text:p>
          </table:table-cell>
          <table:table-cell office:value-type="string" calcext:value-type="string">
            <text:p>k/s</text:p>
          </table:table-cell>
          <table:table-cell office:value-type="float" office:value="6.14289" calcext:value-type="float">
            <text:p>6.14289</text:p>
          </table:table-cell>
          <table:table-cell office:value-type="string" calcext:value-type="string">
            <text:p>k/s</text:p>
          </table:table-cell>
          <table:table-cell/>
          <table:table-cell table:formula="of:=IF([.J116]=&quot;k/s&quot;; [.I116]; IF([.J116]=&quot;M/s&quot;; [.I116]*1000; [.I116]/1000))" office:value-type="float" office:value="6.14289" calcext:value-type="float">
            <text:p>6.14289</text:p>
          </table:table-cell>
        </table:table-row>
        <table:table-row table:style-name="ro1">
          <table:table-cell/>
          <table:table-cell office:value-type="string" calcext:value-type="string">
            <text:p>FlannKDS/KNN_1/1000000/7</text:p>
          </table:table-cell>
          <table:table-cell office:value-type="float" office:value="0.321" calcext:value-type="float">
            <text:p>0.321</text:p>
          </table:table-cell>
          <table:table-cell office:value-type="string" calcext:value-type="string">
            <text:p><text:s/>ms</text:p>
          </table:table-cell>
          <table:table-cell office:value-type="float" office:value="0.321" calcext:value-type="float">
            <text:p>0.321</text:p>
          </table:table-cell>
          <table:table-cell office:value-type="string" calcext:value-type="string">
            <text:p><text:s/>ms</text:p>
          </table:table-cell>
          <table:table-cell office:value-type="float" office:value="2198" calcext:value-type="float">
            <text:p>2198</text:p>
          </table:table-cell>
          <table:table-cell office:value-type="float" office:value="1" calcext:value-type="float">
            <text:p>1</text:p>
          </table:table-cell>
          <table:table-cell office:value-type="float" office:value="3.1105" calcext:value-type="float">
            <text:p>3.1105</text:p>
          </table:table-cell>
          <table:table-cell office:value-type="string" calcext:value-type="string">
            <text:p>k/s</text:p>
          </table:table-cell>
          <table:table-cell office:value-type="float" office:value="3.1105" calcext:value-type="float">
            <text:p>3.1105</text:p>
          </table:table-cell>
          <table:table-cell office:value-type="string" calcext:value-type="string">
            <text:p>k/s</text:p>
          </table:table-cell>
          <table:table-cell/>
          <table:table-cell table:formula="of:=IF([.J117]=&quot;k/s&quot;; [.I117]; IF([.J117]=&quot;M/s&quot;; [.I117]*1000; [.I117]/1000))" office:value-type="float" office:value="3.1105" calcext:value-type="float">
            <text:p>3.1105</text:p>
          </table:table-cell>
        </table:table-row>
        <table:table-row table:style-name="ro1">
          <table:table-cell/>
          <table:table-cell office:value-type="string" calcext:value-type="string">
            <text:p>FlannKDS/KNN_10/1000/4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98328" calcext:value-type="float">
            <text:p>98328</text:p>
          </table:table-cell>
          <table:table-cell office:value-type="float" office:value="10" calcext:value-type="float">
            <text:p>10</text:p>
          </table:table-cell>
          <table:table-cell office:value-type="float" office:value="141.834" calcext:value-type="float">
            <text:p>141.834</text:p>
          </table:table-cell>
          <table:table-cell office:value-type="string" calcext:value-type="string">
            <text:p>k/s</text:p>
          </table:table-cell>
          <table:table-cell office:value-type="float" office:value="1.41834" calcext:value-type="float">
            <text:p>1.41834</text:p>
          </table:table-cell>
          <table:table-cell office:value-type="string" calcext:value-type="string">
            <text:p>M/s</text:p>
          </table:table-cell>
          <table:table-cell/>
          <table:table-cell table:formula="of:=IF([.J118]=&quot;k/s&quot;; [.I118]; IF([.J118]=&quot;M/s&quot;; [.I118]*1000; [.I118]/1000))" office:value-type="float" office:value="141.834" calcext:value-type="float">
            <text:p>141.834</text:p>
          </table:table-cell>
        </table:table-row>
        <table:table-row table:style-name="ro1">
          <table:table-cell/>
          <table:table-cell office:value-type="string" calcext:value-type="string">
            <text:p>FlannKDS/KNN_10/10000/4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<text:s/>ms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<text:s/>ms</text:p>
          </table:table-cell>
          <table:table-cell office:value-type="float" office:value="26658" calcext:value-type="float">
            <text:p>26658</text:p>
          </table:table-cell>
          <table:table-cell office:value-type="float" office:value="10" calcext:value-type="float">
            <text:p>10</text:p>
          </table:table-cell>
          <table:table-cell office:value-type="float" office:value="37.9705" calcext:value-type="float">
            <text:p>37.9705</text:p>
          </table:table-cell>
          <table:table-cell office:value-type="string" calcext:value-type="string">
            <text:p>k/s</text:p>
          </table:table-cell>
          <table:table-cell office:value-type="float" office:value="379.705" calcext:value-type="float">
            <text:p>379.705</text:p>
          </table:table-cell>
          <table:table-cell office:value-type="string" calcext:value-type="string">
            <text:p>k/s</text:p>
          </table:table-cell>
          <table:table-cell/>
          <table:table-cell table:formula="of:=IF([.J119]=&quot;k/s&quot;; [.I119]; IF([.J119]=&quot;M/s&quot;; [.I119]*1000; [.I119]/1000))" office:value-type="float" office:value="37.9705" calcext:value-type="float">
            <text:p>37.9705</text:p>
          </table:table-cell>
        </table:table-row>
        <table:table-row table:style-name="ro1">
          <table:table-cell/>
          <table:table-cell office:value-type="string" calcext:value-type="string">
            <text:p>FlannKDS/KNN_10/100000/4</text:p>
          </table:table-cell>
          <table:table-cell office:value-type="float" office:value="0.075" calcext:value-type="float">
            <text:p>0.075</text:p>
          </table:table-cell>
          <table:table-cell office:value-type="string" calcext:value-type="string">
            <text:p><text:s/>ms</text:p>
          </table:table-cell>
          <table:table-cell office:value-type="float" office:value="0.075" calcext:value-type="float">
            <text:p>0.075</text:p>
          </table:table-cell>
          <table:table-cell office:value-type="string" calcext:value-type="string">
            <text:p><text:s/>ms</text:p>
          </table:table-cell>
          <table:table-cell office:value-type="float" office:value="9291" calcext:value-type="float">
            <text:p>9291</text:p>
          </table:table-cell>
          <table:table-cell office:value-type="float" office:value="10" calcext:value-type="float">
            <text:p>10</text:p>
          </table:table-cell>
          <table:table-cell office:value-type="float" office:value="13.2642" calcext:value-type="float">
            <text:p>13.2642</text:p>
          </table:table-cell>
          <table:table-cell office:value-type="string" calcext:value-type="string">
            <text:p>k/s</text:p>
          </table:table-cell>
          <table:table-cell office:value-type="float" office:value="132.642" calcext:value-type="float">
            <text:p>132.642</text:p>
          </table:table-cell>
          <table:table-cell office:value-type="string" calcext:value-type="string">
            <text:p>k/s</text:p>
          </table:table-cell>
          <table:table-cell/>
          <table:table-cell table:formula="of:=IF([.J120]=&quot;k/s&quot;; [.I120]; IF([.J120]=&quot;M/s&quot;; [.I120]*1000; [.I120]/1000))" office:value-type="float" office:value="13.2642" calcext:value-type="float">
            <text:p>13.2642</text:p>
          </table:table-cell>
        </table:table-row>
        <table:table-row table:style-name="ro1">
          <table:table-cell/>
          <table:table-cell office:value-type="string" calcext:value-type="string">
            <text:p>FlannKDS/KNN_10/1000000/4</text:p>
          </table:table-cell>
          <table:table-cell office:value-type="float" office:value="0.136" calcext:value-type="float">
            <text:p>0.136</text:p>
          </table:table-cell>
          <table:table-cell office:value-type="string" calcext:value-type="string">
            <text:p><text:s/>ms</text:p>
          </table:table-cell>
          <table:table-cell office:value-type="float" office:value="0.136" calcext:value-type="float">
            <text:p>0.136</text:p>
          </table:table-cell>
          <table:table-cell office:value-type="string" calcext:value-type="string">
            <text:p><text:s/>ms</text:p>
          </table:table-cell>
          <table:table-cell office:value-type="float" office:value="5130" calcext:value-type="float">
            <text:p>5130</text:p>
          </table:table-cell>
          <table:table-cell office:value-type="float" office:value="10" calcext:value-type="float">
            <text:p>10</text:p>
          </table:table-cell>
          <table:table-cell office:value-type="float" office:value="7.33889" calcext:value-type="float">
            <text:p>7.33889</text:p>
          </table:table-cell>
          <table:table-cell office:value-type="string" calcext:value-type="string">
            <text:p>k/s</text:p>
          </table:table-cell>
          <table:table-cell office:value-type="float" office:value="73.3889" calcext:value-type="float">
            <text:p>73.3889</text:p>
          </table:table-cell>
          <table:table-cell office:value-type="string" calcext:value-type="string">
            <text:p>k/s</text:p>
          </table:table-cell>
          <table:table-cell/>
          <table:table-cell table:formula="of:=IF([.J121]=&quot;k/s&quot;; [.I121]; IF([.J121]=&quot;M/s&quot;; [.I121]*1000; [.I121]/1000))" office:value-type="float" office:value="7.33889" calcext:value-type="float">
            <text:p>7.33889</text:p>
          </table:table-cell>
        </table:table-row>
        <table:table-row table:style-name="ro1">
          <table:table-cell/>
          <table:table-cell office:value-type="string" calcext:value-type="string">
            <text:p>FlannKDS/KNN_10/1000/7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98159" calcext:value-type="float">
            <text:p>98159</text:p>
          </table:table-cell>
          <table:table-cell office:value-type="float" office:value="10" calcext:value-type="float">
            <text:p>10</text:p>
          </table:table-cell>
          <table:table-cell office:value-type="float" office:value="145.415" calcext:value-type="float">
            <text:p>145.415</text:p>
          </table:table-cell>
          <table:table-cell office:value-type="string" calcext:value-type="string">
            <text:p>k/s</text:p>
          </table:table-cell>
          <table:table-cell office:value-type="float" office:value="1.45415" calcext:value-type="float">
            <text:p>1.45415</text:p>
          </table:table-cell>
          <table:table-cell office:value-type="string" calcext:value-type="string">
            <text:p>M/s</text:p>
          </table:table-cell>
          <table:table-cell/>
          <table:table-cell table:formula="of:=IF([.J122]=&quot;k/s&quot;; [.I122]; IF([.J122]=&quot;M/s&quot;; [.I122]*1000; [.I122]/1000))" office:value-type="float" office:value="145.415" calcext:value-type="float">
            <text:p>145.415</text:p>
          </table:table-cell>
        </table:table-row>
        <table:table-row table:style-name="ro1">
          <table:table-cell/>
          <table:table-cell office:value-type="string" calcext:value-type="string">
            <text:p>FlannKDS/KNN_10/10000/7</text:p>
          </table:table-cell>
          <table:table-cell office:value-type="float" office:value="0.047" calcext:value-type="float">
            <text:p>0.047</text:p>
          </table:table-cell>
          <table:table-cell office:value-type="string" calcext:value-type="string">
            <text:p><text:s/>ms</text:p>
          </table:table-cell>
          <table:table-cell office:value-type="float" office:value="0.047" calcext:value-type="float">
            <text:p>0.047</text:p>
          </table:table-cell>
          <table:table-cell office:value-type="string" calcext:value-type="string">
            <text:p><text:s/>ms</text:p>
          </table:table-cell>
          <table:table-cell office:value-type="float" office:value="14876" calcext:value-type="float">
            <text:p>14876</text:p>
          </table:table-cell>
          <table:table-cell office:value-type="float" office:value="10" calcext:value-type="float">
            <text:p>10</text:p>
          </table:table-cell>
          <table:table-cell office:value-type="float" office:value="21.225" calcext:value-type="float">
            <text:p>21.225</text:p>
          </table:table-cell>
          <table:table-cell office:value-type="string" calcext:value-type="string">
            <text:p>k/s</text:p>
          </table:table-cell>
          <table:table-cell office:value-type="float" office:value="212.25" calcext:value-type="float">
            <text:p>212.25</text:p>
          </table:table-cell>
          <table:table-cell office:value-type="string" calcext:value-type="string">
            <text:p>k/s</text:p>
          </table:table-cell>
          <table:table-cell/>
          <table:table-cell table:formula="of:=IF([.J123]=&quot;k/s&quot;; [.I123]; IF([.J123]=&quot;M/s&quot;; [.I123]*1000; [.I123]/1000))" office:value-type="float" office:value="21.225" calcext:value-type="float">
            <text:p>21.225</text:p>
          </table:table-cell>
        </table:table-row>
        <table:table-row table:style-name="ro1">
          <table:table-cell/>
          <table:table-cell office:value-type="string" calcext:value-type="string">
            <text:p>FlannKDS/KNN_10/100000/7</text:p>
          </table:table-cell>
          <table:table-cell office:value-type="float" office:value="0.165" calcext:value-type="float">
            <text:p>0.165</text:p>
          </table:table-cell>
          <table:table-cell office:value-type="string" calcext:value-type="string">
            <text:p><text:s/>ms</text:p>
          </table:table-cell>
          <table:table-cell office:value-type="float" office:value="0.165" calcext:value-type="float">
            <text:p>0.165</text:p>
          </table:table-cell>
          <table:table-cell office:value-type="string" calcext:value-type="string">
            <text:p><text:s/>ms</text:p>
          </table:table-cell>
          <table:table-cell office:value-type="float" office:value="4227" calcext:value-type="float">
            <text:p>4227</text:p>
          </table:table-cell>
          <table:table-cell office:value-type="float" office:value="10" calcext:value-type="float">
            <text:p>10</text:p>
          </table:table-cell>
          <table:table-cell office:value-type="float" office:value="6.05302" calcext:value-type="float">
            <text:p>6.05302</text:p>
          </table:table-cell>
          <table:table-cell office:value-type="string" calcext:value-type="string">
            <text:p>k/s</text:p>
          </table:table-cell>
          <table:table-cell office:value-type="float" office:value="60.5302" calcext:value-type="float">
            <text:p>60.5302</text:p>
          </table:table-cell>
          <table:table-cell office:value-type="string" calcext:value-type="string">
            <text:p>k/s</text:p>
          </table:table-cell>
          <table:table-cell/>
          <table:table-cell table:formula="of:=IF([.J124]=&quot;k/s&quot;; [.I124]; IF([.J124]=&quot;M/s&quot;; [.I124]*1000; [.I124]/1000))" office:value-type="float" office:value="6.05302" calcext:value-type="float">
            <text:p>6.05302</text:p>
          </table:table-cell>
        </table:table-row>
        <table:table-row table:style-name="ro1">
          <table:table-cell/>
          <table:table-cell office:value-type="string" calcext:value-type="string">
            <text:p>FlannKDS/KNN_10/1000000/7</text:p>
          </table:table-cell>
          <table:table-cell office:value-type="float" office:value="0.318" calcext:value-type="float">
            <text:p>0.318</text:p>
          </table:table-cell>
          <table:table-cell office:value-type="string" calcext:value-type="string">
            <text:p><text:s/>ms</text:p>
          </table:table-cell>
          <table:table-cell office:value-type="float" office:value="0.318" calcext:value-type="float">
            <text:p>0.318</text:p>
          </table:table-cell>
          <table:table-cell office:value-type="string" calcext:value-type="string">
            <text:p><text:s/>ms</text:p>
          </table:table-cell>
          <table:table-cell office:value-type="float" office:value="2203" calcext:value-type="float">
            <text:p>2203</text:p>
          </table:table-cell>
          <table:table-cell office:value-type="float" office:value="10" calcext:value-type="float">
            <text:p>10</text:p>
          </table:table-cell>
          <table:table-cell office:value-type="float" office:value="3.14513" calcext:value-type="float">
            <text:p>3.14513</text:p>
          </table:table-cell>
          <table:table-cell office:value-type="string" calcext:value-type="string">
            <text:p>k/s</text:p>
          </table:table-cell>
          <table:table-cell office:value-type="float" office:value="31.4513" calcext:value-type="float">
            <text:p>31.4513</text:p>
          </table:table-cell>
          <table:table-cell office:value-type="string" calcext:value-type="string">
            <text:p>k/s</text:p>
          </table:table-cell>
          <table:table-cell/>
          <table:table-cell table:formula="of:=IF([.J125]=&quot;k/s&quot;; [.I125]; IF([.J125]=&quot;M/s&quot;; [.I125]*1000; [.I125]/1000))" office:value-type="float" office:value="3.14513" calcext:value-type="float">
            <text:p>3.14513</text:p>
          </table:table-cell>
        </table:table-row>
        <table:table-row table:style-name="ro1" table:number-rows-repeated="104845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1T10:44:49.504298468</meta:creation-date>
    <dc:date>2023-02-06T11:21:23.500478907</dc:date>
    <meta:editing-duration>PT12H17M41S</meta:editing-duration>
    <meta:editing-cycles>27</meta:editing-cycles>
    <meta:generator>LibreOffice/7.3.7.2$Linux_X86_64 LibreOffice_project/30$Build-2</meta:generator>
    <meta:document-statistic meta:table-count="6" meta:cell-count="4845" meta:object-count="1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96cm" svg:height="9.341cm" xlink:href=".." xlink:type="simple" chart:class="chart:scatter" chart:style-name="ch1">
        <chart:title svg:x="5.639cm" svg:y="0.322cm" chart:style-name="ch2">
          <text:p>load_mm_d 3D CUBE</text:p>
        </chart:title>
        <chart:legend chart:legend-position="end" svg:x="9.184cm" svg:y="1.541cm" style:legend-expansion="custom" svg:width="6.602cm" svg:height="6.14cm" style:legend-expansion-aspect-ratio="1.07524429967427" chart:style-name="ch3"/>
        <chart:plot-area chart:style-name="ch4" table:cell-range-address="load_mm_d.A30:load_mm_d.A33 load_mm_d.B30:load_mm_d.B30 load_mm_d.L30:load_mm_d.L33 load_mm_d.B38:load_mm_d.B38 load_mm_d.L38:load_mm_d.L41 load_mm_d.B46:load_mm_d.B46 load_mm_d.L46:load_mm_d.L49 load_mm_d.B54:load_mm_d.B54 load_mm_d.L54:load_mm_d.L57 load_mm_d.B62:load_mm_d.B62 load_mm_d.L62:load_mm_d.L65 load_mm_d.B70:load_mm_d.B70 load_mm_d.L70:load_mm_d.L73 load_mm_d.B78:load_mm_d.B78 load_mm_d.L78:load_mm_d.L81 load_mm_d.B86:load_mm_d.B86 load_mm_d.L86:load_mm_d.L89 load_mm_d.B94:load_mm_d.B94 load_mm_d.L94:load_mm_d.L97" chart:data-source-has-labels="row" svg:x="1.32cm" svg:y="1.313cm" svg:width="8.187cm" svg:height="6.871cm">
          <chart:coordinate-region svg:x="1.952cm" svg:y="1.515cm" svg:width="6.886cm" svg:height="6.016cm"/>
          <chart:axis chart:dimension="x" chart:name="primary-x" chart:style-name="ch5">
            <chart:title svg:x="4.657cm" svg:y="8.37cm" chart:style-name="ch6">
              <text:p>index size</text:p>
            </chart:title>
          </chart:axis>
          <chart:axis chart:dimension="y" chart:name="primary-y" chart:style-name="ch7">
            <chart:title svg:x="0.451cm" svg:y="5.864cm" chart:style-name="ch8">
              <text:p>insert [million/s]</text:p>
            </chart:title>
            <chart:grid chart:style-name="ch9" chart:class="major"/>
          </chart:axis>
          <chart:series chart:style-name="ch10" chart:values-cell-range-address="load_mm_d.L30:load_mm_d.L33" chart:label-cell-address="load_mm_d.B30:load_mm_d.B30" chart:class="chart:scatter">
            <chart:domain table:cell-range-address="load_mm_d.A30:load_mm_d.A33"/>
            <chart:data-point chart:repeated="4"/>
          </chart:series>
          <chart:series chart:style-name="ch11" chart:values-cell-range-address="load_mm_d.L38:load_mm_d.L41" chart:label-cell-address="load_mm_d.B38:load_mm_d.B38" chart:class="chart:scatter">
            <chart:data-point chart:repeated="4"/>
          </chart:series>
          <chart:series chart:style-name="ch12" chart:values-cell-range-address="load_mm_d.L46:load_mm_d.L49" chart:label-cell-address="load_mm_d.B46:load_mm_d.B46" chart:class="chart:scatter">
            <chart:data-point chart:repeated="4"/>
          </chart:series>
          <chart:series chart:style-name="ch13" chart:values-cell-range-address="load_mm_d.L54:load_mm_d.L57" chart:label-cell-address="load_mm_d.B54:load_mm_d.B54" chart:class="chart:scatter">
            <chart:data-point chart:repeated="4"/>
          </chart:series>
          <chart:series chart:style-name="ch14" chart:values-cell-range-address="load_mm_d.L62:load_mm_d.L65" chart:label-cell-address="load_mm_d.B62:load_mm_d.B62" chart:class="chart:scatter">
            <chart:data-point chart:repeated="4"/>
          </chart:series>
          <chart:series chart:style-name="ch15" chart:values-cell-range-address="load_mm_d.L70:load_mm_d.L73" chart:label-cell-address="load_mm_d.B70:load_mm_d.B70" chart:class="chart:scatter">
            <chart:data-point chart:repeated="4"/>
          </chart:series>
          <chart:series chart:style-name="ch16" chart:values-cell-range-address="load_mm_d.L78:load_mm_d.L81" chart:label-cell-address="load_mm_d.B78:load_mm_d.B78" chart:class="chart:scatter">
            <chart:data-point chart:repeated="4"/>
          </chart:series>
          <chart:series chart:style-name="ch17" chart:values-cell-range-address="load_mm_d.L86:load_mm_d.L89" chart:label-cell-address="load_mm_d.B86:load_mm_d.B86" chart:class="chart:scatter">
            <chart:data-point chart:repeated="4"/>
          </chart:series>
          <chart:series chart:style-name="ch18" chart:values-cell-range-address="load_mm_d.L94:load_mm_d.L97" chart:label-cell-address="load_mm_d.B94:load_mm_d.B94" chart:class="chart:scatte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/LOAD/1000/4</text:p>
                <draw:g>
                  <svg:desc>load_mm_d.B30:load_mm_d.B30</svg:desc>
                </draw:g>
              </table:table-cell>
              <table:table-cell office:value-type="string">
                <text:p>PhTreeMM2/LOAD/1000/4</text:p>
                <draw:g>
                  <svg:desc>load_mm_d.B38:load_mm_d.B38</svg:desc>
                </draw:g>
              </table:table-cell>
              <table:table-cell office:value-type="string">
                <text:p>TinspinKDTree/LOAD/1000/4</text:p>
                <draw:g>
                  <svg:desc>load_mm_d.B46:load_mm_d.B46</svg:desc>
                </draw:g>
              </table:table-cell>
              <table:table-cell office:value-type="string">
                <text:p>TinspinQuadtree/LOAD/1000/4</text:p>
                <draw:g>
                  <svg:desc>load_mm_d.B54:load_mm_d.B54</svg:desc>
                </draw:g>
              </table:table-cell>
              <table:table-cell office:value-type="string">
                <text:p>BoostRT/LOAD/1000/4</text:p>
                <draw:g>
                  <svg:desc>load_mm_d.B62:load_mm_d.B62</svg:desc>
                </draw:g>
              </table:table-cell>
              <table:table-cell office:value-type="string">
                <text:p>FlannKDS/LOAD/1000/4</text:p>
                <draw:g>
                  <svg:desc>load_mm_d.B70:load_mm_d.B70</svg:desc>
                </draw:g>
              </table:table-cell>
              <table:table-cell office:value-type="string">
                <text:p>BBTree/LOAD/1000/4</text:p>
                <draw:g>
                  <svg:desc>load_mm_d.B78:load_mm_d.B78</svg:desc>
                </draw:g>
              </table:table-cell>
              <table:table-cell office:value-type="string">
                <text:p>Mcxme/LOAD/1000/4</text:p>
                <draw:g>
                  <svg:desc>load_mm_d.B86:load_mm_d.B86</svg:desc>
                </draw:g>
              </table:table-cell>
              <table:table-cell office:value-type="string">
                <text:p>Lsi/LOAD/1000/4</text:p>
                <draw:g>
                  <svg:desc>load_mm_d.B94:load_mm_d.B9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load_mm_d.A30:load_mm_d.A33</svg:desc>
                </draw:g>
              </table:table-cell>
              <table:table-cell office:value-type="float" office:value="13.4482">
                <text:p>13.4482</text:p>
                <draw:g>
                  <svg:desc>load_mm_d.L30:load_mm_d.L33</svg:desc>
                </draw:g>
              </table:table-cell>
              <table:table-cell office:value-type="float" office:value="6.23548">
                <text:p>6.23548</text:p>
                <draw:g>
                  <svg:desc>load_mm_d.L38:load_mm_d.L41</svg:desc>
                </draw:g>
              </table:table-cell>
              <table:table-cell office:value-type="float" office:value="21.4818">
                <text:p>21.4818</text:p>
                <draw:g>
                  <svg:desc>load_mm_d.L46:load_mm_d.L49</svg:desc>
                </draw:g>
              </table:table-cell>
              <table:table-cell office:value-type="float" office:value="10.2527">
                <text:p>10.2527</text:p>
                <draw:g>
                  <svg:desc>load_mm_d.L54:load_mm_d.L57</svg:desc>
                </draw:g>
              </table:table-cell>
              <table:table-cell office:value-type="float" office:value="0.745451">
                <text:p>0.745451</text:p>
                <draw:g>
                  <svg:desc>load_mm_d.L62:load_mm_d.L65</svg:desc>
                </draw:g>
              </table:table-cell>
              <table:table-cell office:value-type="float" office:value="14.9216">
                <text:p>14.9216</text:p>
                <draw:g>
                  <svg:desc>load_mm_d.L70:load_mm_d.L73</svg:desc>
                </draw:g>
              </table:table-cell>
              <table:table-cell office:value-type="float" office:value="4.18327">
                <text:p>4.18327</text:p>
                <draw:g>
                  <svg:desc>load_mm_d.L78:load_mm_d.L81</svg:desc>
                </draw:g>
              </table:table-cell>
              <table:table-cell office:value-type="float" office:value="3.47011">
                <text:p>3.47011</text:p>
                <draw:g>
                  <svg:desc>load_mm_d.L86:load_mm_d.L89</svg:desc>
                </draw:g>
              </table:table-cell>
              <table:table-cell office:value-type="float" office:value="0.186625">
                <text:p>0.186625</text:p>
                <draw:g>
                  <svg:desc>load_mm_d.L94:load_mm_d.L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9.77954">
                <text:p>9.77954</text:p>
              </table:table-cell>
              <table:table-cell office:value-type="float" office:value="4.3644">
                <text:p>4.3644</text:p>
              </table:table-cell>
              <table:table-cell office:value-type="float" office:value="8.60989">
                <text:p>8.60989</text:p>
              </table:table-cell>
              <table:table-cell office:value-type="float" office:value="5.38018">
                <text:p>5.38018</text:p>
              </table:table-cell>
              <table:table-cell office:value-type="float" office:value="0.6366">
                <text:p>0.6366</text:p>
              </table:table-cell>
              <table:table-cell office:value-type="float" office:value="9.93659">
                <text:p>9.93659</text:p>
              </table:table-cell>
              <table:table-cell office:value-type="float" office:value="3.41792">
                <text:p>3.41792</text:p>
              </table:table-cell>
              <table:table-cell office:value-type="float" office:value="3.02327">
                <text:p>3.02327</text:p>
              </table:table-cell>
              <table:table-cell office:value-type="float" office:value="0.152391">
                <text:p>0.1523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3.93212">
                <text:p>3.93212</text:p>
              </table:table-cell>
              <table:table-cell office:value-type="float" office:value="3.22595">
                <text:p>3.22595</text:p>
              </table:table-cell>
              <table:table-cell office:value-type="float" office:value="4.56641">
                <text:p>4.56641</text:p>
              </table:table-cell>
              <table:table-cell office:value-type="float" office:value="3.91226">
                <text:p>3.91226</text:p>
              </table:table-cell>
              <table:table-cell office:value-type="float" office:value="0.563424">
                <text:p>0.563424</text:p>
              </table:table-cell>
              <table:table-cell office:value-type="float" office:value="6.84966">
                <text:p>6.84966</text:p>
              </table:table-cell>
              <table:table-cell office:value-type="float" office:value="2.48204">
                <text:p>2.48204</text:p>
              </table:table-cell>
              <table:table-cell office:value-type="float" office:value="2.54968">
                <text:p>2.54968</text:p>
              </table:table-cell>
              <table:table-cell office:value-type="float" office:value="0.127256">
                <text:p>0.1272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2.75063">
                <text:p>2.75063</text:p>
              </table:table-cell>
              <table:table-cell office:value-type="float" office:value="1.89531">
                <text:p>1.89531</text:p>
              </table:table-cell>
              <table:table-cell office:value-type="float" office:value="1.63833">
                <text:p>1.63833</text:p>
              </table:table-cell>
              <table:table-cell office:value-type="float" office:value="2.08207">
                <text:p>2.08207</text:p>
              </table:table-cell>
              <table:table-cell office:value-type="float" office:value="0.50261">
                <text:p>0.50261</text:p>
              </table:table-cell>
              <table:table-cell office:value-type="float" office:value="3.21908">
                <text:p>3.21908</text:p>
              </table:table-cell>
              <table:table-cell office:value-type="float" office:value="2.44904">
                <text:p>2.44904</text:p>
              </table:table-cell>
              <table:table-cell office:value-type="float" office:value="1.91627">
                <text:p>1.91627</text:p>
              </table:table-cell>
              <table:table-cell office:value-type="float" office:value="0.111127">
                <text:p>0.1111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6cm" svg:height="8.724cm" xlink:href=".." xlink:type="simple" chart:class="chart:scatter" chart:style-name="ch1">
        <chart:title svg:x="5.512cm" svg:y="0.31cm" chart:style-name="ch2">
          <text:p>1 knn_mm_d 3D CUBE</text:p>
        </chart:title>
        <chart:legend chart:legend-position="end" svg:x="9.808cm" svg:y="1.439cm" style:legend-expansion="custom" svg:width="5.978cm" svg:height="6.622cm" style:legend-expansion-aspect-ratio="0.902748414376321" chart:style-name="ch3"/>
        <chart:plot-area chart:style-name="ch4" table:cell-range-address="'knn_mm_d - D3'.A30:'knn_mm_d - D3'.A33 'knn_mm_d - D3'.B30:'knn_mm_d - D3'.B30 'knn_mm_d - D3'.N30:'knn_mm_d - D3'.N33 'knn_mm_d - D3'.B46:'knn_mm_d - D3'.B46 'knn_mm_d - D3'.N46:'knn_mm_d - D3'.N49 'knn_mm_d - D3'.B62:'knn_mm_d - D3'.B62 'knn_mm_d - D3'.N62:'knn_mm_d - D3'.N65 'knn_mm_d - D3'.B78:'knn_mm_d - D3'.B78 'knn_mm_d - D3'.N78:'knn_mm_d - D3'.N81 'knn_mm_d - D3'.B94:'knn_mm_d - D3'.B94 'knn_mm_d - D3'.N94:'knn_mm_d - D3'.N97 'knn_mm_d - D3'.B110:'knn_mm_d - D3'.B110 'knn_mm_d - D3'.N110:'knn_mm_d - D3'.N113" chart:data-source-has-labels="row" svg:x="1.32cm" svg:y="1.289cm" svg:width="8.018cm" svg:height="6.29cm">
          <chart:coordinate-region svg:x="2.334cm" svg:y="1.491cm" svg:width="6.335cm" svg:height="5.435cm"/>
          <chart:axis chart:dimension="x" chart:name="primary-x" chart:style-name="ch5">
            <chart:title svg:x="4.573cm" svg:y="7.753cm" chart:style-name="ch6">
              <text:p>index size</text:p>
            </chart:title>
          </chart:axis>
          <chart:axis chart:dimension="y" chart:name="primary-y" chart:style-name="ch7">
            <chart:title svg:x="0.451cm" svg:y="5.782cm" chart:style-name="ch8">
              <text:p>knn queries [kilo/s]</text:p>
            </chart:title>
            <chart:grid chart:style-name="ch9" chart:class="major"/>
          </chart:axis>
          <chart:series chart:style-name="ch10" chart:values-cell-range-address="'knn_mm_d - D3'.N30:'knn_mm_d - D3'.N33" chart:label-cell-address="'knn_mm_d - D3'.B30:'knn_mm_d - D3'.B30" chart:class="chart:scatter">
            <chart:domain table:cell-range-address="'knn_mm_d - D3'.A30:'knn_mm_d - D3'.A33"/>
            <chart:data-point chart:repeated="4"/>
          </chart:series>
          <chart:series chart:style-name="ch11" chart:values-cell-range-address="'knn_mm_d - D3'.N46:'knn_mm_d - D3'.N49" chart:label-cell-address="'knn_mm_d - D3'.B46:'knn_mm_d - D3'.B46" chart:class="chart:scatter">
            <chart:data-point chart:repeated="4"/>
          </chart:series>
          <chart:series chart:style-name="ch12" chart:values-cell-range-address="'knn_mm_d - D3'.N62:'knn_mm_d - D3'.N65" chart:label-cell-address="'knn_mm_d - D3'.B62:'knn_mm_d - D3'.B62" chart:class="chart:scatter">
            <chart:data-point chart:repeated="4"/>
          </chart:series>
          <chart:series chart:style-name="ch13" chart:values-cell-range-address="'knn_mm_d - D3'.N78:'knn_mm_d - D3'.N81" chart:label-cell-address="'knn_mm_d - D3'.B78:'knn_mm_d - D3'.B78" chart:class="chart:scatter">
            <chart:data-point chart:repeated="4"/>
          </chart:series>
          <chart:series chart:style-name="ch14" chart:values-cell-range-address="'knn_mm_d - D3'.N94:'knn_mm_d - D3'.N97" chart:label-cell-address="'knn_mm_d - D3'.B94:'knn_mm_d - D3'.B94" chart:class="chart:scatter">
            <chart:data-point chart:repeated="4"/>
          </chart:series>
          <chart:series chart:style-name="ch15" chart:values-cell-range-address="'knn_mm_d - D3'.N110:'knn_mm_d - D3'.N113" chart:label-cell-address="'knn_mm_d - D3'.B110:'knn_mm_d - D3'.B110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/KNN_1/1000/4</text:p>
                <draw:g>
                  <svg:desc>'knn_mm_d - D3'.B30:'knn_mm_d - D3'.B30</svg:desc>
                </draw:g>
              </table:table-cell>
              <table:table-cell office:value-type="string">
                <text:p>PhTreeMM2/KNN_1/1000/4</text:p>
                <draw:g>
                  <svg:desc>'knn_mm_d - D3'.B46:'knn_mm_d - D3'.B46</svg:desc>
                </draw:g>
              </table:table-cell>
              <table:table-cell office:value-type="string">
                <text:p>TinspinKDTree/KNN_1/1000/4</text:p>
                <draw:g>
                  <svg:desc>'knn_mm_d - D3'.B62:'knn_mm_d - D3'.B62</svg:desc>
                </draw:g>
              </table:table-cell>
              <table:table-cell office:value-type="string">
                <text:p>TinspinQuadtree/KNN_1/1000/4</text:p>
                <draw:g>
                  <svg:desc>'knn_mm_d - D3'.B78:'knn_mm_d - D3'.B78</svg:desc>
                </draw:g>
              </table:table-cell>
              <table:table-cell office:value-type="string">
                <text:p>BoostRT/KNN_1/1000/4</text:p>
                <draw:g>
                  <svg:desc>'knn_mm_d - D3'.B94:'knn_mm_d - D3'.B94</svg:desc>
                </draw:g>
              </table:table-cell>
              <table:table-cell office:value-type="string">
                <text:p>FlannKDS/KNN_1/1000/4</text:p>
                <draw:g>
                  <svg:desc>'knn_mm_d - D3'.B110:'knn_mm_d - D3'.B1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knn_mm_d - D3'.A30:'knn_mm_d - D3'.A33</svg:desc>
                </draw:g>
              </table:table-cell>
              <table:table-cell office:value-type="float" office:value="130.739">
                <text:p>130.739</text:p>
                <draw:g>
                  <svg:desc>'knn_mm_d - D3'.N30:'knn_mm_d - D3'.N33</svg:desc>
                </draw:g>
              </table:table-cell>
              <table:table-cell office:value-type="float" office:value="145.173">
                <text:p>145.173</text:p>
                <draw:g>
                  <svg:desc>'knn_mm_d - D3'.N46:'knn_mm_d - D3'.N49</svg:desc>
                </draw:g>
              </table:table-cell>
              <table:table-cell office:value-type="float" office:value="67.4342">
                <text:p>67.4342</text:p>
                <draw:g>
                  <svg:desc>'knn_mm_d - D3'.N62:'knn_mm_d - D3'.N65</svg:desc>
                </draw:g>
              </table:table-cell>
              <table:table-cell office:value-type="float" office:value="533.279">
                <text:p>533.279</text:p>
                <draw:g>
                  <svg:desc>'knn_mm_d - D3'.N78:'knn_mm_d - D3'.N81</svg:desc>
                </draw:g>
              </table:table-cell>
              <table:table-cell office:value-type="float" office:value="1574.96">
                <text:p>1574.96</text:p>
                <draw:g>
                  <svg:desc>'knn_mm_d - D3'.N94:'knn_mm_d - D3'.N97</svg:desc>
                </draw:g>
              </table:table-cell>
              <table:table-cell office:value-type="float" office:value="2104.76">
                <text:p>2104.76</text:p>
                <draw:g>
                  <svg:desc>'knn_mm_d - D3'.N110:'knn_mm_d - D3'.N1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61.9253">
                <text:p>61.9253</text:p>
              </table:table-cell>
              <table:table-cell office:value-type="float" office:value="54.7768">
                <text:p>54.7768</text:p>
              </table:table-cell>
              <table:table-cell office:value-type="float" office:value="12.7794">
                <text:p>12.7794</text:p>
              </table:table-cell>
              <table:table-cell office:value-type="float" office:value="265.183">
                <text:p>265.183</text:p>
              </table:table-cell>
              <table:table-cell office:value-type="float" office:value="1258.86">
                <text:p>1258.86</text:p>
              </table:table-cell>
              <table:table-cell office:value-type="float" office:value="1858.68">
                <text:p>1858.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38.6098">
                <text:p>38.6098</text:p>
              </table:table-cell>
              <table:table-cell office:value-type="float" office:value="34.6759">
                <text:p>34.6759</text:p>
              </table:table-cell>
              <table:table-cell office:value-type="float" office:value="2.94071">
                <text:p>2.94071</text:p>
              </table:table-cell>
              <table:table-cell office:value-type="float" office:value="188.414">
                <text:p>188.414</text:p>
              </table:table-cell>
              <table:table-cell office:value-type="float" office:value="1014.23">
                <text:p>1014.23</text:p>
              </table:table-cell>
              <table:table-cell office:value-type="float" office:value="1775.35">
                <text:p>1775.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25.253">
                <text:p>25.253</text:p>
              </table:table-cell>
              <table:table-cell office:value-type="float" office:value="22.5067">
                <text:p>22.5067</text:p>
              </table:table-cell>
              <table:table-cell office:value-type="float" office:value="0.62959">
                <text:p>0.62959</text:p>
              </table:table-cell>
              <table:table-cell office:value-type="float" office:value="149.197">
                <text:p>149.197</text:p>
              </table:table-cell>
              <table:table-cell office:value-type="float" office:value="710.382">
                <text:p>710.382</text:p>
              </table:table-cell>
              <table:table-cell office:value-type="float" office:value="1588.73">
                <text:p>1588.7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36cm" svg:y="0.325cm" chart:style-name="ch2">
          <text:p>1 knn_mm_d 3D CLUSTER</text:p>
        </chart:title>
        <chart:legend chart:legend-position="end" svg:x="10.084cm" svg:y="1.397cm" style:legend-expansion="custom" svg:width="5.706cm" svg:height="6.301cm" style:legend-expansion-aspect-ratio="0.905570544358038" chart:style-name="ch3"/>
        <chart:plot-area chart:style-name="ch4" table:cell-range-address="'knn_mm_d - D3'.A30:'knn_mm_d - D3'.A33 'knn_mm_d - D3'.B30:'knn_mm_d - D3'.B30 'knn_mm_d - D3'.N34:'knn_mm_d - D3'.N37 'knn_mm_d - D3'.B46:'knn_mm_d - D3'.B46 'knn_mm_d - D3'.N50:'knn_mm_d - D3'.N53 'knn_mm_d - D3'.B62:'knn_mm_d - D3'.B62 'knn_mm_d - D3'.N66:'knn_mm_d - D3'.N69 'knn_mm_d - D3'.B78:'knn_mm_d - D3'.B78 'knn_mm_d - D3'.N82:'knn_mm_d - D3'.N85 'knn_mm_d - D3'.B94:'knn_mm_d - D3'.B94 'knn_mm_d - D3'.N98:'knn_mm_d - D3'.N101 'knn_mm_d - D3'.B110:'knn_mm_d - D3'.B110 'knn_mm_d - D3'.N114:'knn_mm_d - D3'.N117" chart:data-source-has-labels="row" svg:x="1.321cm" svg:y="1.301cm" svg:width="8.274cm" svg:height="6.548cm">
          <chart:coordinate-region svg:x="2.334cm" svg:y="1.503cm" svg:width="6.592cm" svg:height="5.693cm"/>
          <chart:axis chart:dimension="x" chart:name="primary-x" chart:style-name="ch5">
            <chart:title svg:x="4.702cm" svg:y="8.029cm" chart:style-name="ch6">
              <text:p>index size</text:p>
            </chart:title>
          </chart:axis>
          <chart:axis chart:dimension="y" chart:name="primary-y" chart:style-name="ch7">
            <chart:title svg:x="0.451cm" svg:y="5.923cm" chart:style-name="ch8">
              <text:p>knn queries [kilo/s]</text:p>
            </chart:title>
            <chart:grid chart:style-name="ch9" chart:class="major"/>
          </chart:axis>
          <chart:series chart:style-name="ch10" chart:values-cell-range-address="'knn_mm_d - D3'.N34:'knn_mm_d - D3'.N37" chart:label-cell-address="'knn_mm_d - D3'.B30:'knn_mm_d - D3'.B30" chart:class="chart:scatter">
            <chart:domain table:cell-range-address="'knn_mm_d - D3'.A30:'knn_mm_d - D3'.A33"/>
            <chart:data-point chart:repeated="4"/>
          </chart:series>
          <chart:series chart:style-name="ch11" chart:values-cell-range-address="'knn_mm_d - D3'.N50:'knn_mm_d - D3'.N53" chart:label-cell-address="'knn_mm_d - D3'.B46:'knn_mm_d - D3'.B46" chart:class="chart:scatter">
            <chart:data-point chart:repeated="4"/>
          </chart:series>
          <chart:series chart:style-name="ch12" chart:values-cell-range-address="'knn_mm_d - D3'.N66:'knn_mm_d - D3'.N69" chart:label-cell-address="'knn_mm_d - D3'.B62:'knn_mm_d - D3'.B62" chart:class="chart:scatter">
            <chart:data-point chart:repeated="4"/>
          </chart:series>
          <chart:series chart:style-name="ch13" chart:values-cell-range-address="'knn_mm_d - D3'.N82:'knn_mm_d - D3'.N85" chart:label-cell-address="'knn_mm_d - D3'.B78:'knn_mm_d - D3'.B78" chart:class="chart:scatter">
            <chart:data-point chart:repeated="4"/>
          </chart:series>
          <chart:series chart:style-name="ch14" chart:values-cell-range-address="'knn_mm_d - D3'.N98:'knn_mm_d - D3'.N101" chart:label-cell-address="'knn_mm_d - D3'.B94:'knn_mm_d - D3'.B94" chart:class="chart:scatter">
            <chart:data-point chart:repeated="4"/>
          </chart:series>
          <chart:series chart:style-name="ch15" chart:values-cell-range-address="'knn_mm_d - D3'.N114:'knn_mm_d - D3'.N117" chart:label-cell-address="'knn_mm_d - D3'.B110:'knn_mm_d - D3'.B110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/KNN_1/1000/4</text:p>
                <draw:g>
                  <svg:desc>'knn_mm_d - D3'.B30:'knn_mm_d - D3'.B30</svg:desc>
                </draw:g>
              </table:table-cell>
              <table:table-cell office:value-type="string">
                <text:p>PhTreeMM2/KNN_1/1000/4</text:p>
                <draw:g>
                  <svg:desc>'knn_mm_d - D3'.B46:'knn_mm_d - D3'.B46</svg:desc>
                </draw:g>
              </table:table-cell>
              <table:table-cell office:value-type="string">
                <text:p>TinspinKDTree/KNN_1/1000/4</text:p>
                <draw:g>
                  <svg:desc>'knn_mm_d - D3'.B62:'knn_mm_d - D3'.B62</svg:desc>
                </draw:g>
              </table:table-cell>
              <table:table-cell office:value-type="string">
                <text:p>TinspinQuadtree/KNN_1/1000/4</text:p>
                <draw:g>
                  <svg:desc>'knn_mm_d - D3'.B78:'knn_mm_d - D3'.B78</svg:desc>
                </draw:g>
              </table:table-cell>
              <table:table-cell office:value-type="string">
                <text:p>BoostRT/KNN_1/1000/4</text:p>
                <draw:g>
                  <svg:desc>'knn_mm_d - D3'.B94:'knn_mm_d - D3'.B94</svg:desc>
                </draw:g>
              </table:table-cell>
              <table:table-cell office:value-type="string">
                <text:p>FlannKDS/KNN_1/1000/4</text:p>
                <draw:g>
                  <svg:desc>'knn_mm_d - D3'.B110:'knn_mm_d - D3'.B1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knn_mm_d - D3'.A30:'knn_mm_d - D3'.A33</svg:desc>
                </draw:g>
              </table:table-cell>
              <table:table-cell office:value-type="float" office:value="854.88">
                <text:p>854.88</text:p>
                <draw:g>
                  <svg:desc>'knn_mm_d - D3'.N34:'knn_mm_d - D3'.N37</svg:desc>
                </draw:g>
              </table:table-cell>
              <table:table-cell office:value-type="float" office:value="894.858">
                <text:p>894.858</text:p>
                <draw:g>
                  <svg:desc>'knn_mm_d - D3'.N50:'knn_mm_d - D3'.N53</svg:desc>
                </draw:g>
              </table:table-cell>
              <table:table-cell office:value-type="float" office:value="34.9195">
                <text:p>34.9195</text:p>
                <draw:g>
                  <svg:desc>'knn_mm_d - D3'.N66:'knn_mm_d - D3'.N69</svg:desc>
                </draw:g>
              </table:table-cell>
              <table:table-cell office:value-type="float" office:value="769.634">
                <text:p>769.634</text:p>
                <draw:g>
                  <svg:desc>'knn_mm_d - D3'.N82:'knn_mm_d - D3'.N85</svg:desc>
                </draw:g>
              </table:table-cell>
              <table:table-cell office:value-type="float" office:value="1463.96">
                <text:p>1463.96</text:p>
                <draw:g>
                  <svg:desc>'knn_mm_d - D3'.N98:'knn_mm_d - D3'.N101</svg:desc>
                </draw:g>
              </table:table-cell>
              <table:table-cell office:value-type="float" office:value="874.498">
                <text:p>874.498</text:p>
                <draw:g>
                  <svg:desc>'knn_mm_d - D3'.N114:'knn_mm_d - D3'.N1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352.669">
                <text:p>352.669</text:p>
              </table:table-cell>
              <table:table-cell office:value-type="float" office:value="400.205">
                <text:p>400.205</text:p>
              </table:table-cell>
              <table:table-cell office:value-type="float" office:value="8.29842">
                <text:p>8.29842</text:p>
              </table:table-cell>
              <table:table-cell office:value-type="float" office:value="409.354">
                <text:p>409.354</text:p>
              </table:table-cell>
              <table:table-cell office:value-type="float" office:value="1126.2">
                <text:p>1126.2</text:p>
              </table:table-cell>
              <table:table-cell office:value-type="float" office:value="730.884">
                <text:p>730.8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104.214">
                <text:p>104.214</text:p>
              </table:table-cell>
              <table:table-cell office:value-type="float" office:value="104.247">
                <text:p>104.247</text:p>
              </table:table-cell>
              <table:table-cell office:value-type="float" office:value="1.8373">
                <text:p>1.8373</text:p>
              </table:table-cell>
              <table:table-cell office:value-type="float" office:value="201.668">
                <text:p>201.668</text:p>
              </table:table-cell>
              <table:table-cell office:value-type="float" office:value="664.637">
                <text:p>664.637</text:p>
              </table:table-cell>
              <table:table-cell office:value-type="float" office:value="473.132">
                <text:p>473.1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58.0506">
                <text:p>58.0506</text:p>
              </table:table-cell>
              <table:table-cell office:value-type="float" office:value="54.4814">
                <text:p>54.4814</text:p>
              </table:table-cell>
              <table:table-cell office:value-type="float" office:value="0.39458">
                <text:p>0.39458</text:p>
              </table:table-cell>
              <table:table-cell office:value-type="float" office:value="168.376">
                <text:p>168.376</text:p>
              </table:table-cell>
              <table:table-cell office:value-type="float" office:value="695.317">
                <text:p>695.317</text:p>
              </table:table-cell>
              <table:table-cell office:value-type="float" office:value="674.288">
                <text:p>674.28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34cm" svg:y="0.323cm" chart:style-name="ch2">
          <text:p>load_mm_d 3D CLUSTER</text:p>
        </chart:title>
        <chart:legend chart:legend-position="end" svg:x="10.084cm" svg:y="1.397cm" style:legend-expansion="custom" svg:width="5.706cm" svg:height="5.78cm" style:legend-expansion-aspect-ratio="0.98719723183391" chart:style-name="ch3"/>
        <chart:plot-area chart:style-name="ch4" table:cell-range-address="load_mm_d.A30:load_mm_d.A33 load_mm_d.B30:load_mm_d.B30 load_mm_d.L34:load_mm_d.L37 load_mm_d.B38:load_mm_d.B38 load_mm_d.L42:load_mm_d.L45 load_mm_d.B46:load_mm_d.B46 load_mm_d.L50:load_mm_d.L53 load_mm_d.B54:load_mm_d.B54 load_mm_d.L58:load_mm_d.L61 load_mm_d.B62:load_mm_d.B62 load_mm_d.L66:load_mm_d.L69 load_mm_d.B70:load_mm_d.B70 load_mm_d.L74:load_mm_d.L77 load_mm_d.B78:load_mm_d.B78 load_mm_d.L82:load_mm_d.L85 load_mm_d.B86:load_mm_d.B86 load_mm_d.L90:load_mm_d.L93 load_mm_d.B94:load_mm_d.B94 load_mm_d.L98:load_mm_d.L101" chart:data-source-has-labels="row" svg:x="1.321cm" svg:y="1.301cm" svg:width="8.443cm" svg:height="6.548cm">
          <chart:coordinate-region svg:x="1.953cm" svg:y="1.503cm" svg:width="7.142cm" svg:height="5.693cm"/>
          <chart:axis chart:dimension="x" chart:name="primary-x" chart:style-name="ch5">
            <chart:title svg:x="4.786cm" svg:y="8.029cm" chart:style-name="ch6">
              <text:p>index size</text:p>
            </chart:title>
          </chart:axis>
          <chart:axis chart:dimension="y" chart:name="primary-y" chart:style-name="ch7">
            <chart:title svg:x="0.451cm" svg:y="5.691cm" chart:style-name="ch8">
              <text:p>insert [million/s]</text:p>
            </chart:title>
            <chart:grid chart:style-name="ch9" chart:class="major"/>
          </chart:axis>
          <chart:series chart:style-name="ch10" chart:values-cell-range-address="load_mm_d.L34:load_mm_d.L37" chart:label-cell-address="load_mm_d.B30:load_mm_d.B30" chart:class="chart:scatter">
            <chart:domain table:cell-range-address="load_mm_d.A30:load_mm_d.A33"/>
            <chart:data-point chart:repeated="4"/>
          </chart:series>
          <chart:series chart:style-name="ch11" chart:values-cell-range-address="load_mm_d.L42:load_mm_d.L45" chart:label-cell-address="load_mm_d.B38:load_mm_d.B38" chart:class="chart:scatter">
            <chart:data-point chart:repeated="4"/>
          </chart:series>
          <chart:series chart:style-name="ch12" chart:values-cell-range-address="load_mm_d.L50:load_mm_d.L53" chart:label-cell-address="load_mm_d.B46:load_mm_d.B46" chart:class="chart:scatter">
            <chart:data-point chart:repeated="4"/>
          </chart:series>
          <chart:series chart:style-name="ch13" chart:values-cell-range-address="load_mm_d.L58:load_mm_d.L61" chart:label-cell-address="load_mm_d.B54:load_mm_d.B54" chart:class="chart:scatter">
            <chart:data-point chart:repeated="4"/>
          </chart:series>
          <chart:series chart:style-name="ch14" chart:values-cell-range-address="load_mm_d.L66:load_mm_d.L69" chart:label-cell-address="load_mm_d.B62:load_mm_d.B62" chart:class="chart:scatter">
            <chart:data-point chart:repeated="4"/>
          </chart:series>
          <chart:series chart:style-name="ch15" chart:values-cell-range-address="load_mm_d.L74:load_mm_d.L77" chart:label-cell-address="load_mm_d.B70:load_mm_d.B70" chart:class="chart:scatter">
            <chart:data-point chart:repeated="4"/>
          </chart:series>
          <chart:series chart:style-name="ch16" chart:values-cell-range-address="load_mm_d.L82:load_mm_d.L85" chart:label-cell-address="load_mm_d.B78:load_mm_d.B78" chart:class="chart:scatter">
            <chart:data-point chart:repeated="4"/>
          </chart:series>
          <chart:series chart:style-name="ch17" chart:values-cell-range-address="load_mm_d.L90:load_mm_d.L93" chart:label-cell-address="load_mm_d.B86:load_mm_d.B86" chart:class="chart:scatter">
            <chart:data-point chart:repeated="4"/>
          </chart:series>
          <chart:series chart:style-name="ch18" chart:values-cell-range-address="load_mm_d.L98:load_mm_d.L101" chart:label-cell-address="load_mm_d.B94:load_mm_d.B94" chart:class="chart:scatte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/LOAD/1000/4</text:p>
                <draw:g>
                  <svg:desc>load_mm_d.B30:load_mm_d.B30</svg:desc>
                </draw:g>
              </table:table-cell>
              <table:table-cell office:value-type="string">
                <text:p>PhTreeMM2/LOAD/1000/4</text:p>
                <draw:g>
                  <svg:desc>load_mm_d.B38:load_mm_d.B38</svg:desc>
                </draw:g>
              </table:table-cell>
              <table:table-cell office:value-type="string">
                <text:p>TinspinKDTree/LOAD/1000/4</text:p>
                <draw:g>
                  <svg:desc>load_mm_d.B46:load_mm_d.B46</svg:desc>
                </draw:g>
              </table:table-cell>
              <table:table-cell office:value-type="string">
                <text:p>TinspinQuadtree/LOAD/1000/4</text:p>
                <draw:g>
                  <svg:desc>load_mm_d.B54:load_mm_d.B54</svg:desc>
                </draw:g>
              </table:table-cell>
              <table:table-cell office:value-type="string">
                <text:p>BoostRT/LOAD/1000/4</text:p>
                <draw:g>
                  <svg:desc>load_mm_d.B62:load_mm_d.B62</svg:desc>
                </draw:g>
              </table:table-cell>
              <table:table-cell office:value-type="string">
                <text:p>FlannKDS/LOAD/1000/4</text:p>
                <draw:g>
                  <svg:desc>load_mm_d.B70:load_mm_d.B70</svg:desc>
                </draw:g>
              </table:table-cell>
              <table:table-cell office:value-type="string">
                <text:p>BBTree/LOAD/1000/4</text:p>
                <draw:g>
                  <svg:desc>load_mm_d.B78:load_mm_d.B78</svg:desc>
                </draw:g>
              </table:table-cell>
              <table:table-cell office:value-type="string">
                <text:p>Mcxme/LOAD/1000/4</text:p>
                <draw:g>
                  <svg:desc>load_mm_d.B86:load_mm_d.B86</svg:desc>
                </draw:g>
              </table:table-cell>
              <table:table-cell office:value-type="string">
                <text:p>Lsi/LOAD/1000/4</text:p>
                <draw:g>
                  <svg:desc>load_mm_d.B94:load_mm_d.B9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load_mm_d.A30:load_mm_d.A33</svg:desc>
                </draw:g>
              </table:table-cell>
              <table:table-cell office:value-type="float" office:value="12.6585">
                <text:p>12.6585</text:p>
                <draw:g>
                  <svg:desc>load_mm_d.L34:load_mm_d.L37</svg:desc>
                </draw:g>
              </table:table-cell>
              <table:table-cell office:value-type="float" office:value="6.30918">
                <text:p>6.30918</text:p>
                <draw:g>
                  <svg:desc>load_mm_d.L42:load_mm_d.L45</svg:desc>
                </draw:g>
              </table:table-cell>
              <table:table-cell office:value-type="float" office:value="21.8806">
                <text:p>21.8806</text:p>
                <draw:g>
                  <svg:desc>load_mm_d.L50:load_mm_d.L53</svg:desc>
                </draw:g>
              </table:table-cell>
              <table:table-cell office:value-type="float" office:value="8.00652">
                <text:p>8.00652</text:p>
                <draw:g>
                  <svg:desc>load_mm_d.L58:load_mm_d.L61</svg:desc>
                </draw:g>
              </table:table-cell>
              <table:table-cell office:value-type="float" office:value="1.03802">
                <text:p>1.03802</text:p>
                <draw:g>
                  <svg:desc>load_mm_d.L66:load_mm_d.L69</svg:desc>
                </draw:g>
              </table:table-cell>
              <table:table-cell office:value-type="float" office:value="15.5268">
                <text:p>15.5268</text:p>
                <draw:g>
                  <svg:desc>load_mm_d.L74:load_mm_d.L77</svg:desc>
                </draw:g>
              </table:table-cell>
              <table:table-cell office:value-type="float" office:value="4.0351">
                <text:p>4.0351</text:p>
                <draw:g>
                  <svg:desc>load_mm_d.L82:load_mm_d.L85</svg:desc>
                </draw:g>
              </table:table-cell>
              <table:table-cell office:value-type="float" office:value="3.12689">
                <text:p>3.12689</text:p>
                <draw:g>
                  <svg:desc>load_mm_d.L90:load_mm_d.L93</svg:desc>
                </draw:g>
              </table:table-cell>
              <table:table-cell office:value-type="float" office:value="0.191166">
                <text:p>0.191166</text:p>
                <draw:g>
                  <svg:desc>load_mm_d.L98:load_mm_d.L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9.68956">
                <text:p>9.68956</text:p>
              </table:table-cell>
              <table:table-cell office:value-type="float" office:value="5.16256">
                <text:p>5.16256</text:p>
              </table:table-cell>
              <table:table-cell office:value-type="float" office:value="11.5599">
                <text:p>11.5599</text:p>
              </table:table-cell>
              <table:table-cell office:value-type="float" office:value="6.88991">
                <text:p>6.88991</text:p>
              </table:table-cell>
              <table:table-cell office:value-type="float" office:value="0.898441">
                <text:p>0.898441</text:p>
              </table:table-cell>
              <table:table-cell office:value-type="float" office:value="12.3094">
                <text:p>12.3094</text:p>
              </table:table-cell>
              <table:table-cell office:value-type="float" office:value="3.73265">
                <text:p>3.73265</text:p>
              </table:table-cell>
              <table:table-cell office:value-type="float" office:value="2.77783">
                <text:p>2.77783</text:p>
              </table:table-cell>
              <table:table-cell office:value-type="float" office:value="0.161181">
                <text:p>0.1611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3.98943">
                <text:p>3.98943</text:p>
              </table:table-cell>
              <table:table-cell office:value-type="float" office:value="4.43159">
                <text:p>4.43159</text:p>
              </table:table-cell>
              <table:table-cell office:value-type="float" office:value="7.31281">
                <text:p>7.31281</text:p>
              </table:table-cell>
              <table:table-cell office:value-type="float" office:value="5.56531">
                <text:p>5.56531</text:p>
              </table:table-cell>
              <table:table-cell office:value-type="float" office:value="0.830923">
                <text:p>0.830923</text:p>
              </table:table-cell>
              <table:table-cell office:value-type="float" office:value="10.1948">
                <text:p>10.1948</text:p>
              </table:table-cell>
              <table:table-cell office:value-type="float" office:value="2.85521">
                <text:p>2.85521</text:p>
              </table:table-cell>
              <table:table-cell office:value-type="float" office:value="2.14153">
                <text:p>2.14153</text:p>
              </table:table-cell>
              <table:table-cell office:value-type="float" office:value="0.141458">
                <text:p>0.1414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3.87165">
                <text:p>3.87165</text:p>
              </table:table-cell>
              <table:table-cell office:value-type="float" office:value="3.4345">
                <text:p>3.4345</text:p>
              </table:table-cell>
              <table:table-cell office:value-type="float" office:value="4.55263">
                <text:p>4.55263</text:p>
              </table:table-cell>
              <table:table-cell office:value-type="float" office:value="4.43294">
                <text:p>4.43294</text:p>
              </table:table-cell>
              <table:table-cell office:value-type="float" office:value="0.781945">
                <text:p>0.781945</text:p>
              </table:table-cell>
              <table:table-cell office:value-type="float" office:value="7.19944">
                <text:p>7.19944</text:p>
              </table:table-cell>
              <table:table-cell office:value-type="float" office:value="2.94065">
                <text:p>2.94065</text:p>
              </table:table-cell>
              <table:table-cell office:value-type="float" office:value="2.24435">
                <text:p>2.24435</text:p>
              </table:table-cell>
              <table:table-cell office:value-type="float" office:value="0.122853">
                <text:p>0.1228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6cm" svg:height="8.724cm" xlink:href=".." xlink:type="simple" chart:class="chart:scatter" chart:style-name="ch1">
        <chart:title svg:x="5.375cm" svg:y="0.31cm" chart:style-name="ch2">
          <text:p>update_mm_d 3D CUBE</text:p>
        </chart:title>
        <chart:legend chart:legend-position="end" svg:x="9.808cm" svg:y="1.439cm" style:legend-expansion="custom" svg:width="5.978cm" svg:height="6.622cm" style:legend-expansion-aspect-ratio="0.902748414376321" chart:style-name="ch3"/>
        <chart:plot-area chart:style-name="ch4" table:cell-range-address="update_mm_d.A30:update_mm_d.A33 update_mm_d.B30:update_mm_d.B30 update_mm_d.L30:update_mm_d.L33 update_mm_d.B38:update_mm_d.B38 update_mm_d.L38:update_mm_d.L41 update_mm_d.B46:update_mm_d.B46 update_mm_d.L46:update_mm_d.L49 update_mm_d.B54:update_mm_d.B54 update_mm_d.L54:update_mm_d.L57 update_mm_d.B62:update_mm_d.B62 update_mm_d.L62:update_mm_d.L65 update_mm_d.B70:update_mm_d.B70 update_mm_d.L70:update_mm_d.L73" chart:data-source-has-labels="row" svg:x="1.32cm" svg:y="1.289cm" svg:width="7.996cm" svg:height="6.29cm">
          <chart:coordinate-region svg:x="1.952cm" svg:y="1.491cm" svg:width="6.695cm" svg:height="5.435cm"/>
          <chart:axis chart:dimension="x" chart:name="primary-x" chart:style-name="ch5">
            <chart:title svg:x="4.562cm" svg:y="7.753cm" chart:style-name="ch6">
              <text:p>index size</text:p>
            </chart:title>
          </chart:axis>
          <chart:axis chart:dimension="y" chart:name="primary-y" chart:style-name="ch7">
            <chart:title svg:x="0.451cm" svg:y="6.29cm" chart:style-name="ch8">
              <text:p>position updates [million/s]</text:p>
            </chart:title>
            <chart:grid chart:style-name="ch9" chart:class="major"/>
          </chart:axis>
          <chart:series chart:style-name="ch10" chart:values-cell-range-address="update_mm_d.L30:update_mm_d.L33" chart:label-cell-address="update_mm_d.B30:update_mm_d.B30" chart:class="chart:scatter">
            <chart:domain table:cell-range-address="update_mm_d.A30:update_mm_d.A33"/>
            <chart:data-point chart:repeated="4"/>
          </chart:series>
          <chart:series chart:style-name="ch11" chart:values-cell-range-address="update_mm_d.L38:update_mm_d.L41" chart:label-cell-address="update_mm_d.B38:update_mm_d.B38" chart:class="chart:scatter">
            <chart:data-point chart:repeated="4"/>
          </chart:series>
          <chart:series chart:style-name="ch12" chart:values-cell-range-address="update_mm_d.L46:update_mm_d.L49" chart:label-cell-address="update_mm_d.B46:update_mm_d.B46" chart:class="chart:scatter">
            <chart:data-point chart:repeated="4"/>
          </chart:series>
          <chart:series chart:style-name="ch13" chart:values-cell-range-address="update_mm_d.L54:update_mm_d.L57" chart:label-cell-address="update_mm_d.B54:update_mm_d.B54" chart:class="chart:scatter">
            <chart:data-point chart:repeated="4"/>
          </chart:series>
          <chart:series chart:style-name="ch14" chart:values-cell-range-address="update_mm_d.L62:update_mm_d.L65" chart:label-cell-address="update_mm_d.B62:update_mm_d.B62" chart:class="chart:scatter">
            <chart:data-point chart:repeated="4"/>
          </chart:series>
          <chart:series chart:style-name="ch15" chart:values-cell-range-address="update_mm_d.L70:update_mm_d.L73" chart:label-cell-address="update_mm_d.B70:update_mm_d.B70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Bpt/UPDATE_1000/1000/4</text:p>
                <draw:g>
                  <svg:desc>update_mm_d.B30:update_mm_d.B30</svg:desc>
                </draw:g>
              </table:table-cell>
              <table:table-cell office:value-type="string">
                <text:p>PhtreeMM2/UPDATE_1000/1000/4</text:p>
                <draw:g>
                  <svg:desc>update_mm_d.B38:update_mm_d.B38</svg:desc>
                </draw:g>
              </table:table-cell>
              <table:table-cell office:value-type="string">
                <text:p>TinspinKDTree/UPDATE_1000/1000/4</text:p>
                <draw:g>
                  <svg:desc>update_mm_d.B46:update_mm_d.B46</svg:desc>
                </draw:g>
              </table:table-cell>
              <table:table-cell office:value-type="string">
                <text:p>TinspinQuadtree/UPDATE_1000/1000/4</text:p>
                <draw:g>
                  <svg:desc>update_mm_d.B54:update_mm_d.B54</svg:desc>
                </draw:g>
              </table:table-cell>
              <table:table-cell office:value-type="string">
                <text:p>BoostRT/UPDATE_1000/1000/4</text:p>
                <draw:g>
                  <svg:desc>update_mm_d.B62:update_mm_d.B62</svg:desc>
                </draw:g>
              </table:table-cell>
              <table:table-cell office:value-type="string">
                <text:p>LSI_RT/UPDATE_1000/1000/4</text:p>
                <draw:g>
                  <svg:desc>update_mm_d.B70:update_mm_d.B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update_mm_d.A30:update_mm_d.A33</svg:desc>
                </draw:g>
              </table:table-cell>
              <table:table-cell office:value-type="float" office:value="20.3536">
                <text:p>20.3536</text:p>
                <draw:g>
                  <svg:desc>update_mm_d.L30:update_mm_d.L33</svg:desc>
                </draw:g>
              </table:table-cell>
              <table:table-cell office:value-type="float" office:value="10.3841">
                <text:p>10.3841</text:p>
                <draw:g>
                  <svg:desc>update_mm_d.L38:update_mm_d.L41</svg:desc>
                </draw:g>
              </table:table-cell>
              <table:table-cell office:value-type="float" office:value="4.06">
                <text:p>4.06</text:p>
                <draw:g>
                  <svg:desc>update_mm_d.L46:update_mm_d.L49</svg:desc>
                </draw:g>
              </table:table-cell>
              <table:table-cell office:value-type="float" office:value="12.2484">
                <text:p>12.2484</text:p>
                <draw:g>
                  <svg:desc>update_mm_d.L54:update_mm_d.L57</svg:desc>
                </draw:g>
              </table:table-cell>
              <table:table-cell office:value-type="float" office:value="1.52818">
                <text:p>1.52818</text:p>
                <draw:g>
                  <svg:desc>update_mm_d.L62:update_mm_d.L65</svg:desc>
                </draw:g>
              </table:table-cell>
              <table:table-cell office:value-type="float" office:value="0.0641065">
                <text:p>0.0641065</text:p>
                <draw:g>
                  <svg:desc>update_mm_d.L70:update_mm_d.L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12.7095">
                <text:p>12.7095</text:p>
              </table:table-cell>
              <table:table-cell office:value-type="float" office:value="5.83672">
                <text:p>5.83672</text:p>
              </table:table-cell>
              <table:table-cell office:value-type="float" office:value="2.95913">
                <text:p>2.95913</text:p>
              </table:table-cell>
              <table:table-cell office:value-type="float" office:value="5.71697">
                <text:p>5.71697</text:p>
              </table:table-cell>
              <table:table-cell office:value-type="float" office:value="1.00051">
                <text:p>1.00051</text:p>
              </table:table-cell>
              <table:table-cell office:value-type="float" office:value="0.0398748">
                <text:p>0.03987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3.81406">
                <text:p>3.81406</text:p>
              </table:table-cell>
              <table:table-cell office:value-type="float" office:value="3.49258">
                <text:p>3.49258</text:p>
              </table:table-cell>
              <table:table-cell office:value-type="float" office:value="2.51943">
                <text:p>2.51943</text:p>
              </table:table-cell>
              <table:table-cell office:value-type="float" office:value="3.43788">
                <text:p>3.43788</text:p>
              </table:table-cell>
              <table:table-cell office:value-type="float" office:value="0.739896">
                <text:p>0.739896</text:p>
              </table:table-cell>
              <table:table-cell office:value-type="float" office:value="0.03101">
                <text:p>0.031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2.40319">
                <text:p>2.40319</text:p>
              </table:table-cell>
              <table:table-cell office:value-type="float" office:value="1.6017">
                <text:p>1.6017</text:p>
              </table:table-cell>
              <table:table-cell office:value-type="float" office:value="0.947331">
                <text:p>0.947331</text:p>
              </table:table-cell>
              <table:table-cell office:value-type="float" office:value="1.57998">
                <text:p>1.57998</text:p>
              </table:table-cell>
              <table:table-cell office:value-type="float" office:value="0.43025">
                <text:p>0.43025</text:p>
              </table:table-cell>
              <table:table-cell office:value-type="float" office:value="0.0194998">
                <text:p>0.01949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36cm" svg:y="0.321cm" chart:style-name="ch2">
          <text:p>update_mm_d 3D CLUSTER</text:p>
        </chart:title>
        <chart:legend chart:legend-position="end" svg:x="10.084cm" svg:y="1.397cm" style:legend-expansion="custom" svg:width="5.706cm" svg:height="6.301cm" style:legend-expansion-aspect-ratio="0.905570544358038" chart:style-name="ch3"/>
        <chart:plot-area chart:style-name="ch4" table:cell-range-address="update_mm_d.A30:update_mm_d.A33 update_mm_d.B30:update_mm_d.B30 update_mm_d.L34:update_mm_d.L37 update_mm_d.B38:update_mm_d.B38 update_mm_d.L42:update_mm_d.L45 update_mm_d.B46:update_mm_d.B46 update_mm_d.L50:update_mm_d.L53 update_mm_d.B54:update_mm_d.B54 update_mm_d.L58:update_mm_d.L61 update_mm_d.B62:update_mm_d.B62 update_mm_d.L66:update_mm_d.L69 update_mm_d.B70:update_mm_d.B70 update_mm_d.L74:update_mm_d.L77" chart:data-source-has-labels="row" svg:x="1.321cm" svg:y="1.301cm" svg:width="9.48cm" svg:height="6.548cm">
          <chart:coordinate-region svg:x="1.953cm" svg:y="1.504cm" svg:width="8.178cm" svg:height="5.692cm"/>
          <chart:axis chart:dimension="x" chart:name="primary-x" chart:style-name="ch5">
            <chart:title svg:x="5.305cm" svg:y="8.029cm" chart:style-name="ch6">
              <text:p>index size</text:p>
            </chart:title>
          </chart:axis>
          <chart:axis chart:dimension="y" chart:name="primary-y" chart:style-name="ch7">
            <chart:title svg:x="0.451cm" svg:y="6.431cm" chart:style-name="ch8">
              <text:p>position updates [million/s]</text:p>
            </chart:title>
            <chart:grid chart:style-name="ch9" chart:class="major"/>
          </chart:axis>
          <chart:series chart:style-name="ch10" chart:values-cell-range-address="update_mm_d.L34:update_mm_d.L37" chart:label-cell-address="update_mm_d.B30:update_mm_d.B30" chart:class="chart:scatter">
            <chart:domain table:cell-range-address="update_mm_d.A30:update_mm_d.A33"/>
            <chart:data-point chart:repeated="4"/>
          </chart:series>
          <chart:series chart:style-name="ch11" chart:values-cell-range-address="update_mm_d.L42:update_mm_d.L45" chart:label-cell-address="update_mm_d.B38:update_mm_d.B38" chart:class="chart:scatter">
            <chart:data-point chart:repeated="4"/>
          </chart:series>
          <chart:series chart:style-name="ch12" chart:values-cell-range-address="update_mm_d.L50:update_mm_d.L53" chart:label-cell-address="update_mm_d.B46:update_mm_d.B46" chart:class="chart:scatter">
            <chart:data-point chart:repeated="4"/>
          </chart:series>
          <chart:series chart:style-name="ch13" chart:values-cell-range-address="update_mm_d.L58:update_mm_d.L61" chart:label-cell-address="update_mm_d.B54:update_mm_d.B54" chart:class="chart:scatter">
            <chart:data-point chart:repeated="4"/>
          </chart:series>
          <chart:series chart:style-name="ch14" chart:values-cell-range-address="update_mm_d.L66:update_mm_d.L69" chart:label-cell-address="update_mm_d.B62:update_mm_d.B62" chart:class="chart:scatter">
            <chart:data-point chart:repeated="4"/>
          </chart:series>
          <chart:series chart:style-name="ch15" chart:values-cell-range-address="update_mm_d.L74:update_mm_d.L77" chart:label-cell-address="update_mm_d.B70:update_mm_d.B70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Bpt/UPDATE_1000/1000/4</text:p>
                <draw:g>
                  <svg:desc>update_mm_d.B30:update_mm_d.B30</svg:desc>
                </draw:g>
              </table:table-cell>
              <table:table-cell office:value-type="string">
                <text:p>PhtreeMM2/UPDATE_1000/1000/4</text:p>
                <draw:g>
                  <svg:desc>update_mm_d.B38:update_mm_d.B38</svg:desc>
                </draw:g>
              </table:table-cell>
              <table:table-cell office:value-type="string">
                <text:p>TinspinKDTree/UPDATE_1000/1000/4</text:p>
                <draw:g>
                  <svg:desc>update_mm_d.B46:update_mm_d.B46</svg:desc>
                </draw:g>
              </table:table-cell>
              <table:table-cell office:value-type="string">
                <text:p>TinspinQuadtree/UPDATE_1000/1000/4</text:p>
                <draw:g>
                  <svg:desc>update_mm_d.B54:update_mm_d.B54</svg:desc>
                </draw:g>
              </table:table-cell>
              <table:table-cell office:value-type="string">
                <text:p>BoostRT/UPDATE_1000/1000/4</text:p>
                <draw:g>
                  <svg:desc>update_mm_d.B62:update_mm_d.B62</svg:desc>
                </draw:g>
              </table:table-cell>
              <table:table-cell office:value-type="string">
                <text:p>LSI_RT/UPDATE_1000/1000/4</text:p>
                <draw:g>
                  <svg:desc>update_mm_d.B70:update_mm_d.B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update_mm_d.A30:update_mm_d.A33</svg:desc>
                </draw:g>
              </table:table-cell>
              <table:table-cell office:value-type="float" office:value="7.88669">
                <text:p>7.88669</text:p>
                <draw:g>
                  <svg:desc>update_mm_d.L34:update_mm_d.L37</svg:desc>
                </draw:g>
              </table:table-cell>
              <table:table-cell office:value-type="float" office:value="7.88339">
                <text:p>7.88339</text:p>
                <draw:g>
                  <svg:desc>update_mm_d.L42:update_mm_d.L45</svg:desc>
                </draw:g>
              </table:table-cell>
              <table:table-cell office:value-type="float" office:value="5.91746">
                <text:p>5.91746</text:p>
                <draw:g>
                  <svg:desc>update_mm_d.L50:update_mm_d.L53</svg:desc>
                </draw:g>
              </table:table-cell>
              <table:table-cell office:value-type="float" office:value="8.86392">
                <text:p>8.86392</text:p>
                <draw:g>
                  <svg:desc>update_mm_d.L58:update_mm_d.L61</svg:desc>
                </draw:g>
              </table:table-cell>
              <table:table-cell office:value-type="float" office:value="2.42832">
                <text:p>2.42832</text:p>
                <draw:g>
                  <svg:desc>update_mm_d.L66:update_mm_d.L69</svg:desc>
                </draw:g>
              </table:table-cell>
              <table:table-cell office:value-type="float" office:value="0.0747823">
                <text:p>0.0747823</text:p>
                <draw:g>
                  <svg:desc>update_mm_d.L74:update_mm_d.L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5.16145">
                <text:p>5.16145</text:p>
              </table:table-cell>
              <table:table-cell office:value-type="float" office:value="3.82849">
                <text:p>3.82849</text:p>
              </table:table-cell>
              <table:table-cell office:value-type="float" office:value="3.09532">
                <text:p>3.09532</text:p>
              </table:table-cell>
              <table:table-cell office:value-type="float" office:value="3.35116">
                <text:p>3.35116</text:p>
              </table:table-cell>
              <table:table-cell office:value-type="float" office:value="1.26864">
                <text:p>1.26864</text:p>
              </table:table-cell>
              <table:table-cell office:value-type="float" office:value="0.0475241">
                <text:p>0.04752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1.8425">
                <text:p>1.8425</text:p>
              </table:table-cell>
              <table:table-cell office:value-type="float" office:value="1.8897">
                <text:p>1.8897</text:p>
              </table:table-cell>
              <table:table-cell office:value-type="float" office:value="2.12284">
                <text:p>2.12284</text:p>
              </table:table-cell>
              <table:table-cell office:value-type="float" office:value="1.72851">
                <text:p>1.72851</text:p>
              </table:table-cell>
              <table:table-cell office:value-type="float" office:value="0.619544">
                <text:p>0.619544</text:p>
              </table:table-cell>
              <table:table-cell office:value-type="float" office:value="0.0297489">
                <text:p>0.02974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1.26736">
                <text:p>1.26736</text:p>
              </table:table-cell>
              <table:table-cell office:value-type="float" office:value="0.959947">
                <text:p>0.959947</text:p>
              </table:table-cell>
              <table:table-cell office:value-type="float" office:value="0.935817">
                <text:p>0.935817</text:p>
              </table:table-cell>
              <table:table-cell office:value-type="float" office:value="0.826184">
                <text:p>0.826184</text:p>
              </table:table-cell>
              <table:table-cell office:value-type="float" office:value="0.427165">
                <text:p>0.427165</text:p>
              </table:table-cell>
              <table:table-cell office:value-type="float" office:value="0.018565">
                <text:p>0.0185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6cm" svg:height="8.724cm" xlink:href=".." xlink:type="simple" chart:class="chart:scatter" chart:style-name="ch1">
        <chart:title svg:x="5.502cm" svg:y="0.31cm" chart:style-name="ch2">
          <text:p>query_mm_d 3D CUBE</text:p>
        </chart:title>
        <chart:legend chart:legend-position="end" svg:x="9.808cm" svg:y="1.439cm" style:legend-expansion="custom" svg:width="5.978cm" svg:height="6.622cm" style:legend-expansion-aspect-ratio="0.902748414376321" chart:style-name="ch3"/>
        <chart:plot-area chart:style-name="ch4" table:cell-range-address="query_mm_d.A30:query_mm_d.A33 query_mm_d.B30:query_mm_d.B30 query_mm_d.L30:query_mm_d.L33 query_mm_d.B38:query_mm_d.B38 query_mm_d.L38:query_mm_d.L41 query_mm_d.B46:query_mm_d.B46 query_mm_d.L46:query_mm_d.L49 query_mm_d.B54:query_mm_d.B54 query_mm_d.L54:query_mm_d.L57 query_mm_d.B62:query_mm_d.B62 query_mm_d.L62:query_mm_d.L65 query_mm_d.B70:query_mm_d.B70 query_mm_d.L70:query_mm_d.L73" chart:data-source-has-labels="row" svg:x="1.32cm" svg:y="1.289cm" svg:width="8.526cm" svg:height="6.29cm">
          <chart:coordinate-region svg:x="2.248cm" svg:y="1.491cm" svg:width="6.929cm" svg:height="5.435cm"/>
          <chart:axis chart:dimension="x" chart:name="primary-x" chart:style-name="ch5">
            <chart:title svg:x="4.827cm" svg:y="7.753cm" chart:style-name="ch6">
              <text:p>index size</text:p>
            </chart:title>
          </chart:axis>
          <chart:axis chart:dimension="y" chart:name="primary-y" chart:style-name="ch7">
            <chart:title svg:x="0.451cm" svg:y="7.402cm" chart:style-name="ch8">
              <text:p>queries [million/s] (avg 100 results / query)</text:p>
            </chart:title>
            <chart:grid chart:style-name="ch9" chart:class="major"/>
          </chart:axis>
          <chart:series chart:style-name="ch10" chart:values-cell-range-address="query_mm_d.L30:query_mm_d.L33" chart:label-cell-address="query_mm_d.B30:query_mm_d.B30" chart:class="chart:scatter">
            <chart:domain table:cell-range-address="query_mm_d.A30:query_mm_d.A33"/>
            <chart:data-point chart:repeated="4"/>
          </chart:series>
          <chart:series chart:style-name="ch11" chart:values-cell-range-address="query_mm_d.L38:query_mm_d.L41" chart:label-cell-address="query_mm_d.B38:query_mm_d.B38" chart:class="chart:scatter">
            <chart:data-point chart:repeated="4"/>
          </chart:series>
          <chart:series chart:style-name="ch12" chart:values-cell-range-address="query_mm_d.L46:query_mm_d.L49" chart:label-cell-address="query_mm_d.B46:query_mm_d.B46" chart:class="chart:scatter">
            <chart:data-point chart:repeated="4"/>
          </chart:series>
          <chart:series chart:style-name="ch13" chart:values-cell-range-address="query_mm_d.L54:query_mm_d.L57" chart:label-cell-address="query_mm_d.B54:query_mm_d.B54" chart:class="chart:scatter">
            <chart:data-point chart:repeated="4"/>
          </chart:series>
          <chart:series chart:style-name="ch14" chart:values-cell-range-address="query_mm_d.L62:query_mm_d.L65" chart:label-cell-address="query_mm_d.B62:query_mm_d.B62" chart:class="chart:scatter">
            <chart:data-point chart:repeated="4"/>
          </chart:series>
          <chart:series chart:style-name="ch15" chart:values-cell-range-address="query_mm_d.L70:query_mm_d.L73" chart:label-cell-address="query_mm_d.B70:query_mm_d.B70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/WQ/1000/4</text:p>
                <draw:g>
                  <svg:desc>query_mm_d.B30:query_mm_d.B30</svg:desc>
                </draw:g>
              </table:table-cell>
              <table:table-cell office:value-type="string">
                <text:p>PhTreeMM2/WQ/1000/4</text:p>
                <draw:g>
                  <svg:desc>query_mm_d.B38:query_mm_d.B38</svg:desc>
                </draw:g>
              </table:table-cell>
              <table:table-cell office:value-type="string">
                <text:p>TinspinKDTree/WQ/1000/4</text:p>
                <draw:g>
                  <svg:desc>query_mm_d.B46:query_mm_d.B46</svg:desc>
                </draw:g>
              </table:table-cell>
              <table:table-cell office:value-type="string">
                <text:p>TinspinQuadtree/WQ/1000/4</text:p>
                <draw:g>
                  <svg:desc>query_mm_d.B54:query_mm_d.B54</svg:desc>
                </draw:g>
              </table:table-cell>
              <table:table-cell office:value-type="string">
                <text:p>BoostRT/WQ/1000/4</text:p>
                <draw:g>
                  <svg:desc>query_mm_d.B62:query_mm_d.B62</svg:desc>
                </draw:g>
              </table:table-cell>
              <table:table-cell office:value-type="string">
                <text:p>FlannKDS/WQ/1000/4</text:p>
                <draw:g>
                  <svg:desc>query_mm_d.B70:query_mm_d.B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query_mm_d.A30:query_mm_d.A33</svg:desc>
                </draw:g>
              </table:table-cell>
              <table:table-cell office:value-type="float" office:value="0.264601">
                <text:p>0.264601</text:p>
                <draw:g>
                  <svg:desc>query_mm_d.L30:query_mm_d.L33</svg:desc>
                </draw:g>
              </table:table-cell>
              <table:table-cell office:value-type="float" office:value="0.416873">
                <text:p>0.416873</text:p>
                <draw:g>
                  <svg:desc>query_mm_d.L38:query_mm_d.L41</svg:desc>
                </draw:g>
              </table:table-cell>
              <table:table-cell office:value-type="float" office:value="0.201457">
                <text:p>0.201457</text:p>
                <draw:g>
                  <svg:desc>query_mm_d.L46:query_mm_d.L49</svg:desc>
                </draw:g>
              </table:table-cell>
              <table:table-cell office:value-type="float" office:value="0.33582">
                <text:p>0.33582</text:p>
                <draw:g>
                  <svg:desc>query_mm_d.L54:query_mm_d.L57</svg:desc>
                </draw:g>
              </table:table-cell>
              <table:table-cell office:value-type="float" office:value="0.37993">
                <text:p>0.37993</text:p>
                <draw:g>
                  <svg:desc>query_mm_d.L62:query_mm_d.L65</svg:desc>
                </draw:g>
              </table:table-cell>
              <table:table-cell office:value-type="float" office:value="0.0699667">
                <text:p>0.0699667</text:p>
                <draw:g>
                  <svg:desc>query_mm_d.L70:query_mm_d.L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185365">
                <text:p>0.185365</text:p>
              </table:table-cell>
              <table:table-cell office:value-type="float" office:value="0.260772">
                <text:p>0.260772</text:p>
              </table:table-cell>
              <table:table-cell office:value-type="float" office:value="0.117717">
                <text:p>0.117717</text:p>
              </table:table-cell>
              <table:table-cell office:value-type="float" office:value="0.225939">
                <text:p>0.225939</text:p>
              </table:table-cell>
              <table:table-cell office:value-type="float" office:value="0.295436">
                <text:p>0.295436</text:p>
              </table:table-cell>
              <table:table-cell office:value-type="float" office:value="0.0580994">
                <text:p>0.05809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0.0900753">
                <text:p>0.0900753</text:p>
              </table:table-cell>
              <table:table-cell office:value-type="float" office:value="0.192715">
                <text:p>0.192715</text:p>
              </table:table-cell>
              <table:table-cell office:value-type="float" office:value="0.0874764">
                <text:p>0.0874764</text:p>
              </table:table-cell>
              <table:table-cell office:value-type="float" office:value="0.187196">
                <text:p>0.187196</text:p>
              </table:table-cell>
              <table:table-cell office:value-type="float" office:value="0.235289">
                <text:p>0.235289</text:p>
              </table:table-cell>
              <table:table-cell office:value-type="float" office:value="0.0537637">
                <text:p>0.05376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0.0596243">
                <text:p>0.0596243</text:p>
              </table:table-cell>
              <table:table-cell office:value-type="float" office:value="0.0842609">
                <text:p>0.0842609</text:p>
              </table:table-cell>
              <table:table-cell office:value-type="float" office:value="0.0308681">
                <text:p>0.0308681</text:p>
              </table:table-cell>
              <table:table-cell office:value-type="float" office:value="0.0951526">
                <text:p>0.0951526</text:p>
              </table:table-cell>
              <table:table-cell office:value-type="float" office:value="0.121401">
                <text:p>0.121401</text:p>
              </table:table-cell>
              <table:table-cell office:value-type="float" office:value="0.0346425">
                <text:p>0.03464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36cm" svg:y="0.321cm" chart:style-name="ch2">
          <text:p>query_mm_d 3D CLUSTER</text:p>
        </chart:title>
        <chart:legend chart:legend-position="end" svg:x="10.084cm" svg:y="1.397cm" style:legend-expansion="custom" svg:width="5.706cm" svg:height="6.301cm" style:legend-expansion-aspect-ratio="0.905570544358038" chart:style-name="ch3"/>
        <chart:plot-area chart:style-name="ch4" table:cell-range-address="query_mm_d.A30:query_mm_d.A33 query_mm_d.B30:query_mm_d.B30 query_mm_d.L34:query_mm_d.L37 query_mm_d.B38:query_mm_d.B38 query_mm_d.L42:query_mm_d.L45 query_mm_d.B46:query_mm_d.B46 query_mm_d.L50:query_mm_d.L53 query_mm_d.B54:query_mm_d.B54 query_mm_d.L58:query_mm_d.L61 query_mm_d.B62:query_mm_d.B62 query_mm_d.L66:query_mm_d.L69 query_mm_d.B70:query_mm_d.B70 query_mm_d.L74:query_mm_d.L77" chart:data-source-has-labels="row" svg:x="1.321cm" svg:y="1.301cm" svg:width="8.528cm" svg:height="6.548cm">
          <chart:coordinate-region svg:x="2.059cm" svg:y="1.504cm" svg:width="7.121cm" svg:height="5.692cm"/>
          <chart:axis chart:dimension="x" chart:name="primary-x" chart:style-name="ch5">
            <chart:title svg:x="4.829cm" svg:y="8.029cm" chart:style-name="ch6">
              <text:p>index size</text:p>
            </chart:title>
          </chart:axis>
          <chart:axis chart:dimension="y" chart:name="primary-y" chart:style-name="ch7">
            <chart:title svg:x="0.451cm" svg:y="7.543cm" chart:style-name="ch8">
              <text:p>queries [million/s] (avg 100 results / query)</text:p>
            </chart:title>
            <chart:grid chart:style-name="ch9" chart:class="major"/>
          </chart:axis>
          <chart:series chart:style-name="ch10" chart:values-cell-range-address="query_mm_d.L34:query_mm_d.L37" chart:label-cell-address="query_mm_d.B30:query_mm_d.B30" chart:class="chart:scatter">
            <chart:domain table:cell-range-address="query_mm_d.A30:query_mm_d.A33"/>
            <chart:data-point chart:repeated="4"/>
          </chart:series>
          <chart:series chart:style-name="ch11" chart:values-cell-range-address="query_mm_d.L42:query_mm_d.L45" chart:label-cell-address="query_mm_d.B38:query_mm_d.B38" chart:class="chart:scatter">
            <chart:data-point chart:repeated="4"/>
          </chart:series>
          <chart:series chart:style-name="ch12" chart:values-cell-range-address="query_mm_d.L50:query_mm_d.L53" chart:label-cell-address="query_mm_d.B46:query_mm_d.B46" chart:class="chart:scatter">
            <chart:data-point chart:repeated="4"/>
          </chart:series>
          <chart:series chart:style-name="ch13" chart:values-cell-range-address="query_mm_d.L58:query_mm_d.L61" chart:label-cell-address="query_mm_d.B54:query_mm_d.B54" chart:class="chart:scatter">
            <chart:data-point chart:repeated="4"/>
          </chart:series>
          <chart:series chart:style-name="ch14" chart:values-cell-range-address="query_mm_d.L66:query_mm_d.L69" chart:label-cell-address="query_mm_d.B62:query_mm_d.B62" chart:class="chart:scatter">
            <chart:data-point chart:repeated="4"/>
          </chart:series>
          <chart:series chart:style-name="ch15" chart:values-cell-range-address="query_mm_d.L74:query_mm_d.L77" chart:label-cell-address="query_mm_d.B70:query_mm_d.B70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/WQ/1000/4</text:p>
                <draw:g>
                  <svg:desc>query_mm_d.B30:query_mm_d.B30</svg:desc>
                </draw:g>
              </table:table-cell>
              <table:table-cell office:value-type="string">
                <text:p>PhTreeMM2/WQ/1000/4</text:p>
                <draw:g>
                  <svg:desc>query_mm_d.B38:query_mm_d.B38</svg:desc>
                </draw:g>
              </table:table-cell>
              <table:table-cell office:value-type="string">
                <text:p>TinspinKDTree/WQ/1000/4</text:p>
                <draw:g>
                  <svg:desc>query_mm_d.B46:query_mm_d.B46</svg:desc>
                </draw:g>
              </table:table-cell>
              <table:table-cell office:value-type="string">
                <text:p>TinspinQuadtree/WQ/1000/4</text:p>
                <draw:g>
                  <svg:desc>query_mm_d.B54:query_mm_d.B54</svg:desc>
                </draw:g>
              </table:table-cell>
              <table:table-cell office:value-type="string">
                <text:p>BoostRT/WQ/1000/4</text:p>
                <draw:g>
                  <svg:desc>query_mm_d.B62:query_mm_d.B62</svg:desc>
                </draw:g>
              </table:table-cell>
              <table:table-cell office:value-type="string">
                <text:p>FlannKDS/WQ/1000/4</text:p>
                <draw:g>
                  <svg:desc>query_mm_d.B70:query_mm_d.B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query_mm_d.A30:query_mm_d.A33</svg:desc>
                </draw:g>
              </table:table-cell>
              <table:table-cell office:value-type="float" office:value="1.46526">
                <text:p>1.46526</text:p>
                <draw:g>
                  <svg:desc>query_mm_d.L34:query_mm_d.L37</svg:desc>
                </draw:g>
              </table:table-cell>
              <table:table-cell office:value-type="float" office:value="2.37338">
                <text:p>2.37338</text:p>
                <draw:g>
                  <svg:desc>query_mm_d.L42:query_mm_d.L45</svg:desc>
                </draw:g>
              </table:table-cell>
              <table:table-cell office:value-type="float" office:value="0.857394">
                <text:p>0.857394</text:p>
                <draw:g>
                  <svg:desc>query_mm_d.L50:query_mm_d.L53</svg:desc>
                </draw:g>
              </table:table-cell>
              <table:table-cell office:value-type="float" office:value="3.13327">
                <text:p>3.13327</text:p>
                <draw:g>
                  <svg:desc>query_mm_d.L58:query_mm_d.L61</svg:desc>
                </draw:g>
              </table:table-cell>
              <table:table-cell office:value-type="float" office:value="2.38363">
                <text:p>2.38363</text:p>
                <draw:g>
                  <svg:desc>query_mm_d.L66:query_mm_d.L69</svg:desc>
                </draw:g>
              </table:table-cell>
              <table:table-cell office:value-type="float" office:value="0.174279">
                <text:p>0.174279</text:p>
                <draw:g>
                  <svg:desc>query_mm_d.L74:query_mm_d.L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398236">
                <text:p>0.398236</text:p>
              </table:table-cell>
              <table:table-cell office:value-type="float" office:value="0.772189">
                <text:p>0.772189</text:p>
              </table:table-cell>
              <table:table-cell office:value-type="float" office:value="0.206998">
                <text:p>0.206998</text:p>
              </table:table-cell>
              <table:table-cell office:value-type="float" office:value="0.932639">
                <text:p>0.932639</text:p>
              </table:table-cell>
              <table:table-cell office:value-type="float" office:value="1.00665">
                <text:p>1.00665</text:p>
              </table:table-cell>
              <table:table-cell office:value-type="float" office:value="0.0771508">
                <text:p>0.07715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0.23706">
                <text:p>0.23706</text:p>
              </table:table-cell>
              <table:table-cell office:value-type="float" office:value="0.626812">
                <text:p>0.626812</text:p>
              </table:table-cell>
              <table:table-cell office:value-type="float" office:value="0.161834">
                <text:p>0.161834</text:p>
              </table:table-cell>
              <table:table-cell office:value-type="float" office:value="0.643686">
                <text:p>0.643686</text:p>
              </table:table-cell>
              <table:table-cell office:value-type="float" office:value="0.718931">
                <text:p>0.718931</text:p>
              </table:table-cell>
              <table:table-cell office:value-type="float" office:value="0.0758071">
                <text:p>0.07580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0.167585">
                <text:p>0.167585</text:p>
              </table:table-cell>
              <table:table-cell office:value-type="float" office:value="0.334793">
                <text:p>0.334793</text:p>
              </table:table-cell>
              <table:table-cell office:value-type="float" office:value="0.079213">
                <text:p>0.079213</text:p>
              </table:table-cell>
              <table:table-cell office:value-type="float" office:value="0.341339">
                <text:p>0.341339</text:p>
              </table:table-cell>
              <table:table-cell office:value-type="float" office:value="0.400032">
                <text:p>0.400032</text:p>
              </table:table-cell>
              <table:table-cell office:value-type="float" office:value="0.055566">
                <text:p>0.05556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6cm" svg:height="8.724cm" xlink:href=".." xlink:type="simple" chart:class="chart:scatter" chart:style-name="ch1">
        <chart:title svg:x="5.618cm" svg:y="0.31cm" chart:style-name="ch2">
          <text:p>query_mm_d 3D WEB</text:p>
        </chart:title>
        <chart:legend chart:legend-position="end" svg:x="9.808cm" svg:y="1.439cm" style:legend-expansion="custom" svg:width="5.978cm" svg:height="6.622cm" style:legend-expansion-aspect-ratio="0.902748414376321" chart:style-name="ch3"/>
        <chart:plot-area chart:style-name="ch4" table:cell-range-address="query_mm_d_web.A30:query_mm_d_web.A33 query_mm_d_web.B30:query_mm_d_web.B30 query_mm_d_web.L30:query_mm_d_web.L61 query_mm_d_web.B34:query_mm_d_web.B34 query_mm_d_web.B38:query_mm_d_web.B38 query_mm_d_web.B42:query_mm_d_web.B42 query_mm_d_web.B46:query_mm_d_web.B46 query_mm_d_web.B50:query_mm_d_web.B50 query_mm_d_web.B54:query_mm_d_web.B54 query_mm_d_web.B58:query_mm_d_web.B58" chart:data-source-has-labels="row" svg:x="1.32cm" svg:y="1.289cm" svg:width="8.335cm" svg:height="6.29cm">
          <chart:coordinate-region svg:x="2.059cm" svg:y="1.491cm" svg:width="6.927cm" svg:height="5.435cm"/>
          <chart:axis chart:dimension="x" chart:name="primary-x" chart:style-name="ch5">
            <chart:title svg:x="4.731cm" svg:y="7.753cm" chart:style-name="ch6">
              <text:p>index size</text:p>
            </chart:title>
          </chart:axis>
          <chart:axis chart:dimension="y" chart:name="primary-y" chart:style-name="ch7">
            <chart:title svg:x="0.451cm" svg:y="7.412cm" chart:style-name="ch8">
              <text:p>queries [million/s] (each with avg 3 results)</text:p>
            </chart:title>
            <chart:grid chart:style-name="ch9" chart:class="major"/>
          </chart:axis>
          <chart:series chart:style-name="ch10" chart:values-cell-range-address="query_mm_d_web.L30:query_mm_d_web.L33" chart:label-cell-address="query_mm_d_web.B30:query_mm_d_web.B30" chart:class="chart:scatter">
            <chart:domain table:cell-range-address="query_mm_d_web.A30:query_mm_d_web.A33"/>
            <chart:data-point chart:repeated="4"/>
          </chart:series>
          <chart:series chart:style-name="ch11" chart:values-cell-range-address="query_mm_d_web.L34:query_mm_d_web.L37" chart:label-cell-address="query_mm_d_web.B34:query_mm_d_web.B34" chart:class="chart:scatter">
            <chart:data-point chart:repeated="4"/>
          </chart:series>
          <chart:series chart:style-name="ch12" chart:values-cell-range-address="query_mm_d_web.L38:query_mm_d_web.L41" chart:label-cell-address="query_mm_d_web.B38:query_mm_d_web.B38" chart:class="chart:scatter">
            <chart:data-point chart:repeated="4"/>
          </chart:series>
          <chart:series chart:style-name="ch13" chart:values-cell-range-address="query_mm_d_web.L42:query_mm_d_web.L45" chart:label-cell-address="query_mm_d_web.B42:query_mm_d_web.B42" chart:class="chart:scatter">
            <chart:data-point chart:repeated="4"/>
          </chart:series>
          <chart:series chart:style-name="ch14" chart:values-cell-range-address="query_mm_d_web.L46:query_mm_d_web.L49" chart:label-cell-address="query_mm_d_web.B46:query_mm_d_web.B46" chart:class="chart:scatter">
            <chart:data-point chart:repeated="4"/>
          </chart:series>
          <chart:series chart:style-name="ch15" chart:values-cell-range-address="query_mm_d_web.L50:query_mm_d_web.L53" chart:label-cell-address="query_mm_d_web.B50:query_mm_d_web.B50" chart:class="chart:scatter">
            <chart:data-point chart:repeated="4"/>
          </chart:series>
          <chart:series chart:style-name="ch16" chart:values-cell-range-address="query_mm_d_web.L54:query_mm_d_web.L57" chart:label-cell-address="query_mm_d_web.B54:query_mm_d_web.B54" chart:class="chart:scatter">
            <chart:data-point chart:repeated="4"/>
          </chart:series>
          <chart:series chart:style-name="ch17" chart:values-cell-range-address="query_mm_d_web.L58:query_mm_d_web.L61" chart:label-cell-address="query_mm_d_web.B58:query_mm_d_web.B58" chart:class="chart:scatter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/WQ/1000/3</text:p>
                <draw:g>
                  <svg:desc>query_mm_d_web.B30:query_mm_d_web.B30</svg:desc>
                </draw:g>
              </table:table-cell>
              <table:table-cell office:value-type="string">
                <text:p>PhTreeMM2/WEB/1000/3</text:p>
                <draw:g>
                  <svg:desc>query_mm_d_web.B34:query_mm_d_web.B34</svg:desc>
                </draw:g>
              </table:table-cell>
              <table:table-cell office:value-type="string">
                <text:p>TinspinKDTree/WEB/1000/3</text:p>
                <draw:g>
                  <svg:desc>query_mm_d_web.B38:query_mm_d_web.B38</svg:desc>
                </draw:g>
              </table:table-cell>
              <table:table-cell office:value-type="string">
                <text:p>TinspinQuadtree/WEB/1000/3</text:p>
                <draw:g>
                  <svg:desc>query_mm_d_web.B42:query_mm_d_web.B42</svg:desc>
                </draw:g>
              </table:table-cell>
              <table:table-cell office:value-type="string">
                <text:p>BoostRT/WEB/1000/3</text:p>
                <draw:g>
                  <svg:desc>query_mm_d_web.B46:query_mm_d_web.B46</svg:desc>
                </draw:g>
              </table:table-cell>
              <table:table-cell office:value-type="string">
                <text:p>FlannKDS/WEB/1000/3</text:p>
                <draw:g>
                  <svg:desc>query_mm_d_web.B50:query_mm_d_web.B50</svg:desc>
                </draw:g>
              </table:table-cell>
              <table:table-cell office:value-type="string">
                <text:p>BBTree/WEB/1000/3</text:p>
                <draw:g>
                  <svg:desc>query_mm_d_web.B54:query_mm_d_web.B54</svg:desc>
                </draw:g>
              </table:table-cell>
              <table:table-cell office:value-type="string">
                <text:p>LsiRT/WEB/1000/3</text:p>
                <draw:g>
                  <svg:desc>query_mm_d_web.B58:query_mm_d_web.B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query_mm_d_web.A30:query_mm_d_web.A33</svg:desc>
                </draw:g>
              </table:table-cell>
              <table:table-cell office:value-type="float" office:value="2.50713">
                <text:p>2.50713</text:p>
                <draw:g>
                  <svg:desc>query_mm_d_web.L30:query_mm_d_web.L33</svg:desc>
                </draw:g>
              </table:table-cell>
              <table:table-cell office:value-type="float" office:value="2.76348">
                <text:p>2.76348</text:p>
                <draw:g>
                  <svg:desc>query_mm_d_web.L34:query_mm_d_web.L37</svg:desc>
                </draw:g>
              </table:table-cell>
              <table:table-cell office:value-type="float" office:value="0.424724">
                <text:p>0.424724</text:p>
                <draw:g>
                  <svg:desc>query_mm_d_web.L38:query_mm_d_web.L41</svg:desc>
                </draw:g>
              </table:table-cell>
              <table:table-cell office:value-type="float" office:value="3.05013">
                <text:p>3.05013</text:p>
                <draw:g>
                  <svg:desc>query_mm_d_web.L42:query_mm_d_web.L45</svg:desc>
                </draw:g>
              </table:table-cell>
              <table:table-cell office:value-type="float" office:value="2.69746">
                <text:p>2.69746</text:p>
                <draw:g>
                  <svg:desc>query_mm_d_web.L46:query_mm_d_web.L49</svg:desc>
                </draw:g>
              </table:table-cell>
              <table:table-cell office:value-type="float" office:value="1.9592">
                <text:p>1.9592</text:p>
                <draw:g>
                  <svg:desc>query_mm_d_web.L50:query_mm_d_web.L53</svg:desc>
                </draw:g>
              </table:table-cell>
              <table:table-cell office:value-type="float" office:value="1.36465">
                <text:p>1.36465</text:p>
                <draw:g>
                  <svg:desc>query_mm_d_web.L54:query_mm_d_web.L57</svg:desc>
                </draw:g>
              </table:table-cell>
              <table:table-cell office:value-type="float" office:value="0.509293">
                <text:p>0.509293</text:p>
                <draw:g>
                  <svg:desc>query_mm_d_web.L58:query_mm_d_web.L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2.20227">
                <text:p>2.20227</text:p>
              </table:table-cell>
              <table:table-cell office:value-type="float" office:value="2.21088">
                <text:p>2.21088</text:p>
              </table:table-cell>
              <table:table-cell office:value-type="float" office:value="0.253677">
                <text:p>0.253677</text:p>
              </table:table-cell>
              <table:table-cell office:value-type="float" office:value="1.93586">
                <text:p>1.93586</text:p>
              </table:table-cell>
              <table:table-cell office:value-type="float" office:value="1.72191">
                <text:p>1.72191</text:p>
              </table:table-cell>
              <table:table-cell office:value-type="float" office:value="1.59923">
                <text:p>1.59923</text:p>
              </table:table-cell>
              <table:table-cell office:value-type="float" office:value="1.08676">
                <text:p>1.08676</text:p>
              </table:table-cell>
              <table:table-cell office:value-type="float" office:value="0.336565">
                <text:p>0.3365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1.24858">
                <text:p>1.24858</text:p>
              </table:table-cell>
              <table:table-cell office:value-type="float" office:value="1.64656">
                <text:p>1.64656</text:p>
              </table:table-cell>
              <table:table-cell office:value-type="float" office:value="0.201966">
                <text:p>0.201966</text:p>
              </table:table-cell>
              <table:table-cell office:value-type="float" office:value="1.32262">
                <text:p>1.32262</text:p>
              </table:table-cell>
              <table:table-cell office:value-type="float" office:value="0.784176">
                <text:p>0.784176</text:p>
              </table:table-cell>
              <table:table-cell office:value-type="float" office:value="1.28678">
                <text:p>1.28678</text:p>
              </table:table-cell>
              <table:table-cell office:value-type="float" office:value="0.836204">
                <text:p>0.836204</text:p>
              </table:table-cell>
              <table:table-cell office:value-type="float" office:value="0.140769">
                <text:p>0.1407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0.756841">
                <text:p>0.756841</text:p>
              </table:table-cell>
              <table:table-cell office:value-type="float" office:value="0.776519">
                <text:p>0.776519</text:p>
              </table:table-cell>
              <table:table-cell office:value-type="float" office:value="0.0809493">
                <text:p>0.0809493</text:p>
              </table:table-cell>
              <table:table-cell office:value-type="float" office:value="0.61473">
                <text:p>0.61473</text:p>
              </table:table-cell>
              <table:table-cell office:value-type="float" office:value="0.271752">
                <text:p>0.271752</text:p>
              </table:table-cell>
              <table:table-cell office:value-type="float" office:value="0.641213">
                <text:p>0.641213</text:p>
              </table:table-cell>
              <table:table-cell office:value-type="float" office:value="0.279992">
                <text:p>0.279992</text:p>
              </table:table-cell>
              <table:table-cell office:value-type="float" office:value="0.0460935">
                <text:p>0.046093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6cm" svg:height="8.724cm" xlink:href=".." xlink:type="simple" chart:class="chart:scatter" chart:style-name="ch1">
        <chart:title svg:x="5.385cm" svg:y="0.31cm" chart:style-name="ch2">
          <text:p>1 knn_mm_d 10D CUBE</text:p>
        </chart:title>
        <chart:legend chart:legend-position="end" svg:x="9.808cm" svg:y="1.439cm" style:legend-expansion="custom" svg:width="5.978cm" svg:height="6.622cm" style:legend-expansion-aspect-ratio="0.902748414376321" chart:style-name="ch3"/>
        <chart:plot-area chart:style-name="ch4" table:cell-range-address="'knn_mm_d - D10'.A30:'knn_mm_d - D10'.A33 'knn_mm_d - D10'.B30:'knn_mm_d - D10'.B30 'knn_mm_d - D10'.N30:'knn_mm_d - D10'.N33 'knn_mm_d - D10'.B46:'knn_mm_d - D10'.B46 'knn_mm_d - D10'.N46:'knn_mm_d - D10'.N49 'knn_mm_d - D10'.B62:'knn_mm_d - D10'.B62 'knn_mm_d - D10'.N62:'knn_mm_d - D10'.N65 'knn_mm_d - D10'.B78:'knn_mm_d - D10'.B78 'knn_mm_d - D10'.N78:'knn_mm_d - D10'.N81 'knn_mm_d - D10'.B94:'knn_mm_d - D10'.B94 'knn_mm_d - D10'.N94:'knn_mm_d - D10'.N97 'knn_mm_d - D10'.B110:'knn_mm_d - D10'.B110 'knn_mm_d - D10'.N110:'knn_mm_d - D10'.N113" chart:data-source-has-labels="row" svg:x="1.32cm" svg:y="1.289cm" svg:width="8.018cm" svg:height="6.29cm">
          <chart:coordinate-region svg:x="2.144cm" svg:y="1.491cm" svg:width="6.525cm" svg:height="5.435cm"/>
          <chart:axis chart:dimension="x" chart:name="primary-x" chart:style-name="ch5">
            <chart:title svg:x="4.573cm" svg:y="7.753cm" chart:style-name="ch6">
              <text:p>index size</text:p>
            </chart:title>
          </chart:axis>
          <chart:axis chart:dimension="y" chart:name="primary-y" chart:style-name="ch7">
            <chart:title svg:x="0.451cm" svg:y="5.782cm" chart:style-name="ch8">
              <text:p>knn queries [kilo/s]</text:p>
            </chart:title>
            <chart:grid chart:style-name="ch9" chart:class="major"/>
          </chart:axis>
          <chart:series chart:style-name="ch10" chart:values-cell-range-address="'knn_mm_d - D10'.N30:'knn_mm_d - D10'.N33" chart:label-cell-address="'knn_mm_d - D10'.B30:'knn_mm_d - D10'.B30" chart:class="chart:scatter">
            <chart:domain table:cell-range-address="'knn_mm_d - D10'.A30:'knn_mm_d - D10'.A33"/>
            <chart:data-point chart:repeated="4"/>
          </chart:series>
          <chart:series chart:style-name="ch11" chart:values-cell-range-address="'knn_mm_d - D10'.N46:'knn_mm_d - D10'.N49" chart:label-cell-address="'knn_mm_d - D10'.B46:'knn_mm_d - D10'.B46" chart:class="chart:scatter">
            <chart:data-point chart:repeated="4"/>
          </chart:series>
          <chart:series chart:style-name="ch12" chart:values-cell-range-address="'knn_mm_d - D10'.N62:'knn_mm_d - D10'.N65" chart:label-cell-address="'knn_mm_d - D10'.B62:'knn_mm_d - D10'.B62" chart:class="chart:scatter">
            <chart:data-point chart:repeated="4"/>
          </chart:series>
          <chart:series chart:style-name="ch13" chart:values-cell-range-address="'knn_mm_d - D10'.N78:'knn_mm_d - D10'.N81" chart:label-cell-address="'knn_mm_d - D10'.B78:'knn_mm_d - D10'.B78" chart:class="chart:scatter">
            <chart:data-point chart:repeated="4"/>
          </chart:series>
          <chart:series chart:style-name="ch14" chart:values-cell-range-address="'knn_mm_d - D10'.N94:'knn_mm_d - D10'.N97" chart:label-cell-address="'knn_mm_d - D10'.B94:'knn_mm_d - D10'.B94" chart:class="chart:scatter">
            <chart:data-point chart:repeated="4"/>
          </chart:series>
          <chart:series chart:style-name="ch15" chart:values-cell-range-address="'knn_mm_d - D10'.N110:'knn_mm_d - D10'.N113" chart:label-cell-address="'knn_mm_d - D10'.B110:'knn_mm_d - D10'.B110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/KNN_1/1000/4</text:p>
                <draw:g>
                  <svg:desc>'knn_mm_d - D10'.B30:'knn_mm_d - D10'.B30</svg:desc>
                </draw:g>
              </table:table-cell>
              <table:table-cell office:value-type="string">
                <text:p>PhTreeMM2/KNN_1/1000/4</text:p>
                <draw:g>
                  <svg:desc>'knn_mm_d - D10'.B46:'knn_mm_d - D10'.B46</svg:desc>
                </draw:g>
              </table:table-cell>
              <table:table-cell office:value-type="string">
                <text:p>TinspinKDTree/KNN_1/1000/4</text:p>
                <draw:g>
                  <svg:desc>'knn_mm_d - D10'.B62:'knn_mm_d - D10'.B62</svg:desc>
                </draw:g>
              </table:table-cell>
              <table:table-cell office:value-type="string">
                <text:p>TinspinQuadtree/KNN_1/1000/4</text:p>
                <draw:g>
                  <svg:desc>'knn_mm_d - D10'.B78:'knn_mm_d - D10'.B78</svg:desc>
                </draw:g>
              </table:table-cell>
              <table:table-cell office:value-type="string">
                <text:p>BoostRT/KNN_1/1000/4</text:p>
                <draw:g>
                  <svg:desc>'knn_mm_d - D10'.B94:'knn_mm_d - D10'.B94</svg:desc>
                </draw:g>
              </table:table-cell>
              <table:table-cell office:value-type="string">
                <text:p>FlannKDS/KNN_1/1000/4</text:p>
                <draw:g>
                  <svg:desc>'knn_mm_d - D10'.B110:'knn_mm_d - D10'.B1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knn_mm_d - D10'.A30:'knn_mm_d - D10'.A33</svg:desc>
                </draw:g>
              </table:table-cell>
              <table:table-cell office:value-type="float" office:value="31.394">
                <text:p>31.394</text:p>
                <draw:g>
                  <svg:desc>'knn_mm_d - D10'.N30:'knn_mm_d - D10'.N33</svg:desc>
                </draw:g>
              </table:table-cell>
              <table:table-cell office:value-type="float" office:value="44.687">
                <text:p>44.687</text:p>
                <draw:g>
                  <svg:desc>'knn_mm_d - D10'.N46:'knn_mm_d - D10'.N49</svg:desc>
                </draw:g>
              </table:table-cell>
              <table:table-cell office:value-type="float" office:value="7.16178">
                <text:p>7.16178</text:p>
                <draw:g>
                  <svg:desc>'knn_mm_d - D10'.N62:'knn_mm_d - D10'.N65</svg:desc>
                </draw:g>
              </table:table-cell>
              <table:table-cell office:value-type="float" office:value="27.4593">
                <text:p>27.4593</text:p>
                <draw:g>
                  <svg:desc>'knn_mm_d - D10'.N78:'knn_mm_d - D10'.N81</svg:desc>
                </draw:g>
              </table:table-cell>
              <table:table-cell office:value-type="float" office:value="213.757">
                <text:p>213.757</text:p>
                <draw:g>
                  <svg:desc>'knn_mm_d - D10'.N94:'knn_mm_d - D10'.N97</svg:desc>
                </draw:g>
              </table:table-cell>
              <table:table-cell office:value-type="float" office:value="218.406">
                <text:p>218.406</text:p>
                <draw:g>
                  <svg:desc>'knn_mm_d - D10'.N110:'knn_mm_d - D10'.N1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2.91557">
                <text:p>2.91557</text:p>
              </table:table-cell>
              <table:table-cell office:value-type="float" office:value="4.51753">
                <text:p>4.51753</text:p>
              </table:table-cell>
              <table:table-cell office:value-type="float" office:value="0.5866">
                <text:p>0.5866</text:p>
              </table:table-cell>
              <table:table-cell office:value-type="float" office:value="4.3874">
                <text:p>4.3874</text:p>
              </table:table-cell>
              <table:table-cell office:value-type="float" office:value="71.6729">
                <text:p>71.6729</text:p>
              </table:table-cell>
              <table:table-cell office:value-type="float" office:value="80.3269">
                <text:p>80.32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0.17088">
                <text:p>0.17088</text:p>
              </table:table-cell>
              <table:table-cell office:value-type="float" office:value="0.3546">
                <text:p>0.3546</text:p>
              </table:table-cell>
              <table:table-cell office:value-type="float" office:value="0.036666">
                <text:p>0.036666</text:p>
              </table:table-cell>
              <table:table-cell office:value-type="float" office:value="0.8092">
                <text:p>0.8092</text:p>
              </table:table-cell>
              <table:table-cell office:value-type="float" office:value="26.4812">
                <text:p>26.4812</text:p>
              </table:table-cell>
              <table:table-cell office:value-type="float" office:value="27.1011">
                <text:p>27.10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0.017052">
                <text:p>0.017052</text:p>
              </table:table-cell>
              <table:table-cell office:value-type="float" office:value="0.02986">
                <text:p>0.02986</text:p>
              </table:table-cell>
              <table:table-cell office:value-type="float" office:value="0.002849">
                <text:p>0.002849</text:p>
              </table:table-cell>
              <table:table-cell office:value-type="float" office:value="0.134">
                <text:p>0.134</text:p>
              </table:table-cell>
              <table:table-cell office:value-type="float" office:value="19.5417">
                <text:p>19.5417</text:p>
              </table:table-cell>
              <table:table-cell office:value-type="float" office:value="24.3429">
                <text:p>24.342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36cm" svg:y="0.324cm" chart:style-name="ch2">
          <text:p>1 knn_mm_d 10D CLUSTER</text:p>
        </chart:title>
        <chart:legend chart:legend-position="end" svg:x="10.084cm" svg:y="1.397cm" style:legend-expansion="custom" svg:width="5.706cm" svg:height="6.301cm" style:legend-expansion-aspect-ratio="0.905570544358038" chart:style-name="ch3"/>
        <chart:plot-area chart:style-name="ch4" table:cell-range-address="'knn_mm_d - D10'.A30:'knn_mm_d - D10'.A33 'knn_mm_d - D10'.B30:'knn_mm_d - D10'.B30 'knn_mm_d - D10'.N34:'knn_mm_d - D10'.N37 'knn_mm_d - D10'.B46:'knn_mm_d - D10'.B46 'knn_mm_d - D10'.N50:'knn_mm_d - D10'.N53 'knn_mm_d - D10'.B62:'knn_mm_d - D10'.B62 'knn_mm_d - D10'.N66:'knn_mm_d - D10'.N69 'knn_mm_d - D10'.B78:'knn_mm_d - D10'.B78 'knn_mm_d - D10'.N82:'knn_mm_d - D10'.N85 'knn_mm_d - D10'.B94:'knn_mm_d - D10'.B94 'knn_mm_d - D10'.N98:'knn_mm_d - D10'.N101 'knn_mm_d - D10'.B110:'knn_mm_d - D10'.B110 'knn_mm_d - D10'.N114:'knn_mm_d - D10'.N117" chart:data-source-has-labels="row" svg:x="1.321cm" svg:y="1.301cm" svg:width="8.274cm" svg:height="6.548cm">
          <chart:coordinate-region svg:x="2.144cm" svg:y="1.503cm" svg:width="6.782cm" svg:height="5.693cm"/>
          <chart:axis chart:dimension="x" chart:name="primary-x" chart:style-name="ch5">
            <chart:title svg:x="4.702cm" svg:y="8.029cm" chart:style-name="ch6">
              <text:p>index size</text:p>
            </chart:title>
          </chart:axis>
          <chart:axis chart:dimension="y" chart:name="primary-y" chart:style-name="ch7">
            <chart:title svg:x="0.451cm" svg:y="5.923cm" chart:style-name="ch8">
              <text:p>knn queries [kilo/s]</text:p>
            </chart:title>
            <chart:grid chart:style-name="ch9" chart:class="major"/>
          </chart:axis>
          <chart:series chart:style-name="ch10" chart:values-cell-range-address="'knn_mm_d - D10'.N34:'knn_mm_d - D10'.N37" chart:label-cell-address="'knn_mm_d - D10'.B30:'knn_mm_d - D10'.B30" chart:class="chart:scatter">
            <chart:domain table:cell-range-address="'knn_mm_d - D10'.A30:'knn_mm_d - D10'.A33"/>
            <chart:data-point chart:repeated="4"/>
          </chart:series>
          <chart:series chart:style-name="ch11" chart:values-cell-range-address="'knn_mm_d - D10'.N50:'knn_mm_d - D10'.N53" chart:label-cell-address="'knn_mm_d - D10'.B46:'knn_mm_d - D10'.B46" chart:class="chart:scatter">
            <chart:data-point chart:repeated="4"/>
          </chart:series>
          <chart:series chart:style-name="ch12" chart:values-cell-range-address="'knn_mm_d - D10'.N66:'knn_mm_d - D10'.N69" chart:label-cell-address="'knn_mm_d - D10'.B62:'knn_mm_d - D10'.B62" chart:class="chart:scatter">
            <chart:data-point chart:repeated="4"/>
          </chart:series>
          <chart:series chart:style-name="ch13" chart:values-cell-range-address="'knn_mm_d - D10'.N82:'knn_mm_d - D10'.N85" chart:label-cell-address="'knn_mm_d - D10'.B78:'knn_mm_d - D10'.B78" chart:class="chart:scatter">
            <chart:data-point chart:repeated="4"/>
          </chart:series>
          <chart:series chart:style-name="ch14" chart:values-cell-range-address="'knn_mm_d - D10'.N98:'knn_mm_d - D10'.N101" chart:label-cell-address="'knn_mm_d - D10'.B94:'knn_mm_d - D10'.B94" chart:class="chart:scatter">
            <chart:data-point chart:repeated="4"/>
          </chart:series>
          <chart:series chart:style-name="ch15" chart:values-cell-range-address="'knn_mm_d - D10'.N114:'knn_mm_d - D10'.N117" chart:label-cell-address="'knn_mm_d - D10'.B110:'knn_mm_d - D10'.B110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/KNN_1/1000/4</text:p>
                <draw:g>
                  <svg:desc>'knn_mm_d - D10'.B30:'knn_mm_d - D10'.B30</svg:desc>
                </draw:g>
              </table:table-cell>
              <table:table-cell office:value-type="string">
                <text:p>PhTreeMM2/KNN_1/1000/4</text:p>
                <draw:g>
                  <svg:desc>'knn_mm_d - D10'.B46:'knn_mm_d - D10'.B46</svg:desc>
                </draw:g>
              </table:table-cell>
              <table:table-cell office:value-type="string">
                <text:p>TinspinKDTree/KNN_1/1000/4</text:p>
                <draw:g>
                  <svg:desc>'knn_mm_d - D10'.B62:'knn_mm_d - D10'.B62</svg:desc>
                </draw:g>
              </table:table-cell>
              <table:table-cell office:value-type="string">
                <text:p>TinspinQuadtree/KNN_1/1000/4</text:p>
                <draw:g>
                  <svg:desc>'knn_mm_d - D10'.B78:'knn_mm_d - D10'.B78</svg:desc>
                </draw:g>
              </table:table-cell>
              <table:table-cell office:value-type="string">
                <text:p>BoostRT/KNN_1/1000/4</text:p>
                <draw:g>
                  <svg:desc>'knn_mm_d - D10'.B94:'knn_mm_d - D10'.B94</svg:desc>
                </draw:g>
              </table:table-cell>
              <table:table-cell office:value-type="string">
                <text:p>FlannKDS/KNN_1/1000/4</text:p>
                <draw:g>
                  <svg:desc>'knn_mm_d - D10'.B110:'knn_mm_d - D10'.B1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knn_mm_d - D10'.A30:'knn_mm_d - D10'.A33</svg:desc>
                </draw:g>
              </table:table-cell>
              <table:table-cell office:value-type="float" office:value="193.256">
                <text:p>193.256</text:p>
                <draw:g>
                  <svg:desc>'knn_mm_d - D10'.N34:'knn_mm_d - D10'.N37</svg:desc>
                </draw:g>
              </table:table-cell>
              <table:table-cell office:value-type="float" office:value="52.0766">
                <text:p>52.0766</text:p>
                <draw:g>
                  <svg:desc>'knn_mm_d - D10'.N50:'knn_mm_d - D10'.N53</svg:desc>
                </draw:g>
              </table:table-cell>
              <table:table-cell office:value-type="float" office:value="7.20199">
                <text:p>7.20199</text:p>
                <draw:g>
                  <svg:desc>'knn_mm_d - D10'.N66:'knn_mm_d - D10'.N69</svg:desc>
                </draw:g>
              </table:table-cell>
              <table:table-cell office:value-type="float" office:value="155.452">
                <text:p>155.452</text:p>
                <draw:g>
                  <svg:desc>'knn_mm_d - D10'.N82:'knn_mm_d - D10'.N85</svg:desc>
                </draw:g>
              </table:table-cell>
              <table:table-cell office:value-type="float" office:value="692.842">
                <text:p>692.842</text:p>
                <draw:g>
                  <svg:desc>'knn_mm_d - D10'.N98:'knn_mm_d - D10'.N101</svg:desc>
                </draw:g>
              </table:table-cell>
              <table:table-cell office:value-type="float" office:value="161.019">
                <text:p>161.019</text:p>
                <draw:g>
                  <svg:desc>'knn_mm_d - D10'.N114:'knn_mm_d - D10'.N1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98.6733">
                <text:p>98.6733</text:p>
              </table:table-cell>
              <table:table-cell office:value-type="float" office:value="9.21826">
                <text:p>9.21826</text:p>
              </table:table-cell>
              <table:table-cell office:value-type="float" office:value="0.61268">
                <text:p>0.61268</text:p>
              </table:table-cell>
              <table:table-cell office:value-type="float" office:value="56.551">
                <text:p>56.551</text:p>
              </table:table-cell>
              <table:table-cell office:value-type="float" office:value="248.52">
                <text:p>248.52</text:p>
              </table:table-cell>
              <table:table-cell office:value-type="float" office:value="21.7782">
                <text:p>21.77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17.6658">
                <text:p>17.6658</text:p>
              </table:table-cell>
              <table:table-cell office:value-type="float" office:value="0.93683">
                <text:p>0.93683</text:p>
              </table:table-cell>
              <table:table-cell office:value-type="float" office:value="0.043681">
                <text:p>0.043681</text:p>
              </table:table-cell>
              <table:table-cell office:value-type="float" office:value="11.0352">
                <text:p>11.0352</text:p>
              </table:table-cell>
              <table:table-cell office:value-type="float" office:value="51.0171">
                <text:p>51.0171</text:p>
              </table:table-cell>
              <table:table-cell office:value-type="float" office:value="6.14289">
                <text:p>6.142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1.83354">
                <text:p>1.83354</text:p>
              </table:table-cell>
              <table:table-cell office:value-type="float" office:value="0.059195">
                <text:p>0.059195</text:p>
              </table:table-cell>
              <table:table-cell office:value-type="float" office:value="0.0033571">
                <text:p>0.0033571</text:p>
              </table:table-cell>
              <table:table-cell office:value-type="float" office:value="2.42933">
                <text:p>2.42933</text:p>
              </table:table-cell>
              <table:table-cell office:value-type="float" office:value="13.5125">
                <text:p>13.5125</text:p>
              </table:table-cell>
              <table:table-cell office:value-type="float" office:value="3.1105">
                <text:p>3.110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